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79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766cm" fo:min-width="6.993cm"/>
    </style:style>
    <style:style style:name="gr3" style:family="graphic" style:parent-style-name="standard">
      <style:graphic-properties draw:fill-color="#adc5e7" draw:textarea-horizontal-align="justify" draw:textarea-vertical-align="middle" draw:auto-grow-height="false" fo:min-height="0.258cm" fo:min-width="3.945cm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0.766cm" fo:min-width="5.342cm"/>
    </style:style>
    <style:style style:name="gr5" style:family="graphic" style:parent-style-name="standard">
      <style:graphic-properties draw:fill-color="#faa61a" draw:textarea-horizontal-align="justify" draw:textarea-vertical-align="middle" draw:auto-grow-height="false" fo:min-height="0.258cm" fo:min-width="0.897cm"/>
    </style:style>
    <style:style style:name="gr6" style:family="graphic" style:parent-style-name="standard">
      <style:graphic-properties draw:fill-color="#1c1c1c"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3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8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1.401cm" fo:min-width="6.993cm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10.422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1.02cm" fo:min-width="6.993cm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0.512cm" fo:min-width="5.596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766cm" fo:min-width="7.24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893cm" fo:min-width="9.66cm"/>
    </style:style>
    <style:style style:name="gr17" style:family="graphic" style:parent-style-name="standard">
      <style:graphic-properties draw:fill-color="#eeeeee" draw:textarea-horizontal-align="justify" draw:textarea-vertical-align="middle" draw:auto-grow-height="false" fo:min-height="0.766cm" fo:min-width="7.755cm"/>
    </style:style>
    <style:style style:name="gr18" style:family="graphic" style:parent-style-name="standard">
      <style:graphic-properties draw:fill-color="#eeeeee" draw:textarea-horizontal-align="justify" draw:textarea-vertical-align="middle" draw:auto-grow-height="false" fo:min-height="1.02cm" fo:min-width="7.755cm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0.422cm"/>
    </style:style>
    <style:style style:name="gr20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11.057cm"/>
    </style:style>
    <style:style style:name="gr21" style:family="graphic" style:parent-style-name="standard">
      <style:graphic-properties svg:stroke-color="#000000" draw:fill-color="#407927" draw:textarea-horizontal-align="justify" draw:textarea-vertical-align="middle" draw:auto-grow-height="false" fo:min-height="1.401cm" fo:min-width="10.422cm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8.136cm"/>
    </style:style>
    <style:style style:name="gr23" style:family="graphic" style:parent-style-name="standard">
      <style:graphic-properties draw:fill-color="#eeeeee" draw:textarea-horizontal-align="justify" draw:textarea-vertical-align="middle" draw:auto-grow-height="false" fo:min-height="0.766cm" fo:min-width="6.104cm"/>
    </style:style>
    <style:style style:name="gr24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1.819cm"/>
    </style:style>
    <style:style style:name="gr25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92cm"/>
    </style:style>
    <style:style style:name="gr26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422cm"/>
    </style:style>
    <style:style style:name="gr27" style:family="graphic" style:parent-style-name="standard">
      <style:graphic-properties draw:fill-color="#eeeeee" draw:textarea-horizontal-align="justify" draw:textarea-vertical-align="middle" draw:auto-grow-height="false" fo:min-height="0.766cm" fo:min-width="4.834cm"/>
    </style:style>
    <style:style style:name="gr28" style:family="graphic" style:parent-style-name="standard">
      <style:graphic-properties svg:stroke-color="#000000" draw:fill-color="#dddddd" draw:textarea-horizontal-align="justify" draw:textarea-vertical-align="middle" draw:auto-grow-height="false" fo:min-height="2.671cm" fo:min-width="9.66cm"/>
    </style:style>
    <style:style style:name="gr29" style:family="graphic" style:parent-style-name="standard">
      <style:graphic-properties draw:fill-color="#eeeeee" draw:textarea-horizontal-align="justify" draw:textarea-vertical-align="middle" draw:auto-grow-height="false" fo:min-height="0.766cm" fo:min-width="2.294cm"/>
    </style:style>
    <style:style style:name="gr30" style:family="graphic" style:parent-style-name="standard">
      <style:graphic-properties draw:fill-color="#eeeeee" draw:textarea-horizontal-align="justify" draw:textarea-vertical-align="middle" draw:auto-grow-height="false" fo:min-height="0.766cm" fo:min-width="6.612cm"/>
    </style:style>
    <style:style style:name="gr31" style:family="graphic" style:parent-style-name="standard">
      <style:graphic-properties draw:fill-color="#eeeeee" draw:textarea-horizontal-align="justify" draw:textarea-vertical-align="middle" draw:auto-grow-height="false" fo:min-height="0.766cm" fo:min-width="3.056cm"/>
    </style:style>
    <style:style style:name="gr32" style:family="graphic" style:parent-style-name="standard">
      <style:graphic-properties draw:fill-color="#eeeeee" draw:textarea-horizontal-align="justify" draw:textarea-vertical-align="middle" draw:auto-grow-height="false" fo:min-height="0.766cm" fo:min-width="8.263cm"/>
    </style:style>
    <style:style style:name="gr33" style:family="graphic" style:parent-style-name="standard">
      <style:graphic-properties draw:fill-color="#eeeeee" draw:textarea-horizontal-align="justify" draw:textarea-vertical-align="middle" draw:auto-grow-height="false" fo:min-height="0.766cm" fo:min-width="9.406cm"/>
    </style:style>
    <style:style style:name="gr34" style:family="graphic" style:parent-style-name="standard">
      <style:graphic-properties draw:fill-color="#eeeeee" draw:textarea-horizontal-align="justify" draw:textarea-vertical-align="middle" draw:auto-grow-height="false" fo:min-height="0.766cm" fo:min-width="5.088cm"/>
    </style:style>
    <style:style style:name="gr35" style:family="graphic" style:parent-style-name="standard">
      <style:graphic-properties draw:fill-color="#eeeeee" draw:textarea-horizontal-align="justify" draw:textarea-vertical-align="middle" draw:auto-grow-height="false" fo:min-height="0.766cm" fo:min-width="9.66cm"/>
    </style:style>
    <style:style style:name="gr36" style:family="graphic" style:parent-style-name="standard">
      <style:graphic-properties draw:fill-color="#adc5e7" draw:textarea-horizontal-align="justify" draw:textarea-vertical-align="middle" draw:auto-grow-height="false" fo:min-height="0.258cm" fo:min-width="4.453cm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66cm" fo:min-width="2.675cm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66cm" fo:min-width="9.533cm"/>
    </style:style>
    <style:style style:name="gr3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803cm"/>
    </style:style>
    <style:style style:name="gr4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4cm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66cm" fo:min-width="6.739cm"/>
    </style:style>
    <style:style style:name="gr42" style:family="graphic" style:parent-style-name="standard">
      <style:graphic-properties draw:fill-color="#eeeeee" draw:textarea-horizontal-align="justify" draw:textarea-vertical-align="middle" draw:auto-grow-height="false" fo:min-height="0.766cm" fo:min-width="5.596cm"/>
    </style:style>
    <style:style style:name="gr43" style:family="graphic" style:parent-style-name="standard">
      <style:graphic-properties draw:fill-color="#eeeeee" draw:textarea-horizontal-align="justify" draw:textarea-vertical-align="middle" draw:auto-grow-height="false" fo:min-height="0.766cm" fo:min-width="4.199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0.893cm" fo:min-width="7.628cm"/>
    </style:style>
    <style:style style:name="gr45" style:family="graphic" style:parent-style-name="standard">
      <style:graphic-properties draw:fill-color="#eeeeee" draw:textarea-horizontal-align="justify" draw:textarea-vertical-align="middle" draw:auto-grow-height="false" fo:min-height="0.766cm" fo:min-width="5.215cm"/>
    </style:style>
    <style:style style:name="gr46" style:family="graphic" style:parent-style-name="standard">
      <style:graphic-properties draw:fill-color="#eeeeee" draw:textarea-horizontal-align="justify" draw:textarea-vertical-align="middle" draw:auto-grow-height="false" fo:min-height="1.02cm" fo:min-width="6.104cm"/>
    </style:style>
    <style:style style:name="gr47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9.66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0.893cm" fo:min-width="8.263cm"/>
    </style:style>
    <style:style style:name="gr49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8.263cm"/>
    </style:style>
    <style:style style:name="gr50" style:family="graphic" style:parent-style-name="standard">
      <style:graphic-properties draw:fill-color="#eeeeee" draw:textarea-horizontal-align="justify" draw:textarea-vertical-align="middle" draw:auto-grow-height="false" fo:min-height="1.201cm" fo:min-width="6.231cm"/>
    </style:style>
    <style:style style:name="gr51" style:family="graphic" style:parent-style-name="standard">
      <style:graphic-properties draw:fill-color="#adc5e7" draw:textarea-horizontal-align="justify" draw:textarea-vertical-align="middle" draw:auto-grow-height="false" fo:min-height="0.331cm" fo:min-width="4.453cm"/>
    </style:style>
    <style:style style:name="gr52" style:family="graphic" style:parent-style-name="standard">
      <style:graphic-properties svg:stroke-color="#000000" draw:fill-color="#dddddd" draw:textarea-horizontal-align="justify" draw:textarea-vertical-align="middle" draw:auto-grow-height="false" fo:min-height="1.274cm" fo:min-width="6.3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54" style:family="graphic" style:parent-style-name="standard">
      <style:graphic-properties draw:fill-color="#1c1c1c" draw:textarea-horizontal-align="justify" draw:textarea-vertical-align="middle" draw:auto-grow-height="false" fo:min-height="0.258cm" fo:min-width="2.294cm"/>
    </style:style>
    <style:style style:name="gr55" style:family="graphic" style:parent-style-name="standard">
      <style:graphic-properties draw:fill-color="#1c1c1c" draw:textarea-horizontal-align="justify" draw:textarea-vertical-align="middle" draw:auto-grow-height="false" fo:min-height="0.258cm" fo:min-width="1.786cm"/>
    </style:style>
    <style:style style:name="gr56" style:family="graphic" style:parent-style-name="standard">
      <style:graphic-properties draw:fill-color="#1c1c1c" draw:textarea-horizontal-align="justify" draw:textarea-vertical-align="middle" draw:auto-grow-height="false" fo:min-height="0.258cm" fo:min-width="2.04cm"/>
    </style:style>
    <style:style style:name="gr57" style:family="graphic" style:parent-style-name="standard">
      <style:graphic-properties draw:fill-color="#111111" draw:textarea-horizontal-align="justify" draw:textarea-vertical-align="middle" draw:auto-grow-height="false" fo:min-height="0.258cm" fo:min-width="2.04cm"/>
    </style:style>
    <style:style style:name="gr58" style:family="graphic" style:parent-style-name="standard">
      <style:graphic-properties draw:fill-color="#111111" draw:textarea-horizontal-align="justify" draw:textarea-vertical-align="middle" draw:auto-grow-height="false" fo:min-height="0.258cm" fo:min-width="2.421cm"/>
    </style:style>
    <style:style style:name="gr59" style:family="graphic" style:parent-style-name="standard">
      <style:graphic-properties svg:stroke-color="#000000" draw:fill-color="#f37b70" draw:textarea-horizontal-align="justify" draw:textarea-vertical-align="middle" draw:auto-grow-height="false" fo:min-height="0.512cm" fo:min-width="3.56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6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787cm"/>
    </style:style>
    <style:style style:name="gr62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009cm"/>
    </style:style>
    <style:style style:name="gr6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0.803cm"/>
    </style:style>
    <style:style style:name="gr64" style:family="graphic" style:parent-style-name="standard">
      <style:graphic-properties svg:stroke-color="#000000" draw:fill-color="#dddddd" draw:textarea-horizontal-align="justify" draw:textarea-vertical-align="middle" draw:auto-grow-height="false" fo:min-height="2.163cm" fo:min-width="9.914cm"/>
    </style:style>
    <style:style style:name="gr65" style:family="graphic" style:parent-style-name="standard">
      <style:graphic-properties draw:fill-color="#eeeeee" draw:textarea-horizontal-align="justify" draw:textarea-vertical-align="middle" draw:auto-grow-height="false" fo:min-height="0.766cm" fo:min-width="2.802cm"/>
    </style:style>
    <style:style style:name="gr66" style:family="graphic" style:parent-style-name="standard">
      <style:graphic-properties draw:fill-color="#eeeeee" draw:textarea-horizontal-align="justify" draw:textarea-vertical-align="middle" draw:auto-grow-height="false" fo:min-height="0.766cm" fo:min-width="5.85cm"/>
    </style:style>
    <style:style style:name="gr67" style:family="graphic" style:parent-style-name="standard">
      <style:graphic-properties draw:fill-color="#eeeeee" draw:textarea-horizontal-align="justify" draw:textarea-vertical-align="middle" draw:auto-grow-height="false" fo:min-height="0.639cm" fo:min-width="7.12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723cm"/>
    </style:style>
    <style:style style:name="gr69" style:family="graphic" style:parent-style-name="standard">
      <style:graphic-properties draw:fill-color="#eeeeee" draw:textarea-horizontal-align="justify" draw:textarea-vertical-align="middle" draw:auto-grow-height="false" fo:min-height="0.766cm" fo:min-width="4.326cm"/>
    </style:style>
    <style:style style:name="gr70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274cm" fo:min-width="6.231cm"/>
    </style:style>
    <style:style style:name="gr71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2.036cm" fo:min-width="9.025cm"/>
    </style:style>
    <style:style style:name="gr7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7.755cm"/>
    </style:style>
    <style:style style:name="gr73" style:family="graphic" style:parent-style-name="standard">
      <style:graphic-properties draw:fill-color="#eeeeee" draw:textarea-horizontal-align="justify" draw:textarea-vertical-align="middle" draw:auto-grow-height="false" fo:min-height="0.766cm" fo:min-width="4.072cm"/>
    </style:style>
    <style:style style:name="gr7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.02cm" fo:min-width="8.263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</style:style>
    <style:style style:name="gr76" style:family="graphic" style:parent-style-name="standard">
      <style:graphic-properties draw:fill-color="#eeeeee" draw:textarea-horizontal-align="justify" draw:textarea-vertical-align="middle" draw:auto-grow-height="false" fo:min-height="0.893cm" fo:min-width="4.961cm"/>
    </style:style>
    <style:style style:name="gr77" style:family="graphic" style:parent-style-name="standard">
      <style:graphic-properties draw:fill-color="#eeeeee" draw:textarea-horizontal-align="justify" draw:textarea-vertical-align="middle" draw:auto-grow-height="false" fo:min-height="0.766cm" fo:min-width="5.469cm"/>
    </style:style>
    <style:style style:name="gr78" style:family="graphic" style:parent-style-name="standard">
      <style:graphic-properties draw:fill-color="#eeeeee" draw:textarea-horizontal-align="justify" draw:textarea-vertical-align="middle" draw:auto-grow-height="false" fo:min-height="0.766cm" fo:min-width="7.374cm"/>
    </style:style>
    <style:style style:name="gr79" style:family="graphic" style:parent-style-name="standard">
      <style:graphic-properties draw:fill-color="#eeeeee" draw:textarea-horizontal-align="justify" draw:textarea-vertical-align="middle" draw:auto-grow-height="false" fo:min-height="0.766cm" fo:min-width="6.112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4.641cm"/>
    </style:style>
    <style:style style:name="gr81" style:family="graphic" style:parent-style-name="standard">
      <style:graphic-properties draw:fill-color="#eeeeee" draw:textarea-horizontal-align="justify" draw:textarea-vertical-align="middle" draw:auto-grow-height="false" fo:min-height="0.766cm" fo:min-width="4.895cm"/>
    </style:style>
    <style:style style:name="gr82" style:family="graphic" style:parent-style-name="standard">
      <style:graphic-properties draw:fill-color="#eeeeee" draw:textarea-horizontal-align="justify" draw:textarea-vertical-align="middle" draw:auto-grow-height="false" fo:min-height="0.766cm" fo:min-width="6.314cm"/>
    </style:style>
    <style:style style:name="gr83" style:family="graphic" style:parent-style-name="standard">
      <style:graphic-properties draw:fill-color="#eeeeee" draw:textarea-horizontal-align="justify" draw:textarea-vertical-align="middle" draw:auto-grow-height="false" fo:min-height="0.766cm" fo:min-width="8.097cm"/>
    </style:style>
    <style:style style:name="gr84" style:family="graphic" style:parent-style-name="standard">
      <style:graphic-properties draw:fill-color="#eeeeee" draw:textarea-horizontal-align="justify" draw:textarea-vertical-align="middle" draw:auto-grow-height="false" fo:min-height="0.766cm" fo:min-width="5.652cm"/>
    </style:style>
    <style:style style:name="gr85" style:family="graphic" style:parent-style-name="standard">
      <style:graphic-properties svg:stroke-color="#000000" draw:fill-color="#407927" draw:textarea-horizontal-align="justify" draw:textarea-vertical-align="middle" draw:auto-grow-height="false" fo:min-height="0.893cm" fo:min-width="3.691cm"/>
    </style:style>
    <style:style style:name="gr86" style:family="graphic" style:parent-style-name="standard">
      <style:graphic-properties svg:stroke-color="#000000" draw:fill-color="#1b75bc" draw:textarea-horizontal-align="justify" draw:textarea-vertical-align="middle" draw:auto-grow-height="false" fo:min-height="0.512cm" fo:min-width="3.564cm"/>
    </style:style>
    <style:style style:name="gr87" style:family="graphic" style:parent-style-name="standard">
      <style:graphic-properties draw:fill-color="#1c1c1c" draw:textarea-horizontal-align="justify" draw:textarea-vertical-align="middle" draw:auto-grow-height="false" fo:min-height="0.254cm" fo:min-width="1.532cm"/>
    </style:style>
    <style:style style:name="gr88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374cm"/>
    </style:style>
    <style:style style:name="gr89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10.93cm"/>
    </style:style>
    <style:style style:name="gr90" style:family="graphic" style:parent-style-name="standard">
      <style:graphic-properties draw:fill-color="#eeeeee" draw:textarea-horizontal-align="justify" draw:textarea-vertical-align="middle" draw:auto-grow-height="false" fo:min-height="0.712cm" fo:min-width="6.822cm"/>
    </style:style>
    <style:style style:name="gr91" style:family="graphic" style:parent-style-name="standard">
      <style:graphic-properties draw:fill-color="#eeeeee" draw:textarea-horizontal-align="justify" draw:textarea-vertical-align="middle" draw:auto-grow-height="false" fo:min-height="0.766cm" fo:min-width="3.818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0.712cm" fo:min-width="4.599cm"/>
    </style:style>
    <style:style style:name="gr93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12cm"/>
    </style:style>
    <style:style style:name="gr94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8.263cm"/>
    </style:style>
    <style:style style:name="gr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6.711cm"/>
    </style:style>
    <style:style style:name="gr96" style:family="graphic" style:parent-style-name="standard">
      <style:graphic-properties svg:stroke-color="#000000" draw:fill-color="#dddddd" draw:textarea-horizontal-align="justify" draw:textarea-vertical-align="middle" draw:auto-grow-height="false" fo:min-height="1.655cm" fo:min-width="8.136cm"/>
    </style:style>
    <style:style style:name="gr97" style:family="graphic" style:parent-style-name="standard">
      <style:graphic-properties draw:fill-color="#eeeeee" draw:textarea-horizontal-align="justify" draw:textarea-vertical-align="middle" draw:auto-grow-height="false" fo:min-height="0.712cm" fo:min-width="6.732cm"/>
    </style:style>
    <style:style style:name="gr98" style:family="graphic" style:parent-style-name="standard">
      <style:graphic-properties draw:fill-color="#eeeeee" draw:textarea-horizontal-align="justify" draw:textarea-vertical-align="middle" draw:auto-grow-height="false" fo:min-height="0.712cm" fo:min-width="4.326cm"/>
    </style:style>
    <style:style style:name="gr99" style:family="graphic" style:parent-style-name="standard">
      <style:graphic-properties draw:fill-color="#eeeeee" draw:textarea-horizontal-align="justify" draw:textarea-vertical-align="middle" draw:auto-grow-height="false" fo:min-height="0.766cm" fo:min-width="4.961cm"/>
    </style:style>
    <style:style style:name="gr100" style:family="graphic" style:parent-style-name="standard">
      <style:graphic-properties draw:fill-color="#eeeeee" draw:textarea-horizontal-align="justify" draw:textarea-vertical-align="middle" draw:auto-grow-height="false" fo:min-height="0.712cm" fo:min-width="7.494cm"/>
    </style:style>
    <style:style style:name="gr101" style:family="graphic" style:parent-style-name="standard">
      <style:graphic-properties svg:stroke-color="#000000" draw:fill-color="#dddddd" draw:textarea-horizontal-align="justify" draw:textarea-vertical-align="middle" draw:auto-grow-height="false" fo:min-height="2.036cm" fo:min-width="9.66cm"/>
    </style:style>
    <style:style style:name="gr102" style:family="graphic" style:parent-style-name="standard">
      <style:graphic-properties draw:fill-color="#eeeeee" draw:textarea-horizontal-align="justify" draw:textarea-vertical-align="middle" draw:auto-grow-height="false" fo:min-height="0.712cm" fo:min-width="4.747cm"/>
    </style:style>
    <style:style style:name="gr103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7.854cm"/>
    </style:style>
    <style:style style:name="gr104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8.263cm"/>
    </style:style>
    <style:style style:name="gr105" style:family="graphic" style:parent-style-name="standard">
      <style:graphic-properties draw:fill-color="#eeeeee" draw:textarea-horizontal-align="justify" draw:textarea-vertical-align="middle" draw:auto-grow-height="false" fo:min-height="0.712cm" fo:min-width="7.287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993cm"/>
    </style:style>
    <style:style style:name="gr107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9.152cm"/>
    </style:style>
    <style:style style:name="gr108" style:family="graphic" style:parent-style-name="standard">
      <style:graphic-properties draw:fill-color="#eeeeee" draw:textarea-horizontal-align="justify" draw:textarea-vertical-align="middle" draw:auto-grow-height="false" fo:min-height="0.712cm" fo:min-width="4.732cm"/>
    </style:style>
    <style:style style:name="gr109" style:family="graphic" style:parent-style-name="standard">
      <style:graphic-properties svg:stroke-color="#000000" draw:fill-color="#dddddd" draw:textarea-horizontal-align="justify" draw:textarea-vertical-align="middle" draw:auto-grow-height="false" fo:min-height="1.147cm" fo:min-width="9.152cm"/>
    </style:style>
    <style:style style:name="gr110" style:family="graphic" style:parent-style-name="standard">
      <style:graphic-properties svg:stroke-color="#000000" draw:fill-color="#dddddd" draw:textarea-horizontal-align="justify" draw:textarea-vertical-align="middle" draw:auto-grow-height="false" fo:min-height="1.528cm" fo:min-width="9.152cm"/>
    </style:style>
    <style:style style:name="gr111" style:family="graphic" style:parent-style-name="standard">
      <style:graphic-properties draw:fill-color="#eeeeee" draw:textarea-horizontal-align="justify" draw:textarea-vertical-align="middle" draw:auto-grow-height="false" fo:min-height="1.147cm" fo:min-width="6.398cm"/>
    </style:style>
    <style:style style:name="gr112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5.342cm"/>
    </style:style>
    <style:style style:name="gr113" style:family="graphic" style:parent-style-name="standard">
      <style:graphic-properties draw:fill-color="#eeeeee" draw:textarea-horizontal-align="justify" draw:textarea-vertical-align="middle" draw:auto-grow-height="false" fo:min-height="1.363cm" fo:min-width="6.398cm"/>
    </style:style>
    <style:style style:name="gr114" style:family="graphic" style:parent-style-name="standard">
      <style:graphic-properties draw:fill-color="#eeeeee" draw:textarea-horizontal-align="justify" draw:textarea-vertical-align="middle" draw:auto-grow-height="false" fo:min-height="0.705cm" fo:min-width="6.398cm"/>
    </style:style>
    <style:style style:name="gr115" style:family="graphic" style:parent-style-name="standard">
      <style:graphic-properties draw:fill-color="#eeeeee" draw:textarea-horizontal-align="justify" draw:textarea-vertical-align="middle" draw:auto-grow-height="false" fo:min-height="0.793cm" fo:min-width="5.763cm"/>
    </style:style>
    <style:style style:name="gr116" style:family="graphic" style:parent-style-name="standard">
      <style:graphic-properties draw:fill-color="#eeeeee" draw:textarea-horizontal-align="justify" draw:textarea-vertical-align="middle" draw:auto-grow-height="false" fo:min-height="0.705cm" fo:min-width="5.628cm"/>
    </style:style>
    <style:style style:name="gr117" style:family="graphic" style:parent-style-name="standard">
      <style:graphic-properties draw:fill-color="#eeeeee" draw:textarea-horizontal-align="justify" draw:textarea-vertical-align="middle" draw:auto-grow-height="false" fo:min-height="1.032cm" fo:min-width="5.763cm"/>
    </style:style>
    <style:style style:name="gr118" style:family="graphic" style:parent-style-name="standard">
      <style:graphic-properties svg:stroke-color="#000000" draw:fill-color="#dddddd" draw:textarea-horizontal-align="justify" draw:textarea-vertical-align="middle" draw:auto-grow-height="false" fo:min-height="0.827cm" fo:min-width="7.12cm"/>
    </style:style>
    <style:style style:name="gr119" style:family="graphic" style:parent-style-name="standard">
      <style:graphic-properties draw:fill-color="#eeeeee" draw:textarea-horizontal-align="justify" draw:textarea-vertical-align="middle" draw:auto-grow-height="false" fo:min-height="0.985cm" fo:min-width="7.309cm"/>
    </style:style>
    <style:style style:name="gr120" style:family="graphic" style:parent-style-name="standard">
      <style:graphic-properties draw:fill-color="#eeeeee" draw:textarea-horizontal-align="justify" draw:textarea-vertical-align="middle" draw:auto-grow-height="false" fo:min-height="0.766cm" fo:min-width="6.485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4cm"/>
    </style:style>
    <style:style style:name="gr122" style:family="graphic" style:parent-style-name="standard">
      <style:graphic-properties draw:fill-color="#eeeeee" draw:textarea-horizontal-align="justify" draw:textarea-vertical-align="middle" draw:auto-grow-height="false" fo:min-height="1.588cm" fo:min-width="8.248cm"/>
    </style:style>
    <style:style style:name="gr123" style:family="graphic" style:parent-style-name="standard">
      <style:graphic-properties draw:fill-color="#eeeeee" draw:textarea-horizontal-align="justify" draw:textarea-vertical-align="middle" draw:auto-grow-height="false" fo:min-height="0.57cm" fo:min-width="5.996cm"/>
    </style:style>
    <style:style style:name="gr124" style:family="graphic" style:parent-style-name="standard">
      <style:graphic-properties svg:stroke-color="#000000" draw:fill-color="#dddddd" draw:textarea-horizontal-align="justify" draw:textarea-vertical-align="middle" draw:auto-grow-height="false" fo:min-height="1.052cm" fo:min-width="7.12cm"/>
    </style:style>
    <style:style style:name="gr125" style:family="graphic" style:parent-style-name="standard">
      <style:graphic-properties draw:fill-color="#eeeeee" draw:textarea-horizontal-align="justify" draw:textarea-vertical-align="middle" draw:auto-grow-height="false" fo:min-height="0.766cm" fo:min-width="3.082cm"/>
    </style:style>
    <style:style style:name="gr126" style:family="graphic" style:parent-style-name="standard">
      <style:graphic-properties svg:stroke-color="#000000" draw:fill-color="#dddddd" draw:textarea-horizontal-align="justify" draw:textarea-vertical-align="middle" draw:auto-grow-height="false" fo:min-height="2.925cm" fo:min-width="9.318cm"/>
    </style:style>
    <style:style style:name="gr127" style:family="graphic" style:parent-style-name="standard">
      <style:graphic-properties svg:stroke-color="#000000" draw:fill-color="#dddddd" draw:textarea-horizontal-align="justify" draw:textarea-vertical-align="middle" draw:auto-grow-height="false" fo:min-height="0.798cm" fo:min-width="7.1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21cm"/>
    </style:style>
    <style:style style:name="gr129" style:family="graphic" style:parent-style-name="standard">
      <style:graphic-properties draw:fill-color="#eeeeee" draw:textarea-horizontal-align="justify" draw:textarea-vertical-align="middle" draw:auto-grow-height="false" fo:min-height="0.766cm" fo:min-width="7.744cm"/>
    </style:style>
    <style:style style:name="gr130" style:family="graphic" style:parent-style-name="standard">
      <style:graphic-properties draw:fill-color="#eeeeee" draw:textarea-horizontal-align="justify" draw:textarea-vertical-align="middle" draw:auto-grow-height="false" fo:min-height="0.766cm" fo:min-width="5.579cm"/>
    </style:style>
    <style:style style:name="gr131" style:family="graphic" style:parent-style-name="standard">
      <style:graphic-properties draw:fill-color="#eeeeee" draw:textarea-horizontal-align="justify" draw:textarea-vertical-align="middle" draw:auto-grow-height="false" fo:min-height="0.824cm" fo:min-width="5.996cm"/>
    </style:style>
    <style:style style:name="gr132" style:family="graphic" style:parent-style-name="standard">
      <style:graphic-properties draw:fill-color="#eeeeee" draw:textarea-horizontal-align="justify" draw:textarea-vertical-align="middle" draw:auto-grow-height="false" fo:min-height="0.766cm" fo:min-width="8.926cm"/>
    </style:style>
    <style:style style:name="gr133" style:family="graphic" style:parent-style-name="standard">
      <style:graphic-properties draw:fill-color="#eeeeee" draw:textarea-horizontal-align="justify" draw:textarea-vertical-align="middle" draw:auto-grow-height="false" fo:min-height="0.785cm" fo:min-width="5.996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025cm"/>
    </style:style>
    <style:style style:name="gr135" style:family="graphic" style:parent-style-name="standard">
      <style:graphic-properties draw:fill-color="#eeeeee" draw:textarea-horizontal-align="justify" draw:textarea-vertical-align="middle" draw:auto-grow-height="false" fo:min-height="0.785cm" fo:min-width="8.517cm"/>
    </style:style>
    <style:style style:name="gr136" style:family="graphic" style:parent-style-name="standard">
      <style:graphic-properties draw:fill-color="#eeeeee" draw:textarea-horizontal-align="justify" draw:textarea-vertical-align="middle" draw:auto-grow-height="false" fo:min-height="0.766cm" fo:min-width="8.943cm"/>
    </style:style>
    <style:style style:name="gr137" style:family="graphic" style:parent-style-name="standard">
      <style:graphic-properties draw:fill-color="#eeeeee" draw:textarea-horizontal-align="justify" draw:textarea-vertical-align="middle" draw:auto-grow-height="false" fo:min-height="0.992cm" fo:min-width="9.662cm"/>
    </style:style>
    <style:style style:name="gr138" style:family="graphic" style:parent-style-name="standard">
      <style:graphic-properties draw:fill-color="#eeeeee" draw:textarea-horizontal-align="justify" draw:textarea-vertical-align="middle" draw:auto-grow-height="false" fo:min-height="0.766cm" fo:min-width="5.018cm"/>
    </style:style>
    <style:style style:name="gr139" style:family="graphic" style:parent-style-name="standard">
      <style:graphic-properties draw:fill-color="#eeeeee" draw:textarea-horizontal-align="justify" draw:textarea-vertical-align="middle" draw:auto-grow-height="false" fo:min-height="0.569cm" fo:min-width="4.432cm"/>
    </style:style>
    <style:style style:name="gr140" style:family="graphic" style:parent-style-name="standard">
      <style:graphic-properties draw:fill-color="#eeeeee" draw:textarea-horizontal-align="justify" draw:textarea-vertical-align="middle" draw:auto-grow-height="false" fo:min-height="0.569cm" fo:min-width="6.18cm"/>
    </style:style>
    <style:style style:name="gr141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882cm"/>
    </style:style>
    <style:style style:name="gr142" style:family="graphic" style:parent-style-name="standard">
      <style:graphic-properties draw:fill-color="#eeeeee" draw:textarea-horizontal-align="justify" draw:textarea-vertical-align="middle" draw:auto-grow-height="false" fo:min-height="0.766cm" fo:min-width="7.177cm"/>
    </style:style>
    <style:style style:name="gr143" style:family="graphic" style:parent-style-name="standard">
      <style:graphic-properties draw:fill-color="#eeeeee" draw:textarea-horizontal-align="justify" draw:textarea-vertical-align="middle" draw:auto-grow-height="false" fo:min-height="0.569cm" fo:min-width="10.511cm"/>
    </style:style>
    <style:style style:name="gr144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8.648cm"/>
    </style:style>
    <style:style style:name="gr145" style:family="graphic" style:parent-style-name="standard">
      <style:graphic-properties draw:fill-color="#eeeeee" draw:textarea-horizontal-align="justify" draw:textarea-vertical-align="middle" draw:auto-grow-height="false" fo:min-height="0.569cm" fo:min-width="11.994cm"/>
    </style:style>
    <style:style style:name="gr146" style:family="graphic" style:parent-style-name="standard">
      <style:graphic-properties draw:fill-color="#eeeeee" draw:textarea-horizontal-align="justify" draw:textarea-vertical-align="middle" draw:auto-grow-height="false" fo:min-height="0.569cm" fo:min-width="4.251cm"/>
    </style:style>
    <style:style style:name="gr147" style:family="graphic" style:parent-style-name="standard">
      <style:graphic-properties draw:fill-color="#eeeeee" draw:textarea-horizontal-align="justify" draw:textarea-vertical-align="middle" draw:auto-grow-height="false" fo:min-height="1.274cm" fo:min-width="10.038cm"/>
    </style:style>
    <style:style style:name="gr148" style:family="graphic" style:parent-style-name="standard">
      <style:graphic-properties draw:fill-color="#eeeeee" draw:textarea-horizontal-align="justify" draw:textarea-vertical-align="middle" draw:auto-grow-height="false" fo:min-height="0.569cm" fo:min-width="8.844cm"/>
    </style:style>
    <style:style style:name="gr149" style:family="graphic" style:parent-style-name="standard">
      <style:graphic-properties draw:fill-color="#eeeeee" draw:textarea-horizontal-align="justify" draw:textarea-vertical-align="middle" draw:auto-grow-height="false" fo:min-height="0.569cm" fo:min-width="4.32cm"/>
    </style:style>
    <style:style style:name="gr150" style:family="graphic" style:parent-style-name="standard">
      <style:graphic-properties draw:fill-color="#eeeeee" draw:textarea-horizontal-align="justify" draw:textarea-vertical-align="middle" draw:auto-grow-height="false" fo:min-height="0.766cm" fo:min-width="10.95cm"/>
    </style:style>
    <style:style style:name="gr151" style:family="graphic" style:parent-style-name="standard">
      <style:graphic-properties draw:fill-color="#eeeeee" draw:textarea-horizontal-align="justify" draw:textarea-vertical-align="middle" draw:auto-grow-height="false" fo:min-height="1.077cm" fo:min-width="6.994cm"/>
    </style:style>
    <style:style style:name="gr152" style:family="graphic" style:parent-style-name="standard">
      <style:graphic-properties draw:fill-color="#eeeeee" draw:textarea-horizontal-align="justify" draw:textarea-vertical-align="middle" draw:auto-grow-height="false" fo:min-height="1.32cm" fo:min-width="7.042cm"/>
    </style:style>
    <style:style style:name="gr153" style:family="graphic" style:parent-style-name="standard">
      <style:graphic-properties draw:fill-color="#eeeeee" draw:textarea-horizontal-align="justify" draw:textarea-vertical-align="middle" draw:auto-grow-height="false" fo:min-height="0.766cm" fo:min-width="7.515cm"/>
    </style:style>
    <style:style style:name="gr154" style:family="graphic" style:parent-style-name="standard">
      <style:graphic-properties draw:fill-color="#eeeeee" draw:textarea-horizontal-align="justify" draw:textarea-vertical-align="middle" draw:auto-grow-height="false" fo:min-height="0.575cm" fo:min-width="6.994cm"/>
    </style:style>
    <style:style style:name="gr15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3.861cm"/>
    </style:style>
    <style:style style:name="gr156" style:family="graphic" style:parent-style-name="standard">
      <style:graphic-properties draw:fill-color="#eeeeee" draw:textarea-horizontal-align="justify" draw:textarea-vertical-align="middle" draw:auto-grow-height="false" fo:min-height="0.575cm" fo:min-width="5.597cm"/>
    </style:style>
    <style:style style:name="gr157" style:family="graphic" style:parent-style-name="standard">
      <style:graphic-properties draw:fill-color="#eeeeee" draw:textarea-horizontal-align="justify" draw:textarea-vertical-align="middle" draw:auto-grow-height="false" fo:min-height="0.569cm" fo:min-width="10.235cm"/>
    </style:style>
    <style:style style:name="gr158" style:family="graphic" style:parent-style-name="standard">
      <style:graphic-properties draw:fill-color="#eeeeee" draw:textarea-horizontal-align="justify" draw:textarea-vertical-align="middle" draw:auto-grow-height="false" fo:min-height="0.766cm" fo:min-width="8.701cm"/>
    </style:style>
    <style:style style:name="gr159" style:family="graphic" style:parent-style-name="standard">
      <style:graphic-properties draw:fill-color="#eeeeee" draw:textarea-horizontal-align="justify" draw:textarea-vertical-align="middle" draw:auto-grow-height="false" fo:min-height="0.569cm" fo:min-width="6.082cm"/>
    </style:style>
    <style:style style:name="gr160" style:family="graphic" style:parent-style-name="standard">
      <style:graphic-properties svg:stroke-color="#000000" draw:fill-color="#dddddd" draw:textarea-horizontal-align="justify" draw:textarea-vertical-align="middle" draw:auto-grow-height="false" fo:min-height="2.203cm" fo:min-width="10.288cm"/>
    </style:style>
    <style:style style:name="gr161" style:family="graphic" style:parent-style-name="standard">
      <style:graphic-properties draw:fill-color="#eeeeee" draw:textarea-horizontal-align="justify" draw:textarea-vertical-align="middle" draw:auto-grow-height="false" fo:min-height="0.575cm" fo:min-width="5.091cm"/>
    </style:style>
    <style:style style:name="gr162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8.009cm"/>
    </style:style>
    <style:style style:name="gr163" style:family="graphic" style:parent-style-name="standard">
      <style:graphic-properties svg:stroke-color="#000000" draw:fill-color="#dddddd" draw:textarea-horizontal-align="justify" draw:textarea-vertical-align="middle" draw:auto-grow-height="false" fo:min-height="0.676cm" fo:min-width="8.009cm"/>
    </style:style>
    <style:style style:name="gr164" style:family="graphic" style:parent-style-name="standard">
      <style:graphic-properties draw:fill-color="#eeeeee" draw:textarea-horizontal-align="justify" draw:textarea-vertical-align="middle" draw:auto-grow-height="false" fo:min-height="1.286cm" fo:min-width="7.515cm"/>
    </style:style>
    <style:style style:name="gr165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562cm"/>
    </style:style>
    <style:style style:name="gr166" style:family="graphic" style:parent-style-name="standard">
      <style:graphic-properties draw:fill-color="#eeeeee" draw:textarea-horizontal-align="justify" draw:textarea-vertical-align="middle" draw:auto-grow-height="false" fo:min-height="0.575cm" fo:min-width="6.133cm"/>
    </style:style>
    <style:style style:name="gr167" style:family="graphic" style:parent-style-name="standard">
      <style:graphic-properties svg:stroke-color="#000000" draw:fill-color="#dddddd" draw:textarea-horizontal-align="justify" draw:textarea-vertical-align="middle" draw:auto-grow-height="false" fo:min-height="0.557cm" fo:min-width="5.139cm"/>
    </style:style>
    <style:style style:name="gr168" style:family="graphic" style:parent-style-name="standard">
      <style:graphic-properties draw:fill-color="#eeeeee" draw:textarea-horizontal-align="justify" draw:textarea-vertical-align="middle" draw:auto-grow-height="false" fo:min-height="0.766cm" fo:min-width="4.477cm"/>
    </style:style>
    <style:style style:name="gr169" style:family="graphic" style:parent-style-name="standard">
      <style:graphic-properties draw:fill-color="#eeeeee" draw:textarea-horizontal-align="justify" draw:textarea-vertical-align="middle" draw:auto-grow-height="false" fo:min-height="0.575cm" fo:min-width="9.279cm"/>
    </style:style>
    <style:style style:name="gr170" style:family="graphic" style:parent-style-name="standard">
      <style:graphic-properties draw:fill-color="#eeeeee" draw:textarea-horizontal-align="justify" draw:textarea-vertical-align="middle" draw:auto-grow-height="false" fo:min-height="0.575cm" fo:min-width="6.271cm"/>
    </style:style>
    <style:style style:name="gr171" style:family="graphic" style:parent-style-name="standard">
      <style:graphic-properties draw:fill-color="#eeeeee" draw:textarea-horizontal-align="justify" draw:textarea-vertical-align="middle" draw:auto-grow-height="false" fo:min-height="0.766cm" fo:min-width="7.277cm"/>
    </style:style>
    <style:style style:name="gr172" style:family="graphic" style:parent-style-name="standard">
      <style:graphic-properties draw:fill-color="#eeeeee" draw:textarea-horizontal-align="justify" draw:textarea-vertical-align="middle" draw:auto-grow-height="false" fo:min-height="0.766cm" fo:min-width="6.303cm"/>
    </style:style>
    <style:style style:name="gr173" style:family="graphic" style:parent-style-name="standard">
      <style:graphic-properties draw:fill-color="#eeeeee" draw:textarea-horizontal-align="justify" draw:textarea-vertical-align="middle" draw:auto-grow-height="false" fo:min-height="0.575cm" fo:min-width="4.758cm"/>
    </style:style>
    <style:style style:name="gr174" style:family="graphic" style:parent-style-name="standard">
      <style:graphic-properties draw:fill-color="#eeeeee" draw:textarea-horizontal-align="justify" draw:textarea-vertical-align="middle" draw:auto-grow-height="false" fo:min-height="0.766cm" fo:min-width="2.356cm"/>
    </style:style>
    <style:style style:name="gr175" style:family="graphic" style:parent-style-name="standard">
      <style:graphic-properties draw:fill-color="#eeeeee" draw:textarea-horizontal-align="justify" draw:textarea-vertical-align="middle" draw:auto-grow-height="false" fo:min-height="0.766cm" fo:min-width="4.134cm"/>
    </style:style>
    <style:style style:name="gr176" style:family="graphic" style:parent-style-name="standard">
      <style:graphic-properties draw:fill-color="#eeeeee" draw:textarea-horizontal-align="justify" draw:textarea-vertical-align="middle" draw:auto-grow-height="false" fo:min-height="0.575cm" fo:min-width="7.12cm"/>
    </style:style>
    <style:style style:name="gr177" style:family="graphic" style:parent-style-name="standard">
      <style:graphic-properties draw:fill-color="#eeeeee" draw:textarea-horizontal-align="justify" draw:textarea-vertical-align="middle" draw:auto-grow-height="false" fo:min-height="1.667cm" fo:min-width="7.568cm"/>
    </style:style>
    <style:style style:name="gr178" style:family="graphic" style:parent-style-name="standard">
      <style:graphic-properties svg:stroke-color="#000000" draw:fill-color="#dddddd" draw:textarea-horizontal-align="justify" draw:textarea-vertical-align="middle" draw:auto-grow-height="false" fo:min-height="0.766cm" fo:min-width="6.739cm"/>
    </style:style>
    <style:style style:name="gr179" style:family="graphic" style:parent-style-name="standard">
      <style:graphic-properties draw:fill-color="#eeeeee" draw:textarea-horizontal-align="justify" draw:textarea-vertical-align="middle" draw:auto-grow-height="false" fo:min-height="0.897cm" fo:min-width="8.874cm"/>
    </style:style>
    <style:style style:name="gr180" style:family="graphic" style:parent-style-name="standard">
      <style:graphic-properties draw:fill-color="#eeeeee" draw:textarea-horizontal-align="justify" draw:textarea-vertical-align="middle" draw:auto-grow-height="false" fo:min-height="0.766cm" fo:min-width="9.918cm"/>
    </style:style>
    <style:style style:name="gr181" style:family="graphic" style:parent-style-name="standard">
      <style:graphic-properties draw:fill-color="#eeeeee" draw:textarea-horizontal-align="justify" draw:textarea-vertical-align="middle" draw:auto-grow-height="false" fo:min-height="0.575cm" fo:min-width="7.628cm"/>
    </style:style>
    <style:style style:name="gr182" style:family="graphic" style:parent-style-name="standard">
      <style:graphic-properties draw:fill-color="#eeeeee" draw:textarea-horizontal-align="justify" draw:textarea-vertical-align="middle" draw:auto-grow-height="false" fo:min-height="0.675cm" fo:min-width="8.334cm"/>
    </style:style>
    <style:style style:name="gr183" style:family="graphic" style:parent-style-name="standard">
      <style:graphic-properties draw:fill-color="#eeeeee" draw:textarea-horizontal-align="justify" draw:textarea-vertical-align="middle" draw:auto-grow-height="false" fo:min-height="0.766cm" fo:min-width="8.517cm"/>
    </style:style>
    <style:style style:name="gr184" style:family="graphic" style:parent-style-name="standard">
      <style:graphic-properties draw:fill-color="#eeeeee" draw:textarea-horizontal-align="justify" draw:textarea-vertical-align="middle" draw:auto-grow-height="false" fo:min-height="0.766cm" fo:min-width="3.959cm"/>
    </style:style>
    <style:style style:name="gr185" style:family="graphic" style:parent-style-name="standard">
      <style:graphic-properties draw:fill-color="#eeeeee" draw:textarea-horizontal-align="justify" draw:textarea-vertical-align="middle" draw:auto-grow-height="false" fo:min-height="0.766cm" fo:min-width="7.313cm"/>
    </style:style>
    <style:style style:name="gr186" style:family="graphic" style:parent-style-name="standard">
      <style:graphic-properties draw:fill-color="#eeeeee" draw:textarea-horizontal-align="justify" draw:textarea-vertical-align="middle" draw:auto-grow-height="false" fo:min-height="0.766cm" fo:min-width="6.81cm"/>
    </style:style>
    <style:style style:name="gr187" style:family="graphic" style:parent-style-name="standard">
      <style:graphic-properties draw:fill-color="#eeeeee" draw:textarea-horizontal-align="justify" draw:textarea-vertical-align="middle" draw:auto-grow-height="false" fo:min-height="0.766cm" fo:min-width="8.79cm"/>
    </style:style>
    <style:style style:name="gr188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8.282cm"/>
    </style:style>
    <style:style style:name="gr189" style:family="graphic" style:parent-style-name="standard">
      <style:graphic-properties draw:fill-color="#1c1c1c" draw:textarea-horizontal-align="justify" draw:textarea-vertical-align="middle" draw:auto-grow-height="false" fo:min-height="0.258cm" fo:min-width="3.31cm"/>
    </style:style>
    <style:style style:name="gr190" style:family="graphic" style:parent-style-name="standard">
      <style:graphic-properties svg:stroke-color="#000000" draw:fill-color="#dddddd" draw:textarea-horizontal-align="justify" draw:textarea-vertical-align="middle" draw:auto-grow-height="false" fo:min-height="0.774cm" fo:min-width="9.406cm"/>
    </style:style>
    <style:style style:name="gr191" style:family="graphic" style:parent-style-name="standard">
      <style:graphic-properties draw:fill-color="#eeeeee" draw:textarea-horizontal-align="justify" draw:textarea-vertical-align="middle" draw:auto-grow-height="false" fo:min-height="0.766cm" fo:min-width="6.717cm"/>
    </style:style>
    <style:style style:name="gr192" style:family="graphic" style:parent-style-name="standard">
      <style:graphic-properties draw:fill-color="#eeeeee" draw:textarea-horizontal-align="justify" draw:textarea-vertical-align="middle" draw:auto-grow-height="false" fo:min-height="0.914cm" fo:min-width="7.769cm"/>
    </style:style>
    <style:style style:name="gr193" style:family="graphic" style:parent-style-name="standard">
      <style:graphic-properties draw:fill-color="#eeeeee" draw:textarea-horizontal-align="justify" draw:textarea-vertical-align="middle" draw:auto-grow-height="false" fo:min-height="0.57cm" fo:min-width="6.859cm"/>
    </style:style>
    <style:style style:name="gr194" style:family="graphic" style:parent-style-name="standard">
      <style:graphic-properties draw:fill-color="#eeeeee" draw:textarea-horizontal-align="justify" draw:textarea-vertical-align="middle" draw:auto-grow-height="false" fo:min-height="0.766cm" fo:min-width="7.606cm"/>
    </style:style>
    <style:style style:name="gr195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9.373cm"/>
    </style:style>
    <style:style style:name="gr196" style:family="graphic" style:parent-style-name="standard">
      <style:graphic-properties draw:fill-color="#eeeeee" draw:textarea-horizontal-align="justify" draw:textarea-vertical-align="middle" draw:auto-grow-height="false" fo:min-height="0.57cm" fo:min-width="6.229cm"/>
    </style:style>
    <style:style style:name="gr197" style:family="graphic" style:parent-style-name="standard">
      <style:graphic-properties svg:stroke-color="#000000" draw:fill-color="#dddddd" draw:textarea-horizontal-align="justify" draw:textarea-vertical-align="middle" draw:auto-grow-height="false" fo:min-height="0.562cm" fo:min-width="4.35cm"/>
    </style:style>
    <style:style style:name="gr198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9.66cm"/>
    </style:style>
    <style:style style:name="gr199" style:family="graphic" style:parent-style-name="standard">
      <style:graphic-properties svg:stroke-color="#000000" draw:fill-color="#dddddd" draw:textarea-horizontal-align="justify" draw:textarea-vertical-align="middle" draw:auto-grow-height="false" fo:min-height="0.639cm" fo:min-width="5.977cm"/>
    </style:style>
    <style:style style:name="gr200" style:family="graphic" style:parent-style-name="standard">
      <style:graphic-properties svg:stroke-color="#000000" draw:fill-color="#dddddd" draw:textarea-horizontal-align="justify" draw:textarea-vertical-align="middle" draw:auto-grow-height="false" fo:min-height="0.893cm" fo:min-width="7.247cm"/>
    </style:style>
    <style:style style:name="gr201" style:family="graphic" style:parent-style-name="standard">
      <style:graphic-properties svg:stroke-color="#000000" draw:fill-color="#dddddd" draw:textarea-horizontal-align="justify" draw:textarea-vertical-align="middle" draw:auto-grow-height="false" fo:min-height="1.401cm" fo:min-width="7.247cm"/>
    </style:style>
    <style:style style:name="gr202" style:family="graphic" style:parent-style-name="standard">
      <style:graphic-properties draw:fill-color="#eeeeee" draw:textarea-horizontal-align="justify" draw:textarea-vertical-align="middle" draw:auto-grow-height="false" fo:min-height="0.57cm" fo:min-width="7.118cm"/>
    </style:style>
    <style:style style:name="gr203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6.123cm"/>
    </style:style>
    <style:style style:name="gr204" style:family="graphic" style:parent-style-name="standard">
      <style:graphic-properties draw:fill-color="#eeeeee" draw:textarea-horizontal-align="justify" draw:textarea-vertical-align="middle" draw:auto-grow-height="false" fo:min-height="0.57cm" fo:min-width="7.247cm"/>
    </style:style>
    <style:style style:name="gr205" style:family="graphic" style:parent-style-name="standard">
      <style:graphic-properties draw:fill-color="#eeeeee" draw:textarea-horizontal-align="justify" draw:textarea-vertical-align="middle" draw:auto-grow-height="false" fo:min-height="0.57cm" fo:min-width="10.166cm"/>
    </style:style>
    <style:style style:name="gr206" style:family="graphic" style:parent-style-name="standard">
      <style:graphic-properties draw:fill-color="#eeeeee" draw:textarea-horizontal-align="justify" draw:textarea-vertical-align="middle" draw:auto-grow-height="false" fo:min-height="0.57cm" fo:min-width="8.028cm"/>
    </style:style>
    <style:style style:name="gr207" style:family="graphic" style:parent-style-name="standard">
      <style:graphic-properties draw:fill-color="#eeeeee" draw:textarea-horizontal-align="justify" draw:textarea-vertical-align="middle" draw:auto-grow-height="false" fo:min-height="0.57cm" fo:min-width="7.911cm"/>
    </style:style>
    <style:style style:name="gr208" style:family="graphic" style:parent-style-name="standard">
      <style:graphic-properties svg:stroke-color="#000000" draw:fill-color="#dddddd" draw:textarea-horizontal-align="justify" draw:textarea-vertical-align="middle" draw:auto-grow-height="false" fo:min-height="0.621cm" fo:min-width="8.009cm"/>
    </style:style>
    <style:style style:name="gr209" style:family="graphic" style:parent-style-name="standard">
      <style:graphic-properties draw:fill-color="#eeeeee" draw:textarea-horizontal-align="justify" draw:textarea-vertical-align="middle" draw:auto-grow-height="false" fo:min-height="0.57cm" fo:min-width="7.737cm"/>
    </style:style>
    <style:style style:name="gr210" style:family="graphic" style:parent-style-name="standard">
      <style:graphic-properties draw:fill-color="#eeeeee" draw:textarea-horizontal-align="justify" draw:textarea-vertical-align="middle" draw:auto-grow-height="false" fo:min-height="0.739cm" fo:min-width="8.949cm"/>
    </style:style>
    <style:style style:name="gr211" style:family="graphic" style:parent-style-name="standard">
      <style:graphic-properties draw:fill-color="#eeeeee" draw:textarea-horizontal-align="justify" draw:textarea-vertical-align="middle" draw:auto-grow-height="false" fo:min-height="0.57cm" fo:min-width="10.18cm"/>
    </style:style>
    <style:style style:name="gr212" style:family="graphic" style:parent-style-name="standard">
      <style:graphic-properties draw:fill-color="#eeeeee" draw:textarea-horizontal-align="justify" draw:textarea-vertical-align="middle" draw:auto-grow-height="false" fo:min-height="1.167cm" fo:min-width="12.138cm"/>
    </style:style>
    <style:style style:name="gr213" style:family="graphic" style:parent-style-name="standard">
      <style:graphic-properties draw:fill-color="#adc5e7" draw:textarea-horizontal-align="justify" draw:textarea-vertical-align="middle" draw:auto-grow-height="false" fo:min-height="0.238cm" fo:min-width="3.945cm"/>
    </style:style>
    <style:style style:name="gr214" style:family="graphic" style:parent-style-name="standard">
      <style:graphic-properties draw:fill-color="#adc5e7" draw:textarea-horizontal-align="justify" draw:textarea-vertical-align="middle" draw:auto-grow-height="false" fo:min-height="0.299cm" fo:min-width="3.945cm"/>
    </style:style>
    <style:style style:name="gr215" style:family="graphic" style:parent-style-name="standard">
      <style:graphic-properties draw:fill-color="#eeeeee" draw:textarea-horizontal-align="justify" draw:textarea-vertical-align="middle" draw:auto-grow-height="false" fo:min-height="0.739cm" fo:min-width="10.771cm"/>
    </style:style>
    <style:style style:name="gr216" style:family="graphic" style:parent-style-name="standard">
      <style:graphic-properties draw:fill-color="#eeeeee" draw:textarea-horizontal-align="justify" draw:textarea-vertical-align="middle" draw:auto-grow-height="false" fo:min-height="2.026cm" fo:min-width="11.033cm"/>
    </style:style>
    <style:style style:name="gr217" style:family="graphic" style:parent-style-name="standard">
      <style:graphic-properties draw:fill-color="#eeeeee" draw:textarea-horizontal-align="justify" draw:textarea-vertical-align="middle" draw:auto-grow-height="false" fo:min-height="1.157cm" fo:min-width="11.033cm"/>
    </style:style>
    <style:style style:name="gr218" style:family="graphic" style:parent-style-name="standard">
      <style:graphic-properties svg:stroke-color="#000000" draw:fill-color="#dddddd" draw:textarea-horizontal-align="justify" draw:textarea-vertical-align="middle" draw:auto-grow-height="false" fo:min-height="1.256cm" fo:min-width="12.454cm"/>
    </style:style>
    <style:style style:name="gr219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7.232cm"/>
    </style:style>
    <style:style style:name="gr220" style:family="graphic" style:parent-style-name="standard">
      <style:graphic-properties draw:fill-color="#eeeeee" draw:textarea-horizontal-align="justify" draw:textarea-vertical-align="middle" draw:auto-grow-height="false" fo:min-height="0.741cm" fo:min-width="7.118cm"/>
    </style:style>
    <style:style style:name="gr221" style:family="graphic" style:parent-style-name="standard">
      <style:graphic-properties draw:fill-color="#eeeeee" draw:textarea-horizontal-align="justify" draw:textarea-vertical-align="middle" draw:auto-grow-height="false" fo:min-height="0.739cm" fo:min-width="6.804cm"/>
    </style:style>
    <style:style style:name="gr222" style:family="graphic" style:parent-style-name="standard">
      <style:graphic-properties draw:fill-color="#eeeeee" draw:textarea-horizontal-align="justify" draw:textarea-vertical-align="middle" draw:auto-grow-height="false" fo:min-height="0.766cm" fo:min-width="6.081cm"/>
    </style:style>
    <style:style style:name="gr223" style:family="graphic" style:parent-style-name="standard">
      <style:graphic-properties draw:fill-color="#eeeeee" draw:textarea-horizontal-align="justify" draw:textarea-vertical-align="middle" draw:auto-grow-height="false" fo:min-height="0.82cm" fo:min-width="6.612cm"/>
    </style:style>
    <style:style style:name="gr224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787cm"/>
    </style:style>
    <style:style style:name="gr225" style:family="graphic" style:parent-style-name="standard">
      <style:graphic-properties draw:fill-color="#eeeeee" draw:textarea-horizontal-align="justify" draw:textarea-vertical-align="middle" draw:auto-grow-height="false" fo:min-height="0.739cm" fo:min-width="7.489cm"/>
    </style:style>
    <style:style style:name="gr226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5.939cm"/>
    </style:style>
    <style:style style:name="gr227" style:family="graphic" style:parent-style-name="standard">
      <style:graphic-properties draw:fill-color="#eeeeee" draw:textarea-horizontal-align="justify" draw:textarea-vertical-align="middle" draw:auto-grow-height="false" fo:min-height="0.962cm" fo:min-width="10.13cm"/>
    </style:style>
    <style:style style:name="gr228" style:family="graphic" style:parent-style-name="standard">
      <style:graphic-properties draw:fill-color="#eeeeee" draw:textarea-horizontal-align="justify" draw:textarea-vertical-align="middle" draw:auto-grow-height="false" fo:min-height="0.909cm" fo:min-width="6.804cm"/>
    </style:style>
    <style:style style:name="gr229" style:family="graphic" style:parent-style-name="standard">
      <style:graphic-properties draw:fill-color="#eeeeee" draw:textarea-horizontal-align="justify" draw:textarea-vertical-align="middle" draw:auto-grow-height="false" fo:min-height="0.673cm" fo:min-width="6.804cm"/>
    </style:style>
    <style:style style:name="gr230" style:family="graphic" style:parent-style-name="standard">
      <style:graphic-properties svg:stroke-color="#000000" draw:fill-color="#dddddd" draw:textarea-horizontal-align="justify" draw:textarea-vertical-align="middle" draw:auto-grow-height="false" fo:min-height="0.778cm" fo:min-width="9.42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fo:font-size="8pt" fo:language="ru" fo:country="RU" style:font-size-asian="8pt" style:font-size-complex="8pt"/>
    </style:style>
    <style:style style:name="P4" style:family="paragraph">
      <loext:graphic-properties draw:fill-color="#adc5e7"/>
      <style:paragraph-properties fo:text-align="center"/>
      <style:text-properties fo:font-size="8pt" fo:language="ru" fo:country="RU" style:font-size-asian="8pt" style:font-size-complex="8pt"/>
    </style:style>
    <style:style style:name="P5" style:family="paragraph">
      <loext:graphic-properties draw:fill-color="#faa61a"/>
      <style:paragraph-properties fo:text-align="center"/>
      <style:text-properties fo:font-size="8pt" fo:language="ru" fo:country="RU" style:font-size-asian="8pt" style:font-size-complex="8pt"/>
    </style:style>
    <style:style style:name="P6" style:family="paragraph">
      <loext:graphic-properties draw:fill-color="#1c1c1c"/>
      <style:paragraph-properties fo:text-align="center"/>
      <style:text-properties fo:color="#ffffff" fo:font-size="8pt" fo:language="ru" fo:country="RU" style:font-size-asian="8pt" style:font-size-complex="8pt"/>
    </style:style>
    <style:style style:name="P7" style:family="paragraph">
      <loext:graphic-properties draw:fill-color="#f37b70"/>
      <style:paragraph-properties fo:text-align="center"/>
      <style:text-properties fo:font-size="8pt" fo:language="ru" fo:country="RU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8pt" fo:language="ru" fo:country="RU" style:font-size-asian="8pt" style:font-size-complex="8pt"/>
    </style:style>
    <style:style style:name="P10" style:family="paragraph">
      <loext:graphic-properties draw:fill-color="#407927"/>
      <style:paragraph-properties fo:text-align="center"/>
      <style:text-properties fo:color="#ffffff" fo:font-size="8pt" fo:language="ru" fo:country="RU" style:font-size-asian="8pt" style:font-size-complex="8pt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111111"/>
      <style:paragraph-properties fo:text-align="center"/>
      <style:text-properties fo:color="#ffffff" fo:font-size="8pt" fo:language="ru" fo:country="RU" style:font-size-asian="8pt" style:font-size-complex="8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-color="#dddddd"/>
      <style:paragraph-properties fo:margin-left="0cm" fo:margin-right="0cm" fo:margin-top="0cm" fo:margin-bottom="0cm" fo:line-height="100%" fo:text-align="center" fo:text-indent="0cm"/>
      <style:text-properties fo:font-size="8pt" fo:language="ru" fo:country="RU" style:font-size-asian="8pt" style:font-size-complex="8pt"/>
    </style:style>
    <style:style style:name="P15" style:family="paragraph">
      <loext:graphic-properties draw:fill-color="#1b75bc"/>
      <style:paragraph-properties fo:text-align="center"/>
      <style:text-properties fo:color="#ffffff" fo:font-size="8pt" fo:language="ru" fo:country="RU" style:font-size-asian="8pt" style:font-size-complex="8pt"/>
    </style:style>
    <style:style style:name="T1" style:family="text">
      <style:text-properties fo:font-size="8pt" fo:language="ru" fo:country="RU" style:font-size-asian="8pt" style:font-size-complex="8pt"/>
    </style:style>
    <style:style style:name="T2" style:family="text">
      <style:text-properties fo:color="#ffffff" fo:font-size="8pt" fo:language="ru" fo:country="RU" style:font-size-asian="8pt" style:font-size-complex="8pt"/>
    </style:style>
    <style:style style:name="T3" style:family="text">
      <style:text-properties fo:font-size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language="ru" fo:country="RU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79cm" svg:height="0.962cm" svg:x="139.106cm" svg:y="2.397cm">
          <draw:text-box>
            <text:p>Сцена 0. Выбор персонажа</text:p>
          </draw:text-box>
        </draw:frame>
        <draw:custom-shape draw:style-name="gr2" draw:text-style-name="P3" xml:id="id1" draw:id="id1" draw:layer="layout" svg:width="7.493cm" svg:height="1.016cm" svg:x="141.462cm" svg:y="9.255cm">
          <text:p text:style-name="P2"><text:span text:style-name="T1">Добро пожаловать.</text:span></text:p>
          <text:p text:style-name="P2"><text:span text:style-name="T1">Пожалуйста, выберите себе персонаж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1.462cm" svg:y="8.747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842cm" svg:height="1.016cm" svg:x="138.668cm" svg:y="12.176cm">
          <text:p text:style-name="P2"><text:span text:style-name="T1">София Новикова. 27 лет. Росс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" draw:id="id2" draw:layer="layout" svg:width="1.397cm" svg:height="0.508cm" svg:x="138.66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2.032cm" svg:height="0.508cm" svg:x="138.668cm" svg:y="13.192cm">
          <text:p text:style-name="P2"><text:span text:style-name="T2">Choos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1.462cm" svg:y1="9.763cm" svg:x2="139.366cm" svg:y2="11.668cm" draw:start-shape="id1" draw:start-glue-point="3" draw:end-shape="id2" draw:end-glue-point="0" svg:d="M141462 9763h-2096v1905" svg:viewBox="0 0 2097 1906">
          <text:p/>
        </draw:connector>
        <draw:custom-shape draw:style-name="gr4" draw:text-style-name="P3" draw:layer="layout" svg:width="5.842cm" svg:height="1.016cm" svg:x="145.78cm" svg:y="12.176cm">
          <text:p text:style-name="P2"><text:span text:style-name="T1">Жопа Ми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5.78cm" svg:y="11.66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45.78cm" svg:y="13.192cm">
          <text:p text:style-name="P2"><text:span text:style-name="T2">S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4" draw:id="id4" draw:layer="layout" svg:width="3.81cm" svg:height="0.762cm" svg:x="133.08cm" svg:y="12.303cm">
          <text:p text:style-name="P2"><text:span text:style-name="T1">Добавляет портреты</text:span></text:p>
          <text:p text:style-name="P2"><text:span text:style-name="T1">персонажей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8.668cm" svg:y1="12.684cm" svg:x2="136.89cm" svg:y2="12.684cm" draw:start-shape="id3" draw:start-glue-point="3" draw:end-shape="id4" draw:end-glue-point="1" svg:d="M138668 12684h-1778" svg:viewBox="0 0 1779 1">
          <text:p/>
        </draw:connector>
        <draw:custom-shape draw:style-name="gr8" draw:text-style-name="P7" xml:id="id5" draw:id="id5" draw:layer="layout" svg:width="3.81cm" svg:height="0.762cm" svg:x="135.62cm" svg:y="7.858cm">
          <text:p text:style-name="P2"><text:span text:style-name="T1">Добавляет портрет</text:span></text:p>
          <text:p text:style-name="P2"><text:span text:style-name="T1">неизвестного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462cm" svg:y1="9.763cm" svg:x2="139.43cm" svg:y2="8.239cm" draw:start-shape="id1" draw:start-glue-point="3" draw:end-shape="id5" draw:end-glue-point="1" svg:d="M141462 9763l-2032-1524" svg:viewBox="0 0 2033 1525">
          <text:p/>
        </draw:connector>
        <draw:custom-shape draw:style-name="gr2" draw:text-style-name="P3" draw:layer="layout" svg:width="7.493cm" svg:height="1.016cm" svg:x="136.128cm" svg:y="16.367cm">
          <text:p text:style-name="P2"><text:span text:style-name="T1">Интересно. Посмотрим, что из этого полу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4.445cm" svg:height="0.508cm" svg:x="136.128cm" svg:y="15.859cm">
          <text:p text:style-name="P2"><text:span text:style-name="T1">НЕИЗВЕСТНЫЙ ГОЛО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13.7cm" svg:x2="138.35cm" svg:y2="15.859cm" draw:start-shape="id6" draw:start-glue-point="2" draw:end-shape="id7" draw:end-glue-point="0" svg:d="M139684 13700v1080h-1334v1079" svg:viewBox="0 0 1335 2160">
          <text:p/>
        </draw:connector>
      </draw:page>
      <draw:page draw:name="page2" draw:style-name="dp1" draw:master-page-name="Default">
        <draw:frame draw:style-name="gr10" draw:text-style-name="P1" draw:layer="layout" svg:width="5.828cm" svg:height="0.962cm" svg:x="140.192cm" svg:y="3.54cm">
          <draw:text-box>
            <text:p>Сцена 0. Пролог</text:p>
          </draw:text-box>
        </draw:frame>
        <draw:custom-shape draw:style-name="gr2" draw:text-style-name="P3" xml:id="id8" draw:id="id8" draw:layer="layout" svg:width="7.493cm" svg:height="1.016cm" svg:x="139.684cm" svg:y="12.557cm">
          <text:p text:style-name="P2"><text:span text:style-name="T1">Добрый день, девушка. </text:span></text:p>
          <text:p text:style-name="P2"><text:span text:style-name="T1">Помогите мне выбрать телевизор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" draw:id="id33" draw:layer="layout" svg:width="4.445cm" svg:height="0.508cm" svg:x="139.684cm" svg:y="12.049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016cm" svg:x="129.651cm" svg:y="15.351cm">
          <text:p text:style-name="P2"><text:span text:style-name="T1">Да. Какой телевизор Вы хотит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9" draw:id="id9" draw:layer="layout" svg:width="1.397cm" svg:height="0.508cm" svg:x="129.651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" draw:id="id41" draw:layer="layout" svg:width="2.032cm" svg:height="0.508cm" svg:x="129.651cm" svg:y="16.367cm">
          <text:p text:style-name="P2"><text:span text:style-name="T2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84cm" svg:y1="13.065cm" svg:x2="130.349cm" svg:y2="14.843cm" draw:start-shape="id8" draw:start-glue-point="3" draw:end-shape="id9" draw:end-glue-point="0" svg:d="M139684 13065h-9335v1778" svg:viewBox="0 0 9336 1779">
          <text:p/>
        </draw:connector>
        <draw:custom-shape draw:style-name="gr4" draw:text-style-name="P3" draw:layer="layout" svg:width="5.842cm" svg:height="1.016cm" svg:x="141.589cm" svg:y="15.351cm">
          <text:p text:style-name="P2"><text:span text:style-name="T1">[Рассмеятся] А может купите утюг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1.397cm" svg:height="0.508cm" svg:x="141.589cm" svg:y="14.8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2.032cm" svg:height="0.508cm" svg:x="141.589cm" svg:y="16.367cm">
          <text:p text:style-name="P2"><text:span text:style-name="T2">May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43cm" svg:y1="13.573cm" svg:x2="142.287cm" svg:y2="14.843cm" draw:start-shape="id8" draw:start-glue-point="2" draw:end-shape="id10" draw:end-glue-point="0" svg:d="M143430 13573v635h-1143v635" svg:viewBox="0 0 1144 1271">
          <text:p/>
        </draw:connector>
        <draw:custom-shape draw:style-name="gr4" draw:text-style-name="P3" draw:layer="layout" svg:width="5.842cm" svg:height="1.016cm" svg:x="151.876cm" svg:y="15.224cm">
          <text:p text:style-name="P2"><text:span text:style-name="T1">[Зло] Отвал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" draw:id="id11" draw:layer="layout" svg:width="1.397cm" svg:height="0.508cm" svg:x="151.876cm" svg:y="14.7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876cm" svg:y="16.24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77cm" svg:y1="13.065cm" svg:x2="152.574cm" svg:y2="14.716cm" draw:start-shape="id8" draw:start-glue-point="1" draw:end-shape="id11" draw:end-glue-point="0" svg:d="M147177 13065h5397v1651" svg:viewBox="0 0 5398 1652">
          <text:p/>
        </draw:connector>
        <draw:custom-shape draw:style-name="gr11" draw:text-style-name="P3" xml:id="id18" draw:id="id18" draw:layer="layout" svg:width="7.493cm" svg:height="1.651cm" svg:x="140.192cm" svg:y="19.288cm">
          <text:p text:style-name="P2"><text:span text:style-name="T1">Утюг? </text:span></text:p>
          <text:p text:style-name="P2"><text:span text:style-name="T1">Девушка, по Вашему это смешно? </text:span></text:p>
          <text:p text:style-name="P2"><text:span text:style-name="T1">Вы сумасшедшая? </text:span></text:p>
          <text:p text:style-name="P2"><text:span text:style-name="T1">Позовите администратора. Хотя нет, я лучше сам най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3" draw:id="id13" draw:layer="layout" svg:width="4.445cm" svg:height="0.508cm" svg:x="140.192cm" svg:y="18.7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605cm" svg:y1="16.875cm" svg:x2="142.414cm" svg:y2="18.78cm" draw:start-shape="id12" draw:start-glue-point="2" draw:end-shape="id13" draw:end-glue-point="0" svg:d="M142605 16875v953h-191v952" svg:viewBox="0 0 192 1906">
          <text:p/>
        </draw:connector>
        <draw:custom-shape draw:style-name="gr12" draw:text-style-name="P9" xml:id="id14" draw:id="id14" draw:layer="layout" svg:width="10.922cm" svg:height="1.905cm" svg:x="139.557cm" svg:y="27.289cm">
          <text:p text:style-name="P2"><text:span text:style-name="T1">Расстроенный клиент уходит в поисках администратора, </text:span></text:p>
          <text:p text:style-name="P2"><text:span text:style-name="T1">бубня себе под нос ругательства. </text:span></text:p>
          <text:p text:style-name="P2"><text:span text:style-name="T1">Вы видите как он нашёл другого консультанта, </text:span></text:p>
          <text:p text:style-name="P2"><text:span text:style-name="T1">который показал ему где администратор.</text:span></text:p>
          <text:p text:style-name="P2"><text:span text:style-name="T1">Спустя несколько минут клиент и администратор идут к В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xml:id="id23" draw:id="id23" draw:layer="layout" svg:width="7.493cm" svg:height="1.27cm" svg:x="140.319cm" svg:y="33.893cm">
          <text:p text:style-name="P2"><text:span text:style-name="T1">Спокойно, я разберусь.</text:span></text:p>
          <text:p text:style-name="P2"><text:span text:style-name="T1">(Обращается к Вам) Это правда? </text:span></text:p>
          <text:p text:style-name="P2"><text:span text:style-name="T1">Ты предложила клиенту утюг вместо телевизо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4.445cm" svg:height="0.508cm" svg:x="140.319cm" svg:y="33.385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6.096cm" svg:height="0.762cm" svg:x="140.319cm" svg:y="30.972cm">
          <text:p text:style-name="P2"><text:span text:style-name="T1">Вот эта боль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" draw:id="id15" draw:layer="layout" svg:width="4.445cm" svg:height="0.508cm" svg:x="140.319cm" svg:y="30.464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018cm" svg:y1="29.194cm" svg:x2="142.541cm" svg:y2="30.464cm" draw:start-shape="id14" draw:start-glue-point="2" draw:end-shape="id15" draw:end-glue-point="0" svg:d="M145018 29194v635h-2477v635" svg:viewBox="0 0 2478 1271">
          <text:p/>
        </draw:connector>
        <draw:connector draw:style-name="gr7" draw:text-style-name="P2" draw:layer="layout" svg:x1="143.367cm" svg:y1="31.734cm" svg:x2="142.541cm" svg:y2="33.385cm" draw:start-shape="id16" draw:start-glue-point="2" draw:end-shape="id17" draw:end-glue-point="0" svg:d="M143367 31734v826h-826v825" svg:viewBox="0 0 827 1652">
          <text:p/>
        </draw:connector>
        <draw:custom-shape draw:style-name="gr15" draw:text-style-name="P3" draw:layer="layout" svg:width="7.747cm" svg:height="1.016cm" svg:x="135.112cm" svg:y="22.209cm">
          <text:p text:style-name="P2"><text:span text:style-name="T1">Постойте. Извините меня. Не знаю что на меня нашл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" draw:id="id19" draw:layer="layout" svg:width="1.397cm" svg:height="0.508cm" svg:x="135.112cm" svg:y="21.7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" draw:id="id20" draw:layer="layout" svg:width="2.032cm" svg:height="0.508cm" svg:x="135.112cm" svg:y="23.225cm">
          <text:p text:style-name="P2"><text:span text:style-name="T2">Sor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192cm" svg:y1="20.113cm" svg:x2="135.81cm" svg:y2="21.701cm" draw:start-shape="id18" draw:start-glue-point="3" draw:end-shape="id19" draw:end-glue-point="0" svg:d="M140192 20113h-4382v1588" svg:viewBox="0 0 4383 1589">
          <text:p/>
        </draw:connector>
        <draw:custom-shape draw:style-name="gr16" draw:text-style-name="P3" xml:id="id34" draw:id="id34" draw:layer="layout" svg:width="10.16cm" svg:height="1.143cm" svg:x="126.476cm" svg:y="25.638cm">
          <text:p text:style-name="P2"><text:span text:style-name="T1">Я найду другого консультанта и сообщу Вашему администратору.</text:span></text:p>
          <text:p text:style-name="P2"><text:span text:style-name="T1">А Вам рекомендую леч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" draw:id="id21" draw:layer="layout" svg:width="4.445cm" svg:height="0.508cm" svg:x="126.476cm" svg:y="25.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128cm" svg:y1="23.733cm" svg:x2="128.698cm" svg:y2="25.13cm" draw:start-shape="id20" draw:start-glue-point="2" draw:end-shape="id21" draw:end-glue-point="0" svg:d="M136128 23733v699h-7430v698" svg:viewBox="0 0 7431 1398">
          <text:p/>
        </draw:connector>
        <draw:custom-shape draw:style-name="gr17" draw:text-style-name="P3" draw:layer="layout" svg:width="8.255cm" svg:height="1.016cm" svg:x="144.002cm" svg:y="22.336cm">
          <text:p text:style-name="P2"><text:span text:style-name="T1">Да пожалуйста. Мне всё равно тут не нравится работ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" draw:id="id31" draw:layer="layout" svg:width="1.397cm" svg:height="0.508cm" svg:x="144.002cm" svg:y="21.8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" draw:id="id22" draw:layer="layout" svg:width="2.032cm" svg:height="0.508cm" svg:x="144.002cm" svg:y="23.352cm">
          <text:p text:style-name="P2"><text:span text:style-name="T2">Go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23.86cm" svg:x2="145.018cm" svg:y2="27.289cm" draw:start-shape="id22" draw:start-glue-point="2" draw:end-shape="id14" draw:end-glue-point="0" svg:d="M145018 23860v3429" svg:viewBox="0 0 1 3430">
          <text:p/>
        </draw:connector>
        <draw:custom-shape draw:style-name="gr15" draw:text-style-name="P3" draw:layer="layout" svg:width="7.747cm" svg:height="1.016cm" svg:x="134.731cm" svg:y="36.433cm">
          <text:p text:style-name="P2"><text:span text:style-name="T1">Простите меня. У меня был плохой день.</text:span></text:p>
          <text:p text:style-name="P2"><text:span text:style-name="T1">Пожалуйста, не увольняйте мен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" draw:id="id24" draw:layer="layout" svg:width="1.397cm" svg:height="0.508cm" svg:x="134.731cm" svg:y="35.9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" draw:id="id25" draw:layer="layout" svg:width="2.032cm" svg:height="0.508cm" svg:x="134.731cm" svg:y="37.449cm">
          <text:p text:style-name="P2"><text:span text:style-name="T2">Sorry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34.528cm" svg:x2="135.429cm" svg:y2="35.925cm" draw:start-shape="id23" draw:start-glue-point="3" draw:end-shape="id24" draw:end-glue-point="0" svg:d="M140319 34528h-4890v1397" svg:viewBox="0 0 4891 1398">
          <text:p/>
        </draw:connector>
        <draw:custom-shape draw:style-name="gr18" draw:text-style-name="P3" xml:id="id27" draw:id="id27" draw:layer="layout" svg:width="8.255cm" svg:height="1.27cm" svg:x="134.731cm" svg:y="39.481cm">
          <text:p text:style-name="P2"><text:span text:style-name="T1">[Кричит] Какой ещё плохой день? </text:span></text:p>
          <text:p text:style-name="P2"><text:span text:style-name="T1">Ты стояла тут одна, практически до конца рабочей смены.</text:span></text:p>
          <text:p text:style-name="P2"><text:span text:style-name="T1">Ты в своём уме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" draw:id="id26" draw:layer="layout" svg:width="4.445cm" svg:height="0.508cm" svg:x="134.731cm" svg:y="38.973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37.957cm" svg:x2="136.953cm" svg:y2="38.973cm" draw:start-shape="id25" draw:start-glue-point="2" draw:end-shape="id26" draw:end-glue-point="0" svg:d="M135747 37957v508h1206v508" svg:viewBox="0 0 1207 1017">
          <text:p/>
        </draw:connector>
        <draw:custom-shape draw:style-name="gr15" draw:text-style-name="P3" draw:layer="layout" svg:width="7.747cm" svg:height="1.016cm" svg:x="134.731cm" svg:y="42.783cm">
          <text:p text:style-name="P2"><text:span text:style-name="T1">Я исправлюсь. Позвольте мне ещё р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" draw:id="id28" draw:layer="layout" svg:width="1.397cm" svg:height="0.508cm" svg:x="134.731cm" svg:y="42.27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" draw:id="id29" draw:layer="layout" svg:width="2.032cm" svg:height="0.508cm" svg:x="134.731cm" svg:y="43.799cm">
          <text:p text:style-name="P2"><text:span text:style-name="T2">Let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858cm" svg:y1="40.751cm" svg:x2="135.429cm" svg:y2="42.275cm" draw:start-shape="id27" draw:start-glue-point="2" draw:end-shape="id28" draw:end-glue-point="0" svg:d="M138858 40751v762h-3429v762" svg:viewBox="0 0 3430 1525">
          <text:p/>
        </draw:connector>
        <draw:custom-shape draw:style-name="gr13" draw:text-style-name="P3" xml:id="id39" draw:id="id39" draw:layer="layout" svg:width="7.493cm" svg:height="1.27cm" svg:x="134.731cm" svg:y="45.704cm">
          <text:p text:style-name="P2"><text:span text:style-name="T1">Никаких «ещё раз». Ты уволена. Вымет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" draw:id="id30" draw:layer="layout" svg:width="4.445cm" svg:height="0.508cm" svg:x="134.731cm" svg:y="45.196cm">
          <text:p text:style-name="P2"><text:span text:style-name="T1">АДМИНИСТРАТОР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747cm" svg:y1="44.307cm" svg:x2="136.953cm" svg:y2="45.196cm" draw:start-shape="id29" draw:start-glue-point="2" draw:end-shape="id30" draw:end-glue-point="0" svg:d="M135747 44307v445h1206v444" svg:viewBox="0 0 1207 890">
          <text:p/>
        </draw:connector>
        <draw:connector draw:style-name="gr7" draw:text-style-name="P2" draw:layer="layout" svg:x1="143.938cm" svg:y1="20.939cm" svg:x2="144.7cm" svg:y2="21.828cm" draw:start-shape="id18" draw:start-glue-point="2" draw:end-shape="id31" draw:end-glue-point="0" svg:d="M143938 20939v444h762v445" svg:viewBox="0 0 763 890">
          <text:p/>
        </draw:connector>
        <draw:custom-shape draw:style-name="gr12" draw:text-style-name="P9" xml:id="id32" draw:id="id32" draw:layer="layout" svg:width="10.922cm" svg:height="1.905cm" svg:x="137.398cm" svg:y="8.493cm">
          <text:p text:style-name="P2"><text:span text:style-name="T1">Вы стоите в торговом зале, среди бытовой техники. </text:span></text:p>
          <text:p text:style-name="P2"><text:span text:style-name="T1">На Вас одежда продавца-консультанта, а на бейдже написано</text:span></text:p>
          <text:p text:style-name="P2"><text:span text:style-name="T1">«Новикова София»</text:span></text:p>
          <text:p text:style-name="P2"><text:span text:style-name="T1">На часах 18:33. </text:span></text:p>
          <text:p text:style-name="P2"><text:span text:style-name="T1">Меньше получаса до конца вашего рабочего дня.</text:span></text:p>
          <text:p text:style-name="P2"><text:span text:style-name="T1">Видите как к Вам подходит клиент. Вероятно с вопрос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859cm" svg:y1="10.398cm" svg:x2="141.906cm" svg:y2="12.049cm" draw:start-shape="id32" draw:start-glue-point="2" draw:end-shape="id33" draw:end-glue-point="0" svg:d="M142859 10398v825h-953v826" svg:viewBox="0 0 954 1652">
          <text:p/>
        </draw:connector>
        <draw:custom-shape draw:style-name="gr12" draw:text-style-name="P9" xml:id="id35" draw:id="id35" draw:layer="layout" svg:width="10.922cm" svg:height="1.905cm" svg:x="125.841cm" svg:y="28.432cm">
          <text:p text:style-name="P2"><text:span text:style-name="T1">Расстроенный клиент уходит.</text:span></text:p>
          <text:p text:style-name="P2"><text:span text:style-name="T1">Вы видите как он нашёл другого консультанта, </text:span></text:p>
          <text:p text:style-name="P2"><text:span text:style-name="T1">Вы стоите и ждете. На часах уже 19:00, конец рабочего дня, </text:span></text:p>
          <text:p text:style-name="P2"><text:span text:style-name="T1">а администратор не подошёл.</text:span></text:p>
          <text:p text:style-name="P2"><text:span text:style-name="T1">Облегченно вздыхаете и идете собираться дом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556cm" svg:y1="26.781cm" svg:x2="131.302cm" svg:y2="28.432cm" draw:start-shape="id34" draw:start-glue-point="2" draw:end-shape="id35" draw:end-glue-point="0" svg:d="M131556 26781v825h-254v826" svg:viewBox="0 0 255 1652">
          <text:p/>
        </draw:connector>
        <draw:custom-shape draw:style-name="gr19" draw:text-style-name="P9" xml:id="id38" draw:id="id38" draw:layer="layout" svg:width="10.922cm" svg:height="1.651cm" svg:x="117.967cm" svg:y="51.165cm">
          <text:p text:style-name="P2"><text:span text:style-name="T1">Вот Вы уже идёте по улице, думая о сегодняшнем дне.</text:span></text:p>
          <text:p text:style-name="P2"><text:span text:style-name="T1">Переходите по пешеходному переходу, направляясь в метро.</text:span></text:p>
          <text:p text:style-name="P2"><text:span text:style-name="T1">Тьма окутывает Ваше сознание. Пусто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302cm" svg:y1="30.337cm" svg:x2="118.983cm" svg:y2="50.657cm" draw:start-shape="id35" draw:start-glue-point="2" draw:end-shape="id36" draw:end-glue-point="0" svg:d="M131302 30337v10160h-12319v10160" svg:viewBox="0 0 12320 20321">
          <text:p/>
        </draw:connector>
        <draw:custom-shape draw:style-name="gr20" draw:text-style-name="P9" xml:id="id37" draw:id="id37" draw:layer="layout" svg:width="11.557cm" svg:height="1.651cm" svg:x="130.794cm" svg:y="48.244cm">
          <text:p text:style-name="P2"><text:span text:style-name="T1">Вы идёте за своими вещами, переодеваетесь и выходите прочь из этого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794cm" svg:y1="49.069cm" svg:x2="128.889cm" svg:y2="51.99cm" draw:start-shape="id37" draw:start-glue-point="3" draw:end-shape="id38" draw:end-glue-point="1" svg:d="M130794 49069h-953v2921h-952" svg:viewBox="0 0 1906 2922">
          <text:p/>
        </draw:connector>
        <draw:connector draw:style-name="gr7" draw:text-style-name="P2" draw:layer="layout" svg:x1="138.477cm" svg:y1="46.974cm" svg:x2="136.572cm" svg:y2="48.244cm" draw:start-shape="id39" draw:start-glue-point="2" draw:end-shape="id37" draw:end-glue-point="0" svg:d="M138477 46974v635h-1905v635" svg:viewBox="0 0 1906 1271">
          <text:p/>
        </draw:connector>
        <draw:custom-shape draw:style-name="gr21" draw:text-style-name="P10" xml:id="id40" draw:id="id40" draw:layer="layout" svg:width="10.922cm" svg:height="1.651cm" svg:x="117.967cm" svg:y="55.991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Пробужден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3.428cm" svg:y1="52.816cm" svg:x2="123.428cm" svg:y2="55.991cm" draw:start-shape="id38" draw:start-glue-point="2" draw:end-shape="id40" draw:end-glue-point="0" svg:d="M123428 52816v3175" svg:viewBox="0 0 1 3176">
          <text:p/>
        </draw:connector>
        <draw:custom-shape draw:style-name="gr6" draw:text-style-name="P6" xml:id="id36" draw:id="id36" draw:layer="layout" svg:width="2.032cm" svg:height="0.508cm" svg:x="117.967cm" svg:y="50.65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3" draw:id="id43" draw:layer="layout" svg:width="7.493cm" svg:height="1.016cm" svg:x="87.614cm" svg:y="18.78cm">
          <text:p text:style-name="P2"><text:span text:style-name="T1">Мне какой-нибудь не дорогой со Смарт TV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" draw:id="id42" draw:layer="layout" svg:width="4.445cm" svg:height="0.508cm" svg:x="87.614cm" svg:y="18.272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67cm" svg:y1="16.875cm" svg:x2="89.836cm" svg:y2="18.272cm" draw:start-shape="id41" draw:start-glue-point="2" draw:end-shape="id42" draw:end-glue-point="0" svg:d="M130667 16875v699h-40831v698" svg:viewBox="0 0 40832 1398">
          <text:p/>
        </draw:connector>
        <draw:custom-shape draw:style-name="gr4" draw:text-style-name="P3" draw:layer="layout" svg:width="5.842cm" svg:height="1.016cm" svg:x="82.153cm" svg:y="21.955cm">
          <text:p text:style-name="P2"><text:span text:style-name="T1">Проводить клиента к телевизорам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4" draw:id="id44" draw:layer="layout" svg:width="1.397cm" svg:height="0.508cm" svg:x="82.15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" draw:id="id45" draw:layer="layout" svg:width="2.032cm" svg:height="0.508cm" svg:x="82.153cm" svg:y="22.971cm">
          <text:p text:style-name="P2"><text:span text:style-name="T2">GoWit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9" xml:id="id46" draw:id="id46" draw:layer="layout" svg:width="8.636cm" svg:height="1.27cm" svg:x="80.629cm" svg:y="25.638cm">
          <text:p text:style-name="P2"><text:span text:style-name="T1">Вы даете понять клиенту, что ему нужно следовать за Вами.</text:span></text:p>
          <text:p text:style-name="P2"><text:span text:style-name="T1">Отводите его в отдел видео техники и</text:span></text:p>
          <text:p text:style-name="P2"><text:span text:style-name="T1">показываете недорогие модели телевизо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91.043cm" svg:y="21.955cm">
          <text:p text:style-name="P2"><text:span text:style-name="T1">Почему недорогой? Вы нищеброд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47" draw:id="id47" draw:layer="layout" svg:width="1.397cm" svg:height="0.508cm" svg:x="91.043cm" svg:y="21.4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91.043cm" svg:y="22.971cm">
          <text:p text:style-name="P2"><text:span text:style-name="T2">Po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7.614cm" svg:y1="19.288cm" svg:x2="82.851cm" svg:y2="21.447cm" draw:start-shape="id43" draw:start-glue-point="3" draw:end-shape="id44" draw:end-glue-point="0" svg:d="M87614 19288h-4763v2159" svg:viewBox="0 0 4764 2160">
          <text:p/>
        </draw:connector>
        <draw:connector draw:style-name="gr7" draw:text-style-name="P2" draw:layer="layout" svg:x1="83.169cm" svg:y1="23.479cm" svg:x2="84.947cm" svg:y2="25.638cm" draw:start-shape="id45" draw:start-glue-point="2" draw:end-shape="id46" draw:end-glue-point="0" svg:d="M83169 23479v1080h1778v1079" svg:viewBox="0 0 1779 2160">
          <text:p/>
        </draw:connector>
        <draw:connector draw:style-name="gr7" draw:text-style-name="P2" draw:layer="layout" svg:x1="91.36cm" svg:y1="19.796cm" svg:x2="91.741cm" svg:y2="21.447cm" draw:start-shape="id43" draw:start-glue-point="2" draw:end-shape="id47" draw:end-glue-point="0" svg:d="M91360 19796v826h381v825" svg:viewBox="0 0 382 1652">
          <text:p/>
        </draw:connector>
        <draw:custom-shape draw:style-name="gr2" draw:text-style-name="P3" xml:id="id49" draw:id="id49" draw:layer="layout" svg:width="7.493cm" svg:height="1.016cm" svg:x="81.645cm" svg:y="29.321cm">
          <text:p text:style-name="P2"><text:span text:style-name="T1">А расскажите мне про эту модель </text:span></text:p>
          <text:p text:style-name="P2"><text:span text:style-name="T1">(показывает пальцем на телевизор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" draw:id="id48" draw:layer="layout" svg:width="4.445cm" svg:height="0.508cm" svg:x="81.645cm" svg:y="28.813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4.947cm" svg:y1="26.908cm" svg:x2="83.867cm" svg:y2="28.813cm" draw:start-shape="id46" draw:start-glue-point="2" draw:end-shape="id48" draw:end-glue-point="0" svg:d="M84947 26908v953h-1080v952" svg:viewBox="0 0 1081 1906">
          <text:p/>
        </draw:connector>
        <draw:custom-shape draw:style-name="gr23" draw:text-style-name="P3" draw:layer="layout" svg:width="6.604cm" svg:height="1.016cm" svg:x="76.057cm" svg:y="31.988cm">
          <text:p text:style-name="P2"><text:span text:style-name="T1">Рассказать все что знаете про этот телевизор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0" draw:id="id50" draw:layer="layout" svg:width="1.397cm" svg:height="0.508cm" svg:x="76.057cm" svg:y="31.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" draw:id="id52" draw:layer="layout" svg:width="2.032cm" svg:height="0.508cm" svg:x="76.057cm" svg:y="33.004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1.645cm" svg:y1="29.829cm" svg:x2="76.755cm" svg:y2="31.48cm" draw:start-shape="id49" draw:start-glue-point="3" draw:end-shape="id50" draw:end-glue-point="0" svg:d="M81645 29829h-4890v1651" svg:viewBox="0 0 4891 1652">
          <text:p/>
        </draw:connector>
        <draw:custom-shape draw:style-name="gr23" draw:text-style-name="P3" draw:layer="layout" svg:width="6.604cm" svg:height="1.016cm" svg:x="84.185cm" svg:y="31.861cm">
          <text:p text:style-name="P2"><text:span text:style-name="T1">Телевизор говно. Да тут все гов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1" draw:id="id51" draw:layer="layout" svg:width="1.397cm" svg:height="0.508cm" svg:x="84.185cm" svg:y="31.3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84.185cm" svg:y="32.877cm">
          <text:p text:style-name="P2"><text:span text:style-name="T2">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391cm" svg:y1="30.337cm" svg:x2="84.883cm" svg:y2="31.353cm" draw:start-shape="id49" draw:start-glue-point="2" draw:end-shape="id51" draw:end-glue-point="0" svg:d="M85391 30337v508h-508v508" svg:viewBox="0 0 509 1017">
          <text:p/>
        </draw:connector>
        <draw:custom-shape draw:style-name="gr2" draw:text-style-name="P3" xml:id="id54" draw:id="id54" draw:layer="layout" svg:width="7.493cm" svg:height="1.016cm" svg:x="74.615cm" svg:y="36.323cm">
          <text:p text:style-name="P2"><text:span text:style-name="T1">Понят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" draw:id="id53" draw:layer="layout" svg:width="4.445cm" svg:height="0.508cm" svg:x="74.615cm" svg:y="35.81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55" draw:id="id55" draw:layer="layout" svg:width="12.319cm" svg:height="1.27cm" svg:x="71.866cm" svg:y="38.338cm">
          <text:p text:style-name="P2"><text:span text:style-name="T1">Вы смотрите на клиента. Похоже в его голове идут сложные мыслительные процесс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073cm" svg:y1="33.512cm" svg:x2="76.837cm" svg:y2="35.815cm" draw:start-shape="id52" draw:start-glue-point="2" draw:end-shape="id53" draw:end-glue-point="0" svg:d="M77073 33512v1152h-236v1151" svg:viewBox="0 0 237 2304">
          <text:p/>
        </draw:connector>
        <draw:connector draw:style-name="gr7" draw:text-style-name="P2" draw:layer="layout" svg:x1="78.361cm" svg:y1="37.339cm" svg:x2="78.025cm" svg:y2="38.338cm" draw:start-shape="id54" draw:start-glue-point="2" draw:end-shape="id55" draw:end-glue-point="0" svg:d="M78361 37339v500h-336v499" svg:viewBox="0 0 337 1000">
          <text:p/>
        </draw:connector>
        <draw:custom-shape draw:style-name="gr2" draw:text-style-name="P3" xml:id="id57" draw:id="id57" draw:layer="layout" svg:width="7.493cm" svg:height="1.016cm" svg:x="74.152cm" svg:y="41.513cm">
          <text:p text:style-name="P2"><text:span text:style-name="T1">Я возьм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" draw:id="id56" draw:layer="layout" svg:width="4.445cm" svg:height="0.508cm" svg:x="74.152cm" svg:y="41.005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8.025cm" svg:y1="39.608cm" svg:x2="76.374cm" svg:y2="41.005cm" draw:start-shape="id55" draw:start-glue-point="2" draw:end-shape="id56" draw:end-glue-point="0" svg:d="M78025 39608v699h-1651v698" svg:viewBox="0 0 1652 1398">
          <text:p/>
        </draw:connector>
        <draw:custom-shape draw:style-name="gr23" draw:text-style-name="P3" draw:layer="layout" svg:width="6.604cm" svg:height="1.016cm" svg:x="73.39cm" svg:y="44.688cm">
          <text:p text:style-name="P2"><text:span text:style-name="T1">Хорошо. Пойдемте на касс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58" draw:id="id58" draw:layer="layout" svg:width="1.397cm" svg:height="0.508cm" svg:x="73.39cm" svg:y="44.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9" draw:id="id59" draw:layer="layout" svg:width="2.032cm" svg:height="0.508cm" svg:x="73.39cm" svg:y="45.704cm">
          <text:p text:style-name="P2"><text:span text:style-name="T2">LetBu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7.898cm" svg:y1="42.529cm" svg:x2="74.088cm" svg:y2="44.18cm" draw:start-shape="id57" draw:start-glue-point="2" draw:end-shape="id58" draw:end-glue-point="0" svg:d="M77898 42529v826h-3810v825" svg:viewBox="0 0 3811 1652">
          <text:p/>
        </draw:connector>
        <draw:custom-shape draw:style-name="gr25" draw:text-style-name="P9" xml:id="id60" draw:id="id60" draw:layer="layout" svg:width="6.892cm" svg:height="1.524cm" svg:x="71.324cm" svg:y="51.292cm">
          <text:p text:style-name="P2"><text:span text:style-name="T1">Клиент оплачивает покупку и уходит.</text:span></text:p>
          <text:p text:style-name="P2"><text:span text:style-name="T1">Вы смотрите на часы — рабочий день окончен.</text:span></text:p>
          <text:p text:style-name="P2"><text:span text:style-name="T1">Переодеваетесь и выходите из магази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4.406cm" svg:y1="46.212cm" svg:x2="74.77cm" svg:y2="51.292cm" draw:start-shape="id59" draw:start-glue-point="2" draw:end-shape="id60" draw:end-glue-point="0" svg:d="M74406 46212v2540h364v2540" svg:viewBox="0 0 365 5081">
          <text:p/>
        </draw:connector>
        <draw:connector draw:style-name="gr7" draw:text-style-name="P2" draw:layer="layout" svg:x1="78.216cm" svg:y1="52.054cm" svg:x2="117.967cm" svg:y2="51.99cm" draw:start-shape="id60" draw:start-glue-point="1" draw:end-shape="id38" draw:end-glue-point="3" svg:d="M78216 52054h19876v-64h19875" svg:viewBox="0 0 39752 65">
          <text:p/>
        </draw:connector>
        <draw:custom-shape draw:style-name="gr8" draw:text-style-name="P7" xml:id="id61" draw:id="id61" draw:layer="layout" svg:width="3.81cm" svg:height="0.762cm" svg:x="132.318cm" svg:y="7.35cm">
          <text:p text:style-name="P2"><text:span text:style-name="T1">Добавляет портрет</text:span></text:p>
          <text:p text:style-name="P2"><text:span text:style-name="T1">клиент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7.398cm" svg:y1="9.445cm" svg:x2="136.128cm" svg:y2="7.731cm" draw:start-shape="id32" draw:start-glue-point="3" draw:end-shape="id61" draw:end-glue-point="1" svg:d="M137398 9445l-1270-1714" svg:viewBox="0 0 1271 1715">
          <text:p/>
        </draw:connector>
        <draw:custom-shape draw:style-name="gr8" draw:text-style-name="P7" xml:id="id62" draw:id="id62" draw:layer="layout" svg:width="3.81cm" svg:height="0.762cm" svg:x="137.906cm" svg:y="25.384cm">
          <text:p text:style-name="P2"><text:span text:style-name="T1">Добавляет портрет</text:span></text:p>
          <text:p text:style-name="P2"><text:span text:style-name="T1">администратор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5.018cm" svg:y1="27.289cm" svg:x2="141.716cm" svg:y2="25.765cm" draw:start-shape="id14" draw:start-glue-point="0" draw:end-shape="id62" draw:end-glue-point="1" svg:d="M145018 27289l-3302-1524" svg:viewBox="0 0 3303 1525">
          <text:p/>
        </draw:connector>
      </draw:page>
      <draw:page draw:name="page3" draw:style-name="dp1" draw:master-page-name="Default">
        <draw:custom-shape draw:style-name="gr26" draw:text-style-name="P9" xml:id="id97" draw:id="id97" draw:layer="layout" svg:width="10.922cm" svg:height="1.143cm" svg:x="142.605cm" svg:y="4.937cm">
          <text:p text:style-name="P2"><text:span text:style-name="T1">Ваше сознание постепенно возвращается из пустоты. </text:span></text:p>
          <text:p text:style-name="P2"><text:span text:style-name="T1">Вы слышите приятный женский голос. Голос спокойный и не несёт в себе угроз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8" draw:id="id98">
          <draw:custom-shape draw:style-name="gr27" draw:text-style-name="P3" draw:layer="layout" svg:width="5.334cm" svg:height="1.016cm" svg:x="145.399cm" svg:y="7.096cm">
            <text:p text:style-name="P2"><text:span text:style-name="T1">Пожалуйста, просыпайся.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445cm" svg:height="0.508cm" svg:x="145.399cm" svg:y="6.588cm">
            <text:p text:style-name="P2"><text:span text:style-name="T1">ПЕРВАЯ НЕИЗВЕСТНАЯ</text:span></text:p>
            <draw:enhanced-geometry svg:viewBox="0 0 21600 21600" draw:type="rectangle" draw:enhanced-path="M 0 0 L 21600 0 21600 21600 0 21600 0 0 Z N"/>
          </draw:custom-shape>
        </draw:g>
        <draw:custom-shape draw:style-name="gr28" draw:text-style-name="P9" xml:id="id63" draw:id="id63" draw:layer="layout" svg:width="10.16cm" svg:height="2.921cm" svg:x="142.937cm" svg:y="8.62cm">
          <text:p text:style-name="P2"><text:span text:style-name="T1">Вы пытаетесь открыть глаза. Голова гудит, как от похмелья. </text:span></text:p>
          <text:p text:style-name="P2"><text:span text:style-name="T1">Руками Вы пытаетесь дотянутся до глаз, но руки не поддаются. </text:span></text:p>
          <text:p text:style-name="P2"><text:span text:style-name="T1">Пробуете пошевелить ногами - без результата. </text:span></text:p>
          <text:p text:style-name="P2"><text:span text:style-name="T1">Становится страшно. Спустя несколько минут, </text:span></text:p>
          <text:p text:style-name="P2"><text:span text:style-name="T1">Вам всё таки удаётся приоткрыть глаза. </text:span></text:p>
          <text:p text:style-name="P2"><text:span text:style-name="T1">Ещё столько же потребовалось, что бы навести фокус на собеседника. </text:span></text:p>
          <text:p text:style-name="P2"><text:span text:style-name="T1">Вы разглядели двух женщин. </text:span></text:p>
          <text:p text:style-name="P2"><text:span text:style-name="T1">Их одежда очень похожа на больничные халаты. Возможно так и е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" draw:layer="layout" svg:width="2.794cm" svg:height="1.016cm" svg:x="137.144cm" svg:y="13.192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4" draw:id="id64" draw:layer="layout" svg:width="1.397cm" svg:height="0.508cm" svg:x="137.144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7.112cm" svg:height="1.016cm" svg:x="141.208cm" svg:y="13.192cm">
          <text:p text:style-name="P2"><text:span text:style-name="T1">Что с моими руками и ногами? Они не двигаю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41.208cm" svg:y="12.68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556cm" svg:height="1.016cm" svg:x="157.083cm" svg:y="13.446cm">
          <text:p text:style-name="P2"><text:span text:style-name="T1">Уходите, я хочу спать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5" draw:id="id65" draw:layer="layout" svg:width="1.397cm" svg:height="0.508cm" svg:x="157.083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8.763cm" svg:height="1.016cm" svg:x="161.528cm" svg:y="13.446cm">
          <text:p text:style-name="P2"><text:span text:style-name="T1">[Раздражённо] Проваливайте! Что Вы делаете у меня до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6" draw:id="id66" draw:layer="layout" svg:width="1.397cm" svg:height="0.508cm" svg:x="161.528cm" svg:y="12.9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xml:id="id67" draw:id="id67" draw:layer="layout" svg:width="9.906cm" svg:height="1.016cm" svg:x="128cm" svg:y="16.24cm">
          <text:p text:style-name="P2"><text:span text:style-name="T1">Я доктор Элизабет Томпсон. </text:span></text:p>
          <text:p text:style-name="P2"><text:span text:style-name="T1">Это медсестра Агата Стоун (показывает на женщину, стоящую рядом). </text:span></text:p>
          <text:p text:style-name="P2"><text:span text:style-name="T1">Ты знаешь, где находи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00" draw:id="id100" draw:layer="layout" svg:width="4.445cm" svg:height="0.508cm" svg:x="128cm" svg:y="15.73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37cm" svg:y1="10.08cm" svg:x2="137.842cm" svg:y2="12.684cm" draw:start-shape="id63" draw:start-glue-point="3" draw:end-shape="id64" draw:end-glue-point="0" svg:d="M142937 10080h-5095v2604" svg:viewBox="0 0 5096 2605">
          <text:p/>
        </draw:connector>
        <draw:connector draw:style-name="gr7" draw:text-style-name="P2" draw:layer="layout" svg:x1="142.937cm" svg:y1="10.08cm" svg:x2="141.906cm" svg:y2="12.684cm" draw:start-shape="id63" draw:start-glue-point="3" svg:d="M142937 10080h-766v2604h-265" svg:viewBox="0 0 1032 2605">
          <text:p/>
        </draw:connector>
        <draw:connector draw:style-name="gr7" draw:text-style-name="P2" draw:layer="layout" svg:x1="148.017cm" svg:y1="11.541cm" svg:x2="157.781cm" svg:y2="12.938cm" draw:start-shape="id63" draw:start-glue-point="2" draw:end-shape="id65" draw:end-glue-point="0" svg:d="M148017 11541v698h9764v699" svg:viewBox="0 0 9765 1398">
          <text:p/>
        </draw:connector>
        <draw:connector draw:style-name="gr7" draw:text-style-name="P2" draw:layer="layout" svg:x1="153.097cm" svg:y1="10.08cm" svg:x2="162.226cm" svg:y2="12.938cm" draw:start-shape="id63" draw:start-glue-point="1" draw:end-shape="id66" draw:end-glue-point="0" svg:d="M153097 10080h9129v2858" svg:viewBox="0 0 9130 2859">
          <text:p/>
        </draw:connector>
        <draw:custom-shape draw:style-name="gr34" draw:text-style-name="P3" draw:layer="layout" svg:width="5.588cm" svg:height="1.016cm" svg:x="126.603cm" svg:y="19.034cm">
          <text:p text:style-name="P2"><text:span text:style-name="T1">[Удивлённо] Доктор? Я что, в больниц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68" draw:id="id68" draw:layer="layout" svg:width="1.397cm" svg:height="0.508cm" svg:x="126.603cm" svg:y="18.52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17.256cm" svg:x2="127.301cm" svg:y2="18.526cm" draw:start-shape="id67" draw:start-glue-point="2" draw:end-shape="id68" draw:end-glue-point="0" svg:d="M132953 17256v635h-5652v635" svg:viewBox="0 0 5653 1271">
          <text:p/>
        </draw:connector>
        <draw:custom-shape draw:style-name="gr35" draw:text-style-name="P3" xml:id="id71" draw:id="id71" draw:layer="layout" svg:width="10.16cm" svg:height="1.016cm" svg:x="117.205cm" svg:y="21.955cm">
          <text:p text:style-name="P2"><text:span text:style-name="T1">Элис, ты в психиатрической больнице, в отделении интенсивной терапии. </text:span></text:p>
          <text:p text:style-name="P2"><text:span text:style-name="T1">Я твой лечащий врач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70" draw:id="id70" draw:layer="layout" svg:width="4.953cm" svg:height="0.508cm" svg:x="117.205cm" svg:y="21.447cm">
          <text:p text:style-name="P2"><text:span text:style-name="T1">ДОКТОР ЭЛИЗАБЕТ ТОМСО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6.603cm" svg:y1="20.304cm" svg:x2="119.681cm" svg:y2="21.447cm" draw:start-shape="id69" draw:start-glue-point="3" draw:end-shape="id70" draw:end-glue-point="0" svg:d="M126603 20304h-6922v1143" svg:viewBox="0 0 6923 1144">
          <text:p/>
        </draw:connector>
        <draw:custom-shape draw:style-name="gr37" draw:text-style-name="P3" draw:layer="layout" svg:width="3.175cm" svg:height="1.016cm" svg:x="112.76cm" svg:y="23.606cm">
          <text:p text:style-name="P2"><text:span text:style-name="T1">Кто такая Элис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2" draw:id="id72" draw:layer="layout" svg:width="1.397cm" svg:height="0.508cm" svg:x="112.76cm" svg:y="23.0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7.205cm" svg:y1="22.463cm" svg:x2="113.458cm" svg:y2="23.098cm" draw:start-shape="id71" draw:start-glue-point="3" draw:end-shape="id72" draw:end-glue-point="0" svg:d="M117205 22463h-3747v635" svg:viewBox="0 0 3748 636">
          <text:p/>
        </draw:connector>
        <draw:g xml:id="id74" draw:id="id74">
          <draw:custom-shape draw:style-name="gr4" draw:text-style-name="P3" draw:layer="layout" svg:width="5.842cm" svg:height="1.016cm" svg:x="108.315cm" svg:y="26.273cm">
            <text:p text:style-name="P2"><text:span text:style-name="T1">Ты не помнишь как тебя зовут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8.315cm" svg:y="25.76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112.76cm" svg:y1="24.876cm" svg:x2="111.236cm" svg:y2="25.765cm" draw:start-shape="id73" draw:start-glue-point="3" draw:end-shape="id74" draw:end-glue-point="0" svg:d="M112760 24876h-1524v889" svg:viewBox="0 0 1525 890">
          <text:p/>
        </draw:connector>
        <draw:g xml:id="id76" draw:id="id76">
          <draw:custom-shape draw:style-name="gr38" draw:text-style-name="P3" draw:layer="layout" svg:width="10.033cm" svg:height="1.016cm" svg:x="103.997cm" svg:y="30.591cm">
            <text:p text:style-name="P2"><text:span text:style-name="T1">Элис Вайт. 23 года. Родилась в Саттон-Колфилд в 1998 году. Родители..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103.997cm" svg:y="30.083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ustom-shape draw:style-name="gr39" draw:text-style-name="P9" xml:id="id75" draw:id="id75" draw:layer="layout" svg:width="11.303cm" svg:height="1.143cm" svg:x="101.838cm" svg:y="27.797cm">
          <text:p text:style-name="P2"><text:span text:style-name="T1">Доктор некоторое время в замешательстве смотрит на медсестру, </text:span></text:p>
          <text:p text:style-name="P2"><text:span text:style-name="T1">потом её взгляд возвращается к Вам. </text:span></text:p>
          <text:p text:style-name="P2"><text:span text:style-name="T1">В руках доктора планшет, видимо в нём информация с Вашей медицинской карт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8.315cm" svg:y1="26.527cm" svg:x2="107.489cm" svg:y2="27.797cm" draw:start-shape="id74" draw:start-glue-point="3" draw:end-shape="id75" draw:end-glue-point="0" svg:d="M108315 26527h-826v1270" svg:viewBox="0 0 827 1271">
          <text:p/>
        </draw:connector>
        <draw:connector draw:style-name="gr7" draw:text-style-name="P2" draw:layer="layout" svg:x1="107.489cm" svg:y1="28.94cm" svg:x2="106.473cm" svg:y2="30.083cm" draw:start-shape="id75" draw:start-glue-point="2" svg:d="M107489 28940v822h-1016v321" svg:viewBox="0 0 1017 1144">
          <text:p/>
        </draw:connector>
        <draw:custom-shape draw:style-name="gr40" draw:text-style-name="P9" xml:id="id77" draw:id="id77" draw:layer="layout" svg:width="9.144cm" svg:height="1.143cm" svg:x="103.235cm" svg:y="32.496cm">
          <text:p text:style-name="P2"><text:span text:style-name="T1">Находясь в недоумении, Вы прерываете уверенную речь док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09.013cm" svg:y1="31.607cm" svg:x2="107.807cm" svg:y2="32.496cm" draw:start-shape="id76" draw:start-glue-point="2" draw:end-shape="id77" draw:end-glue-point="0" svg:d="M109013 31607v444h-1206v445" svg:viewBox="0 0 1207 890">
          <text:p/>
        </draw:connector>
        <draw:custom-shape draw:style-name="gr41" draw:text-style-name="P3" draw:layer="layout" svg:width="7.239cm" svg:height="1.016cm" svg:x="99.806cm" svg:y="35.036cm">
          <text:p text:style-name="P2"><text:span text:style-name="T1">Тут какая то ошибка. Я не Элис.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78" draw:id="id78" draw:layer="layout" svg:width="1.397cm" svg:height="0.508cm" svg:x="99.806cm" svg:y="34.52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3.235cm" svg:y1="33.067cm" svg:x2="100.504cm" svg:y2="34.528cm" draw:start-shape="id77" draw:start-glue-point="3" draw:end-shape="id78" draw:end-glue-point="0" svg:d="M103235 33067h-2731v1461" svg:viewBox="0 0 2732 1462">
          <text:p/>
        </draw:connector>
        <draw:g xml:id="id80" draw:id="id80">
          <draw:custom-shape draw:style-name="gr42" draw:text-style-name="P3" draw:layer="layout" svg:width="6.096cm" svg:height="1.016cm" svg:x="95.615cm" svg:y="37.576cm">
            <text:p text:style-name="P2"><text:span text:style-name="T1">Это мы обсудим на сеансах терапии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95.615cm" svg:y="37.068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9.806cm" svg:y1="36.306cm" svg:x2="98.091cm" svg:y2="37.068cm" draw:start-shape="id79" draw:start-glue-point="3" svg:d="M99806 36306h-1108v762h-607" svg:viewBox="0 0 1716 763">
          <text:p/>
        </draw:connector>
        <draw:custom-shape draw:style-name="gr43" draw:text-style-name="P3" draw:layer="layout" svg:width="4.699cm" svg:height="1.016cm" svg:x="91.551cm" svg:y="40.243cm">
          <text:p text:style-name="P2"><text:span text:style-name="T1">Почему я не могу пошевелитс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1" draw:id="id81" draw:layer="layout" svg:width="1.397cm" svg:height="0.508cm" svg:x="91.551cm" svg:y="39.73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95.615cm" svg:y1="37.83cm" svg:x2="92.249cm" svg:y2="39.735cm" draw:start-shape="id80" draw:start-glue-point="3" draw:end-shape="id81" draw:end-glue-point="0" svg:d="M95615 37830h-3366v1905" svg:viewBox="0 0 3367 1906">
          <text:p/>
        </draw:connector>
        <draw:g xml:id="id83" draw:id="id83">
          <draw:custom-shape draw:style-name="gr44" draw:text-style-name="P3" draw:layer="layout" svg:width="8.128cm" svg:height="1.143cm" svg:x="85.455cm" svg:y="42.783cm">
            <text:p text:style-name="P2"><text:span text:style-name="T1">Ты представляла опасность для себя и окружающих. </text:span></text:p>
            <text:p text:style-name="P2"><text:span text:style-name="T1">Нам пришлось обездвижить тебя.</text:span></text:p>
            <text:p text:style-name="P2"><text:span text:style-name="T1"><text:s/></text:span><text:span text:style-name="T1">Будешь хорошо себя вести и я отвяжу тебя завтра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85.455cm" svg:y="42.275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91.551cm" svg:y1="41.513cm" svg:x2="87.931cm" svg:y2="42.275cm" draw:start-shape="id82" draw:start-glue-point="3" svg:d="M91551 41513h-2060v762h-1560" svg:viewBox="0 0 3621 763">
          <text:p/>
        </draw:connector>
        <draw:custom-shape draw:style-name="gr29" draw:text-style-name="P3" xml:id="id85" draw:id="id85" draw:layer="layout" svg:width="2.794cm" svg:height="1.016cm" svg:x="80.629cm" svg:y="45.323cm">
          <text:p text:style-name="P2"><text:span text:style-name="T1">Но я не опа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4" draw:id="id84" draw:layer="layout" svg:width="1.397cm" svg:height="0.508cm" svg:x="80.629cm" svg:y="44.815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85.455cm" svg:y1="43.1cm" svg:x2="81.327cm" svg:y2="44.815cm" draw:start-shape="id83" draw:start-glue-point="3" draw:end-shape="id84" draw:end-glue-point="0" svg:d="M85455 43100h-4128v1715" svg:viewBox="0 0 4129 1716">
          <text:p/>
        </draw:connector>
        <draw:custom-shape draw:style-name="gr38" draw:text-style-name="P3" xml:id="id87" draw:id="id87" draw:layer="layout" svg:width="10.033cm" svg:height="1.016cm" svg:x="73.263cm" svg:y="47.736cm">
          <text:p text:style-name="P2"><text:span text:style-name="T1">Время покажет. На сегодня хватит. </text:span></text:p>
          <text:p text:style-name="P2"><text:span text:style-name="T1">Сестра Агата даст тебе успокоительное и ты поспишь. Увидимс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86" draw:id="id86" draw:layer="layout" svg:width="4.953cm" svg:height="0.508cm" svg:x="73.263cm" svg:y="47.22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80.629cm" svg:y1="45.831cm" svg:x2="75.739cm" svg:y2="47.228cm" draw:start-shape="id85" draw:start-glue-point="3" draw:end-shape="id86" draw:end-glue-point="0" svg:d="M80629 45831h-4890v1397" svg:viewBox="0 0 4891 1398">
          <text:p/>
        </draw:connector>
        <draw:custom-shape draw:style-name="gr45" draw:text-style-name="P3" xml:id="id90" draw:id="id90" draw:layer="layout" svg:width="5.715cm" svg:height="1.016cm" svg:x="67.421cm" svg:y="52.689cm">
          <text:p text:style-name="P2"><text:span text:style-name="T1">Пожалуйста, постойте. </text:span></text:p>
          <text:p text:style-name="P2"><text:span text:style-name="T1">Можно мне в туалет? И ещё я хочу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9" draw:id="id89" draw:layer="layout" svg:width="1.397cm" svg:height="0.508cm" svg:x="67.421cm" svg:y="52.18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9" xml:id="id88" draw:id="id88" draw:layer="layout" svg:width="9.144cm" svg:height="1.143cm" svg:x="65.643cm" svg:y="49.641cm">
          <text:p text:style-name="P2"><text:span text:style-name="T1">Вы чувствуете, что Вам надо в туалет и Вас мучает жажд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73.263cm" svg:y1="48.244cm" svg:x2="70.215cm" svg:y2="49.641cm" draw:start-shape="id87" draw:start-glue-point="3" draw:end-shape="id88" draw:end-glue-point="0" svg:d="M73263 48244h-3048v1397" svg:viewBox="0 0 3049 1398">
          <text:p/>
        </draw:connector>
        <draw:connector draw:style-name="gr7" draw:text-style-name="P2" draw:layer="layout" svg:x1="70.215cm" svg:y1="50.784cm" svg:x2="68.119cm" svg:y2="52.181cm" draw:start-shape="id88" draw:start-glue-point="2" draw:end-shape="id89" draw:end-glue-point="0" svg:d="M70215 50784v698h-2096v699" svg:viewBox="0 0 2097 1398">
          <text:p/>
        </draw:connector>
        <draw:g xml:id="id109" draw:id="id109">
          <draw:custom-shape draw:style-name="gr23" draw:text-style-name="P3" draw:layer="layout" svg:width="6.604cm" svg:height="1.016cm" svg:x="60.944cm" svg:y="54.975cm">
            <text:p text:style-name="P2"><text:span text:style-name="T1">Да. Конечно. Сестра Агата поможет тебе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0.944cm" svg:y="54.467cm">
            <text:p text:style-name="P2"><text:span text:style-name="T1">ДОКТОР ЭЛИЗАБЕТ ТОМСО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7.421cm" svg:y1="53.197cm" svg:x2="63.42cm" svg:y2="54.467cm" draw:start-shape="id90" draw:start-glue-point="3" svg:d="M67421 53197h-2251v1270h-1750" svg:viewBox="0 0 4002 1271">
          <text:p/>
        </draw:connector>
        <draw:custom-shape draw:style-name="gr46" draw:text-style-name="P3" xml:id="id141" draw:id="id141" draw:layer="layout" svg:width="6.604cm" svg:height="1.27cm" svg:x="37.068cm" svg:y="102.219cm">
          <text:p text:style-name="P2"><text:span text:style-name="T1">Последствия сильных транквилизаторов.</text:span></text:p>
          <text:p text:style-name="P2"><text:span text:style-name="T1">Посиди немного, принесу воды и поесть. </text:span></text:p>
          <text:p text:style-name="P2"><text:span text:style-name="T1">Тебе нужны силы. Я быстро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8" draw:id="id148" draw:layer="layout" svg:width="4.953cm" svg:height="0.508cm" svg:x="37.068cm" svg:y="101.71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xml:id="id91" draw:id="id91" draw:layer="layout" svg:width="10.16cm" svg:height="1.524cm" svg:x="35.417cm" svg:y="104.378cm">
          <text:p text:style-name="P2"><text:span text:style-name="T1">Вы с трудом сидите.</text:span></text:p>
          <text:p text:style-name="P2"><text:span text:style-name="T1">Спустя десять минут Агата возвращается в палату с едой и стаканом воды.</text:span></text:p>
          <text:p text:style-name="P2"><text:span text:style-name="T1">Она медленно кормит Вас и даёт пи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92" draw:id="id92">
          <draw:custom-shape draw:style-name="gr4" draw:text-style-name="P3" draw:layer="layout" svg:width="5.842cm" svg:height="1.016cm" svg:x="37.57cm" svg:y="107.68cm">
            <text:p text:style-name="P2"><text:span text:style-name="T1">А теперь лож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37.57cm" svg:y="107.17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40.497cm" svg:y1="105.902cm" svg:x2="40.491cm" svg:y2="107.172cm" draw:start-shape="id91" draw:start-glue-point="2" draw:end-shape="id92" draw:end-glue-point="0" svg:d="M40497 105902v635h-6v635" svg:viewBox="0 0 7 1271">
          <text:p/>
        </draw:connector>
        <draw:custom-shape draw:style-name="gr45" draw:text-style-name="P3" draw:layer="layout" svg:width="5.715cm" svg:height="1.016cm" svg:x="33.252cm" svg:y="110.347cm">
          <text:p text:style-name="P2"><text:span text:style-name="T1">Вы опять привяжите меня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93" draw:id="id93" draw:layer="layout" svg:width="1.397cm" svg:height="0.508cm" svg:x="33.252cm" svg:y="109.839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7.57cm" svg:y1="107.934cm" svg:x2="33.95cm" svg:y2="109.839cm" draw:start-shape="id92" draw:start-glue-point="3" draw:end-shape="id93" draw:end-glue-point="0" svg:d="M37570 107934h-3620v1905" svg:viewBox="0 0 3621 1906">
          <text:p/>
        </draw:connector>
        <draw:custom-shape draw:style-name="gr48" draw:text-style-name="P3" draw:layer="layout" svg:width="8.763cm" svg:height="1.143cm" svg:x="31.728cm" svg:y="114.157cm">
          <text:p text:style-name="P2"><text:span text:style-name="T1"><text:s/></text:span><text:span text:style-name="T1">Извини, таковы правила. Но не переживай. </text:span></text:p>
          <text:p text:style-name="P2"><text:span text:style-name="T1">Утром я тебя отвяжу. Конечно если будешь вести себя хорошо.</text:span></text:p>
          <text:p text:style-name="P2"><text:span text:style-name="T1">Договорились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4" xml:id="id111" draw:id="id111" draw:layer="layout" svg:width="4.953cm" svg:height="0.508cm" svg:x="31.728cm" svg:y="113.649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1.855cm" svg:y="117.078cm">
          <text:p text:style-name="P2"><text:span text:style-name="T1">Да. Похоже у меня нет выб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1.855cm" svg:y="116.5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109cm" svg:y1="115.3cm" svg:x2="32.553cm" svg:y2="116.57cm" svg:d="M36109 115300h-1778v1270h-1778" svg:viewBox="0 0 3557 1271">
          <text:p/>
        </draw:connector>
        <draw:custom-shape draw:style-name="gr49" draw:text-style-name="P9" xml:id="id94" draw:id="id94" draw:layer="layout" svg:width="8.763cm" svg:height="1.651cm" svg:x="32.109cm" svg:y="119.872cm">
          <text:p text:style-name="P2"><text:span text:style-name="T1">Медленно ложитесь и санитары фиксируют Ваши ноги и руки.</text:span></text:p>
          <text:p text:style-name="P2"><text:span text:style-name="T1">В это время Агата набирает в шприц седативно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5.715cm" svg:height="1.016cm" svg:x="30.966cm" svg:y="123.555cm">
          <text:p text:style-name="P2"><text:span text:style-name="T1">Пожалуйста, можно без лекарств?</text:span></text:p>
          <text:p text:style-name="P2"><text:span text:style-name="T1">Мне будет ещё хуж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30.966cm" svg:y="123.047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6.49cm" svg:y1="121.523cm" svg:x2="31.664cm" svg:y2="123.047cm" draw:start-shape="id94" draw:start-glue-point="2" svg:d="M36490 121523v1012h-4826v512" svg:viewBox="0 0 4827 1525">
          <text:p/>
        </draw:connector>
        <draw:custom-shape draw:style-name="gr50" draw:text-style-name="P3" xml:id="id95" draw:id="id95" draw:layer="layout" svg:width="6.731cm" svg:height="1.451cm" svg:x="29.696cm" svg:y="127.311cm">
          <text:p text:style-name="P2"><text:span text:style-name="T1">Распоряжение твоего лечащего врача. </text:span></text:p>
          <text:p text:style-name="P2"><text:span text:style-name="T1">Не беспокойся, всё будет хорошо.</text:span></text:p>
          <text:p text:style-name="P2"><text:span text:style-name="T1">Это лёгкие седативные. </text:span></text:p>
          <text:p text:style-name="P2"><text:span text:style-name="T1">Ты отдохнёш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4" draw:layer="layout" svg:width="4.953cm" svg:height="0.581cm" svg:x="29.696cm" svg:y="126.73cm">
          <text:p text:style-name="P2"><text:span text:style-name="T1">МЕДСЕСТРА АГАТА СТОУН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xml:id="id96" draw:id="id96" draw:layer="layout" svg:width="6.858cm" svg:height="1.524cm" svg:x="29.575cm" svg:y="130.159cm">
          <text:p text:style-name="P2"><text:span text:style-name="T1">Агата осторожно делает укол в Ваше плечо.</text:span></text:p>
          <text:p text:style-name="P2"><text:span text:style-name="T1">Санитары и медсестра выходят из палаты,</text:span></text:p>
          <text:p text:style-name="P2"><text:span text:style-name="T1">оставляя Вас наедине с собой в ожидании сн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061cm" svg:y1="128.762cm" svg:x2="33.004cm" svg:y2="130.159cm" draw:start-shape="id95" draw:start-glue-point="2" draw:end-shape="id96" draw:end-glue-point="0" svg:d="M33061 128762v698h-57v699" svg:viewBox="0 0 58 1398">
          <text:p/>
        </draw:connector>
        <draw:connector draw:style-name="gr7" draw:text-style-name="P2" draw:layer="layout" svg:x1="148.066cm" svg:y1="6.08cm" svg:x2="148.066cm" svg:y2="6.588cm" draw:start-shape="id97" draw:start-glue-point="2" draw:end-shape="id98" draw:end-glue-point="0" svg:d="M148066 6080v508" svg:viewBox="0 0 1 509">
          <text:p/>
        </draw:connector>
        <draw:connector draw:style-name="gr7" draw:text-style-name="P2" draw:layer="layout" svg:x1="148.066cm" svg:y1="8.112cm" svg:x2="148.017cm" svg:y2="8.62cm" draw:start-shape="id98" draw:start-glue-point="2" draw:end-shape="id63" draw:end-glue-point="0" svg:d="M148066 8112v254h-49v254" svg:viewBox="0 0 50 509">
          <text:p/>
        </draw:connector>
        <draw:frame draw:style-name="gr53" draw:text-style-name="P11" draw:layer="layout" svg:width="9.371cm" svg:height="0.962cm" svg:x="108.696cm" svg:y="15.859cm">
          <draw:text-box>
            <text:p><text:span text:style-name="T3">Вопрос про английские имена</text:span></text:p>
          </draw:text-box>
        </draw:frame>
        <draw:custom-shape draw:style-name="gr6" draw:text-style-name="P6" xml:id="id99" draw:id="id99" draw:layer="layout" svg:width="2.032cm" svg:height="0.508cm" svg:x="137.144cm" svg:y="14.20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6" xml:id="id69" draw:id="id69" draw:layer="layout" svg:width="2.794cm" svg:height="0.508cm" svg:x="126.603cm" svg:y="20.05cm">
          <text:p text:style-name="P2"><text:span text:style-name="T2">MayBeHospi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3" draw:id="id73" draw:layer="layout" svg:width="2.286cm" svg:height="0.508cm" svg:x="112.76cm" svg:y="24.622cm">
          <text:p text:style-name="P2"><text:span text:style-name="T2">Who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6" xml:id="id79" draw:id="id79" draw:layer="layout" svg:width="2.286cm" svg:height="0.508cm" svg:x="99.806cm" svg:y="36.052cm">
          <text:p text:style-name="P2"><text:span text:style-name="T2">No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6" xml:id="id82" draw:id="id82" draw:layer="layout" svg:width="2.54cm" svg:height="0.508cm" svg:x="91.551cm" svg:y="41.259cm">
          <text:p text:style-name="P2"><text:span text:style-name="T2">WhyCant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12" draw:layer="layout" svg:width="2.54cm" svg:height="0.508cm" svg:x="80.629cm" svg:y="46.339cm">
          <text:p text:style-name="P2"><text:span text:style-name="T2">NotDanger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44cm" svg:y1="14.462cm" svg:x2="130.222cm" svg:y2="15.732cm" draw:start-shape="id99" draw:start-glue-point="3" draw:end-shape="id100" draw:end-glue-point="0" svg:d="M137144 14462h-6922v1270" svg:viewBox="0 0 6923 1271">
          <text:p/>
        </draw:connector>
        <draw:custom-shape draw:style-name="gr58" draw:text-style-name="P12" draw:layer="layout" svg:width="2.921cm" svg:height="0.508cm" svg:x="67.421cm" svg:y="53.705cm">
          <text:p text:style-name="P2"><text:span text:style-name="T2">PleaseNeedToil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101" draw:id="id101" draw:layer="layout" svg:width="3.81cm" svg:height="0.762cm" svg:x="137.906cm" svg:y="7.985cm">
          <text:p text:style-name="P2"><text:span text:style-name="T1">Добавляет портреты</text:span></text:p>
          <text:p text:style-name="P2"><text:span text:style-name="T1">неизвестных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2.937cm" svg:y1="10.08cm" svg:x2="141.716cm" svg:y2="8.366cm" draw:start-shape="id63" draw:start-glue-point="3" draw:end-shape="id101" draw:end-glue-point="1" svg:d="M142937 10080l-1221-1714" svg:viewBox="0 0 1222 1715">
          <text:p/>
        </draw:connector>
        <draw:custom-shape draw:style-name="gr59" draw:text-style-name="P7" xml:id="id102" draw:id="id102" draw:layer="layout" svg:width="4.064cm" svg:height="0.762cm" svg:x="122.666cm" svg:y="16.367cm">
          <text:p text:style-name="P2"><text:span text:style-name="T1">Обновляет данные портр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28cm" svg:y1="16.748cm" svg:x2="126.73cm" svg:y2="16.748cm" draw:start-shape="id67" draw:start-glue-point="3" draw:end-shape="id102" draw:end-glue-point="1" svg:d="M128000 16748h-1270" svg:viewBox="0 0 1271 1">
          <text:p/>
        </draw:connector>
        <draw:frame draw:style-name="gr60" draw:text-style-name="P1" draw:layer="layout" svg:width="7.297cm" svg:height="0.962cm" svg:x="144.129cm" svg:y="2.651cm">
          <draw:text-box>
            <text:p>Сцена 1. Пробуждение</text:p>
          </draw:text-box>
        </draw:frame>
        <draw:custom-shape draw:style-name="gr61" draw:text-style-name="P9" xml:id="id108" draw:id="id108" draw:layer="layout" svg:width="10.287cm" svg:height="1.143cm" svg:x="56.372cm" svg:y="57.007cm">
          <text:p text:style-name="P2"><text:span text:style-name="T1">Агата ненадолго выходит из палаты и возвращается с двумя санитарами.</text:span></text:p>
          <text:p text:style-name="P2"><text:span text:style-name="T1">Вместе они отвязывают Вас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7" draw:id="id107">
          <draw:custom-shape draw:style-name="gr4" draw:text-style-name="P3" draw:layer="layout" svg:width="5.842cm" svg:height="1.016cm" svg:x="58.404cm" svg:y="59.42cm">
            <text:p text:style-name="P2"><text:span text:style-name="T1">Попробуй встать. Не торопись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404cm" svg:y="58.912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2" draw:text-style-name="P9" xml:id="id106" draw:id="id106" draw:layer="layout" svg:width="8.509cm" svg:height="1.143cm" svg:x="57.642cm" svg:y="61.071cm">
          <text:p text:style-name="P2"><text:span text:style-name="T1">Встаёте и пытаетесь идти, но с первым же шагом понимаете,</text:span></text:p>
          <text:p text:style-name="P2"><text:span text:style-name="T1">Что сами не дойдёте. Вас трясёт от слабос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04" draw:id="id104">
          <draw:custom-shape draw:style-name="gr4" draw:text-style-name="P3" draw:layer="layout" svg:width="5.842cm" svg:height="1.016cm" svg:x="58.658cm" svg:y="63.611cm">
            <text:p text:style-name="P2"><text:span text:style-name="T1">Помогите ей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8.658cm" svg:y="63.10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ustom-shape draw:style-name="gr63" draw:text-style-name="P9" xml:id="id105" draw:id="id105" draw:layer="layout" svg:width="11.303cm" svg:height="1.27cm" svg:x="56.245cm" svg:y="65.389cm">
          <text:p text:style-name="P2"><text:span text:style-name="T1">Санитары берут Вас под руки, что бы не упали и медленно выводят из п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842cm" svg:height="1.016cm" svg:x="49.006cm" svg:y="90.789cm">
          <text:p text:style-name="P2"><text:span text:style-name="T1">Я тебе помогу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46" draw:id="id146" draw:layer="layout" svg:width="4.953cm" svg:height="0.508cm" svg:x="49.006cm" svg:y="90.28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64" draw:text-style-name="P9" xml:id="id103" draw:id="id103" draw:layer="layout" svg:width="10.414cm" svg:height="2.413cm" svg:x="44.682cm" svg:y="94.345cm">
          <text:p text:style-name="P2"><text:span text:style-name="T1">Медсестра помогает Вам с больничной одеждой, </text:span></text:p>
          <text:p text:style-name="P2"><text:span text:style-name="T1">усаживает и даёт время справить нужду.</text:span></text:p>
          <text:p text:style-name="P13"><text:span text:style-name="T1">После того как Вы заканчиваете и Агата помогает одеться, </text:span></text:p>
          <text:p text:style-name="P13"><text:span text:style-name="T1">двое санитаров отводят Вас обратно в палату.</text:span></text:p>
          <text:p text:style-name="P2"><text:span text:style-name="T1">Помогают сесть на больничную кров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1.927cm" svg:y1="91.805cm" svg:x2="49.889cm" svg:y2="94.345cm" draw:end-shape="id103" draw:end-glue-point="0" svg:d="M51927 91805v1019h-2038v1521" svg:viewBox="0 0 2039 2541">
          <text:p/>
        </draw:connector>
        <draw:connector draw:style-name="gr7" draw:text-style-name="P2" draw:layer="layout" svg:x1="61.579cm" svg:y1="64.627cm" svg:x2="61.896cm" svg:y2="65.389cm" draw:start-shape="id104" draw:start-glue-point="2" draw:end-shape="id105" draw:end-glue-point="0" svg:d="M61579 64627v381h317v381" svg:viewBox="0 0 318 763">
          <text:p/>
        </draw:connector>
        <draw:connector draw:style-name="gr7" draw:text-style-name="P2" draw:layer="layout" svg:x1="61.896cm" svg:y1="62.214cm" svg:x2="61.579cm" svg:y2="63.103cm" draw:start-shape="id106" draw:start-glue-point="2" draw:end-shape="id104" draw:end-glue-point="0" svg:d="M61896 62214v444h-317v445" svg:viewBox="0 0 318 890">
          <text:p/>
        </draw:connector>
        <draw:connector draw:style-name="gr7" draw:text-style-name="P2" draw:layer="layout" svg:x1="61.325cm" svg:y1="60.436cm" svg:x2="61.896cm" svg:y2="61.071cm" draw:start-shape="id107" draw:start-glue-point="2" draw:end-shape="id106" draw:end-glue-point="0" svg:d="M61325 60436v317h571v318" svg:viewBox="0 0 572 636">
          <text:p/>
        </draw:connector>
        <draw:connector draw:style-name="gr7" draw:text-style-name="P2" draw:layer="layout" svg:x1="61.515cm" svg:y1="58.15cm" svg:x2="61.325cm" svg:y2="58.912cm" draw:start-shape="id108" draw:start-glue-point="2" draw:end-shape="id107" draw:end-glue-point="0" svg:d="M61515 58150v381h-190v381" svg:viewBox="0 0 191 763">
          <text:p/>
        </draw:connector>
        <draw:connector draw:style-name="gr7" draw:text-style-name="P2" draw:layer="layout" svg:x1="64.246cm" svg:y1="55.991cm" svg:x2="61.515cm" svg:y2="57.007cm" draw:start-shape="id109" draw:start-glue-point="2" draw:end-shape="id108" svg:d="M64246 55991v508h-2731v508" svg:viewBox="0 0 2732 1017">
          <text:p/>
        </draw:connector>
        <draw:custom-shape draw:style-name="gr58" draw:text-style-name="P12" xml:id="id110" draw:id="id110" draw:layer="layout" svg:width="2.921cm" svg:height="0.508cm" svg:x="33.252cm" svg:y="111.363cm">
          <text:p text:style-name="P2"><text:span text:style-name="T2">YouTi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3.252cm" svg:y1="111.617cm" svg:x2="34.204cm" svg:y2="113.649cm" draw:start-shape="id110" draw:start-glue-point="3" draw:end-shape="id111" draw:end-glue-point="0" svg:d="M33252 111617h-502v1143h1454v889" svg:viewBox="0 0 1455 2033">
          <text:p/>
        </draw:connector>
        <draw:custom-shape draw:style-name="gr58" draw:text-style-name="P12" xml:id="id112" draw:id="id112" draw:layer="layout" svg:width="2.921cm" svg:height="0.508cm" svg:x="31.855cm" svg:y="118.094cm">
          <text:p text:style-name="P2"><text:span text:style-name="T2">Yes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1.855cm" svg:y1="118.348cm" svg:x2="32.109cm" svg:y2="120.697cm" draw:start-shape="id112" draw:start-glue-point="3" draw:end-shape="id94" draw:end-glue-point="3" svg:d="M31855 118348h-502v2349h756" svg:viewBox="0 0 757 2350">
          <text:p/>
        </draw:connector>
        <draw:custom-shape draw:style-name="gr58" draw:text-style-name="P12" xml:id="id113" draw:id="id113" draw:layer="layout" svg:width="2.921cm" svg:height="0.508cm" svg:x="30.966cm" svg:y="124.571cm">
          <text:p text:style-name="P2"><text:span text:style-name="T2">NoDrugsPle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30.966cm" svg:y1="124.825cm" svg:x2="29.696cm" svg:y2="128.036cm" draw:start-shape="id113" draw:start-glue-point="3" draw:end-shape="id95" draw:end-glue-point="3" svg:d="M30966 124825h-1772v3211h502" svg:viewBox="0 0 1773 3212">
          <text:p/>
        </draw:connector>
        <draw:custom-shape draw:style-name="gr6" draw:text-style-name="P6" xml:id="id114" draw:id="id114" draw:layer="layout" svg:width="2.032cm" svg:height="0.508cm" svg:x="141.208cm" svg:y="14.208cm">
          <text:p text:style-name="P2"><text:span text:style-name="T2">WhyMyLe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3" xml:id="id116" draw:id="id116" draw:layer="layout" svg:width="8.128cm" svg:height="1.143cm" svg:x="140.7cm" svg:y="16.367cm">
          <text:p text:style-name="P2"><text:span text:style-name="T1">Ты представляла опасность для себя и окружающих. </text:span></text:p>
          <text:p text:style-name="P2"><text:span text:style-name="T1">Нам пришлось обездвижить тебя.</text:span></text:p>
          <text:p text:style-name="P2"><text:span text:style-name="T1"><text:s/></text:span><text:span text:style-name="T1">Будешь хорошо себя вести и я отвяжу тебя завтр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15" draw:id="id115" draw:layer="layout" svg:width="4.953cm" svg:height="0.508cm" svg:x="140.7cm" svg:y="15.859cm">
          <text:p text:style-name="P2"><text:span text:style-name="T1">ВТОР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4cm" svg:y1="14.716cm" svg:x2="143.176cm" svg:y2="15.859cm" draw:start-shape="id114" draw:start-glue-point="2" draw:end-shape="id115" draw:end-glue-point="0" svg:d="M142224 14716v572h952v571" svg:viewBox="0 0 953 1144">
          <text:p/>
        </draw:connector>
        <draw:custom-shape draw:style-name="gr65" draw:text-style-name="P3" draw:layer="layout" svg:width="3.302cm" svg:height="1.016cm" svg:x="139.049cm" svg:y="19.288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7" draw:id="id117" draw:layer="layout" svg:width="1.397cm" svg:height="0.508cm" svg:x="139.049cm" svg:y="18.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8" draw:id="id118" draw:layer="layout" svg:width="2.032cm" svg:height="0.508cm" svg:x="139.049cm" svg:y="20.304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7cm" svg:y1="16.938cm" svg:x2="139.747cm" svg:y2="18.78cm" draw:start-shape="id116" draw:start-glue-point="3" draw:end-shape="id117" draw:end-glue-point="0" svg:d="M140700 16938h-953v1842" svg:viewBox="0 0 954 1843">
          <text:p/>
        </draw:connector>
        <draw:connector draw:style-name="gr7" draw:text-style-name="P2" draw:layer="layout" svg:x1="139.049cm" svg:y1="20.558cm" svg:x2="137.906cm" svg:y2="16.748cm" draw:start-shape="id118" draw:start-glue-point="3" draw:end-shape="id67" draw:end-glue-point="1" svg:d="M139049 20558h-571v-3810h-572" svg:viewBox="0 0 1144 3811">
          <text:p/>
        </draw:connector>
        <draw:custom-shape draw:style-name="gr66" draw:text-style-name="P3" draw:layer="layout" svg:width="6.35cm" svg:height="1.016cm" svg:x="143.621cm" svg:y="19.161cm">
          <text:p text:style-name="P2"><text:span text:style-name="T1">Это какой то бред. Отвяжите меня сейчас ж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19" draw:id="id119" draw:layer="layout" svg:width="1.397cm" svg:height="0.508cm" svg:x="143.62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1" draw:id="id121" draw:layer="layout" svg:width="2.032cm" svg:height="0.508cm" svg:x="143.621cm" svg:y="20.177cm">
          <text:p text:style-name="P2"><text:span text:style-name="T2">Bullsh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" draw:layer="layout" svg:width="6.35cm" svg:height="1.016cm" svg:x="151.241cm" svg:y="19.161cm">
          <text:p text:style-name="P2"><text:span text:style-name="T1">[Кричать] Помогите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0" draw:id="id120" draw:layer="layout" svg:width="1.397cm" svg:height="0.508cm" svg:x="151.241cm" svg:y="18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1.241cm" svg:y="20.177cm">
          <text:p text:style-name="P2"><text:span text:style-name="T2">Help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764cm" svg:y1="17.51cm" svg:x2="144.319cm" svg:y2="18.653cm" draw:start-shape="id116" draw:start-glue-point="2" draw:end-shape="id119" draw:end-glue-point="0" svg:d="M144764 17510v571h-445v572" svg:viewBox="0 0 446 1144">
          <text:p/>
        </draw:connector>
        <draw:connector draw:style-name="gr7" draw:text-style-name="P2" draw:layer="layout" svg:x1="148.828cm" svg:y1="16.938cm" svg:x2="151.939cm" svg:y2="18.653cm" draw:start-shape="id116" draw:start-glue-point="1" draw:end-shape="id120" draw:end-glue-point="0" svg:d="M148828 16938h3111v1715" svg:viewBox="0 0 3112 1716">
          <text:p/>
        </draw:connector>
        <draw:custom-shape draw:style-name="gr67" draw:text-style-name="P3" xml:id="id124" draw:id="id124" draw:layer="layout" svg:width="7.62cm" svg:height="0.889cm" svg:x="142.097cm" svg:y="22.59cm">
          <text:p text:style-name="P2"><text:span text:style-name="T1">Пожалуйста, успокойся. Мы не причиним, тебе вреда.</text:span></text:p>
          <draw:enhanced-geometry svg:viewBox="0 0 21600 21600" draw:type="rectangle" draw:enhanced-path="M 0 0 L 21600 0 21600 21600 0 21600 0 0 Z N"/>
        </draw:custom-shape>
        <draw:custom-shape draw:style-name="gr36" draw:text-style-name="P4" xml:id="id122" draw:id="id122" draw:layer="layout" svg:width="4.953cm" svg:height="0.508cm" svg:x="142.097cm" svg:y="22.082cm">
          <text:p text:style-name="P2"><text:span text:style-name="T1">ПЕРВАЯ НЕИЗВЕСТНА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0.685cm" svg:x2="144.573cm" svg:y2="22.082cm" draw:start-shape="id121" draw:start-glue-point="2" draw:end-shape="id122" draw:end-glue-point="0" svg:d="M144637 20685v699h-64v698" svg:viewBox="0 0 65 1398">
          <text:p/>
        </draw:connector>
        <draw:custom-shape draw:style-name="gr65" draw:text-style-name="P3" draw:layer="layout" svg:width="3.302cm" svg:height="1.016cm" svg:x="137.398cm" svg:y="24.495cm">
          <text:p text:style-name="P2"><text:span text:style-name="T1">Кто Вы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5" draw:id="id125" draw:layer="layout" svg:width="1.397cm" svg:height="0.508cm" svg:x="137.398cm" svg:y="23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3" draw:id="id123" draw:layer="layout" svg:width="2.032cm" svg:height="0.508cm" svg:x="137.398cm" svg:y="25.511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25.765cm" svg:x2="132.953cm" svg:y2="17.256cm" draw:start-shape="id123" draw:start-glue-point="3" draw:end-shape="id67" draw:end-glue-point="2" svg:d="M137398 25765h-4445v-8509" svg:viewBox="0 0 4446 8510">
          <text:p/>
        </draw:connector>
        <draw:custom-shape draw:style-name="gr68" draw:text-style-name="P3" draw:layer="layout" svg:width="6.223cm" svg:height="1.016cm" svg:x="143.24cm" svg:y="25.511cm">
          <text:p text:style-name="P2"><text:span text:style-name="T1">[Раздраженно] Как я могу успокоится? </text:span></text:p>
          <text:p text:style-name="P2"><text:span text:style-name="T1">Кто Вы такие?</text:span></text:p>
          <text:p text:style-name="P2"><text:span text:style-name="T1">Это 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26" draw:id="id126" draw:layer="layout" svg:width="1.397cm" svg:height="0.508cm" svg:x="143.24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27" draw:id="id127" draw:layer="layout" svg:width="2.032cm" svg:height="0.508cm" svg:x="143.24cm" svg:y="26.527cm">
          <text:p text:style-name="P2"><text:span text:style-name="T2">Is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2.097cm" svg:y1="23.034cm" svg:x2="138.096cm" svg:y2="23.987cm" draw:start-shape="id124" draw:start-glue-point="3" draw:end-shape="id125" draw:end-glue-point="0" svg:d="M142097 23034h-4001v953" svg:viewBox="0 0 4002 954">
          <text:p/>
        </draw:connector>
        <draw:connector draw:style-name="gr7" draw:text-style-name="P2" draw:layer="layout" svg:x1="145.907cm" svg:y1="23.479cm" svg:x2="143.938cm" svg:y2="25.003cm" draw:start-shape="id124" draw:start-glue-point="2" draw:end-shape="id126" draw:end-glue-point="0" svg:d="M145907 23479v762h-1969v762" svg:viewBox="0 0 1970 1525">
          <text:p/>
        </draw:connector>
        <draw:connector draw:style-name="gr7" draw:text-style-name="P2" draw:layer="layout" svg:x1="143.24cm" svg:y1="26.781cm" svg:x2="132.953cm" svg:y2="17.256cm" draw:start-shape="id127" draw:start-glue-point="3" draw:end-shape="id67" draw:end-glue-point="2" svg:d="M143240 26781h-10287v-9525" svg:viewBox="0 0 10288 9526">
          <text:p/>
        </draw:connector>
        <draw:custom-shape draw:style-name="gr69" draw:text-style-name="P3" draw:layer="layout" svg:width="4.826cm" svg:height="1.016cm" svg:x="161.02cm" svg:y="22.463cm">
          <text:p text:style-name="P2"><text:span text:style-name="T1">[Кричать] Продолжать кричать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61.02cm" svg:y="21.9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61.02cm" svg:y="23.479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3" draw:layer="layout" svg:width="4.826cm" svg:height="1.016cm" svg:x="150.352cm" svg:y="25.511cm">
          <text:p text:style-name="P2"><text:span text:style-name="T1">[Кричать] Отвяжите, немедленно,</text:span></text:p>
          <text:p text:style-name="P2"><text:span text:style-name="T1">мать вашу!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397cm" svg:height="0.508cm" svg:x="150.352cm" svg:y="25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0.352cm" svg:y="26.527cm">
          <text:p text:style-name="P2"><text:span text:style-name="T2">HelpMe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3" draw:layer="layout" svg:width="3.175cm" svg:height="1.016cm" svg:x="59.801cm" svg:y="69.072cm">
          <text:p text:style-name="P2"><text:span text:style-name="T1">Огляде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0" draw:id="id130" draw:layer="layout" svg:width="1.397cm" svg:height="0.508cm" svg:x="59.801cm" svg:y="68.564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28" draw:id="id128" draw:layer="layout" svg:width="2.921cm" svg:height="0.508cm" svg:x="59.801cm" svg:y="70.088cm">
          <text:p text:style-name="P2"><text:span text:style-name="T2">LookArou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4" xml:id="id134" draw:id="id134" draw:layer="layout" svg:width="6.731cm" svg:height="1.524cm" svg:x="52.816cm" svg:y="79.232cm">
          <text:p text:style-name="P2"><text:span text:style-name="T1">Вас заводят в туалет. </text:span></text:p>
          <text:p text:style-name="P2"><text:span text:style-name="T1">Видите кабинки и раковины.</text:span></text:p>
          <text:p text:style-name="P2"><text:span text:style-name="T1">Санитары помогают зайти в свободную кабин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4" xml:id="id129" draw:id="id129" draw:layer="layout" svg:width="9.525cm" svg:height="2.286cm" svg:x="56.753cm" svg:y="71.612cm">
          <text:p text:style-name="P13"><text:span text:style-name="T1">Вы оглядываетесь вокруг себя.</text:span></text:p>
          <text:p text:style-name="P13"><text:span text:style-name="T1">По обе стороны от Вас длинный коридор с дверьми.</text:span></text:p>
          <text:p text:style-name="P13"><text:span text:style-name="T1">В коридоре стоят люди в больничной одежде. </text:span></text:p>
          <text:p text:style-name="P13"><text:span text:style-name="T1">Увидев Вас они на некоторое время смотрят, как Вас ведут под руки.</text:span></text:p>
          <text:p text:style-name="P13"><text:span text:style-name="T1">Слышите как люди переговариваются. Кто то смеётся.</text:span></text:p>
          <text:p text:style-name="P13"><text:span text:style-name="T1">Вам слышится: «Буйную повели»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261cm" svg:y1="70.596cm" svg:x2="61.515cm" svg:y2="71.612cm" draw:start-shape="id128" draw:start-glue-point="2" draw:end-shape="id129" draw:end-glue-point="0" svg:d="M61261 70596v508h254v508" svg:viewBox="0 0 255 1017">
          <text:p/>
        </draw:connector>
        <draw:connector draw:style-name="gr7" draw:text-style-name="P2" draw:layer="layout" svg:x1="61.896cm" svg:y1="66.659cm" svg:x2="60.499cm" svg:y2="68.564cm" draw:start-shape="id105" draw:start-glue-point="2" draw:end-shape="id130" draw:end-glue-point="0" svg:d="M61896 66659v953h-1397v952" svg:viewBox="0 0 1398 1906">
          <text:p/>
        </draw:connector>
        <draw:custom-shape draw:style-name="gr37" draw:text-style-name="P3" draw:layer="layout" svg:width="3.175cm" svg:height="1.016cm" svg:x="54.721cm" svg:y="75.676cm">
          <text:p text:style-name="P2"><text:span text:style-name="T1">Продолжить идт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1" draw:id="id131" draw:layer="layout" svg:width="1.397cm" svg:height="0.508cm" svg:x="54.721cm" svg:y="75.168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3" draw:id="id133" draw:layer="layout" svg:width="2.921cm" svg:height="0.508cm" svg:x="54.721cm" svg:y="76.692cm">
          <text:p text:style-name="P2"><text:span text:style-name="T2">GoFor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55.419cm" svg:y2="75.168cm" draw:start-shape="id129" draw:start-glue-point="2" draw:end-shape="id131" draw:end-glue-point="0" svg:d="M61515 73898v635h-6096v635" svg:viewBox="0 0 6097 1271">
          <text:p/>
        </draw:connector>
        <draw:custom-shape draw:style-name="gr37" draw:text-style-name="P3" draw:layer="layout" svg:width="3.175cm" svg:height="1.016cm" svg:x="60.817cm" svg:y="75.549cm">
          <text:p text:style-name="P2"><text:span text:style-name="T1">Попытатся сбежат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2" draw:id="id132" draw:layer="layout" svg:width="1.397cm" svg:height="0.508cm" svg:x="60.817cm" svg:y="75.04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35" draw:id="id135" draw:layer="layout" svg:width="2.921cm" svg:height="0.508cm" svg:x="60.817cm" svg:y="76.565cm">
          <text:p text:style-name="P2"><text:span text:style-name="T2">TryEsca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1.515cm" svg:y1="73.898cm" svg:x2="61.515cm" svg:y2="75.041cm" draw:start-shape="id129" draw:start-glue-point="2" draw:end-shape="id132" draw:end-glue-point="0" svg:d="M61515 73898v1143" svg:viewBox="0 0 1 1144">
          <text:p/>
        </draw:connector>
        <draw:connector draw:style-name="gr7" draw:text-style-name="P2" draw:layer="layout" svg:x1="56.181cm" svg:y1="77.2cm" svg:x2="56.181cm" svg:y2="79.232cm" draw:start-shape="id133" draw:start-glue-point="2" draw:end-shape="id134" draw:end-glue-point="0" svg:d="M56181 77200v2032" svg:viewBox="0 0 1 2033">
          <text:p/>
        </draw:connector>
        <draw:custom-shape draw:style-name="gr72" draw:text-style-name="P14" xml:id="id136" draw:id="id136" draw:layer="layout" svg:width="8.255cm" svg:height="1.27cm" svg:x="61.452cm" svg:y="78.47cm">
          <text:p text:style-name="P2"><text:span text:style-name="T1">Вы пытаетесь вырваться, но санитары крепко Вас держа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62.277cm" svg:y1="77.073cm" svg:x2="65.579cm" svg:y2="78.47cm" draw:start-shape="id135" draw:start-glue-point="2" draw:end-shape="id136" draw:end-glue-point="0" svg:d="M62277 77073v699h3302v698" svg:viewBox="0 0 3303 1398">
          <text:p/>
        </draw:connector>
        <draw:g xml:id="id137" draw:id="id137">
          <draw:custom-shape draw:style-name="gr15" draw:text-style-name="P3" draw:layer="layout" svg:width="7.747cm" svg:height="1.016cm" svg:x="61.96cm" svg:y="81.391cm">
            <text:p text:style-name="P2"><text:span text:style-name="T1">Элис, не глупи. </text:span></text:p>
            <text:p text:style-name="P2"><text:span text:style-name="T1">Мне не хочется этого делать, </text:span></text:p>
            <text:p text:style-name="P2"><text:span text:style-name="T1">но если ты не прекратишь то вернёшься в палату.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61.96cm" svg:y="80.883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65.579cm" svg:y1="79.74cm" svg:x2="65.833cm" svg:y2="80.883cm" draw:start-shape="id136" draw:start-glue-point="2" draw:end-shape="id137" draw:end-glue-point="0" svg:d="M65579 79740v572h254v571" svg:viewBox="0 0 255 1144">
          <text:p/>
        </draw:connector>
        <draw:connector draw:style-name="gr7" draw:text-style-name="P2" draw:layer="layout" svg:x1="61.96cm" svg:y1="81.645cm" svg:x2="59.547cm" svg:y2="79.994cm" draw:start-shape="id137" draw:start-glue-point="3" draw:end-shape="id134" draw:end-glue-point="1" svg:d="M61960 81645h-1207v-1651h-1206" svg:viewBox="0 0 2414 1652">
          <text:p/>
        </draw:connector>
        <draw:custom-shape draw:style-name="gr73" draw:text-style-name="P3" draw:layer="layout" svg:width="4.572cm" svg:height="1.016cm" svg:x="50.403cm" svg:y="85.074cm">
          <text:p text:style-name="P2"><text:span text:style-name="T1">Думаю что н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39" draw:id="id139" draw:layer="layout" svg:width="1.397cm" svg:height="0.508cm" svg:x="50.403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5" draw:id="id145" draw:layer="layout" svg:width="2.921cm" svg:height="0.508cm" svg:x="50.403cm" svg:y="86.09cm">
          <text:p text:style-name="P2"><text:span text:style-name="T2">Cant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138" draw:id="id138">
          <draw:custom-shape draw:style-name="gr4" draw:text-style-name="P3" draw:layer="layout" svg:width="5.842cm" svg:height="1.016cm" svg:x="53.197cm" svg:y="82.407cm">
            <text:p text:style-name="P2"><text:span text:style-name="T1">Справишься сама?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" draw:layer="layout" svg:width="4.953cm" svg:height="0.508cm" svg:x="53.197cm" svg:y="81.899cm">
            <text:p text:style-name="P2"><text:span text:style-name="T1">МЕДСЕСТРА АГАТА СТОУН</text:span></text:p>
            <draw:enhanced-geometry svg:viewBox="0 0 21600 21600" draw:type="rectangle" draw:enhanced-path="M 0 0 L 21600 0 21600 21600 0 21600 0 0 Z N"/>
          </draw:custom-shape>
        </draw:g>
        <draw:connector draw:style-name="gr7" draw:text-style-name="P2" draw:layer="layout" svg:x1="56.181cm" svg:y1="80.756cm" svg:x2="56.118cm" svg:y2="81.899cm" draw:start-shape="id134" draw:start-glue-point="2" draw:end-shape="id138" draw:end-glue-point="0" svg:d="M56181 80756v572h-63v571" svg:viewBox="0 0 64 1144">
          <text:p/>
        </draw:connector>
        <draw:connector draw:style-name="gr7" draw:text-style-name="P2" draw:layer="layout" svg:x1="56.118cm" svg:y1="83.423cm" svg:x2="51.101cm" svg:y2="84.566cm" draw:start-shape="id138" draw:start-glue-point="2" draw:end-shape="id139" draw:end-glue-point="0" svg:d="M56118 83423v572h-5017v571" svg:viewBox="0 0 5018 1144">
          <text:p/>
        </draw:connector>
        <draw:custom-shape draw:style-name="gr74" draw:text-style-name="P14" xml:id="id144" draw:id="id144" draw:layer="layout" svg:width="8.763cm" svg:height="1.27cm" svg:x="54.721cm" svg:y="87.36cm">
          <text:p text:style-name="P2"><text:span text:style-name="T1">Пробуете самостоятельно снять с себя одежду, но Вас трясёт,</text:span></text:p>
          <text:p text:style-name="P2"><text:span text:style-name="T1">а руки не слушаютс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" draw:layer="layout" svg:width="4.572cm" svg:height="1.016cm" svg:x="38.465cm" svg:y="98.409cm">
          <text:p text:style-name="P2"><text:span text:style-name="T1">Почему мне так плохо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0" draw:id="id140" draw:layer="layout" svg:width="1.397cm" svg:height="0.508cm" svg:x="38.465cm" svg:y="97.901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7" draw:id="id147" draw:layer="layout" svg:width="2.921cm" svg:height="0.508cm" svg:x="38.465cm" svg:y="99.425cm">
          <text:p text:style-name="P2"><text:span text:style-name="T2">WhySoB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49.889cm" svg:y1="96.758cm" svg:x2="39.163cm" svg:y2="97.901cm" draw:start-shape="id103" draw:start-glue-point="2" draw:end-shape="id140" draw:end-glue-point="0" svg:d="M49889 96758v571h-10726v572" svg:viewBox="0 0 10727 1144">
          <text:p/>
        </draw:connector>
        <draw:connector draw:style-name="gr7" draw:text-style-name="P2" draw:layer="layout" svg:x1="40.37cm" svg:y1="103.489cm" svg:x2="40.497cm" svg:y2="104.378cm" draw:start-shape="id141" draw:start-glue-point="2" draw:end-shape="id91" draw:end-glue-point="0" svg:d="M40370 103489v445h127v444" svg:viewBox="0 0 128 890">
          <text:p/>
        </draw:connector>
        <draw:custom-shape draw:style-name="gr73" draw:text-style-name="P3" draw:layer="layout" svg:width="4.572cm" svg:height="1.016cm" svg:x="55.991cm" svg:y="85.074cm">
          <text:p text:style-name="P2"><text:span text:style-name="T1">Попробовать самостоятельн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142" draw:id="id142" draw:layer="layout" svg:width="1.397cm" svg:height="0.508cm" svg:x="55.991cm" svg:y="84.566cm">
          <text:p text:style-name="P2"><text:span text:style-name="T1">В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2" xml:id="id143" draw:id="id143" draw:layer="layout" svg:width="2.921cm" svg:height="0.508cm" svg:x="55.991cm" svg:y="86.09cm">
          <text:p text:style-name="P2"><text:span text:style-name="T2">TryMysel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56.118cm" svg:y1="83.423cm" svg:x2="56.689cm" svg:y2="84.566cm" draw:start-shape="id138" draw:start-glue-point="2" draw:end-shape="id142" draw:end-glue-point="0" svg:d="M56118 83423v572h571v571" svg:viewBox="0 0 572 1144">
          <text:p/>
        </draw:connector>
        <draw:connector draw:style-name="gr7" draw:text-style-name="P2" draw:layer="layout" svg:x1="57.451cm" svg:y1="86.598cm" svg:x2="59.102cm" svg:y2="87.36cm" draw:start-shape="id143" draw:start-glue-point="2" draw:end-shape="id144" draw:end-glue-point="0" svg:d="M57451 86598v381h1651v381" svg:viewBox="0 0 1652 763">
          <text:p/>
        </draw:connector>
        <draw:connector draw:style-name="gr7" draw:text-style-name="P2" draw:layer="layout" svg:x1="51.863cm" svg:y1="86.598cm" svg:x2="51.482cm" svg:y2="90.281cm" draw:start-shape="id145" draw:start-glue-point="2" draw:end-shape="id146" draw:end-glue-point="0" svg:d="M51863 86598v1842h-381v1841" svg:viewBox="0 0 382 3684">
          <text:p/>
        </draw:connector>
        <draw:connector draw:style-name="gr7" draw:text-style-name="P2" draw:layer="layout" svg:x1="54.721cm" svg:y1="87.995cm" svg:x2="51.482cm" svg:y2="90.281cm" draw:start-shape="id144" draw:start-glue-point="3" draw:end-shape="id146" draw:end-glue-point="0" svg:d="M54721 87995h-3239v2286" svg:viewBox="0 0 3240 2287">
          <text:p/>
        </draw:connector>
        <draw:connector draw:style-name="gr7" draw:text-style-name="P2" draw:layer="layout" svg:x1="39.925cm" svg:y1="99.933cm" svg:x2="39.544cm" svg:y2="101.711cm" draw:start-shape="id147" draw:start-glue-point="2" draw:end-shape="id148" draw:end-glue-point="0" svg:d="M39925 99933v889h-381v889" svg:viewBox="0 0 382 1779">
          <text:p/>
        </draw:connector>
      </draw:page>
      <draw:page draw:name="page4" draw:style-name="dp1" draw:master-page-name="Default">
        <draw:frame draw:style-name="gr75" draw:text-style-name="P1" draw:layer="layout" svg:width="7.47cm" svg:height="0.962cm" svg:x="144.13cm" svg:y="2.651cm">
          <draw:text-box>
            <text:p>Сцена 1. Размышления</text:p>
          </draw:text-box>
        </draw:frame>
        <draw:custom-shape draw:style-name="gr27" draw:text-style-name="P3" xml:id="id153" draw:id="id153" draw:layer="layout" svg:width="5.334cm" svg:height="1.016cm" svg:x="145.272cm" svg:y="5.445cm">
          <text:p text:style-name="P2"><text:span text:style-name="T1">Что за чертовщина тут твор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5.272cm" svg:y="4.9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xml:id="id197" draw:id="id197" draw:layer="layout" svg:width="3.556cm" svg:height="1.016cm" svg:x="137.779cm" svg:y="37.703cm">
          <text:p text:style-name="P2"><text:span text:style-name="T1">Не знаю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5" draw:id="id175" draw:layer="layout" svg:width="1.397cm" svg:height="0.508cm" svg:x="137.779cm" svg:y="37.1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49" draw:id="id149" draw:layer="layout" svg:width="2.032cm" svg:height="0.508cm" svg:x="137.779cm" svg:y="38.719cm"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xml:id="id195" draw:id="id195" draw:layer="layout" svg:width="3.556cm" svg:height="1.016cm" svg:x="152.13cm" svg:y="63.738cm">
          <text:p text:style-name="P2"><text:span text:style-name="T1">Научный эксперимент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0" draw:id="id200" draw:layer="layout" svg:width="1.397cm" svg:height="0.508cm" svg:x="152.13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32cm" svg:height="0.508cm" svg:x="152.13cm" svg:y="64.754cm">
          <text:p text:style-name="P2"><text:span text:style-name="T2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1.655cm" svg:y="63.738cm">
          <text:p text:style-name="P2"><text:span text:style-name="T1">Похищение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1" draw:id="id201" draw:layer="layout" svg:width="1.397cm" svg:height="0.508cm" svg:x="161.655cm" svg:y="63.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7" draw:id="id207" draw:layer="layout" svg:width="2.032cm" svg:height="0.508cm" svg:x="161.655cm" svg:y="64.754cm">
          <text:p text:style-name="P2"><text:span text:style-name="T2">Kidnapp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" draw:layer="layout" svg:width="3.556cm" svg:height="1.016cm" svg:x="168.386cm" svg:y="63.611cm">
          <text:p text:style-name="P2"><text:span text:style-name="T1">Я сошла с ум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2" draw:id="id202" draw:layer="layout" svg:width="1.397cm" svg:height="0.508cm" svg:x="168.386cm" svg:y="63.1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09" draw:id="id209" draw:layer="layout" svg:width="2.032cm" svg:height="0.508cm" svg:x="168.386cm" svg:y="64.627cm">
          <text:p text:style-name="P2"><text:span text:style-name="T2">Insa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17" draw:id="id217" draw:layer="layout" svg:width="5.334cm" svg:height="1.016cm" svg:x="136.636cm" svg:y="42.402cm">
          <text:p text:style-name="P2"><text:span text:style-name="T1">Давай, напряги извилины.</text:span></text:p>
          <text:p text:style-name="P2"><text:span text:style-name="T1">Попробуй вспомнит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0" draw:id="id150" draw:layer="layout" svg:width="4.445cm" svg:height="0.508cm" svg:x="136.636cm" svg:y="41.89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795cm" svg:y1="39.227cm" svg:x2="138.858cm" svg:y2="41.894cm" draw:start-shape="id149" draw:start-glue-point="2" draw:end-shape="id150" draw:end-glue-point="0" svg:d="M138795 39227v1334h63v1333" svg:viewBox="0 0 64 2668">
          <text:p/>
        </draw:connector>
        <draw:custom-shape draw:style-name="gr76" draw:text-style-name="P3" xml:id="id193" draw:id="id193" draw:layer="layout" svg:width="5.461cm" svg:height="1.143cm" svg:x="144.002cm" svg:y="70.85cm">
          <text:p text:style-name="P2"><text:span text:style-name="T1">Что то в этом есть.</text:span></text:p>
          <text:p text:style-name="P2"><text:span text:style-name="T1">Думаешь они хотят убедить тебя, </text:span></text:p>
          <text:p text:style-name="P2"><text:span text:style-name="T1">что ты другой человек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6" draw:id="id196" draw:layer="layout" svg:width="4.445cm" svg:height="0.508cm" svg:x="144.002cm" svg:y="70.34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7" draw:text-style-name="P3" xml:id="id205" draw:id="id205" draw:layer="layout" svg:width="5.969cm" svg:height="1.016cm" svg:x="154.67cm" svg:y="71.104cm">
          <text:p text:style-name="P2"><text:span text:style-name="T1">Возможно. </text:span></text:p>
          <text:p text:style-name="P2"><text:span text:style-name="T1">Но зачем весь этот цирк с больницей, </text:span></text:p>
          <text:p text:style-name="P2"><text:span text:style-name="T1">врачами, санитарам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08" draw:id="id208" draw:layer="layout" svg:width="4.445cm" svg:height="0.508cm" svg:x="154.67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78" draw:text-style-name="P3" xml:id="id211" draw:id="id211" draw:layer="layout" svg:width="7.874cm" svg:height="1.016cm" svg:x="163.179cm" svg:y="71.104cm">
          <text:p text:style-name="P2"><text:span text:style-name="T1">Это всё бы объяснило. </text:span></text:p>
          <text:p text:style-name="P2"><text:span text:style-name="T1">Самое простое объяснение может быть самым вер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10" draw:id="id210" draw:layer="layout" svg:width="4.445cm" svg:height="0.508cm" svg:x="163.179cm" svg:y="70.59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6.604cm" svg:height="1.016cm" svg:x="162.798cm" svg:y="34.782cm">
          <text:p text:style-name="P2"><text:span text:style-name="T1">Я шла с работы. Я ведь доехала домой, так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20" draw:id="id220" draw:layer="layout" svg:width="1.397cm" svg:height="0.508cm" svg:x="162.798cm" svg:y="34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1" draw:id="id151" draw:layer="layout" svg:width="2.032cm" svg:height="0.508cm" svg:x="162.798cm" svg:y="35.798cm">
          <text:p text:style-name="P2"><text:span text:style-name="T2">Was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" xml:id="id187" draw:id="id187" draw:layer="layout" svg:width="6.612cm" svg:height="1.016cm" svg:x="162.798cm" svg:y="38.211cm">
          <text:p text:style-name="P2"><text:span text:style-name="T1">У меня не спрашивай. </text:span></text:p>
          <text:p text:style-name="P2"><text:span text:style-name="T1">Я это ты, знаю не больше чем ты зн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2" draw:id="id152" draw:layer="layout" svg:width="4.445cm" svg:height="0.508cm" svg:x="162.798cm" svg:y="37.70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814cm" svg:y1="36.306cm" svg:x2="165.02cm" svg:y2="37.703cm" draw:start-shape="id151" draw:start-glue-point="2" draw:end-shape="id152" draw:end-glue-point="0" svg:d="M163814 36306v699h1206v698" svg:viewBox="0 0 1207 1398">
          <text:p/>
        </draw:connector>
        <draw:custom-shape draw:style-name="gr31" draw:text-style-name="P3" draw:layer="layout" svg:width="3.556cm" svg:height="1.016cm" svg:x="146.415cm" svg:y="8.112cm">
          <text:p text:style-name="P2"><text:span text:style-name="T1">Ты кто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4" draw:id="id154" draw:layer="layout" svg:width="1.397cm" svg:height="0.508cm" svg:x="146.415cm" svg:y="7.6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5" draw:id="id155" draw:layer="layout" svg:width="2.032cm" svg:height="0.508cm" svg:x="146.415cm" svg:y="9.128cm">
          <text:p text:style-name="P2"><text:span text:style-name="T2">WhoAreY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157" draw:id="id157" draw:layer="layout" svg:width="5.334cm" svg:height="1.016cm" svg:x="145.526cm" svg:y="11.16cm">
          <text:p text:style-name="P2"><text:span text:style-name="T1">А ты как думаешь? Я это т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56" draw:id="id156" draw:layer="layout" svg:width="4.445cm" svg:height="0.508cm" svg:x="145.526cm" svg:y="10.6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939cm" svg:y1="6.461cm" svg:x2="147.113cm" svg:y2="7.604cm" draw:start-shape="id153" draw:start-glue-point="2" draw:end-shape="id154" draw:end-glue-point="0" svg:d="M147939 6461v572h-826v571" svg:viewBox="0 0 827 1144">
          <text:p/>
        </draw:connector>
        <draw:connector draw:style-name="gr7" draw:text-style-name="P2" draw:layer="layout" svg:x1="147.431cm" svg:y1="9.636cm" svg:x2="147.748cm" svg:y2="10.652cm" draw:start-shape="id155" draw:start-glue-point="2" draw:end-shape="id156" draw:end-glue-point="0" svg:d="M147431 9636v508h317v508" svg:viewBox="0 0 318 1017">
          <text:p/>
        </draw:connector>
        <draw:custom-shape draw:style-name="gr80" draw:text-style-name="P3" draw:layer="layout" svg:width="5.141cm" svg:height="1.016cm" svg:x="138.795cm" svg:y="13.954cm">
          <text:p text:style-name="P2"><text:span text:style-name="T1">Только не это. Я слышу голос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8" draw:id="id158" draw:layer="layout" svg:width="1.397cm" svg:height="0.508cm" svg:x="138.795cm" svg:y="13.4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0" draw:id="id160" draw:layer="layout" svg:width="2.032cm" svg:height="0.508cm" svg:x="138.795cm" svg:y="14.97cm">
          <text:p text:style-name="P2"><text:span text:style-name="T2">Voi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26cm" svg:y1="11.668cm" svg:x2="139.493cm" svg:y2="13.446cm" draw:start-shape="id157" draw:start-glue-point="3" draw:end-shape="id158" draw:end-glue-point="0" svg:d="M145526 11668h-6033v1778" svg:viewBox="0 0 6034 1779">
          <text:p/>
        </draw:connector>
        <draw:custom-shape draw:style-name="gr80" draw:text-style-name="P3" draw:layer="layout" svg:width="5.141cm" svg:height="1.016cm" svg:x="156.133cm" svg:y="13.827cm">
          <text:p text:style-name="P2"><text:span text:style-name="T1">Не разговаривай со мн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59" draw:id="id159" draw:layer="layout" svg:width="1.397cm" svg:height="0.508cm" svg:x="156.133cm" svg:y="13.31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2" draw:id="id162" draw:layer="layout" svg:width="2.032cm" svg:height="0.508cm" svg:x="156.133cm" svg:y="14.843cm">
          <text:p text:style-name="P2"><text:span text:style-name="T2">Stop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0.86cm" svg:y1="11.668cm" svg:x2="156.831cm" svg:y2="13.319cm" draw:start-shape="id157" draw:start-glue-point="1" draw:end-shape="id159" draw:end-glue-point="0" svg:d="M150860 11668h5971v1651" svg:viewBox="0 0 5972 1652">
          <text:p/>
        </draw:connector>
        <draw:custom-shape draw:style-name="gr27" draw:text-style-name="P3" xml:id="id166" draw:id="id166" draw:layer="layout" svg:width="5.334cm" svg:height="1.016cm" svg:x="137.652cm" svg:y="17.383cm">
          <text:p text:style-name="P2"><text:span text:style-name="T1">[Смеется] Пока всего од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1" draw:id="id161" draw:layer="layout" svg:width="4.445cm" svg:height="0.508cm" svg:x="137.652cm" svg:y="16.87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811cm" svg:y1="15.478cm" svg:x2="139.874cm" svg:y2="16.875cm" draw:start-shape="id160" draw:start-glue-point="2" draw:end-shape="id161" draw:end-glue-point="0" svg:d="M139811 15478v699h63v698" svg:viewBox="0 0 64 1398">
          <text:p/>
        </draw:connector>
        <draw:custom-shape draw:style-name="gr77" draw:text-style-name="P3" xml:id="id164" draw:id="id164" draw:layer="layout" svg:width="5.969cm" svg:height="1.016cm" svg:x="153.527cm" svg:y="17.51cm">
          <text:p text:style-name="P2"><text:span text:style-name="T1">Думаешь ты сможешь прогнать меня?</text:span></text:p>
          <text:p text:style-name="P2"><text:span text:style-name="T1">Удач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3" draw:id="id163" draw:layer="layout" svg:width="4.445cm" svg:height="0.508cm" svg:x="153.527cm" svg:y="17.0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49cm" svg:y1="15.351cm" svg:x2="155.749cm" svg:y2="17.002cm" draw:start-shape="id162" draw:start-glue-point="2" draw:end-shape="id163" draw:end-glue-point="0" svg:d="M157149 15351v826h-1400v825" svg:viewBox="0 0 1401 1652">
          <text:p/>
        </draw:connector>
        <draw:custom-shape draw:style-name="gr80" draw:text-style-name="P3" draw:layer="layout" svg:width="5.141cm" svg:height="1.016cm" svg:x="153.212cm" svg:y="20.685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5" draw:id="id165" draw:layer="layout" svg:width="1.397cm" svg:height="0.508cm" svg:x="153.212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6" draw:id="id176" draw:layer="layout" svg:width="2.032cm" svg:height="0.508cm" svg:x="153.212cm" svg:y="21.701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53.91cm" svg:y2="20.177cm" draw:start-shape="id164" draw:start-glue-point="2" draw:end-shape="id165" draw:end-glue-point="0" svg:d="M156511 18526v826h-2601v825" svg:viewBox="0 0 2602 1652">
          <text:p/>
        </draw:connector>
        <draw:custom-shape draw:style-name="gr80" draw:text-style-name="P3" draw:layer="layout" svg:width="5.141cm" svg:height="1.016cm" svg:x="137.373cm" svg:y="20.696cm">
          <text:p text:style-name="P2"><text:span text:style-name="T1">Черт. Они правы. Я сошла с ум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67" draw:id="id167" draw:layer="layout" svg:width="1.397cm" svg:height="0.508cm" svg:x="137.373cm" svg:y="20.18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68" draw:id="id168" draw:layer="layout" svg:width="2.032cm" svg:height="0.508cm" svg:x="137.373cm" svg:y="21.712cm">
          <text:p text:style-name="P2"><text:span text:style-name="T2">IAm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319cm" svg:y1="18.399cm" svg:x2="138.071cm" svg:y2="20.188cm" draw:start-shape="id166" draw:start-glue-point="2" draw:end-shape="id167" draw:end-glue-point="0" svg:d="M140319 18399v895h-2248v894" svg:viewBox="0 0 2249 1790">
          <text:p/>
        </draw:connector>
        <draw:custom-shape draw:style-name="gr27" draw:text-style-name="P3" xml:id="id170" draw:id="id170" draw:layer="layout" svg:width="5.334cm" svg:height="1.016cm" svg:x="137.398cm" svg:y="23.86cm">
          <text:p text:style-name="P2"><text:span text:style-name="T1">Не драматизируй.</text:span></text:p>
          <text:p text:style-name="P2"><text:span text:style-name="T1">Давай поговор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69" draw:id="id169" draw:layer="layout" svg:width="4.445cm" svg:height="0.508cm" svg:x="137.398cm" svg:y="23.35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389cm" svg:y1="22.22cm" svg:x2="139.62cm" svg:y2="23.352cm" draw:start-shape="id168" draw:start-glue-point="2" draw:end-shape="id169" draw:end-glue-point="0" svg:d="M138389 22220v566h1231v566" svg:viewBox="0 0 1232 1133">
          <text:p/>
        </draw:connector>
        <draw:custom-shape draw:style-name="gr80" draw:text-style-name="P3" draw:layer="layout" svg:width="5.141cm" svg:height="1.016cm" svg:x="137.464cm" svg:y="26.781cm">
          <text:p text:style-name="P2"><text:span text:style-name="T1">Хорошо. О чё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1" draw:id="id171" draw:layer="layout" svg:width="1.397cm" svg:height="0.508cm" svg:x="137.46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72" draw:id="id172" draw:layer="layout" svg:width="2.032cm" svg:height="0.508cm" svg:x="137.464cm" svg:y="27.797cm">
          <text:p text:style-name="P2"><text:span text:style-name="T2">Lets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0.065cm" svg:y1="24.876cm" svg:x2="138.162cm" svg:y2="26.273cm" draw:start-shape="id170" draw:start-glue-point="2" draw:end-shape="id171" draw:end-glue-point="0" svg:d="M140065 24876v699h-1903v698" svg:viewBox="0 0 1904 1398">
          <text:p/>
        </draw:connector>
        <draw:custom-shape draw:style-name="gr27" draw:text-style-name="P3" xml:id="id174" draw:id="id174" draw:layer="layout" svg:width="5.334cm" svg:height="1.016cm" svg:x="137.525cm" svg:y="30.845cm">
          <text:p text:style-name="P2"><text:span text:style-name="T1">О том что здесь происходит.</text:span></text:p>
          <text:p text:style-name="P2"><text:span text:style-name="T1">Почему ты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3" draw:id="id173" draw:layer="layout" svg:width="4.445cm" svg:height="0.508cm" svg:x="137.525cm" svg:y="30.337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8cm" svg:y1="28.305cm" svg:x2="139.747cm" svg:y2="30.337cm" draw:start-shape="id172" draw:start-glue-point="2" draw:end-shape="id173" svg:d="M138480 28305v1016h1267v1016" svg:viewBox="0 0 1268 2033">
          <text:p/>
        </draw:connector>
        <draw:connector draw:style-name="gr7" draw:text-style-name="P2" draw:layer="layout" svg:x1="140.192cm" svg:y1="31.861cm" svg:x2="138.477cm" svg:y2="37.195cm" draw:start-shape="id174" draw:start-glue-point="2" draw:end-shape="id175" draw:end-glue-point="0" svg:d="M140192 31861v2667h-1715v2667" svg:viewBox="0 0 1716 5335">
          <text:p/>
        </draw:connector>
        <draw:custom-shape draw:style-name="gr27" draw:text-style-name="P3" xml:id="id178" draw:id="id178" draw:layer="layout" svg:width="5.334cm" svg:height="1.016cm" svg:x="153.146cm" svg:y="24.368cm">
          <text:p text:style-name="P2"><text:span text:style-name="T1">Только поговори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77" draw:id="id177" draw:layer="layout" svg:width="4.445cm" svg:height="0.508cm" svg:x="153.146cm" svg:y="23.8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8cm" svg:y1="22.209cm" svg:x2="155.368cm" svg:y2="23.86cm" draw:start-shape="id176" draw:start-glue-point="2" draw:end-shape="id177" draw:end-glue-point="0" svg:d="M154228 22209v826h1140v825" svg:viewBox="0 0 1141 1652">
          <text:p/>
        </draw:connector>
        <draw:connector draw:style-name="gr7" draw:text-style-name="P2" draw:layer="layout" svg:x1="153.146cm" svg:y1="24.876cm" svg:x2="138.861cm" svg:y2="26.527cm" draw:start-shape="id178" draw:start-glue-point="3" draw:end-shape="id171" svg:d="M153146 24876h-7143v1651h-7142" svg:viewBox="0 0 14286 1652">
          <text:p/>
        </draw:connector>
        <draw:custom-shape draw:style-name="gr81" draw:text-style-name="P3" draw:layer="layout" svg:width="5.395cm" svg:height="1.016cm" svg:x="163.245cm" svg:y="20.685cm">
          <text:p text:style-name="P2"><text:span text:style-name="T1">Смогу. Убирайся. Я не сумасшедш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79" draw:id="id179" draw:layer="layout" svg:width="1.397cm" svg:height="0.508cm" svg:x="163.245cm" svg:y="20.1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0" draw:id="id180" draw:layer="layout" svg:width="2.032cm" svg:height="0.508cm" svg:x="163.245cm" svg:y="21.701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511cm" svg:y1="18.526cm" svg:x2="163.943cm" svg:y2="20.177cm" draw:start-shape="id164" draw:start-glue-point="2" draw:end-shape="id179" draw:end-glue-point="0" svg:d="M156511 18526v826h7432v825" svg:viewBox="0 0 7433 1652">
          <text:p/>
        </draw:connector>
        <draw:custom-shape draw:style-name="gr27" draw:text-style-name="P3" xml:id="id182" draw:id="id182" draw:layer="layout" svg:width="5.334cm" svg:height="1.016cm" svg:x="162.036cm" svg:y="23.987cm">
          <text:p text:style-name="P2"><text:span text:style-name="T1">Не сможешь!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81" draw:id="id181" draw:layer="layout" svg:width="4.445cm" svg:height="0.508cm" svg:x="162.036cm" svg:y="23.47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261cm" svg:y1="22.209cm" svg:x2="164.258cm" svg:y2="23.479cm" draw:start-shape="id180" draw:start-glue-point="2" draw:end-shape="id181" svg:d="M164261 22209v635h-3v635" svg:viewBox="0 0 4 1271">
          <text:p/>
        </draw:connector>
        <draw:custom-shape draw:style-name="gr81" draw:text-style-name="P3" draw:layer="layout" svg:width="5.395cm" svg:height="1.016cm" svg:x="167.624cm" svg:y="26.781cm">
          <text:p text:style-name="P2"><text:span text:style-name="T1">Смог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4" draw:id="id184" draw:layer="layout" svg:width="1.397cm" svg:height="0.508cm" svg:x="167.624cm" svg:y="2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6" draw:id="id186" draw:layer="layout" svg:width="2.032cm" svg:height="0.508cm" svg:x="167.624cm" svg:y="27.797cm">
          <text:p text:style-name="P2"><text:span text:style-name="T2">GetLo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" draw:layer="layout" svg:width="5.141cm" svg:height="1.016cm" svg:x="160.766cm" svg:y="26.733cm">
          <text:p text:style-name="P2"><text:span text:style-name="T1">Хорошо. Что ты хоч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3" draw:id="id183" draw:layer="layout" svg:width="1.397cm" svg:height="0.508cm" svg:x="160.766cm" svg:y="26.22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5" draw:id="id185" draw:layer="layout" svg:width="2.032cm" svg:height="0.508cm" svg:x="160.766cm" svg:y="27.749cm">
          <text:p text:style-name="P2"><text:span text:style-name="T2">WhatWa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4.703cm" svg:y1="25.003cm" svg:x2="161.464cm" svg:y2="26.225cm" draw:start-shape="id182" draw:start-glue-point="2" draw:end-shape="id183" draw:end-glue-point="0" svg:d="M164703 25003v611h-3239v611" svg:viewBox="0 0 3240 1223">
          <text:p/>
        </draw:connector>
        <draw:connector draw:style-name="gr7" draw:text-style-name="P2" draw:layer="layout" svg:x1="164.703cm" svg:y1="25.003cm" svg:x2="168.322cm" svg:y2="26.273cm" draw:start-shape="id182" draw:start-glue-point="2" draw:end-shape="id184" draw:end-glue-point="0" svg:d="M164703 25003v635h3619v635" svg:viewBox="0 0 3620 1271">
          <text:p/>
        </draw:connector>
        <draw:connector draw:style-name="gr7" draw:text-style-name="P2" draw:layer="layout" svg:x1="160.766cm" svg:y1="28.003cm" svg:x2="158.48cm" svg:y2="24.876cm" draw:start-shape="id185" draw:start-glue-point="3" draw:end-shape="id178" draw:end-glue-point="1" svg:d="M160766 28003h-1143v-3127h-1143" svg:viewBox="0 0 2287 3128">
          <text:p/>
        </draw:connector>
        <draw:connector draw:style-name="gr7" draw:text-style-name="P2" draw:layer="layout" draw:line-skew="3.69cm" svg:x1="169.656cm" svg:y1="28.051cm" svg:x2="167.37cm" svg:y2="24.495cm" draw:start-shape="id186" draw:start-glue-point="1" draw:end-shape="id182" svg:d="M169656 28051h4191v-3556h-6477" svg:viewBox="0 0 6478 3557">
          <text:p/>
        </draw:connector>
        <draw:custom-shape draw:style-name="gr82" draw:text-style-name="P3" draw:layer="layout" svg:width="6.814cm" svg:height="1.016cm" svg:x="164.957cm" svg:y="41.005cm">
          <text:p text:style-name="P2"><text:span text:style-name="T1">Зачем я тогда с тобой разговариваю, </text:span></text:p>
          <text:p text:style-name="P2"><text:span text:style-name="T1">если ты ничего не знаеш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88" draw:id="id188" draw:layer="layout" svg:width="1.397cm" svg:height="0.508cm" svg:x="164.957cm" svg:y="40.4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89" draw:id="id189" draw:layer="layout" svg:width="2.032cm" svg:height="0.508cm" svg:x="164.957cm" svg:y="42.021cm">
          <text:p text:style-name="P2"><text:span text:style-name="T2">Why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6.104cm" svg:y1="39.227cm" svg:x2="165.655cm" svg:y2="40.497cm" draw:start-shape="id187" draw:start-glue-point="2" draw:end-shape="id188" draw:end-glue-point="0" svg:d="M166104 39227v635h-449v635" svg:viewBox="0 0 450 1271">
          <text:p/>
        </draw:connector>
        <draw:custom-shape draw:style-name="gr83" draw:text-style-name="P3" xml:id="id191" draw:id="id191" draw:layer="layout" svg:width="8.597cm" svg:height="1.016cm" svg:x="164.488cm" svg:y="44.61cm">
          <text:p text:style-name="P2"><text:span text:style-name="T1">Ну может я смогу подкинуть пару интересных ид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90" draw:id="id190" draw:layer="layout" svg:width="4.445cm" svg:height="0.508cm" svg:x="164.488cm" svg:y="44.102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5.973cm" svg:y1="42.529cm" svg:x2="166.71cm" svg:y2="44.102cm" draw:start-shape="id189" draw:start-glue-point="2" draw:end-shape="id190" draw:end-glue-point="0" svg:d="M165973 42529v787h737v786" svg:viewBox="0 0 738 1574">
          <text:p/>
        </draw:connector>
        <draw:custom-shape draw:style-name="gr31" draw:text-style-name="P3" draw:layer="layout" svg:width="3.556cm" svg:height="1.016cm" svg:x="166.608cm" svg:y="47.228cm">
          <text:p text:style-name="P2"><text:span text:style-name="T1">Или нет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2" draw:id="id192" draw:layer="layout" svg:width="1.397cm" svg:height="0.508cm" svg:x="166.608cm" svg:y="46.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4" draw:id="id224" draw:layer="layout" svg:width="2.032cm" svg:height="0.508cm" svg:x="166.608cm" svg:y="48.244cm">
          <text:p text:style-name="P2"><text:span text:style-name="T2">MaybeN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27" draw:id="id227" draw:layer="layout" svg:width="6.152cm" svg:height="1.016cm" svg:x="172.267cm" svg:y="54.213cm">
          <text:p text:style-name="P2"><text:span text:style-name="T1">Верно. Но вернемся к делу.</text:span></text:p>
          <text:p text:style-name="P2"><text:span text:style-name="T1">Что ещё думаешь про ситуацию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72.267cm" svg:y="53.70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8.786cm" svg:y1="45.626cm" svg:x2="167.306cm" svg:y2="46.72cm" draw:start-shape="id191" draw:start-glue-point="2" draw:end-shape="id192" draw:end-glue-point="0" svg:d="M168786 45626v547h-1480v547" svg:viewBox="0 0 1481 1095">
          <text:p/>
        </draw:connector>
        <draw:custom-shape draw:style-name="gr31" draw:text-style-name="P3" draw:layer="layout" svg:width="3.556cm" svg:height="1.016cm" svg:x="175.244cm" svg:y="63.357cm">
          <text:p text:style-name="P2"><text:span text:style-name="T1">Довольно этого бреда.</text:span></text:p>
          <text:p text:style-name="P2"><text:span text:style-name="T1">Я буду спать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3" draw:id="id213" draw:layer="layout" svg:width="1.397cm" svg:height="0.508cm" svg:x="175.244cm" svg:y="62.8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23" draw:id="id223" draw:layer="layout" svg:width="2.032cm" svg:height="0.508cm" svg:x="175.244cm" svg:y="64.373cm"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xml:id="id232" draw:id="id232" draw:layer="layout" svg:width="6.152cm" svg:height="1.016cm" svg:x="172.394cm" svg:y="83.423cm">
          <text:p text:style-name="P2"><text:span text:style-name="T1">Хорошо, поговорим завтра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1" draw:id="id231" draw:layer="layout" svg:width="4.445cm" svg:height="0.508cm" svg:x="172.394cm" svg:y="82.9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34" draw:id="id234" draw:layer="layout" svg:width="5.842cm" svg:height="1.016cm" svg:x="140.573cm" svg:y="74.406cm">
          <text:p text:style-name="P2"><text:span text:style-name="T1">Звучит как бред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94" draw:id="id194" draw:layer="layout" svg:width="1.397cm" svg:height="0.508cm" svg:x="140.573cm" svg:y="73.89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35" draw:id="id235" draw:layer="layout" svg:width="2.032cm" svg:height="0.508cm" svg:x="140.319cm" svg:y="76.819cm">
          <text:p text:style-name="P2"><text:span text:style-name="T2">M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6.732cm" svg:y1="71.993cm" svg:x2="141.271cm" svg:y2="73.898cm" draw:start-shape="id193" draw:start-glue-point="2" draw:end-shape="id194" draw:end-glue-point="0" svg:d="M146732 71993v952h-5461v953" svg:viewBox="0 0 5462 1906">
          <text:p/>
        </draw:connector>
        <draw:custom-shape draw:style-name="gr84" draw:text-style-name="P3" xml:id="id203" draw:id="id203" draw:layer="layout" svg:width="6.152cm" svg:height="1.016cm" svg:x="140.33cm" svg:y="77.867cm">
          <text:p text:style-name="P2"><text:span text:style-name="T1">Ещё варианты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40.33cm" svg:y="77.35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13cm" svg:y1="64.246cm" svg:x2="146.224cm" svg:y2="70.342cm" draw:start-shape="id195" draw:start-glue-point="3" draw:end-shape="id196" draw:end-glue-point="0" svg:d="M152130 64246h-5906v6096" svg:viewBox="0 0 5907 6097">
          <text:p/>
        </draw:connector>
        <draw:custom-shape draw:style-name="gr85" draw:text-style-name="P10" xml:id="id198" draw:id="id198" draw:layer="layout" svg:width="4.191cm" svg:height="1.143cm" svg:x="143.367cm" svg:y="37.57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1.335cm" svg:y1="38.211cm" svg:x2="143.367cm" svg:y2="38.147cm" draw:start-shape="id197" draw:start-glue-point="1" draw:end-shape="id198" draw:end-glue-point="3" svg:d="M141335 38211l2032-64" svg:viewBox="0 0 2033 65">
          <text:p/>
        </draw:connector>
        <draw:custom-shape draw:style-name="gr85" draw:text-style-name="P10" xml:id="id199" draw:id="id199" draw:layer="layout" svg:width="4.191cm" svg:height="1.143cm" svg:x="158.734cm" svg:y="58.404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0.829cm" svg:y1="59.547cm" svg:x2="152.828cm" svg:y2="63.23cm" draw:start-shape="id199" draw:start-glue-point="2" draw:end-shape="id200" draw:end-glue-point="0" svg:d="M160829 59547l-8001 3683" svg:viewBox="0 0 8002 3684">
          <text:p/>
        </draw:connector>
        <draw:connector draw:style-name="gr9" draw:text-style-name="P8" draw:layer="layout" draw:type="line" svg:x1="160.829cm" svg:y1="59.547cm" svg:x2="162.353cm" svg:y2="63.23cm" draw:start-shape="id199" draw:start-glue-point="2" draw:end-shape="id201" draw:end-glue-point="0" svg:d="M160829 59547l1524 3683" svg:viewBox="0 0 1525 3684">
          <text:p/>
        </draw:connector>
        <draw:connector draw:style-name="gr9" draw:text-style-name="P8" draw:layer="layout" draw:type="line" svg:x1="160.829cm" svg:y1="59.547cm" svg:x2="169.084cm" svg:y2="63.103cm" draw:start-shape="id199" draw:start-glue-point="2" draw:end-shape="id202" draw:end-glue-point="0" svg:d="M160829 59547l8255 3556" svg:viewBox="0 0 8256 3557">
          <text:p/>
        </draw:connector>
        <draw:custom-shape draw:style-name="gr85" draw:text-style-name="P10" xml:id="id204" draw:id="id204" draw:layer="layout" svg:width="4.191cm" svg:height="1.143cm" svg:x="141.335cm" svg:y="81.137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43.406cm" svg:y1="78.883cm" svg:x2="143.43cm" svg:y2="81.137cm" draw:start-shape="id203" draw:start-glue-point="2" draw:end-shape="id204" draw:end-glue-point="0" svg:d="M143406 78883l24 2254" svg:viewBox="0 0 25 2255">
          <text:p/>
        </draw:connector>
        <draw:custom-shape draw:style-name="gr4" draw:text-style-name="P3" xml:id="id236" draw:id="id236" draw:layer="layout" svg:width="5.842cm" svg:height="1.016cm" svg:x="154.752cm" svg:y="74.875cm">
          <text:p text:style-name="P2"><text:span text:style-name="T1">Для отвода глаз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06" draw:id="id206" draw:layer="layout" svg:width="1.397cm" svg:height="0.508cm" svg:x="154.752cm" svg:y="7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54cm" svg:y1="72.12cm" svg:x2="155.45cm" svg:y2="74.367cm" draw:start-shape="id205" draw:start-glue-point="2" draw:end-shape="id206" draw:end-glue-point="0" svg:d="M157654 72120v1124h-2204v1123" svg:viewBox="0 0 2205 2248">
          <text:p/>
        </draw:connector>
        <draw:custom-shape draw:style-name="gr4" draw:text-style-name="P3" xml:id="id237" draw:id="id237" draw:layer="layout" svg:width="5.842cm" svg:height="1.016cm" svg:x="163.446cm" svg:y="74.749cm">
          <text:p text:style-name="P2"><text:span text:style-name="T1">Я отказываюсь в это верить.</text:span></text:p>
          <text:p text:style-name="P2"><text:span text:style-name="T1">Хотя всё указывает на сумасшествие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12" draw:id="id212" draw:layer="layout" svg:width="1.397cm" svg:height="0.508cm" svg:x="163.446cm" svg:y="74.2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655cm" svg:y1="65.008cm" svg:x2="156.892cm" svg:y2="70.596cm" draw:start-shape="id207" draw:start-glue-point="3" draw:end-shape="id208" draw:end-glue-point="0" svg:d="M161655 65008h-4763v5588" svg:viewBox="0 0 4764 5589">
          <text:p/>
        </draw:connector>
        <draw:connector draw:style-name="gr7" draw:text-style-name="P2" draw:layer="layout" svg:x1="169.402cm" svg:y1="65.135cm" svg:x2="165.401cm" svg:y2="70.596cm" draw:start-shape="id209" draw:start-glue-point="2" draw:end-shape="id210" svg:d="M169402 65135v2731h-4001v2730" svg:viewBox="0 0 4002 5462">
          <text:p/>
        </draw:connector>
        <draw:connector draw:style-name="gr7" draw:text-style-name="P2" draw:layer="layout" svg:x1="167.116cm" svg:y1="72.12cm" svg:x2="164.144cm" svg:y2="74.241cm" draw:start-shape="id211" draw:start-glue-point="2" draw:end-shape="id212" draw:end-glue-point="0" svg:d="M167116 72120v1061h-2972v1060" svg:viewBox="0 0 2973 2122">
          <text:p/>
        </draw:connector>
        <draw:connector draw:style-name="gr9" draw:text-style-name="P8" draw:layer="layout" draw:type="line" svg:x1="160.829cm" svg:y1="59.547cm" svg:x2="175.942cm" svg:y2="62.849cm" draw:start-shape="id199" draw:start-glue-point="2" draw:end-shape="id213" draw:end-glue-point="0" svg:d="M160829 59547l15113 3302" svg:viewBox="0 0 15114 3303">
          <text:p/>
        </draw:connector>
        <draw:custom-shape draw:style-name="gr86" draw:text-style-name="P15" xml:id="id214" draw:id="id214" draw:layer="layout" svg:width="4.064cm" svg:height="0.762cm" svg:x="177.022cm" svg:y="67.802cm">
          <text:p text:style-name="P2"><text:span text:style-name="T2">Проверить выбрано ли </text:span></text:p>
          <text:p text:style-name="P2"><text:span text:style-name="T2">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75.371cm" svg:y2="71.993cm" draw:start-shape="id214" draw:start-glue-point="2" draw:end-shape="id215" draw:end-glue-point="0" svg:d="M179054 68564l-3683 3429" svg:viewBox="0 0 3684 3430">
          <text:p/>
        </draw:connector>
        <draw:custom-shape draw:style-name="gr84" draw:text-style-name="P3" xml:id="id221" draw:id="id221" draw:layer="layout" svg:width="6.152cm" svg:height="1.016cm" svg:x="183.245cm" svg:y="72.882cm">
          <text:p text:style-name="P2"><text:span text:style-name="T1">Погоди. Ты помнишь, что было вчер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0.508cm" svg:x="183.245cm" svg:y="72.374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16" draw:id="id216" draw:layer="layout" svg:width="2.032cm" svg:height="0.508cm" svg:x="183.245cm" svg:y="71.866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9.054cm" svg:y1="68.564cm" svg:x2="184.261cm" svg:y2="71.866cm" draw:start-shape="id214" draw:start-glue-point="2" draw:end-shape="id216" draw:end-glue-point="0" svg:d="M179054 68564l5207 3302" svg:viewBox="0 0 5208 3303">
          <text:p/>
        </draw:connector>
        <draw:custom-shape draw:style-name="gr85" draw:text-style-name="P10" xml:id="id219" draw:id="id219" draw:layer="layout" svg:width="4.191cm" svg:height="1.143cm" svg:x="162.925cm" svg:y="31.099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18" draw:id="id218" draw:layer="layout" svg:width="4.191cm" svg:height="1.143cm" svg:x="137.144cm" svg:y="44.815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39.303cm" svg:y1="43.418cm" svg:x2="139.239cm" svg:y2="44.815cm" draw:start-shape="id217" draw:start-glue-point="2" draw:end-shape="id218" draw:end-glue-point="0" svg:d="M139303 43418l-64 1397" svg:viewBox="0 0 65 1398">
          <text:p/>
        </draw:connector>
        <draw:connector draw:style-name="gr9" draw:text-style-name="P8" draw:layer="layout" draw:type="line" svg:x1="165.02cm" svg:y1="32.242cm" svg:x2="163.496cm" svg:y2="34.274cm" draw:start-shape="id219" draw:start-glue-point="2" draw:end-shape="id220" draw:end-glue-point="0" svg:d="M165020 32242l-1524 2032" svg:viewBox="0 0 1525 2033">
          <text:p/>
        </draw:connector>
        <draw:custom-shape draw:style-name="gr85" draw:text-style-name="P10" xml:id="id222" draw:id="id222" draw:layer="layout" svg:width="4.191cm" svg:height="1.143cm" svg:x="184.261cm" svg:y="75.676cm">
          <text:p text:style-name="P2"><text:span text:style-name="T2">Блок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86.321cm" svg:y1="73.898cm" svg:x2="186.356cm" svg:y2="75.676cm" draw:start-shape="id221" draw:start-glue-point="2" draw:end-shape="id222" draw:end-glue-point="0" svg:d="M186321 73898l35 1778" svg:viewBox="0 0 36 1779">
          <text:p/>
        </draw:connector>
        <draw:connector draw:style-name="gr7" draw:text-style-name="P2" draw:layer="layout" svg:x1="176.26cm" svg:y1="64.881cm" svg:x2="179.054cm" svg:y2="67.802cm" draw:start-shape="id223" draw:start-glue-point="2" draw:end-shape="id214" draw:end-glue-point="0" svg:d="M176260 64881v1461h2794v1460" svg:viewBox="0 0 2795 2922">
          <text:p/>
        </draw:connector>
        <draw:custom-shape draw:style-name="gr86" draw:text-style-name="P15" xml:id="id225" draw:id="id225" draw:layer="layout" svg:width="4.064cm" svg:height="0.762cm" svg:x="166.391cm" svg:y="50.437cm">
          <text:p text:style-name="P2"><text:span text:style-name="T2">Проверить выбрано ли </text:span></text:p>
          <text:p text:style-name="P2"><text:span text:style-name="T2">Enoug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7.624cm" svg:y1="48.752cm" svg:x2="168.423cm" svg:y2="50.437cm" draw:start-shape="id224" draw:start-glue-point="2" draw:end-shape="id225" draw:end-glue-point="0" svg:d="M167624 48752v843h799v842" svg:viewBox="0 0 800 1686">
          <text:p/>
        </draw:connector>
        <draw:connector draw:style-name="gr9" draw:text-style-name="P8" draw:layer="layout" draw:type="line" svg:x1="168.423cm" svg:y1="51.199cm" svg:x2="173.283cm" svg:y2="53.197cm" draw:start-shape="id225" draw:start-glue-point="2" draw:end-shape="id226" draw:end-glue-point="0" svg:d="M168423 51199l4860 1998" svg:viewBox="0 0 4861 1999">
          <text:p/>
        </draw:connector>
        <draw:custom-shape draw:style-name="gr6" draw:text-style-name="P6" xml:id="id226" draw:id="id226" draw:layer="layout" svg:width="2.032cm" svg:height="0.508cm" svg:x="172.267cm" svg:y="53.197cm">
          <text:p text:style-name="P2"><text:span text:style-name="T2">Н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28" draw:id="id228" draw:layer="layout" svg:width="4.191cm" svg:height="1.143cm" svg:x="180.705cm" svg:y="54.086cm">
          <text:p text:style-name="P2"><text:span text:style-name="T2">Блок вопросов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8.419cm" svg:y1="54.721cm" svg:x2="180.705cm" svg:y2="54.657cm" draw:start-shape="id227" draw:start-glue-point="1" draw:end-shape="id228" draw:end-glue-point="3" svg:d="M178419 54721l2286-64" svg:viewBox="0 0 2287 65">
          <text:p/>
        </draw:connector>
        <draw:custom-shape draw:style-name="gr85" draw:text-style-name="P10" xml:id="id229" draw:id="id229" draw:layer="layout" svg:width="4.191cm" svg:height="1.143cm" svg:x="160.639cm" svg:y="53.959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66.391cm" svg:y1="50.818cm" svg:x2="162.734cm" svg:y2="53.959cm" draw:start-shape="id225" draw:start-glue-point="3" draw:end-shape="id229" draw:end-glue-point="0" svg:d="M166391 50818l-3657 3141" svg:viewBox="0 0 3658 3142">
          <text:p/>
        </draw:connector>
        <draw:custom-shape draw:style-name="gr87" draw:text-style-name="P6" draw:layer="layout" svg:width="2.032cm" svg:height="0.504cm" svg:x="160.639cm" svg:y="53.451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draw:layer="layout" svg:width="4.191cm" svg:height="1.143cm" svg:x="174.355cm" svg:y="72.501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6" xml:id="id215" draw:id="id215" draw:layer="layout" svg:width="2.032cm" svg:height="0.504cm" svg:x="174.355cm" svg:y="71.993cm">
          <text:p text:style-name="P2"><text:span text:style-name="T2">Да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0" xml:id="id230" draw:id="id230" draw:layer="layout" svg:width="4.191cm" svg:height="1.143cm" svg:x="172.577cm" svg:y="79.867cm">
          <text:p text:style-name="P2"><text:span text:style-name="T2">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4.672cm" svg:y1="81.01cm" svg:x2="174.616cm" svg:y2="82.915cm" draw:start-shape="id230" draw:start-glue-point="2" draw:end-shape="id231" draw:end-glue-point="0" svg:d="M174672 81010l-56 1905" svg:viewBox="0 0 57 1906">
          <text:p/>
        </draw:connector>
        <draw:custom-shape draw:style-name="gr21" draw:text-style-name="P10" xml:id="id233" draw:id="id233" draw:layer="layout" svg:width="10.922cm" svg:height="1.651cm" svg:x="170.037cm" svg:y="86.344cm">
          <text:p text:style-name="P2"><text:span text:style-name="T2">« Продолжить »</text:span></text:p>
          <text:p text:style-name="P2"><text:span text:style-name="T2"/></text:p>
          <text:p text:style-name="P2"><text:span text:style-name="T2">Сцена Новый до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8" draw:layer="layout" draw:type="line" svg:x1="175.47cm" svg:y1="84.439cm" svg:x2="175.498cm" svg:y2="86.344cm" draw:start-shape="id232" draw:start-glue-point="2" draw:end-shape="id233" draw:end-glue-point="0" svg:d="M175470 84439l28 1905" svg:viewBox="0 0 29 1906">
          <text:p/>
        </draw:connector>
        <draw:connector draw:style-name="gr7" draw:text-style-name="P2" draw:layer="layout" svg:x1="143.494cm" svg:y1="75.422cm" svg:x2="141.335cm" svg:y2="76.819cm" draw:start-shape="id234" draw:start-glue-point="2" draw:end-shape="id235" draw:end-glue-point="0" svg:d="M143494 75422v699h-2159v698" svg:viewBox="0 0 2160 1398">
          <text:p/>
        </draw:connector>
        <draw:connector draw:style-name="gr7" draw:text-style-name="P2" draw:layer="layout" svg:x1="157.673cm" svg:y1="75.891cm" svg:x2="142.351cm" svg:y2="77.073cm" draw:start-shape="id236" draw:start-glue-point="2" draw:end-shape="id235" draw:end-glue-point="1" svg:d="M157673 75891v1182h-15322" svg:viewBox="0 0 15323 1183">
          <text:p/>
        </draw:connector>
        <draw:connector draw:style-name="gr7" draw:text-style-name="P2" draw:layer="layout" svg:x1="166.367cm" svg:y1="75.765cm" svg:x2="142.351cm" svg:y2="77.073cm" draw:start-shape="id237" draw:start-glue-point="2" draw:end-shape="id235" draw:end-glue-point="1" svg:d="M166367 75765v1308h-24016" svg:viewBox="0 0 24017 1309">
          <text:p/>
        </draw:connector>
      </draw:page>
      <draw:page draw:name="page5" draw:style-name="dp1" draw:master-page-name="Default">
        <draw:frame draw:style-name="gr75" draw:text-style-name="P1" draw:layer="layout" svg:width="7.47cm" svg:height="0.962cm" svg:x="144.13cm" svg:y="2.651cm">
          <draw:text-box>
            <text:p>Сцена 2. Новый дом</text:p>
          </draw:text-box>
        </draw:frame>
        <draw:custom-shape draw:style-name="gr26" draw:text-style-name="P9" xml:id="id238" draw:id="id238" draw:layer="layout" svg:width="10.922cm" svg:height="1.143cm" svg:x="141.843cm" svg:y="4.81cm">
          <text:p text:style-name="P2"><text:span text:style-name="T1">Вас будит открывающаяся дверь в палату и голос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3" xml:id="id242" draw:id="id242" draw:layer="layout" svg:width="5.334cm" svg:height="1.016cm" svg:x="145.018cm" svg:y="7.604cm">
          <text:p text:style-name="P2"><text:span text:style-name="T1">Доброе утро, Элис.</text:span></text:p>
          <text:p text:style-name="P2"><text:span text:style-name="T1">Как спала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39" draw:id="id239" draw:layer="layout" svg:width="4.445cm" svg:height="0.508cm" svg:x="145.018cm" svg:y="7.09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304cm" svg:y1="5.953cm" svg:x2="147.24cm" svg:y2="7.096cm" draw:start-shape="id238" draw:start-glue-point="2" draw:end-shape="id239" draw:end-glue-point="0" svg:d="M147304 5953v571h-64v572" svg:viewBox="0 0 65 1144">
          <text:p/>
        </draw:connector>
        <draw:custom-shape draw:style-name="gr2" draw:text-style-name="P3" draw:layer="layout" svg:width="7.493cm" svg:height="1.016cm" svg:x="137.906cm" svg:y="11.795cm">
          <text:p text:style-name="P2"><text:span text:style-name="T1">Ну если не считать того, что не могу пошевелится, </text:span></text:p>
          <text:p text:style-name="P2"><text:span text:style-name="T1">то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4" draw:id="id244" draw:layer="layout" svg:width="1.397cm" svg:height="0.508cm" svg:x="137.906cm" svg:y="11.2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40" draw:id="id240" draw:layer="layout" svg:width="2.032cm" svg:height="0.508cm" svg:x="137.906cm" svg:y="12.811cm">
          <text:p text:style-name="P2"><text:span text:style-name="T2">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" xml:id="id245" draw:id="id245" draw:layer="layout" svg:width="5.969cm" svg:height="1.016cm" svg:x="130.286cm" svg:y="15.732cm">
          <text:p text:style-name="P2"><text:span text:style-name="T1">Вот и славно. Давай мы тебя развяжем.</text:span></text:p>
          <text:p text:style-name="P2"><text:span text:style-name="T1">Только веди себя спокой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1" draw:id="id241" draw:layer="layout" svg:width="4.445cm" svg:height="0.508cm" svg:x="130.286cm" svg:y="15.22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906cm" svg:y1="13.065cm" svg:x2="132.508cm" svg:y2="15.224cm" draw:start-shape="id240" draw:start-glue-point="3" draw:end-shape="id241" draw:end-glue-point="0" svg:d="M137906 13065h-5398v2159" svg:viewBox="0 0 5399 2160">
          <text:p/>
        </draw:connector>
        <draw:custom-shape draw:style-name="gr88" draw:text-style-name="P9" xml:id="id243" draw:id="id243" draw:layer="layout" svg:width="7.874cm" svg:height="1.143cm" svg:x="136.382cm" svg:y="9.001cm">
          <text:p text:style-name="P2"><text:span text:style-name="T1">Видите как в палату зашла медсестра и двое санитаров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8.112cm" svg:x2="140.319cm" svg:y2="9.001cm" draw:start-shape="id242" draw:start-glue-point="3" draw:end-shape="id243" draw:end-glue-point="0" svg:d="M145018 8112h-4699v889" svg:viewBox="0 0 4700 890">
          <text:p/>
        </draw:connector>
        <draw:connector draw:style-name="gr7" draw:text-style-name="P2" draw:layer="layout" svg:x1="140.319cm" svg:y1="10.144cm" svg:x2="138.604cm" svg:y2="11.287cm" draw:start-shape="id243" draw:start-glue-point="2" draw:end-shape="id244" draw:end-glue-point="0" svg:d="M140319 10144v571h-1715v572" svg:viewBox="0 0 1716 1144">
          <text:p/>
        </draw:connector>
        <draw:custom-shape draw:style-name="gr89" draw:text-style-name="P9" xml:id="id246" draw:id="id246" draw:layer="layout" svg:width="11.43cm" svg:height="1.143cm" svg:x="127.492cm" svg:y="17.637cm">
          <text:p text:style-name="P2"><text:span text:style-name="T1">Вас наконец то отвязывают от кровати. </text:span></text:p>
          <text:p text:style-name="P2"><text:span text:style-name="T1">Вам страшно, сможете ли Вы самостоятельно встать и идти.</text:span></text:p>
          <text:p text:style-name="P2"><text:span text:style-name="T1">Но на Ваше удивление спокойно встаёте, чувствуя только небольшую слабос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27cm" svg:y1="16.748cm" svg:x2="133.207cm" svg:y2="17.637cm" draw:start-shape="id245" draw:start-glue-point="2" draw:end-shape="id246" draw:end-glue-point="0" svg:d="M133270 16748v444h-63v445" svg:viewBox="0 0 64 890">
          <text:p/>
        </draw:connector>
        <draw:custom-shape draw:style-name="gr77" draw:text-style-name="P3" xml:id="id248" draw:id="id248" draw:layer="layout" svg:width="5.969cm" svg:height="1.016cm" svg:x="130.177cm" svg:y="20.511cm">
          <text:p text:style-name="P2"><text:span text:style-name="T1">Как ты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47" draw:id="id247" draw:layer="layout" svg:width="4.445cm" svg:height="0.508cm" svg:x="130.177cm" svg:y="20.00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8.78cm" svg:x2="132.399cm" svg:y2="20.003cm" draw:start-shape="id246" draw:start-glue-point="2" draw:end-shape="id247" draw:end-glue-point="0" svg:d="M133207 18780v611h-808v612" svg:viewBox="0 0 809 1224">
          <text:p/>
        </draw:connector>
        <draw:custom-shape draw:style-name="gr43" draw:text-style-name="P3" draw:layer="layout" svg:width="4.699cm" svg:height="1.016cm" svg:x="131.937cm" svg:y="23.225cm">
          <text:p text:style-name="P2"><text:span text:style-name="T1">Голова немного кружит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49" draw:id="id249" draw:layer="layout" svg:width="1.397cm" svg:height="0.508cm" svg:x="131.937cm" svg:y="22.7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0" draw:id="id250" draw:layer="layout" svg:width="2.032cm" svg:height="0.508cm" svg:x="131.937cm" svg:y="24.241cm">
          <text:p text:style-name="P2"><text:span text:style-name="T2">MyHe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161cm" svg:y1="21.527cm" svg:x2="132.635cm" svg:y2="22.717cm" draw:start-shape="id248" draw:start-glue-point="2" draw:end-shape="id249" draw:end-glue-point="0" svg:d="M133161 21527v595h-526v595" svg:viewBox="0 0 527 1191">
          <text:p/>
        </draw:connector>
        <draw:custom-shape draw:style-name="gr90" draw:text-style-name="P3" xml:id="id252" draw:id="id252" draw:layer="layout" svg:width="7.322cm" svg:height="0.962cm" svg:x="128.933cm" svg:y="26.835cm">
          <text:p text:style-name="P2"><text:span text:style-name="T1">Это пройдет. </text:span></text:p>
          <text:p text:style-name="P2"><text:span text:style-name="T1">Давай я провожу тебя до туалета и покажу где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1" draw:id="id251" draw:layer="layout" svg:width="4.445cm" svg:height="0.508cm" svg:x="128.933cm" svg:y="26.32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953cm" svg:y1="24.749cm" svg:x2="131.155cm" svg:y2="26.327cm" draw:start-shape="id250" draw:start-glue-point="2" draw:end-shape="id251" draw:end-glue-point="0" svg:d="M132953 24749v789h-1798v789" svg:viewBox="0 0 1799 1579">
          <text:p/>
        </draw:connector>
        <draw:custom-shape draw:style-name="gr37" draw:text-style-name="P3" draw:layer="layout" svg:width="3.175cm" svg:height="1.016cm" svg:x="131.556cm" svg:y="29.448cm">
          <text:p text:style-name="P2"><text:span text:style-name="T1">А потом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3" draw:id="id253" draw:layer="layout" svg:width="1.397cm" svg:height="0.508cm" svg:x="131.556cm" svg:y="28.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4" draw:id="id254" draw:layer="layout" svg:width="2.032cm" svg:height="0.508cm" svg:x="131.556cm" svg:y="30.464cm">
          <text:p text:style-name="P2"><text:span text:style-name="T2">WhatN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94cm" svg:y1="27.797cm" svg:x2="132.254cm" svg:y2="28.94cm" draw:start-shape="id252" draw:start-glue-point="2" draw:end-shape="id253" draw:end-glue-point="0" svg:d="M132594 27797v572h-340v571" svg:viewBox="0 0 341 1144">
          <text:p/>
        </draw:connector>
        <draw:custom-shape draw:style-name="gr90" draw:text-style-name="P3" xml:id="id256" draw:id="id256" draw:layer="layout" svg:width="7.322cm" svg:height="0.962cm" svg:x="130.335cm" svg:y="32.607cm">
          <text:p text:style-name="P2"><text:span text:style-name="T1">Отведу тебя в столовую, а затем на прием к докто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5" draw:id="id255" draw:layer="layout" svg:width="4.445cm" svg:height="0.508cm" svg:x="130.335cm" svg:y="32.09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572cm" svg:y1="30.972cm" svg:x2="132.557cm" svg:y2="32.099cm" draw:start-shape="id254" draw:start-glue-point="2" draw:end-shape="id255" draw:end-glue-point="0" svg:d="M132572 30972v564h-15v563" svg:viewBox="0 0 16 1128">
          <text:p/>
        </draw:connector>
        <draw:custom-shape draw:style-name="gr91" draw:text-style-name="P3" draw:layer="layout" svg:width="4.318cm" svg:height="1.016cm" svg:x="131.249cm" svg:y="35.386cm">
          <text:p text:style-name="P2"><text:span text:style-name="T1">Хорошо. Я объясню доктору, </text:span></text:p>
          <text:p text:style-name="P2"><text:span text:style-name="T1">что произошла ошибка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57" draw:id="id257" draw:layer="layout" svg:width="1.397cm" svg:height="0.508cm" svg:x="131.249cm" svg:y="34.87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58" draw:id="id258" draw:layer="layout" svg:width="2.032cm" svg:height="0.508cm" svg:x="131.249cm" svg:y="36.402cm">
          <text:p text:style-name="P2"><text:span text:style-name="T2">Gr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996cm" svg:y1="33.569cm" svg:x2="131.947cm" svg:y2="34.878cm" draw:start-shape="id256" draw:start-glue-point="2" draw:end-shape="id257" draw:end-glue-point="0" svg:d="M133996 33569v655h-2049v654" svg:viewBox="0 0 2050 1310">
          <text:p/>
        </draw:connector>
        <draw:custom-shape draw:style-name="gr92" draw:text-style-name="P3" xml:id="id260" draw:id="id260" draw:layer="layout" svg:width="5.099cm" svg:height="0.962cm" svg:x="130.794cm" svg:y="38.646cm">
          <text:p text:style-name="P2"><text:span text:style-name="T1">Не сомневаюсь. Пойде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59" draw:id="id259" draw:layer="layout" svg:width="4.445cm" svg:height="0.508cm" svg:x="130.794cm" svg:y="38.13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265cm" svg:y1="36.91cm" svg:x2="133.016cm" svg:y2="38.138cm" draw:start-shape="id258" draw:start-glue-point="2" draw:end-shape="id259" draw:end-glue-point="0" svg:d="M132265 36910v614h751v614" svg:viewBox="0 0 752 1229">
          <text:p/>
        </draw:connector>
        <draw:custom-shape draw:style-name="gr93" draw:text-style-name="P9" xml:id="id261" draw:id="id261" draw:layer="layout" svg:width="7.62cm" svg:height="1.143cm" svg:x="129.524cm" svg:y="40.624cm">
          <text:p text:style-name="P2"><text:span text:style-name="T1">Медсестра ведет Вас в знакомый уже туалет.</text:span></text:p>
          <text:p text:style-name="P2"><text:span text:style-name="T1">Санитары не идут за Вами, а уходят по своим дела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3.343cm" svg:y1="39.608cm" svg:x2="133.334cm" svg:y2="40.624cm" draw:start-shape="id260" draw:start-glue-point="2" draw:end-shape="id261" draw:end-glue-point="0" svg:d="M133343 39608v508h-9v508" svg:viewBox="0 0 10 1017">
          <text:p/>
        </draw:connector>
        <draw:custom-shape draw:style-name="gr92" draw:text-style-name="P3" xml:id="id263" draw:id="id263" draw:layer="layout" svg:width="5.099cm" svg:height="0.962cm" svg:x="131.048cm" svg:y="43.418cm">
          <text:p text:style-name="P2"><text:span text:style-name="T1">Приступай. Пожалуйста, </text:span></text:p>
          <text:p text:style-name="P2"><text:span text:style-name="T1">у меня ещё много де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62" draw:id="id262" draw:layer="layout" svg:width="4.445cm" svg:height="0.508cm" svg:x="131.048cm" svg:y="42.9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334cm" svg:y1="41.767cm" svg:x2="133.27cm" svg:y2="42.91cm" draw:start-shape="id261" draw:start-glue-point="2" draw:end-shape="id262" draw:end-glue-point="0" svg:d="M133334 41767v571h-64v572" svg:viewBox="0 0 65 1144">
          <text:p/>
        </draw:connector>
        <draw:custom-shape draw:style-name="gr91" draw:text-style-name="P3" draw:layer="layout" svg:width="4.318cm" svg:height="1.016cm" svg:x="127.746cm" svg:y="45.831cm">
          <text:p text:style-name="P2"><text:span text:style-name="T1">Справить нужду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4" draw:id="id264" draw:layer="layout" svg:width="1.397cm" svg:height="0.508cm" svg:x="127.746cm" svg:y="45.32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5" draw:id="id265" draw:layer="layout" svg:width="2.032cm" svg:height="0.508cm" svg:x="127.746cm" svg:y="46.847cm">
          <text:p text:style-name="P2"><text:span text:style-name="T2">P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48cm" svg:y1="43.899cm" svg:x2="128.444cm" svg:y2="45.323cm" draw:start-shape="id263" draw:start-glue-point="3" draw:end-shape="id264" draw:end-glue-point="0" svg:d="M131048 43899h-2604v1424" svg:viewBox="0 0 2605 1425">
          <text:p/>
        </draw:connector>
        <draw:custom-shape draw:style-name="gr93" draw:text-style-name="P9" xml:id="id266" draw:id="id266" draw:layer="layout" svg:width="7.62cm" svg:height="1.143cm" svg:x="126.095cm" svg:y="48.625cm">
          <text:p text:style-name="P2"><text:span text:style-name="T1">Заходите в свободную кабинку и делаете свое дело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8.762cm" svg:y1="47.355cm" svg:x2="129.905cm" svg:y2="48.625cm" draw:start-shape="id265" draw:start-glue-point="2" draw:end-shape="id266" svg:d="M128762 47355v635h1143v635" svg:viewBox="0 0 1144 1271">
          <text:p/>
        </draw:connector>
        <draw:custom-shape draw:style-name="gr91" draw:text-style-name="P3" draw:layer="layout" svg:width="4.318cm" svg:height="1.016cm" svg:x="128.508cm" svg:y="51.419cm">
          <text:p text:style-name="P2"><text:span text:style-name="T1">Помыть руки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7" draw:id="id267" draw:layer="layout" svg:width="1.397cm" svg:height="0.508cm" svg:x="128.508cm" svg:y="50.91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68" draw:id="id268" draw:layer="layout" svg:width="2.032cm" svg:height="0.508cm" svg:x="128.508cm" svg:y="52.435cm">
          <text:p text:style-name="P2"><text:span text:style-name="T2">WashH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905cm" svg:y1="49.768cm" svg:x2="129.206cm" svg:y2="50.911cm" draw:start-shape="id266" draw:start-glue-point="2" draw:end-shape="id267" draw:end-glue-point="0" svg:d="M129905 49768v571h-699v572" svg:viewBox="0 0 700 1144">
          <text:p/>
        </draw:connector>
        <draw:custom-shape draw:style-name="gr94" draw:text-style-name="P9" xml:id="id269" draw:id="id269" draw:layer="layout" svg:width="8.763cm" svg:height="1.778cm" svg:x="126.222cm" svg:y="53.705cm">
          <text:p text:style-name="P2"><text:span text:style-name="T1">Выходите из кабинки и подходите к раковине.</text:span></text:p>
          <text:p text:style-name="P2"><text:span text:style-name="T1">Смотрите в зеркало у раковины и вскрикиваете от увиденного.</text:span></text:p>
          <text:p text:style-name="P2"><text:span text:style-name="T1">Перед Вами лицо совершенно неизвестной девушки.</text:span></text:p>
          <text:p text:style-name="P2"><text:span text:style-name="T1">От испуга Вы замираете на месте, </text:span></text:p>
          <text:p text:style-name="P2"><text:span text:style-name="T1">глазами разглядывая лицо незнаком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29.524cm" svg:y1="52.943cm" svg:x2="130.603cm" svg:y2="53.705cm" draw:start-shape="id268" draw:start-glue-point="2" draw:end-shape="id269" draw:end-glue-point="0" svg:d="M129524 52943v381h1079v381" svg:viewBox="0 0 1080 763">
          <text:p/>
        </draw:connector>
        <draw:custom-shape draw:style-name="gr92" draw:text-style-name="P3" xml:id="id271" draw:id="id271" draw:layer="layout" svg:width="5.099cm" svg:height="0.962cm" svg:x="128.108cm" svg:y="57.442cm">
          <text:p text:style-name="P2"><text:span text:style-name="T1">Что с тобой, Элис? Тебе плох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0" draw:id="id270" draw:layer="layout" svg:width="4.445cm" svg:height="0.508cm" svg:x="128.108cm" svg:y="56.934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0.603cm" svg:y1="55.483cm" svg:x2="130.33cm" svg:y2="56.934cm" draw:start-shape="id269" draw:start-glue-point="2" draw:end-shape="id270" draw:end-glue-point="0" svg:d="M130603 55483v726h-273v725" svg:viewBox="0 0 274 1452">
          <text:p/>
        </draw:connector>
        <draw:custom-shape draw:style-name="gr95" draw:text-style-name="P9" xml:id="id272" draw:id="id272" draw:layer="layout" svg:width="7.211cm" svg:height="1.143cm" svg:x="127.492cm" svg:y="59.293cm">
          <text:p text:style-name="P2"><text:span text:style-name="T1">Руки Агаты нырнули в карман за успокоительны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57cm" svg:y1="58.404cm" svg:x2="131.097cm" svg:y2="59.293cm" draw:start-shape="id271" draw:start-glue-point="2" draw:end-shape="id272" draw:end-glue-point="0" svg:d="M130657 58404v444h440v445" svg:viewBox="0 0 441 890">
          <text:p/>
        </draw:connector>
        <draw:custom-shape draw:style-name="gr91" draw:text-style-name="P3" draw:layer="layout" svg:width="4.318cm" svg:height="1.016cm" svg:x="130.043cm" svg:y="62.495cm">
          <text:p text:style-name="P2"><text:span text:style-name="T1">[Соврать] Всё нормально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73" draw:id="id273" draw:layer="layout" svg:width="1.397cm" svg:height="0.508cm" svg:x="130.043cm" svg:y="61.9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74" draw:id="id274" draw:layer="layout" svg:width="2.032cm" svg:height="0.508cm" svg:x="130.043cm" svg:y="63.511cm">
          <text:p text:style-name="P2"><text:span text:style-name="T2">LieNorm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097cm" svg:y1="60.436cm" svg:x2="130.741cm" svg:y2="61.987cm" draw:start-shape="id272" draw:start-glue-point="2" draw:end-shape="id273" draw:end-glue-point="0" svg:d="M131097 60436v775h-356v776" svg:viewBox="0 0 357 1552">
          <text:p/>
        </draw:connector>
        <draw:custom-shape draw:style-name="gr92" draw:text-style-name="P3" xml:id="id276" draw:id="id276" draw:layer="layout" svg:width="5.099cm" svg:height="0.962cm" svg:x="128.87cm" svg:y="66.024cm">
          <text:p text:style-name="P2"><text:span text:style-name="T1">Хорошо. Пойдем покажу душ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5" draw:id="id275" draw:layer="layout" svg:width="4.445cm" svg:height="0.508cm" svg:x="128.87cm" svg:y="65.51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059cm" svg:y1="64.019cm" svg:x2="131.092cm" svg:y2="65.516cm" draw:start-shape="id274" draw:start-glue-point="2" draw:end-shape="id275" svg:d="M131059 64019v749h33v748" svg:viewBox="0 0 34 1498">
          <text:p/>
        </draw:connector>
        <draw:custom-shape draw:style-name="gr96" draw:text-style-name="P9" xml:id="id277" draw:id="id277" draw:layer="layout" svg:width="8.636cm" svg:height="1.905cm" svg:x="127.111cm" svg:y="68.183cm">
          <text:p text:style-name="P2"><text:span text:style-name="T1">Выходите обратно в коридор и заходите <text:s/>в дверь напротив.</text:span></text:p>
          <text:p text:style-name="P2"><text:span text:style-name="T1">В комнате под душем уже моется две пациентки.</text:span></text:p>
          <text:p text:style-name="P2"><text:span text:style-name="T1">Все открыто, все видно. </text:span></text:p>
          <text:p text:style-name="P2"><text:span text:style-name="T1">Вам становится не по себе от мысли, что нужно будет мыться</text:span></text:p>
          <text:p text:style-name="P2"><text:span text:style-name="T1">когда все Вас ви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419cm" svg:y1="66.986cm" svg:x2="131.429cm" svg:y2="68.183cm" draw:start-shape="id276" draw:start-glue-point="2" draw:end-shape="id277" draw:end-glue-point="0" svg:d="M131419 66986v598h10v599" svg:viewBox="0 0 11 1198">
          <text:p/>
        </draw:connector>
        <draw:custom-shape draw:style-name="gr97" draw:text-style-name="P3" xml:id="id279" draw:id="id279" draw:layer="layout" svg:width="7.232cm" svg:height="0.962cm" svg:x="128.254cm" svg:y="71.666cm">
          <text:p text:style-name="P2"><text:span text:style-name="T1">Раздевайся. </text:span></text:p>
          <text:p text:style-name="P2"><text:span text:style-name="T1">Пока ты моешься я принесу тебе чистую одеж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78" draw:id="id278" draw:layer="layout" svg:width="4.445cm" svg:height="0.508cm" svg:x="128.254cm" svg:y="71.158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429cm" svg:y1="70.088cm" svg:x2="130.476cm" svg:y2="71.158cm" draw:start-shape="id277" draw:start-glue-point="2" draw:end-shape="id278" draw:end-glue-point="0" svg:d="M131429 70088v535h-953v535" svg:viewBox="0 0 954 1071">
          <text:p/>
        </draw:connector>
        <draw:custom-shape draw:style-name="gr91" draw:text-style-name="P3" draw:layer="layout" svg:width="4.318cm" svg:height="1.016cm" svg:x="129.651cm" svg:y="74.914cm">
          <text:p text:style-name="P2"><text:span text:style-name="T1">Раздеться и начать мытьс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0" draw:id="id280" draw:layer="layout" svg:width="1.397cm" svg:height="0.508cm" svg:x="129.651cm" svg:y="74.4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1" draw:id="id281" draw:layer="layout" svg:width="2.032cm" svg:height="0.508cm" svg:x="129.651cm" svg:y="75.93cm">
          <text:p text:style-name="P2"><text:span text:style-name="T2">BeginWa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87cm" svg:y1="72.628cm" svg:x2="130.349cm" svg:y2="74.406cm" draw:start-shape="id279" draw:start-glue-point="2" draw:end-shape="id280" draw:end-glue-point="0" svg:d="M131870 72628v889h-1521v889" svg:viewBox="0 0 1522 1779">
          <text:p/>
        </draw:connector>
        <draw:custom-shape draw:style-name="gr95" draw:text-style-name="P9" xml:id="id282" draw:id="id282" draw:layer="layout" svg:width="7.211cm" svg:height="1.143cm" svg:x="128.409cm" svg:y="77.835cm">
          <text:p text:style-name="P2"><text:span text:style-name="T1">Медсестра забрала грязную одежду </text:span></text:p>
          <text:p text:style-name="P2"><text:span text:style-name="T1">и пошла за н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0.667cm" svg:y1="76.438cm" svg:x2="132.014cm" svg:y2="77.835cm" draw:start-shape="id281" draw:start-glue-point="2" draw:end-shape="id282" draw:end-glue-point="0" svg:d="M130667 76438v698h1347v699" svg:viewBox="0 0 1348 1398">
          <text:p/>
        </draw:connector>
        <draw:custom-shape draw:style-name="gr98" draw:text-style-name="P3" xml:id="id284" draw:id="id284" draw:layer="layout" svg:width="4.826cm" svg:height="0.962cm" svg:x="129.524cm" svg:y="80.883cm">
          <text:p text:style-name="P2"><text:span text:style-name="T1">Эй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3" draw:id="id283" draw:layer="layout" svg:width="4.445cm" svg:height="0.508cm" svg:x="129.524cm" svg:y="80.37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014cm" svg:y1="78.978cm" svg:x2="131.746cm" svg:y2="80.375cm" draw:start-shape="id282" draw:start-glue-point="2" draw:end-shape="id283" svg:d="M132014 78978v698h-268v699" svg:viewBox="0 0 269 1398">
          <text:p/>
        </draw:connector>
        <draw:custom-shape draw:style-name="gr91" draw:text-style-name="P3" draw:layer="layout" svg:width="4.318cm" svg:height="1.016cm" svg:x="130.54cm" svg:y="85.963cm">
          <text:p text:style-name="P2"><text:span text:style-name="T1">Я не буйная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86" draw:id="id286" draw:layer="layout" svg:width="1.397cm" svg:height="0.508cm" svg:x="130.54cm" svg:y="85.45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87" draw:id="id287" draw:layer="layout" svg:width="2.032cm" svg:height="0.508cm" svg:x="130.54cm" svg:y="86.979cm">
          <text:p text:style-name="P2"><text:span text:style-name="T2">Not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9" xml:id="id285" draw:id="id285" draw:layer="layout" svg:width="7.211cm" svg:height="1.143cm" svg:x="128.381cm" svg:y="82.915cm">
          <text:p text:style-name="P2"><text:span text:style-name="T1">Вы немного удивлены, что с Вами</text:span></text:p>
          <text:p text:style-name="P2"><text:span text:style-name="T1">заговорили в таком месте, когда Вы моетесь.</text:span></text:p>
          <text:p text:style-name="P2"><text:span text:style-name="T1">Ответили первое, что пришло в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1.937cm" svg:y1="81.845cm" svg:x2="131.986cm" svg:y2="82.915cm" draw:start-shape="id284" draw:start-glue-point="2" draw:end-shape="id285" draw:end-glue-point="0" svg:d="M131937 81845v535h49v535" svg:viewBox="0 0 50 1071">
          <text:p/>
        </draw:connector>
        <draw:connector draw:style-name="gr7" draw:text-style-name="P2" draw:layer="layout" svg:x1="131.986cm" svg:y1="84.058cm" svg:x2="131.238cm" svg:y2="85.455cm" draw:start-shape="id285" draw:start-glue-point="2" draw:end-shape="id286" draw:end-glue-point="0" svg:d="M131986 84058v698h-748v699" svg:viewBox="0 0 749 1398">
          <text:p/>
        </draw:connector>
        <draw:custom-shape draw:style-name="gr98" draw:text-style-name="P3" xml:id="id289" draw:id="id289" draw:layer="layout" svg:width="4.826cm" svg:height="0.962cm" svg:x="130.159cm" svg:y="89.065cm">
          <text:p text:style-name="P2"><text:span text:style-name="T1">Не хочешь мне ничего сказ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88" draw:id="id288" draw:layer="layout" svg:width="4.445cm" svg:height="0.508cm" svg:x="130.159cm" svg:y="88.557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556cm" svg:y1="87.487cm" svg:x2="132.381cm" svg:y2="88.557cm" draw:start-shape="id287" draw:start-glue-point="2" draw:end-shape="id288" draw:end-glue-point="0" svg:d="M131556 87487v535h825v535" svg:viewBox="0 0 826 1071">
          <text:p/>
        </draw:connector>
        <draw:custom-shape draw:style-name="gr91" draw:text-style-name="P3" draw:layer="layout" svg:width="4.318cm" svg:height="1.016cm" svg:x="130.667cm" svg:y="91.678cm">
          <text:p text:style-name="P2"><text:span text:style-name="T1">Нет. А должн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0" draw:id="id290" draw:layer="layout" svg:width="1.397cm" svg:height="0.508cm" svg:x="130.667cm" svg:y="91.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1" draw:id="id291" draw:layer="layout" svg:width="2.032cm" svg:height="0.508cm" svg:x="130.667cm" svg:y="92.694cm">
          <text:p text:style-name="P2"><text:span text:style-name="T2">NoW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572cm" svg:y1="90.027cm" svg:x2="131.365cm" svg:y2="91.17cm" draw:start-shape="id289" draw:start-glue-point="2" draw:end-shape="id290" draw:end-glue-point="0" svg:d="M132572 90027v572h-1207v571" svg:viewBox="0 0 1208 1144">
          <text:p/>
        </draw:connector>
        <draw:custom-shape draw:style-name="gr98" draw:text-style-name="P3" xml:id="id293" draw:id="id293" draw:layer="layout" svg:width="4.826cm" svg:height="0.962cm" svg:x="130.286cm" svg:y="94.853cm">
          <text:p text:style-name="P2"><text:span text:style-name="T1">Ты что, ничего не помни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2" draw:id="id292" draw:layer="layout" svg:width="4.445cm" svg:height="0.508cm" svg:x="130.286cm" svg:y="94.345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683cm" svg:y1="93.202cm" svg:x2="132.508cm" svg:y2="94.345cm" draw:start-shape="id291" draw:start-glue-point="2" draw:end-shape="id292" draw:end-glue-point="0" svg:d="M131683 93202v572h825v571" svg:viewBox="0 0 826 1144">
          <text:p/>
        </draw:connector>
        <draw:custom-shape draw:style-name="gr91" draw:text-style-name="P3" draw:layer="layout" svg:width="4.318cm" svg:height="1.016cm" svg:x="130.794cm" svg:y="97.647cm">
          <text:p text:style-name="P2"><text:span text:style-name="T1">Не понимаю о чем ты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94" draw:id="id294" draw:layer="layout" svg:width="1.397cm" svg:height="0.508cm" svg:x="130.794cm" svg:y="97.13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95" draw:id="id295" draw:layer="layout" svg:width="2.032cm" svg:height="0.508cm" svg:x="130.794cm" svg:y="98.663cm">
          <text:p text:style-name="P2"><text:span text:style-name="T2">DontUnderst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2.699cm" svg:y1="95.815cm" svg:x2="131.492cm" svg:y2="97.139cm" draw:start-shape="id293" draw:start-glue-point="2" draw:end-shape="id294" draw:end-glue-point="0" svg:d="M132699 95815v662h-1207v662" svg:viewBox="0 0 1208 1325">
          <text:p/>
        </draw:connector>
        <draw:custom-shape draw:style-name="gr98" draw:text-style-name="P3" xml:id="id297" draw:id="id297" draw:layer="layout" svg:width="4.826cm" svg:height="0.962cm" svg:x="130.794cm" svg:y="100.822cm">
          <text:p text:style-name="P2"><text:span text:style-name="T1">Ну лад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6" draw:id="id296" draw:layer="layout" svg:width="4.445cm" svg:height="0.508cm" svg:x="130.794cm" svg:y="100.314cm">
          <text:p text:style-name="P2"><text:span text:style-name="T1">НЕИЗВЕСТНАЯ ПАЦИЕТК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1.81cm" svg:y1="99.171cm" svg:x2="133.016cm" svg:y2="100.314cm" draw:start-shape="id295" draw:start-glue-point="2" draw:end-shape="id296" draw:end-glue-point="0" svg:d="M131810 99171v572h1206v571" svg:viewBox="0 0 1207 1144">
          <text:p/>
        </draw:connector>
        <draw:custom-shape draw:style-name="gr95" draw:text-style-name="P9" xml:id="id298" draw:id="id298" draw:layer="layout" svg:width="7.211cm" svg:height="1.143cm" svg:x="129.933cm" svg:y="102.727cm">
          <text:p text:style-name="P2"><text:span text:style-name="T1">Незнакомка хочет сказать ещё, но в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3" xml:id="id300" draw:id="id300" draw:layer="layout" svg:width="7.232cm" svg:height="0.962cm" svg:x="131.182cm" svg:y="105.575cm">
          <text:p text:style-name="P2"><text:span text:style-name="T1">Лора приставала к тебе,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99" draw:id="id299" draw:layer="layout" svg:width="4.445cm" svg:height="0.508cm" svg:x="131.182cm" svg:y="105.06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207cm" svg:y1="101.784cm" svg:x2="133.538cm" svg:y2="102.727cm" draw:start-shape="id297" draw:start-glue-point="2" draw:end-shape="id298" draw:end-glue-point="0" svg:d="M133207 101784v471h331v472" svg:viewBox="0 0 332 944">
          <text:p/>
        </draw:connector>
        <draw:connector draw:style-name="gr7" draw:text-style-name="P2" draw:layer="layout" svg:x1="133.538cm" svg:y1="103.87cm" svg:x2="133.404cm" svg:y2="105.067cm" draw:start-shape="id298" draw:start-glue-point="2" draw:end-shape="id299" draw:end-glue-point="0" svg:d="M133538 103870v598h-134v599" svg:viewBox="0 0 135 1198">
          <text:p/>
        </draw:connector>
        <draw:custom-shape draw:style-name="gr99" draw:text-style-name="P3" draw:layer="layout" svg:width="5.461cm" svg:height="1.016cm" svg:x="131.302cm" svg:y="108.315cm">
          <text:p text:style-name="P2"><text:span text:style-name="T1">[Сарказм] Кажется мы подружились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1" draw:id="id301" draw:layer="layout" svg:width="1.397cm" svg:height="0.508cm" svg:x="131.302cm" svg:y="107.80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2" draw:id="id302" draw:layer="layout" svg:width="2.032cm" svg:height="0.508cm" svg:x="131.302cm" svg:y="109.331cm">
          <text:p text:style-name="P2"><text:span text:style-name="T2">SarcasmFrie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98cm" svg:y1="106.537cm" svg:x2="132cm" svg:y2="107.807cm" draw:start-shape="id300" draw:start-glue-point="2" draw:end-shape="id301" draw:end-glue-point="0" svg:d="M134798 106537v635h-2798v635" svg:viewBox="0 0 2799 1271">
          <text:p/>
        </draw:connector>
        <draw:custom-shape draw:style-name="gr97" draw:text-style-name="P3" xml:id="id304" draw:id="id304" draw:layer="layout" svg:width="7.232cm" svg:height="0.962cm" svg:x="131.194cm" svg:y="111.451cm">
          <text:p text:style-name="P2"><text:span text:style-name="T4">Ну и замечательно. </text:span><text:span text:style-name="T1">Пожалуйста, заканчивай мыться.</text:span></text:p>
          <text:p text:style-name="P2"><text:span text:style-name="T1">И пойдем в столову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3" draw:id="id303" draw:layer="layout" svg:width="4.445cm" svg:height="0.508cm" svg:x="131.194cm" svg:y="110.94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2.318cm" svg:y1="109.839cm" svg:x2="133.416cm" svg:y2="110.943cm" draw:start-shape="id302" draw:start-glue-point="2" draw:end-shape="id303" draw:end-glue-point="0" svg:d="M132318 109839v552h1098v552" svg:viewBox="0 0 1099 1105">
          <text:p/>
        </draw:connector>
        <draw:custom-shape draw:style-name="gr95" draw:text-style-name="P9" xml:id="id305" draw:id="id305" draw:layer="layout" svg:width="7.211cm" svg:height="1.143cm" svg:x="131.203cm" svg:y="113.522cm">
          <text:p text:style-name="P2"><text:span text:style-name="T1">Вы выключаете воду, вытираетесь и надеваете</text:span></text:p>
          <text:p text:style-name="P2"><text:span text:style-name="T1">чистую одежду. Медсестра выводит Вас в коридор </text:span></text:p>
          <text:p text:style-name="P2"><text:span text:style-name="T1">и ведёт в столовую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1cm" svg:y1="112.413cm" svg:x2="134.808cm" svg:y2="113.522cm" draw:start-shape="id304" draw:start-glue-point="2" draw:end-shape="id305" draw:end-glue-point="0" svg:d="M134810 112413v554h-2v555" svg:viewBox="0 0 3 1110">
          <text:p/>
        </draw:connector>
        <draw:custom-shape draw:style-name="gr99" draw:text-style-name="P3" draw:layer="layout" svg:width="5.461cm" svg:height="1.016cm" svg:x="132.445cm" svg:y="117.078cm">
          <text:p text:style-name="P2"><text:span text:style-name="T1">А кто эта Лора?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06" draw:id="id306" draw:layer="layout" svg:width="1.397cm" svg:height="0.508cm" svg:x="132.445cm" svg:y="116.5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07" draw:id="id307" draw:layer="layout" svg:width="2.032cm" svg:height="0.508cm" svg:x="132.445cm" svg:y="118.094cm">
          <text:p text:style-name="P2"><text:span text:style-name="T2">WhoIsLor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808cm" svg:y1="114.665cm" svg:x2="133.143cm" svg:y2="116.57cm" draw:start-shape="id305" draw:start-glue-point="2" draw:end-shape="id306" draw:end-glue-point="0" svg:d="M134808 114665v952h-1665v953" svg:viewBox="0 0 1666 1906">
          <text:p/>
        </draw:connector>
        <draw:custom-shape draw:style-name="gr100" draw:text-style-name="P3" xml:id="id309" draw:id="id309" draw:layer="layout" svg:width="7.994cm" svg:height="0.962cm" svg:x="131.563cm" svg:y="120.253cm">
          <text:p text:style-name="P2"><text:span text:style-name="T1">Извини, я не хочу обсуждать с тобой других пациентов.</text:span></text:p>
          <text:p text:style-name="P2"><text:span text:style-name="T1">Просто, постарайся не задевать её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08" draw:id="id308" draw:layer="layout" svg:width="4.445cm" svg:height="0.508cm" svg:x="131.563cm" svg:y="119.745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3.461cm" svg:y1="118.602cm" svg:x2="133.785cm" svg:y2="119.745cm" draw:start-shape="id307" draw:start-glue-point="2" draw:end-shape="id308" draw:end-glue-point="0" svg:d="M133461 118602v572h324v571" svg:viewBox="0 0 325 1144">
          <text:p/>
        </draw:connector>
        <draw:custom-shape draw:style-name="gr101" draw:text-style-name="P9" xml:id="id310" draw:id="id310" draw:layer="layout" svg:width="10.16cm" svg:height="2.286cm" svg:x="130.413cm" svg:y="122.412cm">
          <text:p text:style-name="P2"><text:span text:style-name="T1">Скоро дошли до столовой. </text:span></text:p>
          <text:p text:style-name="P2"><text:span text:style-name="T1">Вы осмотрели помещение в которое зашли.</text:span></text:p>
          <text:p text:style-name="P2"><text:span text:style-name="T1">В центре обеденного зала столики, за которыми </text:span></text:p>
          <text:p text:style-name="P2"><text:span text:style-name="T1">уже сидели пациентки. </text:span></text:p>
          <text:p text:style-name="P2"><text:span text:style-name="T1">У одной стены была линия раздачи, </text:span></text:p>
          <text:p text:style-name="P2"><text:span text:style-name="T1">за которой стояла очередь, а на линии работала буфетчица.</text:span></text:p>
          <text:p text:style-name="P2"><text:span text:style-name="T1">Полная женщина, лет 50-т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5.56cm" svg:y1="121.215cm" svg:x2="135.493cm" svg:y2="122.412cm" draw:start-shape="id309" draw:start-glue-point="2" draw:end-shape="id310" draw:end-glue-point="0" svg:d="M135560 121215v599h-67v598" svg:viewBox="0 0 68 1198">
          <text:p/>
        </draw:connector>
        <draw:custom-shape draw:style-name="gr102" draw:text-style-name="P3" xml:id="id313" draw:id="id313" draw:layer="layout" svg:width="5.247cm" svg:height="0.962cm" svg:x="133.461cm" svg:y="126.149cm">
          <text:p text:style-name="P2"><text:span text:style-name="T1">Элис, вставай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1" draw:id="id311" draw:layer="layout" svg:width="4.445cm" svg:height="0.508cm" svg:x="133.461cm" svg:y="125.641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24.698cm" svg:x2="135.683cm" svg:y2="125.641cm" draw:start-shape="id310" draw:start-glue-point="2" draw:end-shape="id311" draw:end-glue-point="0" svg:d="M135493 124698v472h190v471" svg:viewBox="0 0 191 944">
          <text:p/>
        </draw:connector>
        <draw:custom-shape draw:style-name="gr99" draw:text-style-name="P3" draw:layer="layout" svg:width="5.461cm" svg:height="1.016cm" svg:x="133.715cm" svg:y="129.016cm">
          <text:p text:style-name="P2"><text:span text:style-name="T1">Встать в очередь за едой.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312" draw:id="id312" draw:layer="layout" svg:width="1.397cm" svg:height="0.508cm" svg:x="133.715cm" svg:y="128.5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4" draw:id="id314" draw:layer="layout" svg:width="2.032cm" svg:height="0.508cm" svg:x="133.715cm" svg:y="130.032cm">
          <text:p text:style-name="P2"><text:span text:style-name="T2">GetInL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413cm" svg:y1="128.508cm" svg:x2="136.084cm" svg:y2="127.111cm" draw:start-shape="id312" draw:start-glue-point="0" draw:end-shape="id313" draw:end-glue-point="2" svg:d="M134413 128508v-698h1671v-699" svg:viewBox="0 0 1672 1398">
          <text:p/>
        </draw:connector>
        <draw:custom-shape draw:style-name="gr103" draw:text-style-name="P9" xml:id="id315" draw:id="id315" draw:layer="layout" svg:width="8.354cm" svg:height="1.27cm" svg:x="132.854cm" svg:y="131.556cm">
          <text:p text:style-name="P2"><text:span text:style-name="T1">Очередь медленно двигается. </text:span></text:p>
          <text:p text:style-name="P2"><text:span text:style-name="T1">Перед Вами осталась одна девушка. </text:span></text:p>
          <text:p text:style-name="P2"><text:span text:style-name="T1">Она подошла к подготовленному подносу с едой и засты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4.731cm" svg:y1="130.54cm" svg:x2="137.031cm" svg:y2="131.556cm" draw:start-shape="id314" draw:start-glue-point="2" draw:end-shape="id315" draw:end-glue-point="0" svg:d="M134731 130540v508h2300v508" svg:viewBox="0 0 2301 1017">
          <text:p/>
        </draw:connector>
        <draw:custom-shape draw:style-name="gr99" draw:text-style-name="P3" draw:layer="layout" svg:width="5.461cm" svg:height="1.016cm" svg:x="134.604cm" svg:y="139.188cm">
          <text:p text:style-name="P2"><text:span text:style-name="T1">Пожалуйста, можно побыстре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18" draw:id="id318" draw:layer="layout" svg:width="2.032cm" svg:height="0.508cm" svg:x="134.604cm" svg:y="140.204cm">
          <text:p text:style-name="P2"><text:span text:style-name="T2">Hurry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34.605cm" svg:y="138.69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04" draw:text-style-name="P9" xml:id="id316" draw:id="id316" draw:layer="layout" svg:width="8.763cm" svg:height="1.016cm" svg:x="132.191cm" svg:y="141.601cm">
          <text:p text:style-name="P2"><text:span text:style-name="T1">К застывшей пациентке подходит незнакомая Вам медсестра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3" xml:id="id319" draw:id="id319" draw:layer="layout" svg:width="7.787cm" svg:height="0.962cm" svg:x="133.294cm" svg:y="144.195cm">
          <text:p text:style-name="P2"><text:span text:style-name="T1">Элис, потерпи немного. Сейчас я её отведу за стол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17" draw:id="id317" draw:layer="layout" svg:width="4.445cm" svg:height="0.508cm" svg:x="133.294cm" svg:y="143.687cm">
          <text:p text:style-name="P2"><text:span text:style-name="T1">НЕИЗВЕСТНАЯ МЕДСЕСТ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572cm" svg:y1="142.617cm" svg:x2="135.516cm" svg:y2="143.687cm" draw:start-shape="id316" draw:start-glue-point="2" draw:end-shape="id317" svg:d="M136572 142617v535h-1056v535" svg:viewBox="0 0 1057 1071">
          <text:p/>
        </draw:connector>
        <draw:connector draw:style-name="gr7" draw:text-style-name="P2" draw:layer="layout" svg:x1="135.62cm" svg:y1="140.712cm" svg:x2="136.572cm" svg:y2="141.601cm" draw:start-shape="id318" draw:start-glue-point="2" draw:end-shape="id316" draw:end-glue-point="0" svg:d="M135620 140712v445h952v444" svg:viewBox="0 0 953 890">
          <text:p/>
        </draw:connector>
        <draw:custom-shape draw:style-name="gr49" draw:text-style-name="P9" xml:id="id320" draw:id="id320" draw:layer="layout" svg:width="8.763cm" svg:height="1.651cm" svg:x="132.826cm" svg:y="146.173cm">
          <text:p text:style-name="P2"><text:span text:style-name="T1">Медсестра взялась руками за плечи девушки, </text:span></text:p>
          <text:p text:style-name="P2"><text:span text:style-name="T1">развернула в сторону зала и повела к столику. </text:span></text:p>
          <text:p text:style-name="P2"><text:span text:style-name="T1">Затем вернулась за едой и отнесла её пациентке.</text:span></text:p>
          <text:p text:style-name="P2"><text:span text:style-name="T1">Наконец наступает Ваша очередь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187cm" svg:y1="145.157cm" svg:x2="137.207cm" svg:y2="146.173cm" draw:start-shape="id319" draw:start-glue-point="2" draw:end-shape="id320" svg:d="M137187 145157v508h20v508" svg:viewBox="0 0 21 1017">
          <text:p/>
        </draw:connector>
        <draw:frame draw:style-name="gr106" draw:text-style-name="P1" draw:layer="layout" svg:width="10.493cm" svg:height="0.962cm" svg:x="124.825cm" svg:y="136.255cm">
          <draw:text-box>
            <text:p>Немного расширить и доработать</text:p>
          </draw:text-box>
        </draw:frame>
        <draw:custom-shape draw:style-name="gr99" draw:text-style-name="P3" draw:layer="layout" svg:width="5.461cm" svg:height="1.016cm" svg:x="134.477cm" svg:y="149.59cm">
          <text:p text:style-name="P2"><text:span text:style-name="T1">Добрый ден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3" draw:id="id323" draw:layer="layout" svg:width="2.032cm" svg:height="0.508cm" svg:x="134.477cm" svg:y="150.606cm">
          <text:p text:style-name="P2"><text:span text:style-name="T2">Hel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1" draw:id="id321" draw:layer="layout" svg:width="1.397cm" svg:height="0.508cm" svg:x="134.478cm" svg:y="149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07cm" svg:y1="147.824cm" svg:x2="135.176cm" svg:y2="149.094cm" draw:start-shape="id320" draw:start-glue-point="2" draw:end-shape="id321" draw:end-glue-point="0" svg:d="M137207 147824v635h-2031v635" svg:viewBox="0 0 2032 1271">
          <text:p/>
        </draw:connector>
        <draw:custom-shape draw:style-name="gr105" draw:text-style-name="P3" draw:layer="layout" svg:width="7.787cm" svg:height="0.962cm" svg:x="133.461cm" svg:y="134.477cm">
          <text:p text:style-name="P2"><text:span text:style-name="T1">Привет, Эрика, всё нормальн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2" draw:id="id322" draw:layer="layout" svg:width="4.445cm" svg:height="0.508cm" svg:x="133.461cm" svg:y="133.96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031cm" svg:y1="132.826cm" svg:x2="135.683cm" svg:y2="133.969cm" draw:start-shape="id315" draw:start-glue-point="2" draw:end-shape="id322" draw:end-glue-point="0" svg:d="M137031 132826v572h-1348v571" svg:viewBox="0 0 1349 1144">
          <text:p/>
        </draw:connector>
        <draw:custom-shape draw:style-name="gr105" draw:text-style-name="P3" xml:id="id325" draw:id="id325" draw:layer="layout" svg:width="7.787cm" svg:height="0.962cm" svg:x="134.206cm" svg:y="152.867cm">
          <text:p text:style-name="P2"><text:span text:style-name="T1">Привет. Ты новенькая? Как тебя зовут? Меня Битс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4" draw:id="id324" draw:layer="layout" svg:width="4.445cm" svg:height="0.508cm" svg:x="134.206cm" svg:y="152.35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5.493cm" svg:y1="151.114cm" svg:x2="136.428cm" svg:y2="152.359cm" draw:start-shape="id323" draw:start-glue-point="2" draw:end-shape="id324" draw:end-glue-point="0" svg:d="M135493 151114v623h935v622" svg:viewBox="0 0 936 1246">
          <text:p/>
        </draw:connector>
        <draw:custom-shape draw:style-name="gr99" draw:text-style-name="P3" draw:layer="layout" svg:width="5.461cm" svg:height="1.016cm" svg:x="135.366cm" svg:y="155.305cm">
          <text:p text:style-name="P2"><text:span text:style-name="T1">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27" draw:id="id327" draw:layer="layout" svg:width="2.032cm" svg:height="0.508cm" svg:x="135.366cm" svg:y="156.321cm">
          <text:p text:style-name="P2"><text:span text:style-name="T2">MyName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26" draw:id="id326" draw:layer="layout" svg:width="1.397cm" svg:height="0.508cm" svg:x="135.367cm" svg:y="154.8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099cm" svg:y1="153.829cm" svg:x2="136.065cm" svg:y2="154.809cm" draw:start-shape="id325" draw:start-glue-point="2" draw:end-shape="id326" draw:end-glue-point="0" svg:d="M138099 153829v490h-2034v490" svg:viewBox="0 0 2035 981">
          <text:p/>
        </draw:connector>
        <draw:custom-shape draw:style-name="gr105" draw:text-style-name="P3" xml:id="id329" draw:id="id329" draw:layer="layout" svg:width="7.787cm" svg:height="0.962cm" svg:x="135.072cm" svg:y="158.607cm">
          <text:p text:style-name="P2"><text:span text:style-name="T1">Какую кашу любишь?</text:span></text:p>
          <text:p text:style-name="P2"><text:span text:style-name="T1">Есть манная, овсяная и гречневая с молок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28" draw:id="id328" draw:layer="layout" svg:width="4.445cm" svg:height="0.508cm" svg:x="135.072cm" svg:y="158.099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6.382cm" svg:y1="156.829cm" svg:x2="137.294cm" svg:y2="158.099cm" draw:start-shape="id327" draw:start-glue-point="2" draw:end-shape="id328" draw:end-glue-point="0" svg:d="M136382 156829v635h912v635" svg:viewBox="0 0 913 1271">
          <text:p/>
        </draw:connector>
        <draw:custom-shape draw:style-name="gr99" draw:text-style-name="P3" draw:layer="layout" svg:width="5.461cm" svg:height="1.016cm" svg:x="136.382cm" svg:y="161.516cm">
          <text:p text:style-name="P2"><text:span text:style-name="T1">Гречневую с молок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1" draw:id="id331" draw:layer="layout" svg:width="2.032cm" svg:height="0.508cm" svg:x="136.382cm" svg:y="162.532cm">
          <text:p text:style-name="P2"><text:span text:style-name="T2">Buckwh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0" draw:id="id330" draw:layer="layout" svg:width="1.397cm" svg:height="0.508cm" svg:x="136.383cm" svg:y="161.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65cm" svg:y1="159.569cm" svg:x2="137.081cm" svg:y2="161.02cm" draw:start-shape="id329" draw:start-glue-point="2" draw:end-shape="id330" draw:end-glue-point="0" svg:d="M138965 159569v726h-1884v725" svg:viewBox="0 0 1885 1452">
          <text:p/>
        </draw:connector>
        <draw:custom-shape draw:style-name="gr107" draw:text-style-name="P9" xml:id="id332" draw:id="id332" draw:layer="layout" svg:width="9.652cm" svg:height="1.016cm" svg:x="133.588cm" svg:y="164.322cm">
          <text:p text:style-name="P2"><text:span text:style-name="T1">Битси принесла тарелку с кашей. </text:span></text:p>
          <text:p text:style-name="P2"><text:span text:style-name="T1">Поставила кашу, стакан с компотом и кусок белого хлеба на подно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398cm" svg:y1="163.04cm" svg:x2="138.414cm" svg:y2="164.322cm" draw:start-shape="id331" draw:start-glue-point="2" draw:end-shape="id332" draw:end-glue-point="0" svg:d="M137398 163040v641h1016v641" svg:viewBox="0 0 1017 1283">
          <text:p/>
        </draw:connector>
        <draw:custom-shape draw:style-name="gr99" draw:text-style-name="P3" draw:layer="layout" svg:width="5.461cm" svg:height="1.016cm" svg:x="136.255cm" svg:y="167.104cm">
          <text:p text:style-name="P2"><text:span text:style-name="T1">Спасибо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4" draw:id="id334" draw:layer="layout" svg:width="2.032cm" svg:height="0.508cm" svg:x="136.255cm" svg:y="168.12cm">
          <text:p text:style-name="P2"><text:span text:style-name="T2">Than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3" draw:id="id333" draw:layer="layout" svg:width="1.397cm" svg:height="0.508cm" svg:x="136.256cm" svg:y="166.60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414cm" svg:y1="165.338cm" svg:x2="136.954cm" svg:y2="166.608cm" draw:start-shape="id332" draw:start-glue-point="2" draw:end-shape="id333" draw:end-glue-point="0" svg:d="M138414 165338v635h-1460v635" svg:viewBox="0 0 1461 1271">
          <text:p/>
        </draw:connector>
        <draw:custom-shape draw:style-name="gr108" draw:text-style-name="P3" xml:id="id337" draw:id="id337" draw:layer="layout" svg:width="5.232cm" svg:height="0.962cm" svg:x="135.087cm" svg:y="170.345cm">
          <text:p text:style-name="P2"><text:span text:style-name="T1">На здоровье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35" draw:id="id335" draw:layer="layout" svg:width="4.445cm" svg:height="0.508cm" svg:x="135.087cm" svg:y="169.837cm">
          <text:p text:style-name="P2"><text:span text:style-name="T1">БУФЕТЧИЦА БИТС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7.271cm" svg:y1="168.628cm" svg:x2="137.309cm" svg:y2="169.837cm" draw:start-shape="id334" draw:start-glue-point="2" draw:end-shape="id335" draw:end-glue-point="0" svg:d="M137271 168628v605h38v604" svg:viewBox="0 0 39 1210">
          <text:p/>
        </draw:connector>
        <draw:custom-shape draw:style-name="gr109" draw:text-style-name="P9" xml:id="id336" draw:id="id336" draw:layer="layout" svg:width="9.652cm" svg:height="1.397cm" svg:x="133.461cm" svg:y="172.45cm">
          <text:p text:style-name="P2"><text:span text:style-name="T1">Вы берете поднос с едой и разворачиваетесь в зал.</text:span></text:p>
          <text:p text:style-name="P2"><text:span text:style-name="T1">Видите Агату, она жестами приглашала сесть за столик,</text:span></text:p>
          <text:p text:style-name="P2"><text:span text:style-name="T1">Рядом с которым она стоя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8.287cm" svg:y1="172.45cm" svg:x2="137.703cm" svg:y2="171.307cm" draw:start-shape="id336" draw:start-glue-point="0" draw:end-shape="id337" draw:end-glue-point="2" svg:d="M138287 172450v-572h-584v-571" svg:viewBox="0 0 585 1144">
          <text:p/>
        </draw:connector>
        <draw:custom-shape draw:style-name="gr99" draw:text-style-name="P3" draw:layer="layout" svg:width="5.461cm" svg:height="1.016cm" svg:x="136.001cm" svg:y="175.613cm">
          <text:p text:style-name="P2"><text:span text:style-name="T1">Подойти к столику Агат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39" draw:id="id339" draw:layer="layout" svg:width="2.032cm" svg:height="0.508cm" svg:x="136.001cm" svg:y="176.629cm">
          <text:p text:style-name="P2"><text:span text:style-name="T2">Go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38" draw:id="id338" draw:layer="layout" svg:width="1.397cm" svg:height="0.508cm" svg:x="136.002cm" svg:y="175.11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287cm" svg:y1="173.847cm" svg:x2="136.7cm" svg:y2="175.117cm" draw:start-shape="id336" draw:start-glue-point="2" draw:end-shape="id338" draw:end-glue-point="0" svg:d="M138287 173847v635h-1587v635" svg:viewBox="0 0 1588 1271">
          <text:p/>
        </draw:connector>
        <draw:custom-shape draw:style-name="gr110" draw:text-style-name="P9" xml:id="id340" draw:id="id340" draw:layer="layout" svg:width="9.652cm" svg:height="1.778cm" svg:x="133.842cm" svg:y="178.292cm">
          <text:p text:style-name="P2"><text:span text:style-name="T1">Медленно, пытаясь не растерять еду и уклоняясь от других пациентов,</text:span></text:p>
          <text:p text:style-name="P2"><text:span text:style-name="T1">Вы подходите к месту где стоит медсестра. Столик был на шесть мест.</text:span></text:p>
          <text:p text:style-name="P2"><text:span text:style-name="T1">За столиком сидели три пациентки и одна медсестра. </text:span></text:p>
          <text:p text:style-name="P2"><text:span text:style-name="T1">Одну пациентку Вы уже видели, это была «застывшая» Эрик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7.017cm" svg:y1="177.137cm" svg:x2="138.668cm" svg:y2="178.292cm" draw:start-shape="id339" draw:start-glue-point="2" draw:end-shape="id340" draw:end-glue-point="0" svg:d="M137017 177137v578h1651v577" svg:viewBox="0 0 1652 1156">
          <text:p/>
        </draw:connector>
        <draw:custom-shape draw:style-name="gr111" draw:text-style-name="P3" xml:id="id342" draw:id="id342" draw:layer="layout" svg:width="6.898cm" svg:height="1.397cm" svg:x="136.215cm" svg:y="181.467cm">
          <text:p text:style-name="P2"><text:span text:style-name="T1">Элис, присаживай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1" draw:id="id341" draw:layer="layout" svg:width="4.445cm" svg:height="0.508cm" svg:x="136.215cm" svg:y="180.959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668cm" svg:y1="180.07cm" svg:x2="138.437cm" svg:y2="180.959cm" draw:start-shape="id340" draw:start-glue-point="2" draw:end-shape="id341" draw:end-glue-point="0" svg:d="M138668 180070v445h-231v444" svg:viewBox="0 0 232 890">
          <text:p/>
        </draw:connector>
        <draw:custom-shape draw:style-name="gr112" draw:text-style-name="P9" xml:id="id343" draw:id="id343" draw:layer="layout" svg:width="5.842cm" svg:height="1.016cm" svg:x="136.737cm" svg:y="183.749cm">
          <text:p text:style-name="P2"><text:span text:style-name="T1">Вы присаживаетес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39.664cm" svg:y1="182.864cm" svg:x2="139.658cm" svg:y2="183.749cm" draw:start-shape="id342" draw:start-glue-point="2" draw:end-shape="id343" draw:end-glue-point="0" svg:d="M139664 182864v442h-6v443" svg:viewBox="0 0 7 886">
          <text:p/>
        </draw:connector>
        <draw:custom-shape draw:style-name="gr113" draw:text-style-name="P3" xml:id="id347" draw:id="id347" draw:layer="layout" svg:width="6.898cm" svg:height="1.613cm" svg:x="136.89cm" svg:y="189.214cm">
          <text:p text:style-name="P2"><text:span text:style-name="T1">Элис, подожди. Я представлю Вас. </text:span></text:p>
          <text:p text:style-name="P2"><text:span text:style-name="T1">Это медсестра Ингрид. </text:span></text:p>
          <text:p text:style-name="P2"><text:span text:style-name="T1">Эрику ты знаешь. (Обращается к остальным)</text:span></text:p>
          <text:p text:style-name="P2"><text:span text:style-name="T1">Девушки, представь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6" draw:id="id346" draw:layer="layout" svg:width="4.445cm" svg:height="0.508cm" svg:x="136.89cm" svg:y="188.70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ustom-shape draw:style-name="gr99" draw:text-style-name="P3" draw:layer="layout" svg:width="5.461cm" svg:height="1.016cm" svg:x="136.89cm" svg:y="186.281cm">
          <text:p text:style-name="P2"><text:span text:style-name="T1">Начать ес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45" draw:id="id345" draw:layer="layout" svg:width="2.032cm" svg:height="0.508cm" svg:x="136.89cm" svg:y="187.297cm">
          <text:p text:style-name="P2"><text:span text:style-name="T2">E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44" draw:id="id344" draw:layer="layout" svg:width="1.397cm" svg:height="0.508cm" svg:x="136.891cm" svg:y="185.78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58cm" svg:y1="184.765cm" svg:x2="137.589cm" svg:y2="185.785cm" draw:start-shape="id343" draw:start-glue-point="2" draw:end-shape="id344" draw:end-glue-point="0" svg:d="M139658 184765v510h-2069v510" svg:viewBox="0 0 2070 1021">
          <text:p/>
        </draw:connector>
        <draw:connector draw:style-name="gr7" draw:text-style-name="P2" draw:layer="layout" svg:x1="137.906cm" svg:y1="187.805cm" svg:x2="139.112cm" svg:y2="188.706cm" draw:start-shape="id345" draw:start-glue-point="2" draw:end-shape="id346" draw:end-glue-point="0" svg:d="M137906 187805v451h1206v450" svg:viewBox="0 0 1207 902">
          <text:p/>
        </draw:connector>
        <draw:custom-shape draw:style-name="gr114" draw:text-style-name="P3" xml:id="id351" draw:id="id351" draw:layer="layout" svg:width="6.898cm" svg:height="0.955cm" svg:x="137.144cm" svg:y="194.99cm">
          <text:p text:style-name="P2"><text:span text:style-name="T1">Я Лиза и ты мне не нравишься. </text:span></text:p>
          <text:p text:style-name="P2"><text:span text:style-name="T1">Бог говорит, ты не та за кого себя выда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0" draw:id="id350" draw:layer="layout" svg:width="4.445cm" svg:height="0.508cm" svg:x="137.144cm" svg:y="194.48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ustom-shape draw:style-name="gr114" draw:text-style-name="P3" xml:id="id349" draw:id="id349" draw:layer="layout" svg:width="6.898cm" svg:height="0.955cm" svg:x="136.904cm" svg:y="192.371cm">
          <text:p text:style-name="P2"><text:span text:style-name="T1">Меня зовут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48" draw:id="id348" draw:layer="layout" svg:width="4.445cm" svg:height="0.508cm" svg:x="136.904cm" svg:y="191.86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339cm" svg:y1="190.827cm" svg:x2="139.126cm" svg:y2="191.863cm" draw:start-shape="id347" draw:start-glue-point="2" draw:end-shape="id348" draw:end-glue-point="0" svg:d="M140339 190827v518h-1213v518" svg:viewBox="0 0 1214 1037">
          <text:p/>
        </draw:connector>
        <draw:connector draw:style-name="gr7" draw:text-style-name="P2" draw:layer="layout" svg:x1="140.353cm" svg:y1="193.326cm" svg:x2="139.366cm" svg:y2="194.482cm" draw:start-shape="id349" draw:start-glue-point="2" draw:end-shape="id350" draw:end-glue-point="0" svg:d="M140353 193326v578h-987v578" svg:viewBox="0 0 988 1157">
          <text:p/>
        </draw:connector>
        <draw:custom-shape draw:style-name="gr99" draw:text-style-name="P3" draw:layer="layout" svg:width="5.461cm" svg:height="1.016cm" svg:x="137.906cm" svg:y="197.965cm">
          <text:p text:style-name="P2"><text:span text:style-name="T1">Приятно познаком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3" draw:id="id353" draw:layer="layout" svg:width="2.032cm" svg:height="0.508cm" svg:x="137.906cm" svg:y="198.981cm">
          <text:p text:style-name="P2"><text:span text:style-name="T2">GoodMe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2" draw:id="id352" draw:layer="layout" svg:width="1.397cm" svg:height="0.508cm" svg:x="137.907cm" svg:y="197.4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593cm" svg:y1="195.945cm" svg:x2="138.605cm" svg:y2="197.469cm" draw:start-shape="id351" draw:start-glue-point="2" draw:end-shape="id352" draw:end-glue-point="0" svg:d="M140593 195945v762h-1988v762" svg:viewBox="0 0 1989 1525">
          <text:p/>
        </draw:connector>
        <draw:custom-shape draw:style-name="gr115" draw:text-style-name="P3" xml:id="id355" draw:id="id355" draw:layer="layout" svg:width="6.263cm" svg:height="1.043cm" svg:x="137.866cm" svg:y="201.125cm">
          <text:p text:style-name="P2"><text:span text:style-name="T1">Лиза, веди себя прилично.</text:span></text:p>
          <text:p text:style-name="P2"><text:span text:style-name="T1">Не заставляй меня сообщать </text:span></text:p>
          <text:p text:style-name="P2"><text:span text:style-name="T1">доктору Элизабет о твоем поведении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4" draw:id="id354" draw:layer="layout" svg:width="4.445cm" svg:height="0.508cm" svg:x="137.866cm" svg:y="200.6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8.922cm" svg:y1="199.489cm" svg:x2="140.088cm" svg:y2="200.617cm" draw:start-shape="id353" draw:start-glue-point="2" draw:end-shape="id354" draw:end-glue-point="0" svg:d="M138922 199489v564h1166v564" svg:viewBox="0 0 1167 1129">
          <text:p/>
        </draw:connector>
        <draw:custom-shape draw:style-name="gr116" draw:text-style-name="P3" xml:id="id358" draw:id="id358" draw:layer="layout" svg:width="6.128cm" svg:height="0.955cm" svg:x="138.287cm" svg:y="203.565cm">
          <text:p text:style-name="P2"><text:span text:style-name="T1">Да пожалуйста. Мне всё равн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56" draw:id="id356" draw:layer="layout" svg:width="4.445cm" svg:height="0.508cm" svg:x="138.287cm" svg:y="203.05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97cm" svg:y1="202.168cm" svg:x2="140.509cm" svg:y2="203.057cm" draw:start-shape="id355" draw:start-glue-point="2" draw:end-shape="id356" draw:end-glue-point="0" svg:d="M140997 202168v444h-488v445" svg:viewBox="0 0 489 890">
          <text:p/>
        </draw:connector>
        <draw:custom-shape draw:style-name="gr99" draw:text-style-name="P3" draw:layer="layout" svg:width="5.461cm" svg:height="1.016cm" svg:x="138.668cm" svg:y="206.105cm">
          <text:p text:style-name="P2"><text:span text:style-name="T1">Все нормально. Я не держу обиды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59" draw:id="id359" draw:layer="layout" svg:width="2.032cm" svg:height="0.508cm" svg:x="138.668cm" svg:y="207.121cm">
          <text:p text:style-name="P2"><text:span text:style-name="T2">Al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57" draw:id="id357" draw:layer="layout" svg:width="1.397cm" svg:height="0.508cm" svg:x="138.669cm" svg:y="205.6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367cm" svg:y1="205.609cm" svg:x2="141.351cm" svg:y2="204.52cm" draw:start-shape="id357" draw:start-glue-point="0" draw:end-shape="id358" draw:end-glue-point="2" svg:d="M139367 205609v-545h1984v-544" svg:viewBox="0 0 1985 1090">
          <text:p/>
        </draw:connector>
        <draw:custom-shape draw:style-name="gr117" draw:text-style-name="P3" xml:id="id361" draw:id="id361" draw:layer="layout" svg:width="6.263cm" svg:height="1.282cm" svg:x="138.397cm" svg:y="209.268cm">
          <text:p text:style-name="P2"><text:span text:style-name="T1">Дело не в обиде. </text:span></text:p>
          <text:p text:style-name="P2"><text:span text:style-name="T1">Лиза должна научится контролировать себя</text:span></text:p>
          <text:p text:style-name="P2"><text:span text:style-name="T1">в обществ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0" draw:id="id360" draw:layer="layout" svg:width="4.445cm" svg:height="0.508cm" svg:x="138.397cm" svg:y="208.7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39.684cm" svg:y1="207.629cm" svg:x2="140.619cm" svg:y2="208.76cm" draw:start-shape="id359" draw:start-glue-point="2" draw:end-shape="id360" svg:d="M139684 207629v566h935v565" svg:viewBox="0 0 936 1132">
          <text:p/>
        </draw:connector>
        <draw:custom-shape draw:style-name="gr116" draw:text-style-name="P3" xml:id="id363" draw:id="id363" draw:layer="layout" svg:width="6.128cm" svg:height="0.955cm" svg:x="139.049cm" svg:y="212.135cm">
          <text:p text:style-name="P2"><text:span text:style-name="T1">Где ты нашла тут общество, Агата.</text:span></text:p>
          <text:p text:style-name="P2"><text:span text:style-name="T1">Сборище чокнутых безбожников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2" draw:id="id362" draw:layer="layout" svg:width="4.445cm" svg:height="0.508cm" svg:x="139.049cm" svg:y="211.62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28cm" svg:y1="210.55cm" svg:x2="141.271cm" svg:y2="211.627cm" draw:start-shape="id361" draw:start-glue-point="2" draw:end-shape="id362" draw:end-glue-point="0" svg:d="M141528 210550v539h-257v538" svg:viewBox="0 0 258 1078">
          <text:p/>
        </draw:connector>
        <draw:custom-shape draw:style-name="gr116" draw:text-style-name="P3" xml:id="id365" draw:id="id365" draw:layer="layout" svg:width="6.128cm" svg:height="0.955cm" svg:x="139.131cm" svg:y="214.481cm">
          <text:p text:style-name="P2"><text:span text:style-name="T1">Лиза, прекрати, чего ты добиваеш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4" draw:id="id364" draw:layer="layout" svg:width="4.445cm" svg:height="0.508cm" svg:x="139.131cm" svg:y="213.97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13cm" svg:y1="213.09cm" svg:x2="141.353cm" svg:y2="213.973cm" draw:start-shape="id363" draw:start-glue-point="2" draw:end-shape="id364" draw:end-glue-point="0" svg:d="M142113 213090v441h-760v442" svg:viewBox="0 0 761 884">
          <text:p/>
        </draw:connector>
        <draw:custom-shape draw:style-name="gr116" draw:text-style-name="P3" xml:id="id367" draw:id="id367" draw:layer="layout" svg:width="6.128cm" svg:height="0.955cm" svg:x="139.157cm" svg:y="216.786cm">
          <text:p text:style-name="P2"><text:span text:style-name="T1">Что бы она ушла (показывает на Вас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6" draw:id="id366" draw:layer="layout" svg:width="4.445cm" svg:height="0.508cm" svg:x="139.157cm" svg:y="216.2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195cm" svg:y1="215.436cm" svg:x2="141.379cm" svg:y2="216.278cm" draw:start-shape="id365" draw:start-glue-point="2" draw:end-shape="id366" draw:end-glue-point="0" svg:d="M142195 215436v421h-816v421" svg:viewBox="0 0 817 843">
          <text:p/>
        </draw:connector>
        <draw:custom-shape draw:style-name="gr117" draw:text-style-name="P3" xml:id="id369" draw:id="id369" draw:layer="layout" svg:width="6.263cm" svg:height="1.282cm" svg:x="139.43cm" svg:y="219.174cm">
          <text:p text:style-name="P2"><text:span text:style-name="T1">Ну все, достаточно, Элис никуда не пойдет,</text:span></text:p>
          <text:p text:style-name="P2"><text:span text:style-name="T1">а вот ты пойдешь в свою палат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68" draw:id="id368" draw:layer="layout" svg:width="4.445cm" svg:height="0.508cm" svg:x="139.43cm" svg:y="218.666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221cm" svg:y1="217.741cm" svg:x2="141.652cm" svg:y2="218.666cm" draw:start-shape="id367" draw:start-glue-point="2" draw:end-shape="id368" draw:end-glue-point="0" svg:d="M142221 217741v462h-569v463" svg:viewBox="0 0 570 926">
          <text:p/>
        </draw:connector>
        <draw:custom-shape draw:style-name="gr99" draw:text-style-name="P3" draw:layer="layout" svg:width="5.461cm" svg:height="1.016cm" svg:x="139.938cm" svg:y="221.841cm">
          <text:p text:style-name="P2"><text:span text:style-name="T1">Нет проблем, я могу уй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1" draw:id="id371" draw:layer="layout" svg:width="2.032cm" svg:height="0.508cm" svg:x="139.938cm" svg:y="222.857cm">
          <text:p text:style-name="P2"><text:span text:style-name="T2">ICan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0" draw:id="id370" draw:layer="layout" svg:width="1.397cm" svg:height="0.508cm" svg:x="139.939cm" svg:y="221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561cm" svg:y1="220.456cm" svg:x2="140.637cm" svg:y2="221.345cm" draw:start-shape="id369" draw:start-glue-point="2" draw:end-shape="id370" draw:end-glue-point="0" svg:d="M142561 220456v445h-1924v444" svg:viewBox="0 0 1925 890">
          <text:p/>
        </draw:connector>
        <draw:custom-shape draw:style-name="gr117" draw:text-style-name="P3" xml:id="id373" draw:id="id373" draw:layer="layout" svg:width="6.263cm" svg:height="1.282cm" svg:x="139.684cm" svg:y="225.028cm">
          <text:p text:style-name="P2"><text:span text:style-name="T1">Элис, сиди. Уйдет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2" draw:id="id372" draw:layer="layout" svg:width="4.445cm" svg:height="0.508cm" svg:x="139.684cm" svg:y="224.52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0.954cm" svg:y1="223.365cm" svg:x2="141.906cm" svg:y2="224.52cm" draw:start-shape="id371" draw:start-glue-point="2" draw:end-shape="id372" draw:end-glue-point="0" svg:d="M140954 223365v578h952v577" svg:viewBox="0 0 953 1156">
          <text:p/>
        </draw:connector>
        <draw:custom-shape draw:style-name="gr116" draw:text-style-name="P3" xml:id="id375" draw:id="id375" draw:layer="layout" svg:width="6.128cm" svg:height="0.955cm" svg:x="139.938cm" svg:y="227.883cm">
          <text:p text:style-name="P2"><text:span text:style-name="T1">Ладно. Я уйду. Горите в ад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4" draw:id="id374" draw:layer="layout" svg:width="4.445cm" svg:height="0.508cm" svg:x="139.938cm" svg:y="227.37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815cm" svg:y1="226.31cm" svg:x2="142.16cm" svg:y2="227.375cm" draw:start-shape="id373" draw:start-glue-point="2" draw:end-shape="id374" draw:end-glue-point="0" svg:d="M142815 226310v533h-655v532" svg:viewBox="0 0 656 1066">
          <text:p/>
        </draw:connector>
        <draw:custom-shape draw:style-name="gr118" draw:text-style-name="P9" xml:id="id376" draw:id="id376" draw:layer="layout" svg:width="7.62cm" svg:height="1.077cm" svg:x="139.176cm" svg:y="229.981cm">
          <text:p text:style-name="P2"><text:span text:style-name="T1">Лиза вскакивает из-за стола и быстро выходит за дверь</text:span></text:p>
          <text:p text:style-name="P2"><text:span text:style-name="T1">столов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002cm" svg:y1="228.838cm" svg:x2="142.986cm" svg:y2="229.981cm" draw:start-shape="id375" draw:start-glue-point="2" draw:end-shape="id376" draw:end-glue-point="0" svg:d="M143002 228838v571h-16v572" svg:viewBox="0 0 17 1144">
          <text:p/>
        </draw:connector>
        <draw:custom-shape draw:style-name="gr99" draw:text-style-name="P3" draw:layer="layout" svg:width="5.461cm" svg:height="1.016cm" svg:x="140.573cm" svg:y="232.89cm">
          <text:p text:style-name="P2"><text:span text:style-name="T1">Что это с ней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78" draw:id="id378" draw:layer="layout" svg:width="2.032cm" svg:height="0.508cm" svg:x="140.573cm" svg:y="233.906cm">
          <text:p text:style-name="P2"><text:span text:style-name="T2">WhatMa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77" draw:id="id377" draw:layer="layout" svg:width="1.397cm" svg:height="0.508cm" svg:x="140.574cm" svg:y="232.3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986cm" svg:y1="231.058cm" svg:x2="141.272cm" svg:y2="232.394cm" draw:start-shape="id376" draw:start-glue-point="2" draw:end-shape="id377" draw:end-glue-point="0" svg:d="M142986 231058v668h-1714v668" svg:viewBox="0 0 1715 1337">
          <text:p/>
        </draw:connector>
        <draw:custom-shape draw:style-name="gr116" draw:text-style-name="P3" xml:id="id380" draw:id="id380" draw:layer="layout" svg:width="6.128cm" svg:height="0.955cm" svg:x="140.31cm" svg:y="235.884cm">
          <text:p text:style-name="P2"><text:span text:style-name="T1">Не обращай внимания. </text:span></text:p>
          <text:p text:style-name="P2"><text:span text:style-name="T1">Обычно она не такая…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79" draw:id="id379" draw:layer="layout" svg:width="4.445cm" svg:height="0.508cm" svg:x="140.31cm" svg:y="235.3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589cm" svg:y1="234.414cm" svg:x2="142.532cm" svg:y2="235.376cm" draw:start-shape="id378" draw:start-glue-point="2" draw:end-shape="id379" draw:end-glue-point="0" svg:d="M141589 234414v481h943v481" svg:viewBox="0 0 944 963">
          <text:p/>
        </draw:connector>
        <draw:custom-shape draw:style-name="gr119" draw:text-style-name="P3" xml:id="id382" draw:id="id382" draw:layer="layout" svg:width="7.809cm" svg:height="1.235cm" svg:x="140.511cm" svg:y="238.525cm">
          <text:p text:style-name="P2"><text:span text:style-name="T1">Сестра Ингрид, пожалуйста, присмотрите за ними,</text:span></text:p>
          <text:p text:style-name="P2"><text:span text:style-name="T1">я должна поговорить с доктором о Лизе. </text:span></text:p>
          <text:p text:style-name="P2"><text:span text:style-name="T1">Похоже она прекратила пить лекарства. Я быстр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1" draw:id="id381" draw:layer="layout" svg:width="4.445cm" svg:height="0.508cm" svg:x="140.511cm" svg:y="238.017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374cm" svg:y1="236.839cm" svg:x2="142.733cm" svg:y2="238.017cm" draw:start-shape="id380" draw:start-glue-point="2" draw:end-shape="id381" svg:d="M143374 236839v589h-641v589" svg:viewBox="0 0 642 1179">
          <text:p/>
        </draw:connector>
        <draw:custom-shape draw:style-name="gr116" draw:text-style-name="P3" xml:id="id384" draw:id="id384" draw:layer="layout" svg:width="6.128cm" svg:height="0.955cm" svg:x="140.827cm" svg:y="241.472cm">
          <text:p text:style-name="P2"><text:span text:style-name="T1">Да, конечно, идите, я посмотр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3" draw:id="id383" draw:layer="layout" svg:width="4.445cm" svg:height="0.508cm" svg:x="140.827cm" svg:y="240.964cm">
          <text:p text:style-name="P2"><text:span text:style-name="T1">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415cm" svg:y1="239.76cm" svg:x2="143.049cm" svg:y2="240.964cm" draw:start-shape="id382" draw:start-glue-point="2" draw:end-shape="id383" draw:end-glue-point="0" svg:d="M144415 239760v602h-1366v602" svg:viewBox="0 0 1367 1205">
          <text:p/>
        </draw:connector>
        <draw:custom-shape draw:style-name="gr120" draw:text-style-name="P3" draw:layer="layout" svg:width="6.985cm" svg:height="1.016cm" svg:x="141.462cm" svg:y="243.812cm">
          <text:p text:style-name="P2"><text:span text:style-name="T1">А что бывает, если не принимать лекарства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86" draw:id="id386" draw:layer="layout" svg:width="2.032cm" svg:height="0.508cm" svg:x="141.462cm" svg:y="244.828cm">
          <text:p text:style-name="P2"><text:span text:style-name="T2">WhatHapp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5" draw:id="id385" draw:layer="layout" svg:width="1.397cm" svg:height="0.508cm" svg:x="141.463cm" svg:y="243.31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frame draw:style-name="gr121" draw:text-style-name="P1" draw:layer="layout" svg:width="5.904cm" svg:height="0.962cm" svg:x="133.08cm" svg:y="243.497cm">
          <draw:text-box>
            <text:p>Тут блок вопросов</text:p>
          </draw:text-box>
        </draw:frame>
        <draw:connector draw:style-name="gr7" draw:text-style-name="P2" draw:layer="layout" svg:x1="143.891cm" svg:y1="242.427cm" svg:x2="142.161cm" svg:y2="243.316cm" draw:start-shape="id384" draw:start-glue-point="2" draw:end-shape="id385" draw:end-glue-point="0" svg:d="M143891 242427v444h-1730v445" svg:viewBox="0 0 1731 890">
          <text:p/>
        </draw:connector>
        <draw:custom-shape draw:style-name="gr116" draw:text-style-name="P3" xml:id="id388" draw:id="id388" draw:layer="layout" svg:width="6.128cm" svg:height="0.955cm" svg:x="140.414cm" svg:y="247.38cm">
          <text:p text:style-name="P2"><text:span text:style-name="T1">Станешь как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87" draw:id="id387" draw:layer="layout" svg:width="4.445cm" svg:height="0.508cm" svg:x="140.414cm" svg:y="246.87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2.478cm" svg:y1="245.336cm" svg:x2="142.636cm" svg:y2="246.872cm" draw:start-shape="id386" draw:start-glue-point="2" draw:end-shape="id387" draw:end-glue-point="0" svg:d="M142478 245336v768h158v768" svg:viewBox="0 0 159 1537">
          <text:p/>
        </draw:connector>
        <draw:custom-shape draw:style-name="gr120" draw:text-style-name="P3" draw:layer="layout" svg:width="6.985cm" svg:height="1.016cm" svg:x="140.954cm" svg:y="249.793cm">
          <text:p text:style-name="P2"><text:span text:style-name="T1">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0" draw:id="id390" draw:layer="layout" svg:width="2.032cm" svg:height="0.508cm" svg:x="140.954cm" svg:y="250.809cm">
          <text:p text:style-name="P2"><text:span text:style-name="T2">Its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389" draw:id="id389" draw:layer="layout" svg:width="1.397cm" svg:height="0.508cm" svg:x="140.955cm" svg:y="249.29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478cm" svg:y1="248.335cm" svg:x2="141.653cm" svg:y2="249.297cm" draw:start-shape="id388" draw:start-glue-point="2" draw:end-shape="id389" draw:end-glue-point="0" svg:d="M143478 248335v481h-1825v481" svg:viewBox="0 0 1826 963">
          <text:p/>
        </draw:connector>
        <draw:custom-shape draw:style-name="gr116" draw:text-style-name="P3" xml:id="id392" draw:id="id392" draw:layer="layout" svg:width="6.128cm" svg:height="0.955cm" svg:x="140.668cm" svg:y="252.841cm">
          <text:p text:style-name="P2"><text:span text:style-name="T1">Да. Видела бы ты свое лицо.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1" draw:id="id391" draw:layer="layout" svg:width="4.445cm" svg:height="0.508cm" svg:x="140.668cm" svg:y="252.33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1.97cm" svg:y1="251.317cm" svg:x2="142.89cm" svg:y2="252.333cm" draw:start-shape="id390" draw:start-glue-point="2" draw:end-shape="id391" draw:end-glue-point="0" svg:d="M141970 251317v508h920v508" svg:viewBox="0 0 921 1017">
          <text:p/>
        </draw:connector>
        <draw:custom-shape draw:style-name="gr122" draw:text-style-name="P3" draw:layer="layout" svg:width="8.748cm" svg:height="1.838cm" svg:x="140.573cm" svg:y="255.321cm">
          <text:p text:style-name="P2"><text:span text:style-name="T1">Астрид шутит. У Эрики аутизм. </text:span></text:p>
          <text:p text:style-name="P2"><text:span text:style-name="T1">Она с рождения такая.</text:span></text:p>
          <text:p text:style-name="P2"><text:span text:style-name="T1">А если тебя уличат, </text:span></text:p>
          <text:p text:style-name="P2"><text:span text:style-name="T1">что не пьешь лекарства - в первый раз назначат уколы.</text:span></text:p>
          <text:p text:style-name="P2"><text:span text:style-name="T1">Потом наказание может быть более серьезны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3" draw:id="id393" draw:layer="layout" svg:width="4.445cm" svg:height="0.508cm" svg:x="140.573cm" svg:y="254.813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732cm" svg:y1="253.796cm" svg:x2="142.795cm" svg:y2="254.813cm" draw:start-shape="id392" draw:start-glue-point="2" draw:end-shape="id393" draw:end-glue-point="0" svg:d="M143732 253796v508h-937v509" svg:viewBox="0 0 938 1018">
          <text:p/>
        </draw:connector>
        <draw:custom-shape draw:style-name="gr120" draw:text-style-name="P3" draw:layer="layout" svg:width="6.985cm" svg:height="1.016cm" svg:x="140.954cm" svg:y="258.556cm">
          <text:p text:style-name="P2"><text:span text:style-name="T1">Понятно. Лучше не попадаться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399" draw:id="id399" draw:layer="layout" svg:width="2.032cm" svg:height="0.508cm" svg:x="140.954cm" svg:y="259.572cm">
          <text:p text:style-name="P2"><text:span text:style-name="T2">GetCau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397cm" svg:height="0.508cm" svg:x="140.955cm" svg:y="258.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396" draw:id="id396" draw:layer="layout" svg:width="6.496cm" svg:height="0.82cm" svg:x="140.981cm" svg:y="263.89cm">
          <text:p text:style-name="P2"><text:span text:style-name="T1">Очень смешно, Астрид.</text:span></text:p>
          <text:p text:style-name="P2"><text:span text:style-name="T1">Так, Элис, доедай быстрей, скоро придет Агат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8" draw:id="id398" draw:layer="layout" svg:width="4.445cm" svg:height="0.508cm" svg:x="140.981cm" svg:y="263.382cm">
          <text:p text:style-name="P2"><text:span text:style-name="T1">МЕДСЕСТРА ИНГРИД</text:span></text:p>
          <draw:enhanced-geometry svg:viewBox="0 0 21600 21600" draw:type="rectangle" draw:enhanced-path="M 0 0 L 21600 0 21600 21600 0 21600 0 0 Z N"/>
        </draw:custom-shape>
        <draw:custom-shape draw:style-name="gr124" draw:text-style-name="P9" xml:id="id394" draw:id="id394" draw:layer="layout" svg:width="7.62cm" svg:height="1.302cm" svg:x="140.827cm" svg:y="265.694cm">
          <text:p text:style-name="P2"><text:span text:style-name="T1">После этих слов в столовую зашла Агата.</text:span></text:p>
          <text:p text:style-name="P2"><text:span text:style-name="T1">На ее лице читалась печаль. Она подошла</text:span></text:p>
          <text:p text:style-name="P2"><text:span text:style-name="T1">к Вашему столик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" xml:id="id401" draw:id="id401" draw:layer="layout" svg:width="6.496cm" svg:height="0.82cm" svg:x="141.108cm" svg:y="268.901cm">
          <text:p text:style-name="P2"><text:span text:style-name="T1">Элис, ты готова? Пош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95" draw:id="id395" draw:layer="layout" svg:width="4.445cm" svg:height="0.508cm" svg:x="141.108cm" svg:y="268.39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637cm" svg:y1="266.996cm" svg:x2="143.33cm" svg:y2="268.393cm" draw:start-shape="id394" draw:start-glue-point="2" draw:end-shape="id395" svg:d="M144637 266996v699h-1307v698" svg:viewBox="0 0 1308 1398">
          <text:p/>
        </draw:connector>
        <draw:connector draw:style-name="gr7" draw:text-style-name="P2" draw:layer="layout" svg:x1="144.229cm" svg:y1="264.71cm" svg:x2="144.637cm" svg:y2="265.694cm" draw:start-shape="id396" draw:start-glue-point="2" draw:end-shape="id394" draw:end-glue-point="0" svg:d="M144229 264710v492h408v492" svg:viewBox="0 0 409 985">
          <text:p/>
        </draw:connector>
        <draw:custom-shape draw:style-name="gr123" draw:text-style-name="P3" xml:id="id397" draw:id="id397" draw:layer="layout" svg:width="6.496cm" svg:height="0.82cm" svg:x="141.081cm" svg:y="261.604cm">
          <text:p text:style-name="P2"><text:span text:style-name="T1">Я тебя научу. (Смеется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0" draw:id="id400" draw:layer="layout" svg:width="4.445cm" svg:height="0.508cm" svg:x="141.081cm" svg:y="261.09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9cm" svg:y1="262.424cm" svg:x2="143.203cm" svg:y2="263.382cm" draw:start-shape="id397" draw:start-glue-point="2" draw:end-shape="id398" draw:end-glue-point="0" svg:d="M144329 262424v479h-1126v479" svg:viewBox="0 0 1127 959">
          <text:p/>
        </draw:connector>
        <draw:connector draw:style-name="gr7" draw:text-style-name="P2" draw:layer="layout" svg:x1="141.97cm" svg:y1="260.08cm" svg:x2="143.303cm" svg:y2="261.096cm" draw:start-shape="id399" draw:start-glue-point="2" draw:end-shape="id400" draw:end-glue-point="0" svg:d="M141970 260080v508h1333v508" svg:viewBox="0 0 1334 1017">
          <text:p/>
        </draw:connector>
        <draw:custom-shape draw:style-name="gr125" draw:text-style-name="P3" draw:layer="layout" svg:width="3.582cm" svg:height="1.016cm" svg:x="142.706cm" svg:y="271.637cm">
          <text:p text:style-name="P2"><text:span text:style-name="T1">Идти за Агато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03" draw:id="id403" draw:layer="layout" svg:width="2.032cm" svg:height="0.508cm" svg:x="142.706cm" svg:y="272.653cm">
          <text:p text:style-name="P2"><text:span text:style-name="T2">FollowAg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02" draw:id="id402" draw:layer="layout" svg:width="1.397cm" svg:height="0.508cm" svg:x="142.707cm" svg:y="271.14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6cm" svg:y1="269.721cm" svg:x2="143.405cm" svg:y2="271.141cm" draw:start-shape="id401" draw:start-glue-point="2" draw:end-shape="id402" draw:end-glue-point="0" svg:d="M144356 269721v710h-951v710" svg:viewBox="0 0 952 1421">
          <text:p/>
        </draw:connector>
        <draw:custom-shape draw:style-name="gr126" draw:text-style-name="P9" xml:id="id404" draw:id="id404" draw:layer="layout" svg:width="9.818cm" svg:height="3.175cm" svg:x="139.303cm" svg:y="274.05cm">
          <text:p text:style-name="P2"><text:span text:style-name="T1">Выходите из столовой, идете по коридору</text:span></text:p>
          <text:p text:style-name="P2"><text:span text:style-name="T1">и подходите к двери с табличкой</text:span></text:p>
          <text:p text:style-name="P2"><text:span text:style-name="T1">«Доктор Элизабет Стоун».</text:span></text:p>
          <text:p text:style-name="P2"><text:span text:style-name="T1">Агата открывает дверь и приглашает Вас зайти.</text:span></text:p>
          <text:p text:style-name="P2"><text:span text:style-name="T1">Вы зыходите в кабинет. За столом сидит женщина,</text:span></text:p>
          <text:p text:style-name="P2"><text:span text:style-name="T1">с которой Вы разговаривали вчера. <text:s/></text:span></text:p>
          <text:p text:style-name="P2"><text:span text:style-name="T1">Она отвлеклась от работы за компьютером и жестом</text:span></text:p>
          <text:p text:style-name="P2"><text:span text:style-name="T1">пригласила сесть в кресло. </text:span></text:p>
          <text:p text:style-name="P2"><text:span text:style-name="T1">Вы присаживаетесь и настраиваетесь на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3.722cm" svg:y1="273.161cm" svg:x2="144.212cm" svg:y2="274.05cm" draw:start-shape="id403" draw:start-glue-point="2" draw:end-shape="id404" draw:end-glue-point="0" svg:d="M143722 273161v444h490v445" svg:viewBox="0 0 491 890">
          <text:p/>
        </draw:connector>
        <draw:custom-shape draw:style-name="gr123" draw:text-style-name="P3" xml:id="id406" draw:id="id406" draw:layer="layout" svg:width="6.496cm" svg:height="0.82cm" svg:x="142.117cm" svg:y="278.871cm">
          <text:p text:style-name="P2"><text:span text:style-name="T1">(Обращается к доктору) Я пойду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5" draw:id="id405" draw:layer="layout" svg:width="4.445cm" svg:height="0.508cm" svg:x="142.117cm" svg:y="278.363cm">
          <text:p text:style-name="P2"><text:span text:style-name="T1">МЕДСЕСТРА АГАТА 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12cm" svg:y1="277.225cm" svg:x2="144.339cm" svg:y2="278.363cm" draw:start-shape="id404" draw:start-glue-point="2" draw:end-shape="id405" draw:end-glue-point="0" svg:d="M144212 277225v569h127v569" svg:viewBox="0 0 128 1139">
          <text:p/>
        </draw:connector>
        <draw:custom-shape draw:style-name="gr123" draw:text-style-name="P3" xml:id="id408" draw:id="id408" draw:layer="layout" svg:width="6.496cm" svg:height="0.82cm" svg:x="142.351cm" svg:y="281.543cm">
          <text:p text:style-name="P2"><text:span text:style-name="T1">Да, спасибо. Займитесь Лизо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07" draw:id="id407" draw:layer="layout" svg:width="4.445cm" svg:height="0.508cm" svg:x="142.351cm" svg:y="281.03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365cm" svg:y1="279.691cm" svg:x2="144.573cm" svg:y2="281.035cm" draw:start-shape="id406" draw:start-glue-point="2" draw:end-shape="id407" draw:end-glue-point="0" svg:d="M145365 279691v672h-792v672" svg:viewBox="0 0 793 1345">
          <text:p/>
        </draw:connector>
        <draw:custom-shape draw:style-name="gr127" draw:text-style-name="P9" xml:id="id409" draw:id="id409" draw:layer="layout" svg:width="7.62cm" svg:height="1.048cm" svg:x="141.716cm" svg:y="283.194cm">
          <text:p text:style-name="P2"><text:span text:style-name="T1">Агата выходит и закрывает дверь, </text:span></text:p>
          <text:p text:style-name="P2"><text:span text:style-name="T1">Оставляя Вас наедине с доктор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599cm" svg:y1="282.363cm" svg:x2="145.526cm" svg:y2="283.194cm" draw:start-shape="id408" draw:start-glue-point="2" draw:end-shape="id409" draw:end-glue-point="0" svg:d="M145599 282363v416h-73v415" svg:viewBox="0 0 74 832">
          <text:p/>
        </draw:connector>
        <draw:custom-shape draw:style-name="gr123" draw:text-style-name="P3" xml:id="id411" draw:id="id411" draw:layer="layout" svg:width="6.496cm" svg:height="0.82cm" svg:x="142.605cm" svg:y="285.988cm">
          <text:p text:style-name="P2"><text:span text:style-name="T1">Элис, как себя чувству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0" draw:id="id410" draw:layer="layout" svg:width="4.445cm" svg:height="0.508cm" svg:x="142.605cm" svg:y="285.4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26cm" svg:y1="284.242cm" svg:x2="144.827cm" svg:y2="285.48cm" draw:start-shape="id409" draw:start-glue-point="2" draw:end-shape="id410" draw:end-glue-point="0" svg:d="M145526 284242v619h-699v619" svg:viewBox="0 0 700 1239">
          <text:p/>
        </draw:connector>
        <draw:frame draw:style-name="gr128" draw:text-style-name="P1" draw:layer="layout" svg:width="7.521cm" svg:height="0.962cm" svg:x="129.877cm" svg:y="274.812cm">
          <draw:text-box>
            <text:p>Как то разбить на части</text:p>
          </draw:text-box>
        </draw:frame>
        <draw:custom-shape draw:style-name="gr129" draw:text-style-name="P3" draw:layer="layout" svg:width="8.244cm" svg:height="1.016cm" svg:x="142.616cm" svg:y="288.77cm">
          <text:p text:style-name="P2"><text:span text:style-name="T1">Нормально. Я хочу поговорить о том почему я здес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3" draw:id="id413" draw:layer="layout" svg:width="2.032cm" svg:height="0.508cm" svg:x="142.616cm" svg:y="289.786cm">
          <text:p text:style-name="P2"><text:span text:style-name="T2">WantTo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2" draw:id="id412" draw:layer="layout" svg:width="1.397cm" svg:height="0.508cm" svg:x="142.617cm" svg:y="288.2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853cm" svg:y1="286.808cm" svg:x2="143.315cm" svg:y2="288.274cm" draw:start-shape="id411" draw:start-glue-point="2" draw:end-shape="id412" draw:end-glue-point="0" svg:d="M145853 286808v733h-2538v733" svg:viewBox="0 0 2539 1467">
          <text:p/>
        </draw:connector>
        <draw:custom-shape draw:style-name="gr123" draw:text-style-name="P3" xml:id="id415" draw:id="id415" draw:layer="layout" svg:width="6.496cm" svg:height="0.82cm" svg:x="142.286cm" svg:y="291.782cm">
          <text:p text:style-name="P2"><text:span text:style-name="T1">Внимательно слуша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4" draw:id="id414" draw:layer="layout" svg:width="4.445cm" svg:height="0.508cm" svg:x="142.286cm" svg:y="291.27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632cm" svg:y1="290.294cm" svg:x2="144.508cm" svg:y2="291.274cm" draw:start-shape="id413" draw:start-glue-point="2" draw:end-shape="id414" draw:end-glue-point="0" svg:d="M143632 290294v490h876v490" svg:viewBox="0 0 877 981">
          <text:p/>
        </draw:connector>
        <draw:custom-shape draw:style-name="gr130" draw:text-style-name="P3" draw:layer="layout" svg:width="6.079cm" svg:height="1.016cm" svg:x="143.511cm" svg:y="294.116cm">
          <text:p text:style-name="P2"><text:span text:style-name="T1">Я здесь по ошибке. Меня зовут не Элис.</text:span></text:p>
          <text:p text:style-name="P2"><text:span text:style-name="T1">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17" draw:id="id417" draw:layer="layout" svg:width="2.032cm" svg:height="0.508cm" svg:x="143.511cm" svg:y="295.132cm">
          <text:p text:style-name="P2"><text:span text:style-name="T2">IAmSof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16" draw:id="id416" draw:layer="layout" svg:width="1.397cm" svg:height="0.508cm" svg:x="143.512cm" svg:y="293.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534cm" svg:y1="292.602cm" svg:x2="144.21cm" svg:y2="293.62cm" draw:start-shape="id415" draw:start-glue-point="2" draw:end-shape="id416" draw:end-glue-point="0" svg:d="M145534 292602v509h-1324v509" svg:viewBox="0 0 1325 1019">
          <text:p/>
        </draw:connector>
        <draw:custom-shape draw:style-name="gr127" draw:text-style-name="P9" xml:id="id418" draw:id="id418" draw:layer="layout" svg:width="7.62cm" svg:height="1.048cm" svg:x="142.859cm" svg:y="296.624cm">
          <text:p text:style-name="P2"><text:span text:style-name="T1">Доктор, что то помечает на своем планшете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527cm" svg:y1="295.64cm" svg:x2="146.669cm" svg:y2="296.624cm" draw:start-shape="id417" draw:start-glue-point="2" draw:end-shape="id418" draw:end-glue-point="0" svg:d="M144527 295640v492h2142v492" svg:viewBox="0 0 2143 985">
          <text:p/>
        </draw:connector>
        <draw:custom-shape draw:style-name="gr131" draw:text-style-name="P3" xml:id="id420" draw:id="id420" draw:layer="layout" svg:width="6.496cm" svg:height="1.074cm" svg:x="143.856cm" svg:y="299.011cm">
          <text:p text:style-name="P2"><text:span text:style-name="T1">В этом нет никакой ошибки. </text:span></text:p>
          <text:p text:style-name="P2"><text:span text:style-name="T1">Отпечатки совпадают, лицо совпадает.</text:span></text:p>
          <text:p text:style-name="P2"><text:span text:style-name="T1">Вот посмотр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19" draw:id="id419" draw:layer="layout" svg:width="4.445cm" svg:height="0.508cm" svg:x="143.856cm" svg:y="298.503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669cm" svg:y1="297.672cm" svg:x2="146.078cm" svg:y2="298.503cm" draw:start-shape="id418" draw:start-glue-point="2" draw:end-shape="id419" draw:end-glue-point="0" svg:d="M146669 297672v416h-591v415" svg:viewBox="0 0 592 832">
          <text:p/>
        </draw:connector>
        <draw:custom-shape draw:style-name="gr127" draw:text-style-name="P9" xml:id="id421" draw:id="id421" draw:layer="layout" svg:width="7.62cm" svg:height="1.048cm" svg:x="143.694cm" svg:y="301.049cm">
          <text:p text:style-name="P2"><text:span text:style-name="T1">Доктор показывает Вам планшет с досье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7.104cm" svg:y1="300.085cm" svg:x2="147.504cm" svg:y2="301.049cm" draw:start-shape="id420" draw:start-glue-point="2" draw:end-shape="id421" draw:end-glue-point="0" svg:d="M147104 300085v482h400v482" svg:viewBox="0 0 401 965">
          <text:p/>
        </draw:connector>
        <draw:custom-shape draw:style-name="gr132" draw:text-style-name="P3" draw:layer="layout" svg:width="9.426cm" svg:height="1.016cm" svg:x="143.72cm" svg:y="303.883cm">
          <text:p text:style-name="P2"><text:span text:style-name="T1">И я должна поверить, что у психиатрической больницы есть</text:span></text:p>
          <text:p text:style-name="P2"><text:span text:style-name="T1">вся информация о человеке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3" draw:id="id423" draw:layer="layout" svg:width="2.032cm" svg:height="0.508cm" svg:x="143.72cm" svg:y="304.899cm">
          <text:p text:style-name="P2"><text:span text:style-name="T2">DontBel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2" draw:id="id422" draw:layer="layout" svg:width="1.397cm" svg:height="0.508cm" svg:x="143.721cm" svg:y="303.38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04cm" svg:y1="302.097cm" svg:x2="144.419cm" svg:y2="303.387cm" draw:start-shape="id421" draw:start-glue-point="2" draw:end-shape="id422" draw:end-glue-point="0" svg:d="M147504 302097v645h-3085v645" svg:viewBox="0 0 3086 1291">
          <text:p/>
        </draw:connector>
        <draw:custom-shape draw:style-name="gr133" draw:text-style-name="P3" xml:id="id425" draw:id="id425" draw:layer="layout" svg:width="6.496cm" svg:height="1.035cm" svg:x="144.152cm" svg:y="307.305cm">
          <text:p text:style-name="P2"><text:span text:style-name="T1">Так и есть. Единая база всех граждан</text:span></text:p>
          <text:p text:style-name="P2"><text:span text:style-name="T1">Соединенного Королев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4" draw:id="id424" draw:layer="layout" svg:width="4.445cm" svg:height="0.508cm" svg:x="144.152cm" svg:y="306.79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736cm" svg:y1="305.407cm" svg:x2="146.374cm" svg:y2="306.797cm" draw:start-shape="id423" draw:start-glue-point="2" draw:end-shape="id424" draw:end-glue-point="0" svg:d="M144736 305407v695h1638v695" svg:viewBox="0 0 1639 1391">
          <text:p/>
        </draw:connector>
        <draw:frame draw:style-name="gr134" draw:text-style-name="P1" draw:layer="layout" svg:width="16.525cm" svg:height="0.962cm" svg:x="125.445cm" svg:y="304.403cm">
          <draw:text-box>
            <text:p>Где то должно быть вопрос а какого чёрта я в англии?</text:p>
          </draw:text-box>
        </draw:frame>
        <draw:custom-shape draw:style-name="gr132" draw:text-style-name="P3" draw:layer="layout" svg:width="9.426cm" svg:height="1.016cm" svg:x="143.339cm" svg:y="310.106cm">
          <text:p text:style-name="P2"><text:span text:style-name="T1">В этом то и проблема. Я не могу быть в этой стране, я из России.</text:span></text:p>
          <text:p text:style-name="P2"><text:span text:style-name="T1">Как по Вашему я могла попасть в сюда из России за один день?</text:span></text:p>
          <text:p text:style-name="P2"><text:span text:style-name="T1">На самолете? Телепортировалас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27" draw:id="id427" draw:layer="layout" svg:width="2.032cm" svg:height="0.508cm" svg:x="143.339cm" svg:y="311.122cm">
          <text:p text:style-name="P2"><text:span text:style-name="T2">FromRuss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26" draw:id="id426" draw:layer="layout" svg:width="1.397cm" svg:height="0.508cm" svg:x="143.34cm" svg:y="309.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4cm" svg:y1="308.34cm" svg:x2="144.038cm" svg:y2="309.61cm" draw:start-shape="id425" draw:start-glue-point="2" draw:end-shape="id426" draw:end-glue-point="0" svg:d="M147400 308340v635h-3362v635" svg:viewBox="0 0 3363 1271">
          <text:p/>
        </draw:connector>
        <draw:custom-shape draw:style-name="gr135" draw:text-style-name="P3" xml:id="id429" draw:id="id429" draw:layer="layout" svg:width="9.017cm" svg:height="1.035cm" svg:x="143.113cm" svg:y="313.528cm">
          <text:p text:style-name="P2"><text:span text:style-name="T1">Есть только одно разумное объяснение всему этому, Элис. </text:span></text:p>
          <text:p text:style-name="P2"><text:span text:style-name="T1">Ты придумала Софию в момент сильной эмоциональной травм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28" draw:id="id428" draw:layer="layout" svg:width="4.445cm" svg:height="0.508cm" svg:x="143.113cm" svg:y="313.0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55cm" svg:y1="311.63cm" svg:x2="145.335cm" svg:y2="313.02cm" draw:start-shape="id427" draw:start-glue-point="2" draw:end-shape="id428" draw:end-glue-point="0" svg:d="M144355 311630v695h980v695" svg:viewBox="0 0 981 1391">
          <text:p/>
        </draw:connector>
        <draw:custom-shape draw:style-name="gr136" draw:text-style-name="P3" draw:layer="layout" svg:width="9.443cm" svg:height="1.016cm" svg:x="143.24cm" svg:y="316.075cm">
          <text:p text:style-name="P2"><text:span text:style-name="T1">Я ничего не выдумывала и я не сумасшедшая. </text:span></text:p>
          <text:p text:style-name="P2"><text:span text:style-name="T1">Вы должны меня отпуст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1" draw:id="id431" draw:layer="layout" svg:width="2.032cm" svg:height="0.508cm" svg:x="143.24cm" svg:y="317.091cm">
          <text:p text:style-name="P2"><text:span text:style-name="T2">Release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0" draw:id="id430" draw:layer="layout" svg:width="1.397cm" svg:height="0.508cm" svg:x="143.241cm" svg:y="315.5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621cm" svg:y1="314.563cm" svg:x2="143.939cm" svg:y2="315.579cm" draw:start-shape="id429" draw:start-glue-point="2" draw:end-shape="id430" draw:end-glue-point="0" svg:d="M147621 314563v508h-3682v508" svg:viewBox="0 0 3683 1017">
          <text:p/>
        </draw:connector>
        <draw:custom-shape draw:style-name="gr137" draw:text-style-name="P3" xml:id="id433" draw:id="id433" draw:layer="layout" svg:width="10.162cm" svg:height="1.242cm" svg:x="143.238cm" svg:y="319.163cm">
          <text:p text:style-name="P2"><text:span text:style-name="T1">Я не могу отпустить тебя. </text:span></text:p>
          <text:p text:style-name="P2"><text:span text:style-name="T1">Несколько дней назад ты пыталась убить себя и кидалась на людей.</text:span></text:p>
          <text:p text:style-name="P2"><text:span text:style-name="T1">Нужно убедится, что ты больше несешь угрозы себе или окружающи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2" draw:id="id432" draw:layer="layout" svg:width="4.445cm" svg:height="0.508cm" svg:x="143.238cm" svg:y="318.655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17.599cm" svg:x2="145.46cm" svg:y2="318.655cm" draw:start-shape="id431" draw:start-glue-point="2" draw:end-shape="id432" svg:d="M144256 317599v528h1204v528" svg:viewBox="0 0 1205 1057">
          <text:p/>
        </draw:connector>
        <draw:custom-shape draw:style-name="gr138" draw:text-style-name="P3" draw:layer="layout" svg:width="5.518cm" svg:height="1.016cm" svg:x="143.31cm" svg:y="322.061cm">
          <text:p text:style-name="P2"><text:span text:style-name="T1">А если я докажу, что я Софи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5" draw:id="id435" draw:layer="layout" svg:width="2.032cm" svg:height="0.508cm" svg:x="143.31cm" svg:y="323.077cm">
          <text:p text:style-name="P2"><text:span text:style-name="T2">CanPr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4" draw:id="id434" draw:layer="layout" svg:width="1.397cm" svg:height="0.508cm" svg:x="143.311cm" svg:y="321.5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19cm" svg:y1="320.405cm" svg:x2="144.009cm" svg:y2="321.565cm" draw:start-shape="id433" draw:start-glue-point="2" draw:end-shape="id434" draw:end-glue-point="0" svg:d="M148319 320405v580h-4310v580" svg:viewBox="0 0 4311 1161">
          <text:p/>
        </draw:connector>
        <draw:custom-shape draw:style-name="gr139" draw:text-style-name="P3" xml:id="id437" draw:id="id437" draw:layer="layout" svg:width="4.932cm" svg:height="0.819cm" svg:x="142.753cm" svg:y="325.428cm">
          <text:p text:style-name="P2"><text:span text:style-name="T1">Интересно. Попробу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36" draw:id="id436" draw:layer="layout" svg:width="4.445cm" svg:height="0.508cm" svg:x="142.753cm" svg:y="324.9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326cm" svg:y1="323.585cm" svg:x2="144.975cm" svg:y2="324.92cm" draw:start-shape="id435" draw:start-glue-point="2" draw:end-shape="id436" draw:end-glue-point="0" svg:d="M144326 323585v668h649v667" svg:viewBox="0 0 650 1336">
          <text:p/>
        </draw:connector>
        <draw:custom-shape draw:style-name="gr138" draw:text-style-name="P3" draw:layer="layout" svg:width="5.518cm" svg:height="1.016cm" svg:x="142.929cm" svg:y="327.898cm">
          <text:p text:style-name="P2"><text:span text:style-name="T1">Мне нужен телефон, я позвоню отц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39" draw:id="id439" draw:layer="layout" svg:width="2.032cm" svg:height="0.508cm" svg:x="142.929cm" svg:y="328.914cm">
          <text:p text:style-name="P2"><text:span text:style-name="T2">Need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38" draw:id="id438" draw:layer="layout" svg:width="1.397cm" svg:height="0.508cm" svg:x="142.93cm" svg:y="327.40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219cm" svg:y1="326.247cm" svg:x2="143.628cm" svg:y2="327.402cm" draw:start-shape="id437" draw:start-glue-point="2" draw:end-shape="id438" draw:end-glue-point="0" svg:d="M145219 326247v577h-1591v578" svg:viewBox="0 0 1592 1156">
          <text:p/>
        </draw:connector>
        <draw:custom-shape draw:style-name="gr140" draw:text-style-name="P3" xml:id="id441" draw:id="id441" draw:layer="layout" svg:width="6.68cm" svg:height="0.819cm" svg:x="142.275cm" svg:y="330.949cm">
          <text:p text:style-name="P2"><text:span text:style-name="T1">Хорошо, София. Я пойду тебе на встречу.</text:span></text:p>
          <text:p text:style-name="P2"><text:span text:style-name="T1">Можешь воспользоваться моим телефо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0" draw:id="id440" draw:layer="layout" svg:width="4.445cm" svg:height="0.508cm" svg:x="142.275cm" svg:y="330.44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945cm" svg:y1="329.422cm" svg:x2="144.497cm" svg:y2="330.441cm" draw:start-shape="id439" draw:start-glue-point="2" draw:end-shape="id440" draw:end-glue-point="0" svg:d="M143945 329422v510h552v509" svg:viewBox="0 0 553 1020">
          <text:p/>
        </draw:connector>
        <draw:custom-shape draw:style-name="gr141" draw:text-style-name="P9" xml:id="id442" draw:id="id442" draw:layer="layout" svg:width="8.382cm" svg:height="1.143cm" svg:x="142.097cm" svg:y="332.851cm">
          <text:p text:style-name="P2"><text:span text:style-name="T1">Доктор протягивает Вам свой сотовый телефон.</text:span></text:p>
          <text:p text:style-name="P2"><text:span text:style-name="T1">Вы смотрите на него, и Вам не понятно как с него звонить.</text:span></text:p>
          <text:p text:style-name="P2"><text:span text:style-name="T1">Нет знакомой кнопки с телефонной трубк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615cm" svg:y1="331.768cm" svg:x2="146.288cm" svg:y2="332.851cm" draw:start-shape="id441" draw:start-glue-point="2" draw:end-shape="id442" draw:end-glue-point="0" svg:d="M145615 331768v541h673v542" svg:viewBox="0 0 674 1084">
          <text:p/>
        </draw:connector>
        <draw:custom-shape draw:style-name="gr142" draw:text-style-name="P3" draw:layer="layout" svg:width="7.677cm" svg:height="1.016cm" svg:x="142.802cm" svg:y="335.506cm">
          <text:p text:style-name="P2"><text:span text:style-name="T1">Извините. Я не понимаю как позвонить.</text:span></text:p>
          <text:p text:style-name="P2"><text:span text:style-name="T1">Какой то необычный телефон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4" draw:id="id444" draw:layer="layout" svg:width="2.032cm" svg:height="0.508cm" svg:x="142.802cm" svg:y="336.522cm">
          <text:p text:style-name="P2"><text:span text:style-name="T2">Strang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3" draw:id="id443" draw:layer="layout" svg:width="1.397cm" svg:height="0.508cm" svg:x="142.803cm" svg:y="335.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288cm" svg:y1="333.994cm" svg:x2="143.501cm" svg:y2="335.01cm" draw:start-shape="id442" draw:start-glue-point="2" draw:end-shape="id443" draw:end-glue-point="0" svg:d="M146288 333994v508h-2787v508" svg:viewBox="0 0 2788 1017">
          <text:p/>
        </draw:connector>
        <draw:custom-shape draw:style-name="gr143" draw:text-style-name="P3" xml:id="id446" draw:id="id446" draw:layer="layout" svg:width="11.011cm" svg:height="0.819cm" svg:x="142.516cm" svg:y="338.454cm">
          <text:p text:style-name="P2"><text:span text:style-name="T1">Нажми кнопку с двумя кружочками, красным и синим, </text:span></text:p>
          <text:p text:style-name="P2"><text:span text:style-name="T1">а затем скажи «Позвонить на номер» и продиктуй номер телефон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45" draw:id="id445" draw:layer="layout" svg:width="4.445cm" svg:height="0.508cm" svg:x="142.516cm" svg:y="337.94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3.818cm" svg:y1="337.03cm" svg:x2="144.738cm" svg:y2="337.946cm" draw:start-shape="id444" draw:start-glue-point="2" draw:end-shape="id445" draw:end-glue-point="0" svg:d="M143818 337030v458h920v458" svg:viewBox="0 0 921 917">
          <text:p/>
        </draw:connector>
        <draw:custom-shape draw:style-name="gr142" draw:text-style-name="P3" draw:layer="layout" svg:width="7.677cm" svg:height="1.016cm" svg:x="143.31cm" svg:y="340.852cm">
          <text:p text:style-name="P2"><text:span text:style-name="T1">Попытаться позвонить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48" draw:id="id448" draw:layer="layout" svg:width="2.032cm" svg:height="0.508cm" svg:x="143.31cm" svg:y="341.868cm">
          <text:p text:style-name="P2"><text:span text:style-name="T2">MakeC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47" draw:id="id447" draw:layer="layout" svg:width="1.397cm" svg:height="0.508cm" svg:x="143.311cm" svg:y="340.3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21cm" svg:y1="339.273cm" svg:x2="144.009cm" svg:y2="340.356cm" draw:start-shape="id446" draw:start-glue-point="2" draw:end-shape="id447" draw:end-glue-point="0" svg:d="M148021 339273v541h-4012v542" svg:viewBox="0 0 4013 1084">
          <text:p/>
        </draw:connector>
        <draw:custom-shape draw:style-name="gr144" draw:text-style-name="P9" xml:id="id449" draw:id="id449" draw:layer="layout" svg:width="9.148cm" svg:height="1.143cm" svg:x="142.347cm" svg:y="343.72cm">
          <text:p text:style-name="P2"><text:span text:style-name="T1">Вы по инструкции от Доктора пытаетесь набрать номер Отца,</text:span></text:p>
          <text:p text:style-name="P2"><text:span text:style-name="T1">но в ответ получаете «Набранный Вами номер не существует».</text:span></text:p>
          <text:p text:style-name="P2"><text:span text:style-name="T1">Пробуете ещё раз, но без результ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4.326cm" svg:y1="342.376cm" svg:x2="146.921cm" svg:y2="343.72cm" draw:start-shape="id448" draw:start-glue-point="2" draw:end-shape="id449" draw:end-glue-point="0" svg:d="M144326 342376v672h2595v672" svg:viewBox="0 0 2596 1345">
          <text:p/>
        </draw:connector>
        <draw:custom-shape draw:style-name="gr145" draw:text-style-name="P3" xml:id="id451" draw:id="id451" draw:layer="layout" svg:width="12.494cm" svg:height="0.819cm" svg:x="142.224cm" svg:y="346.567cm">
          <text:p text:style-name="P2"><text:span text:style-name="T1">Попробуй позвонить ещё кому-нибудь из родственников, друзей, знакомых, может парн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0" draw:id="id450" draw:layer="layout" svg:width="4.445cm" svg:height="0.508cm" svg:x="142.224cm" svg:y="346.05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6.921cm" svg:y1="344.863cm" svg:x2="144.446cm" svg:y2="346.059cm" draw:start-shape="id449" draw:start-glue-point="2" draw:end-shape="id450" draw:end-glue-point="0" svg:d="M146921 344863v598h-2475v598" svg:viewBox="0 0 2476 1197">
          <text:p/>
        </draw:connector>
        <draw:custom-shape draw:style-name="gr142" draw:text-style-name="P3" draw:layer="layout" svg:width="7.677cm" svg:height="1.016cm" svg:x="143.24cm" svg:y="349.095cm">
          <text:p text:style-name="P2"><text:span text:style-name="T1">У меня кроме отца больше никого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3" draw:id="id453" draw:layer="layout" svg:width="2.032cm" svg:height="0.508cm" svg:x="143.24cm" svg:y="350.111cm">
          <text:p text:style-name="P2"><text:span text:style-name="T2">IHaveNo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2" draw:id="id452" draw:layer="layout" svg:width="1.397cm" svg:height="0.508cm" svg:x="143.241cm" svg:y="348.59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471cm" svg:y1="347.386cm" svg:x2="143.939cm" svg:y2="348.599cm" draw:start-shape="id451" draw:start-glue-point="2" draw:end-shape="id452" draw:end-glue-point="0" svg:d="M148471 347386v606h-4532v607" svg:viewBox="0 0 4533 1214">
          <text:p/>
        </draw:connector>
        <draw:custom-shape draw:style-name="gr144" draw:text-style-name="P9" xml:id="id456" draw:id="id456" draw:layer="layout" svg:width="9.148cm" svg:height="1.143cm" svg:x="142.605cm" svg:y="353.679cm">
          <text:p text:style-name="P2"><text:span text:style-name="T1">Тут Вы вспоминаете про своё место работы в магазине </text:span></text:p>
          <text:p text:style-name="P2"><text:span text:style-name="T1">и что помните номер телефона администрато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" xml:id="id455" draw:id="id455" draw:layer="layout" svg:width="4.751cm" svg:height="0.819cm" svg:x="144.331cm" svg:y="352.028cm">
          <text:p text:style-name="P2"><text:span text:style-name="T1">Мне очень жаль, Софи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54" draw:id="id454" draw:layer="layout" svg:width="4.445cm" svg:height="0.508cm" svg:x="144.331cm" svg:y="351.52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4.256cm" svg:y1="350.619cm" svg:x2="146.553cm" svg:y2="351.52cm" draw:start-shape="id453" draw:start-glue-point="2" draw:end-shape="id454" draw:end-glue-point="0" svg:d="M144256 350619v451h2297v450" svg:viewBox="0 0 2298 902">
          <text:p/>
        </draw:connector>
        <draw:connector draw:style-name="gr7" draw:text-style-name="P2" draw:layer="layout" svg:x1="146.706cm" svg:y1="352.847cm" svg:x2="147.179cm" svg:y2="353.679cm" draw:start-shape="id455" draw:start-glue-point="2" draw:end-shape="id456" draw:end-glue-point="0" svg:d="M146706 352847v415h473v417" svg:viewBox="0 0 474 833">
          <text:p/>
        </draw:connector>
        <draw:custom-shape draw:style-name="gr142" draw:text-style-name="P3" draw:layer="layout" svg:width="7.677cm" svg:height="1.016cm" svg:x="144.002cm" svg:y="356.473cm">
          <text:p text:style-name="P2"><text:span text:style-name="T1">Попробовать позвонить администратор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58" draw:id="id458" draw:layer="layout" svg:width="2.032cm" svg:height="0.508cm" svg:x="144.002cm" svg:y="357.489cm">
          <text:p text:style-name="P2"><text:span text:style-name="T2">Call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57" draw:id="id457" draw:layer="layout" svg:width="1.397cm" svg:height="0.508cm" svg:x="144.003cm" svg:y="355.9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79cm" svg:y1="354.822cm" svg:x2="144.701cm" svg:y2="355.977cm" draw:start-shape="id456" draw:start-glue-point="2" draw:end-shape="id457" draw:end-glue-point="0" svg:d="M147179 354822v577h-2478v578" svg:viewBox="0 0 2479 1156">
          <text:p/>
        </draw:connector>
        <draw:custom-shape draw:style-name="gr144" draw:text-style-name="P9" xml:id="id459" draw:id="id459" draw:layer="layout" svg:width="9.148cm" svg:height="1.143cm" svg:x="143.02cm" svg:y="358.921cm">
          <text:p text:style-name="P2"><text:span text:style-name="T1">«Набранный Вами номер не существует». </text:span></text:p>
          <text:p text:style-name="P2"><text:span text:style-name="T1">Эти слова вгоняют Вас в ступор.</text:span></text:p>
          <text:p text:style-name="P2"><text:span text:style-name="T1">Вы от безысходности протягиваете телефон обратно доктор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5.018cm" svg:y1="357.997cm" svg:x2="147.594cm" svg:y2="358.921cm" draw:start-shape="id458" draw:start-glue-point="2" draw:end-shape="id459" draw:end-glue-point="0" svg:d="M145018 357997v462h2576v462" svg:viewBox="0 0 2577 925">
          <text:p/>
        </draw:connector>
        <draw:custom-shape draw:style-name="gr147" draw:text-style-name="P3" xml:id="id461" draw:id="id461" draw:layer="layout" svg:width="10.538cm" svg:height="1.524cm" svg:x="143.37cm" svg:y="361.934cm">
          <text:p text:style-name="P2"><text:span text:style-name="T1">Послушай, София, как это всё выглядит со стороны.</text:span></text:p>
          <text:p text:style-name="P2"><text:span text:style-name="T1">Тебя похитили из России, видимо спецслужбы. </text:span></text:p>
          <text:p text:style-name="P2"><text:span text:style-name="T1">Перевезли в психиатрическую больницу.</text:span></text:p>
          <text:p text:style-name="P2"><text:span text:style-name="T1">И стали называть Элис. Ради чег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0" draw:id="id460" draw:layer="layout" svg:width="4.445cm" svg:height="0.508cm" svg:x="143.37cm" svg:y="361.42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594cm" svg:y1="360.064cm" svg:x2="145.592cm" svg:y2="361.426cm" draw:start-shape="id459" draw:start-glue-point="2" draw:end-shape="id460" svg:d="M147594 360064v681h-2002v681" svg:viewBox="0 0 2003 1363">
          <text:p/>
        </draw:connector>
        <draw:custom-shape draw:style-name="gr142" draw:text-style-name="P3" draw:layer="layout" svg:width="7.677cm" svg:height="1.016cm" svg:x="144.961cm" svg:y="365.236cm">
          <text:p text:style-name="P2"><text:span text:style-name="T4">Я знаю как это выглядит.</text:span></text:p>
          <text:p text:style-name="P2"><text:span text:style-name="T4">Но я знаю кто я. </text:span><text:span text:style-name="T1">Я не личность Элис.</text:span></text:p>
          <text:p text:style-name="P2"><text:span text:style-name="T1">Вы не убедите меня в обратном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3" draw:id="id463" draw:layer="layout" svg:width="2.032cm" svg:height="0.508cm" svg:x="144.961cm" svg:y="366.252cm">
          <text:p text:style-name="P2"><text:span text:style-name="T2">IKnowWhoI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2" draw:id="id462" draw:layer="layout" svg:width="1.397cm" svg:height="0.508cm" svg:x="144.962cm" svg:y="364.7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639cm" svg:y1="363.458cm" svg:x2="145.66cm" svg:y2="364.74cm" draw:start-shape="id461" draw:start-glue-point="2" draw:end-shape="id462" draw:end-glue-point="0" svg:d="M148639 363458v641h-2979v641" svg:viewBox="0 0 2980 1283">
          <text:p/>
        </draw:connector>
        <draw:custom-shape draw:style-name="gr148" draw:text-style-name="P3" xml:id="id465" draw:id="id465" draw:layer="layout" svg:width="9.344cm" svg:height="0.819cm" svg:x="144.945cm" svg:y="368.255cm">
          <text:p text:style-name="P2"><text:span text:style-name="T1">Хорошо, София. Я не буду давить на тебя.</text:span></text:p>
          <text:p text:style-name="P2"><text:span text:style-name="T1">Я буду терпеливо ждать когда ты будешь готова признать очевидно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4" draw:id="id464" draw:layer="layout" svg:width="4.445cm" svg:height="0.508cm" svg:x="144.945cm" svg:y="367.74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5.977cm" svg:y1="366.76cm" svg:x2="147.167cm" svg:y2="367.747cm" draw:start-shape="id463" draw:start-glue-point="2" draw:end-shape="id464" draw:end-glue-point="0" svg:d="M145977 366760v494h1190v493" svg:viewBox="0 0 1191 988">
          <text:p/>
        </draw:connector>
        <draw:custom-shape draw:style-name="gr142" draw:text-style-name="P3" draw:layer="layout" svg:width="7.677cm" svg:height="1.016cm" svg:x="146.172cm" svg:y="370.577cm">
          <text:p text:style-name="P2"><text:span text:style-name="T4">Я заметила, Вы начали называть меня Софи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67" draw:id="id467" draw:layer="layout" svg:width="2.032cm" svg:height="0.508cm" svg:x="146.172cm" svg:y="371.593cm">
          <text:p text:style-name="P2"><text:span text:style-name="T2">Why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66" draw:id="id466" draw:layer="layout" svg:width="1.397cm" svg:height="0.508cm" svg:x="146.173cm" svg:y="370.08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17cm" svg:y1="369.074cm" svg:x2="146.871cm" svg:y2="370.081cm" draw:start-shape="id465" draw:start-glue-point="2" draw:end-shape="id466" draw:end-glue-point="0" svg:d="M149617 369074v503h-2746v504" svg:viewBox="0 0 2747 1008">
          <text:p/>
        </draw:connector>
        <draw:custom-shape draw:style-name="gr149" draw:text-style-name="P3" xml:id="id469" draw:id="id469" draw:layer="layout" svg:width="4.82cm" svg:height="0.819cm" svg:x="147.05cm" svg:y="373.618cm">
          <text:p text:style-name="P2"><text:span text:style-name="T1">Тебе не нравит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68" draw:id="id468" draw:layer="layout" svg:width="4.445cm" svg:height="0.508cm" svg:x="147.05cm" svg:y="373.1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188cm" svg:y1="372.101cm" svg:x2="149.272cm" svg:y2="373.11cm" draw:start-shape="id467" draw:start-glue-point="2" draw:end-shape="id468" draw:end-glue-point="0" svg:d="M147188 372101v505h2084v504" svg:viewBox="0 0 2085 1010">
          <text:p/>
        </draw:connector>
        <draw:custom-shape draw:style-name="gr150" draw:text-style-name="P3" draw:layer="layout" svg:width="11.45cm" svg:height="1.016cm" svg:x="146.268cm" svg:y="375.989cm">
          <text:p text:style-name="P2"><text:span text:style-name="T4">Не знаю. Мне кажется Вы специально подыгрываете мне, что бы войти в доверие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1" draw:id="id471" draw:layer="layout" svg:width="2.032cm" svg:height="0.508cm" svg:x="146.268cm" svg:y="377.005cm">
          <text:p text:style-name="P2"><text:span text:style-name="T2">ItsStran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0" draw:id="id470" draw:layer="layout" svg:width="1.397cm" svg:height="0.508cm" svg:x="146.269cm" svg:y="375.4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46cm" svg:y1="374.437cm" svg:x2="146.967cm" svg:y2="375.493cm" draw:start-shape="id469" draw:start-glue-point="2" draw:end-shape="id470" draw:end-glue-point="0" svg:d="M149460 374437v528h-2493v528" svg:viewBox="0 0 2494 1057">
          <text:p/>
        </draw:connector>
        <draw:custom-shape draw:style-name="gr149" draw:text-style-name="P3" xml:id="id473" draw:id="id473" draw:layer="layout" svg:width="4.82cm" svg:height="0.819cm" svg:x="146.797cm" svg:y="379.224cm">
          <text:p text:style-name="P2"><text:span text:style-name="T1">Я могу перестать так 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2" draw:id="id472" draw:layer="layout" svg:width="4.445cm" svg:height="0.508cm" svg:x="146.797cm" svg:y="378.716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7.284cm" svg:y1="377.513cm" svg:x2="149.019cm" svg:y2="378.716cm" draw:start-shape="id471" draw:start-glue-point="2" draw:end-shape="id472" draw:end-glue-point="0" svg:d="M147284 377513v602h1735v601" svg:viewBox="0 0 1736 1204">
          <text:p/>
        </draw:connector>
        <draw:custom-shape draw:style-name="gr142" draw:text-style-name="P3" draw:layer="layout" svg:width="7.677cm" svg:height="1.016cm" svg:x="147.05cm" svg:y="381.734cm">
          <text:p text:style-name="P2"><text:span text:style-name="T4">Нет, все нормально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2" draw:id="id492" draw:layer="layout" svg:width="2.032cm" svg:height="0.508cm" svg:x="147.05cm" svg:y="382.75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4" draw:id="id474" draw:layer="layout" svg:width="1.397cm" svg:height="0.508cm" svg:x="147.051cm" svg:y="381.23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207cm" svg:y1="380.043cm" svg:x2="147.749cm" svg:y2="381.238cm" draw:start-shape="id473" draw:start-glue-point="2" draw:end-shape="id474" draw:end-glue-point="0" svg:d="M149207 380043v597h-1458v598" svg:viewBox="0 0 1459 1196">
          <text:p/>
        </draw:connector>
        <draw:custom-shape draw:style-name="gr151" draw:text-style-name="P3" xml:id="id477" draw:id="id477" draw:layer="layout" svg:width="7.494cm" svg:height="1.327cm" svg:x="147.852cm" svg:y="398.142cm">
          <text:p text:style-name="P2"><text:span text:style-name="T1">Хорошо, София. На сегодня хватит.</text:span></text:p>
          <text:p text:style-name="P2"><text:span text:style-name="T1">Пришли твои родители. </text:span></text:p>
          <text:p text:style-name="P2"><text:span text:style-name="T1">Сестра Агата проводит тебя в зал для встреч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76" draw:id="id476" draw:layer="layout" svg:width="4.445cm" svg:height="0.508cm" svg:x="147.852cm" svg:y="397.63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44" draw:text-style-name="P9" xml:id="id475" draw:id="id475" draw:layer="layout" svg:width="9.148cm" svg:height="1.143cm" svg:x="147.05cm" svg:y="395.208cm">
          <text:p text:style-name="P2"><text:span text:style-name="T1">Доктор отвлекается на планшет, что то привлекло её внима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24cm" svg:y1="396.351cm" svg:x2="150.074cm" svg:y2="397.634cm" draw:start-shape="id475" draw:start-glue-point="2" draw:end-shape="id476" draw:end-glue-point="0" svg:d="M151624 396351v641h-1550v642" svg:viewBox="0 0 1551 1284">
          <text:p/>
        </draw:connector>
        <draw:custom-shape draw:style-name="gr142" draw:text-style-name="P3" draw:layer="layout" svg:width="7.677cm" svg:height="1.016cm" svg:x="148.302cm" svg:y="401.139cm">
          <text:p text:style-name="P2"><text:span text:style-name="T4">А можно мне не встречаться? Я их не зна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79" draw:id="id479" draw:layer="layout" svg:width="2.032cm" svg:height="0.508cm" svg:x="148.302cm" svg:y="402.155cm">
          <text:p text:style-name="P2"><text:span text:style-name="T2">CanMi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78" draw:id="id478" draw:layer="layout" svg:width="1.397cm" svg:height="0.508cm" svg:x="148.303cm" svg:y="400.6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99cm" svg:y1="399.469cm" svg:x2="149.001cm" svg:y2="400.643cm" draw:start-shape="id477" draw:start-glue-point="2" draw:end-shape="id478" draw:end-glue-point="0" svg:d="M151599 399469v587h-2598v587" svg:viewBox="0 0 2599 1175">
          <text:p/>
        </draw:connector>
        <draw:custom-shape draw:style-name="gr152" draw:text-style-name="P3" xml:id="id481" draw:id="id481" draw:layer="layout" svg:width="7.542cm" svg:height="1.57cm" svg:x="148.566cm" svg:y="404.446cm">
          <text:p text:style-name="P2"><text:span text:style-name="T1">Можешь. Но я прошу тебя встретится.</text:span></text:p>
          <text:p text:style-name="P2"><text:span text:style-name="T1">Пожалуйста, ради них. Они хотят увидеть свою дочь.</text:span></text:p>
          <text:p text:style-name="P2"><text:span text:style-name="T1">И если ты откажешься, это может негативно сказаться</text:span></text:p>
          <text:p text:style-name="P2"><text:span text:style-name="T1">на срок пребывания в интенсивном отделени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0" draw:id="id480" draw:layer="layout" svg:width="4.445cm" svg:height="0.508cm" svg:x="148.566cm" svg:y="403.938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318cm" svg:y1="402.663cm" svg:x2="150.788cm" svg:y2="403.938cm" draw:start-shape="id479" draw:start-glue-point="2" draw:end-shape="id480" draw:end-glue-point="0" svg:d="M149318 402663v638h1470v637" svg:viewBox="0 0 1471 1276">
          <text:p/>
        </draw:connector>
        <draw:custom-shape draw:style-name="gr153" draw:text-style-name="P3" draw:layer="layout" svg:width="8.015cm" svg:height="1.016cm" svg:x="148.855cm" svg:y="407.465cm">
          <text:p text:style-name="P2"><text:span text:style-name="T4">Мне кажется, что меня постоянно хотят лишить выбора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85" draw:id="id485" draw:layer="layout" svg:width="2.032cm" svg:height="0.508cm" svg:x="148.855cm" svg:y="408.481cm">
          <text:p text:style-name="P2"><text:span text:style-name="T2">HaveNoCh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82" draw:id="id482" draw:layer="layout" svg:width="1.397cm" svg:height="0.508cm" svg:x="148.856cm" svg:y="406.96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37cm" svg:y1="406.016cm" svg:x2="149.554cm" svg:y2="406.969cm" draw:start-shape="id481" draw:start-glue-point="2" draw:end-shape="id482" draw:end-glue-point="0" svg:d="M152337 406016v477h-2783v476" svg:viewBox="0 0 2784 954">
          <text:p/>
        </draw:connector>
        <draw:custom-shape draw:style-name="gr154" draw:text-style-name="P3" xml:id="id483" draw:id="id483" draw:layer="layout" svg:width="7.494cm" svg:height="0.825cm" svg:x="148.995cm" svg:y="410.779cm">
          <text:p text:style-name="P2"><text:span text:style-name="T1">София, мы все хотим тебе только доб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6" draw:id="id486" draw:layer="layout" svg:width="4.445cm" svg:height="0.508cm" svg:x="148.995cm" svg:y="410.271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ustom-shape draw:style-name="gr155" draw:text-style-name="P9" xml:id="id484" draw:id="id484" draw:layer="layout" svg:width="4.361cm" svg:height="1.143cm" svg:x="150.35cm" svg:y="412.747cm">
          <text:p text:style-name="P2"><text:span text:style-name="T1">В кабинет зашла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742cm" svg:y1="411.604cm" svg:x2="152.53cm" svg:y2="412.747cm" draw:start-shape="id483" draw:start-glue-point="2" draw:end-shape="id484" svg:d="M152742 411604v571h-212v572" svg:viewBox="0 0 213 1144">
          <text:p/>
        </draw:connector>
        <draw:connector draw:style-name="gr7" draw:text-style-name="P2" draw:layer="layout" svg:x1="149.871cm" svg:y1="408.989cm" svg:x2="151.217cm" svg:y2="410.271cm" draw:start-shape="id485" draw:start-glue-point="2" draw:end-shape="id486" draw:end-glue-point="0" svg:d="M149871 408989v641h1346v641" svg:viewBox="0 0 1347 1283">
          <text:p/>
        </draw:connector>
        <draw:custom-shape draw:style-name="gr123" draw:text-style-name="P3" xml:id="id488" draw:id="id488" draw:layer="layout" svg:width="6.496cm" svg:height="0.82cm" svg:x="150.012cm" svg:y="415.795cm">
          <text:p text:style-name="P2"><text:span text:style-name="T1">Я могу отвести Элис к родителям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7" draw:id="id487" draw:layer="layout" svg:width="4.445cm" svg:height="0.508cm" svg:x="150.012cm" svg:y="415.28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53cm" svg:y1="413.89cm" svg:x2="152.234cm" svg:y2="415.287cm" draw:start-shape="id484" draw:start-glue-point="2" draw:end-shape="id487" draw:end-glue-point="0" svg:d="M152530 413890v698h-296v699" svg:viewBox="0 0 297 1398">
          <text:p/>
        </draw:connector>
        <draw:custom-shape draw:style-name="gr156" draw:text-style-name="P3" xml:id="id490" draw:id="id490" draw:layer="layout" svg:width="6.097cm" svg:height="0.825cm" svg:x="150.392cm" svg:y="418.145cm">
          <text:p text:style-name="P2"><text:span text:style-name="T1">Да, конечно, мы закончил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89" draw:id="id489" draw:layer="layout" svg:width="4.445cm" svg:height="0.508cm" svg:x="150.392cm" svg:y="417.637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6cm" svg:y1="416.615cm" svg:x2="152.614cm" svg:y2="417.637cm" draw:start-shape="id488" draw:start-glue-point="2" draw:end-shape="id489" draw:end-glue-point="0" svg:d="M153260 416615v511h-646v511" svg:viewBox="0 0 647 1023">
          <text:p/>
        </draw:connector>
        <draw:custom-shape draw:style-name="gr153" draw:text-style-name="P3" draw:layer="layout" svg:width="8.015cm" svg:height="1.016cm" svg:x="150.106cm" svg:y="420.55cm">
          <text:p text:style-name="P2"><text:span text:style-name="T4">Пойти с Агатой на встречу с родителями Элис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1" draw:id="id501" draw:layer="layout" svg:width="2.032cm" svg:height="0.508cm" svg:x="150.106cm" svg:y="421.566cm">
          <text:p text:style-name="P2"><text:span text:style-name="T2">GoToPar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1" draw:id="id491" draw:layer="layout" svg:width="1.397cm" svg:height="0.508cm" svg:x="150.107cm" svg:y="420.05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4cm" svg:y1="418.97cm" svg:x2="150.805cm" svg:y2="420.054cm" draw:start-shape="id490" draw:start-glue-point="2" draw:end-shape="id491" draw:end-glue-point="0" svg:d="M153440 418970v542h-2635v542" svg:viewBox="0 0 2636 1085">
          <text:p/>
        </draw:connector>
        <draw:custom-shape draw:style-name="gr157" draw:text-style-name="P3" xml:id="id494" draw:id="id494" draw:layer="layout" svg:width="10.735cm" svg:height="0.819cm" svg:x="147.11cm" svg:y="384.852cm">
          <text:p text:style-name="P2"><text:span text:style-name="T1">Давай лучше поговорим о том что с тобой происходило два дня наза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3" draw:id="id493" draw:layer="layout" svg:width="4.445cm" svg:height="0.508cm" svg:x="147.11cm" svg:y="384.344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066cm" svg:y1="383.258cm" svg:x2="149.332cm" svg:y2="384.344cm" draw:start-shape="id492" draw:start-glue-point="2" draw:end-shape="id493" draw:end-glue-point="0" svg:d="M148066 383258v543h1266v543" svg:viewBox="0 0 1267 1087">
          <text:p/>
        </draw:connector>
        <draw:custom-shape draw:style-name="gr158" draw:text-style-name="P3" draw:layer="layout" svg:width="9.201cm" svg:height="1.016cm" svg:x="147.374cm" svg:y="387.125cm">
          <text:p text:style-name="P2"><text:span text:style-name="T4">Помню я отработала скучный день в магазине бытовой техники.</text:span></text:p>
          <text:p text:style-name="P2"><text:span text:style-name="T4">Помню я шла домой. Спустилась в метро.</text:span></text:p>
          <text:p text:style-name="P2"><text:span text:style-name="T4">Это все, что я помн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496" draw:id="id496" draw:layer="layout" svg:width="2.032cm" svg:height="0.508cm" svg:x="147.374cm" svg:y="388.141cm">
          <text:p text:style-name="P2"><text:span text:style-name="T2">IWalkH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5" draw:id="id495" draw:layer="layout" svg:width="1.397cm" svg:height="0.508cm" svg:x="147.375cm" svg:y="386.62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477cm" svg:y1="385.671cm" svg:x2="148.073cm" svg:y2="386.629cm" draw:start-shape="id494" draw:start-glue-point="2" draw:end-shape="id495" draw:end-glue-point="0" svg:d="M152477 385671v479h-4404v479" svg:viewBox="0 0 4405 959">
          <text:p/>
        </draw:connector>
        <draw:custom-shape draw:style-name="gr159" draw:text-style-name="P3" xml:id="id498" draw:id="id498" draw:layer="layout" svg:width="6.582cm" svg:height="0.819cm" svg:x="147.326cm" svg:y="390.047cm">
          <text:p text:style-name="P2"><text:span text:style-name="T1">Метро? Ближайшее метро в Лонд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97" draw:id="id497" draw:layer="layout" svg:width="4.445cm" svg:height="0.508cm" svg:x="147.326cm" svg:y="389.539cm">
          <text:p text:style-name="P2"><text:span text:style-name="T1">ДОКТОР ЭЛИЗАБЕТ ТОМСО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8.39cm" svg:y1="388.649cm" svg:x2="149.548cm" svg:y2="389.539cm" draw:start-shape="id496" draw:start-glue-point="2" draw:end-shape="id497" draw:end-glue-point="0" svg:d="M148390 388649v445h1158v445" svg:viewBox="0 0 1159 891">
          <text:p/>
        </draw:connector>
        <draw:custom-shape draw:style-name="gr142" draw:text-style-name="P3" draw:layer="layout" svg:width="7.677cm" svg:height="1.016cm" svg:x="147.431cm" svg:y="392.414cm">
          <text:p text:style-name="P2"><text:span text:style-name="T4">Причем тут Лондон. Я живу в Москве. </text:span></text:p>
          <text:p text:style-name="P2"><text:span text:style-name="T4">Это была станция Арсенальна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0" draw:id="id500" draw:layer="layout" svg:width="2.032cm" svg:height="0.508cm" svg:x="147.431cm" svg:y="393.43cm">
          <text:p text:style-name="P2"><text:span text:style-name="T2">ItWasMosc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499" draw:id="id499" draw:layer="layout" svg:width="1.397cm" svg:height="0.508cm" svg:x="147.432cm" svg:y="391.9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17cm" svg:y1="390.866cm" svg:x2="148.13cm" svg:y2="391.918cm" draw:start-shape="id498" draw:start-glue-point="2" draw:end-shape="id499" draw:end-glue-point="0" svg:d="M150617 390866v526h-2487v526" svg:viewBox="0 0 2488 1053">
          <text:p/>
        </draw:connector>
        <draw:connector draw:style-name="gr7" draw:text-style-name="P2" draw:layer="layout" svg:x1="148.447cm" svg:y1="393.938cm" svg:x2="151.624cm" svg:y2="395.208cm" draw:start-shape="id500" draw:start-glue-point="2" draw:end-shape="id475" svg:d="M148447 393938v635h3177v635" svg:viewBox="0 0 3178 1271">
          <text:p/>
        </draw:connector>
        <draw:custom-shape draw:style-name="gr160" draw:text-style-name="P9" xml:id="id502" draw:id="id502" draw:layer="layout" svg:width="10.788cm" svg:height="2.453cm" svg:x="150.232cm" svg:y="423.021cm">
          <text:p text:style-name="P2"><text:span text:style-name="T1">Агата отводит Вас в зал, похожий на обеденный, только</text:span></text:p>
          <text:p text:style-name="P2"><text:span text:style-name="T1">в нем нет очереди с раздачей еды. </text:span></text:p>
          <text:p text:style-name="P2"><text:span text:style-name="T1">В середине зала столы, а по стенам диваны и журнальные столики.</text:span></text:p>
          <text:p text:style-name="P2"><text:span text:style-name="T1">За одним из столов сидели мужчина и женщина средних лет. </text:span></text:p>
          <text:p text:style-name="P2"><text:span text:style-name="T1">Рядом с ними сидела девушка примерно Вашего возраста.</text:span></text:p>
          <text:p text:style-name="P2"><text:span text:style-name="T1">Судя по тому как они на Вас смотрят, это родители Элис и возможно сестр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22cm" svg:y1="422.074cm" svg:x2="155.626cm" svg:y2="423.021cm" draw:start-shape="id501" draw:start-glue-point="2" draw:end-shape="id502" draw:end-glue-point="0" svg:d="M151122 422074v473h4504v474" svg:viewBox="0 0 4505 948">
          <text:p/>
        </draw:connector>
        <draw:custom-shape draw:style-name="gr161" draw:text-style-name="P3" xml:id="id503" draw:id="id503" draw:layer="layout" svg:width="5.591cm" svg:height="0.825cm" svg:x="150.603cm" svg:y="427.229cm">
          <text:p text:style-name="P2"><text:span text:style-name="T1">Элис, дочка мо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5" draw:id="id505" draw:layer="layout" svg:width="4.445cm" svg:height="0.508cm" svg:x="150.603cm" svg:y="426.72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ustom-shape draw:style-name="gr162" draw:text-style-name="P9" xml:id="id504" draw:id="id504" draw:layer="layout" svg:width="8.509cm" svg:height="0.889cm" svg:x="149.971cm" svg:y="428.99cm">
          <text:p text:style-name="P2"><text:span text:style-name="T1">Вы видите как она плачет и вытирает слезы платко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398cm" svg:y1="428.054cm" svg:x2="154.225cm" svg:y2="428.99cm" draw:start-shape="id503" draw:start-glue-point="2" draw:end-shape="id504" draw:end-glue-point="0" svg:d="M153398 428054v467h827v469" svg:viewBox="0 0 828 937">
          <text:p/>
        </draw:connector>
        <draw:connector draw:style-name="gr7" draw:text-style-name="P2" draw:layer="layout" svg:x1="155.626cm" svg:y1="425.474cm" svg:x2="152.825cm" svg:y2="426.721cm" draw:start-shape="id502" draw:start-glue-point="2" draw:end-shape="id505" draw:end-glue-point="0" svg:d="M155626 425474v623h-2801v624" svg:viewBox="0 0 2802 1248">
          <text:p/>
        </draw:connector>
        <draw:custom-shape draw:style-name="gr153" draw:text-style-name="P3" draw:layer="layout" svg:width="8.015cm" svg:height="1.016cm" svg:x="150.447cm" svg:y="431.645cm">
          <text:p text:style-name="P2"><text:span text:style-name="T4">Всем прив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07" draw:id="id507" draw:layer="layout" svg:width="2.032cm" svg:height="0.508cm" svg:x="150.447cm" svg:y="432.661cm">
          <text:p text:style-name="P2"><text:span text:style-name="T2">HiPeop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06" draw:id="id506" draw:layer="layout" svg:width="1.397cm" svg:height="0.508cm" svg:x="150.448cm" svg:y="431.14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25cm" svg:y1="429.879cm" svg:x2="151.146cm" svg:y2="431.149cm" draw:start-shape="id504" draw:start-glue-point="2" draw:end-shape="id506" draw:end-glue-point="0" svg:d="M154225 429879v635h-3079v635" svg:viewBox="0 0 3080 1271">
          <text:p/>
        </draw:connector>
        <draw:custom-shape draw:style-name="gr161" draw:text-style-name="P3" xml:id="id509" draw:id="id509" draw:layer="layout" svg:width="5.591cm" svg:height="0.825cm" svg:x="150.612cm" svg:y="435.059cm">
          <text:p text:style-name="P2"><text:span text:style-name="T1">Сядь,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08" draw:id="id508" draw:layer="layout" svg:width="4.445cm" svg:height="0.508cm" svg:x="150.612cm" svg:y="434.551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3cm" svg:y1="433.169cm" svg:x2="152.834cm" svg:y2="434.551cm" draw:start-shape="id507" draw:start-glue-point="2" draw:end-shape="id508" draw:end-glue-point="0" svg:d="M151463 433169v691h1371v691" svg:viewBox="0 0 1372 1383">
          <text:p/>
        </draw:connector>
        <draw:custom-shape draw:style-name="gr163" draw:text-style-name="P9" xml:id="id510" draw:id="id510" draw:layer="layout" svg:width="8.509cm" svg:height="0.926cm" svg:x="150.479cm" svg:y="436.827cm">
          <text:p text:style-name="P2"><text:span text:style-name="T1">Вы присаживаетесь за стол, предвкушая непростой разговор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407cm" svg:y1="435.884cm" svg:x2="154.733cm" svg:y2="436.827cm" draw:start-shape="id509" draw:start-glue-point="2" draw:end-shape="id510" draw:end-glue-point="0" svg:d="M153407 435884v471h1326v472" svg:viewBox="0 0 1327 944">
          <text:p/>
        </draw:connector>
        <draw:custom-shape draw:style-name="gr161" draw:text-style-name="P3" xml:id="id512" draw:id="id512" draw:layer="layout" svg:width="5.591cm" svg:height="0.825cm" svg:x="151.873cm" svg:y="439.468cm">
          <text:p text:style-name="P2"><text:span text:style-name="T1">Как ты тут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1" draw:id="id511" draw:layer="layout" svg:width="4.445cm" svg:height="0.508cm" svg:x="151.873cm" svg:y="438.96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33cm" svg:y1="437.753cm" svg:x2="154.095cm" svg:y2="438.96cm" draw:start-shape="id510" draw:start-glue-point="2" draw:end-shape="id511" draw:end-glue-point="0" svg:d="M154733 437753v604h-638v603" svg:viewBox="0 0 639 1208">
          <text:p/>
        </draw:connector>
        <draw:custom-shape draw:style-name="gr164" draw:text-style-name="P3" draw:layer="layout" svg:width="8.015cm" svg:height="1.536cm" svg:x="150.987cm" svg:y="442.059cm">
          <text:p text:style-name="P2"><text:span text:style-name="T4">Плохо. Я не понимаю что тут происходит.</text:span></text:p>
          <text:p text:style-name="P2"><text:span text:style-name="T4">Я проснулась привязанной к койке.</text:span></text:p>
          <text:p text:style-name="P2"><text:span text:style-name="T4">Меня все называют Элис.</text:span></text:p>
          <text:p text:style-name="P2"><text:span text:style-name="T4">Я каким то образом телепортировалась в Англию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14" draw:id="id514" draw:layer="layout" svg:width="2.032cm" svg:height="0.508cm" svg:x="150.987cm" svg:y="443.595cm">
          <text:p text:style-name="P2"><text:span text:style-name="T2">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13" draw:id="id513" draw:layer="layout" svg:width="1.397cm" svg:height="0.508cm" svg:x="150.988cm" svg:y="441.5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68cm" svg:y1="440.293cm" svg:x2="151.686cm" svg:y2="441.563cm" draw:start-shape="id512" draw:start-glue-point="2" draw:end-shape="id513" draw:end-glue-point="0" svg:d="M154668 440293v635h-2982v635" svg:viewBox="0 0 2983 1271">
          <text:p/>
        </draw:connector>
        <draw:custom-shape draw:style-name="gr165" draw:text-style-name="P9" xml:id="id515" draw:id="id515" draw:layer="layout" svg:width="8.062cm" svg:height="1.651cm" svg:x="151.053cm" svg:y="445.119cm">
          <text:p text:style-name="P2"><text:span text:style-name="T1">От этих слов женщина зарыдала. </text:span></text:p>
          <text:p text:style-name="P2"><text:span text:style-name="T1">Видимо она считает, что у Вас бред и Ваше психическое</text:span></text:p>
          <text:p text:style-name="P2"><text:span text:style-name="T1">состояние в плачевном состоянии.</text:span></text:p>
          <text:p text:style-name="P2"><text:span text:style-name="T1">Она обратилась к Агат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003cm" svg:y1="444.103cm" svg:x2="155.084cm" svg:y2="445.119cm" draw:start-shape="id514" draw:start-glue-point="2" draw:end-shape="id515" draw:end-glue-point="0" svg:d="M152003 444103v508h3081v508" svg:viewBox="0 0 3082 1017">
          <text:p/>
        </draw:connector>
        <draw:custom-shape draw:style-name="gr166" draw:text-style-name="P3" xml:id="id517" draw:id="id517" draw:layer="layout" svg:width="6.633cm" svg:height="0.825cm" svg:x="151.622cm" svg:y="448.246cm">
          <text:p text:style-name="P2"><text:span text:style-name="T1">Извините, я так не могу. Где у Вас уборная?</text:span></text:p>
          <text:p text:style-name="P2"><text:span text:style-name="T1">Мне надо прийти в с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6" draw:id="id516" draw:layer="layout" svg:width="4.445cm" svg:height="0.508cm" svg:x="151.622cm" svg:y="447.73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084cm" svg:y1="446.77cm" svg:x2="153.844cm" svg:y2="447.738cm" draw:start-shape="id515" draw:start-glue-point="2" draw:end-shape="id516" draw:end-glue-point="0" svg:d="M155084 446770v484h-1240v484" svg:viewBox="0 0 1241 969">
          <text:p/>
        </draw:connector>
        <draw:custom-shape draw:style-name="gr123" draw:text-style-name="P3" xml:id="id519" draw:id="id519" draw:layer="layout" svg:width="6.496cm" svg:height="0.82cm" svg:x="151.876cm" svg:y="450.58cm">
          <text:p text:style-name="P2"><text:span text:style-name="T1">Выходите из зала и направо первая двер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18" draw:id="id518" draw:layer="layout" svg:width="4.445cm" svg:height="0.508cm" svg:x="151.876cm" svg:y="450.072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38cm" svg:y1="449.071cm" svg:x2="154.098cm" svg:y2="450.072cm" draw:start-shape="id517" draw:start-glue-point="2" draw:end-shape="id518" draw:end-glue-point="0" svg:d="M154938 449071v500h-840v501" svg:viewBox="0 0 841 1002">
          <text:p/>
        </draw:connector>
        <draw:custom-shape draw:style-name="gr167" draw:text-style-name="P9" xml:id="id520" draw:id="id520" draw:layer="layout" svg:width="5.639cm" svg:height="0.807cm" svg:x="152.333cm" svg:y="452.231cm">
          <text:p text:style-name="P2"><text:span text:style-name="T1">Женщина ушла вся в слезах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124cm" svg:y1="451.4cm" svg:x2="155.152cm" svg:y2="452.231cm" draw:start-shape="id519" draw:start-glue-point="2" draw:end-shape="id520" draw:end-glue-point="0" svg:d="M155124 451400v415h28v416" svg:viewBox="0 0 29 832">
          <text:p/>
        </draw:connector>
        <draw:custom-shape draw:style-name="gr161" draw:text-style-name="P3" xml:id="id522" draw:id="id522" draw:layer="layout" svg:width="5.591cm" svg:height="0.825cm" svg:x="152.765cm" svg:y="454.581cm">
          <text:p text:style-name="P2"><text:span text:style-name="T1">Ты в своем уме, так доводить мат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1" draw:id="id521" draw:layer="layout" svg:width="4.445cm" svg:height="0.508cm" svg:x="152.765cm" svg:y="454.073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152cm" svg:y1="453.038cm" svg:x2="154.987cm" svg:y2="454.073cm" draw:start-shape="id520" draw:start-glue-point="2" draw:end-shape="id521" draw:end-glue-point="0" svg:d="M155152 453038v517h-165v518" svg:viewBox="0 0 166 1036">
          <text:p/>
        </draw:connector>
        <draw:custom-shape draw:style-name="gr168" draw:text-style-name="P3" draw:layer="layout" svg:width="4.977cm" svg:height="1.016cm" svg:x="153.249cm" svg:y="456.791cm">
          <text:p text:style-name="P2"><text:span text:style-name="T4">Я говорю правд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24" draw:id="id524" draw:layer="layout" svg:width="2.032cm" svg:height="0.508cm" svg:x="153.249cm" svg:y="457.807cm">
          <text:p text:style-name="P2"><text:span text:style-name="T2">Talk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23" draw:id="id523" draw:layer="layout" svg:width="1.397cm" svg:height="0.508cm" svg:x="153.25cm" svg:y="456.29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6cm" svg:y1="455.406cm" svg:x2="153.948cm" svg:y2="456.295cm" draw:start-shape="id522" draw:start-glue-point="2" draw:end-shape="id523" draw:end-glue-point="0" svg:d="M155560 455406v444h-1612v445" svg:viewBox="0 0 1613 890">
          <text:p/>
        </draw:connector>
        <draw:custom-shape draw:style-name="gr169" draw:text-style-name="P3" xml:id="id526" draw:id="id526" draw:layer="layout" svg:width="9.779cm" svg:height="0.825cm" svg:x="152.13cm" svg:y="459.915cm">
          <text:p text:style-name="P2"><text:span text:style-name="T1">Ты чёкнутая. Я больше не приду.</text:span></text:p>
          <text:p text:style-name="P2"><text:span text:style-name="T1">(Обращается к девушке рядом) Скажешь матери что я жду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5" draw:id="id525" draw:layer="layout" svg:width="4.445cm" svg:height="0.508cm" svg:x="152.13cm" svg:y="459.407cm">
          <text:p text:style-name="P2"><text:span text:style-name="T1">ОТЕЦ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265cm" svg:y1="458.315cm" svg:x2="154.352cm" svg:y2="459.407cm" draw:start-shape="id524" draw:start-glue-point="2" draw:end-shape="id525" draw:end-glue-point="0" svg:d="M154265 458315v546h87v546" svg:viewBox="0 0 88 1093">
          <text:p/>
        </draw:connector>
        <draw:custom-shape draw:style-name="gr167" draw:text-style-name="P9" xml:id="id527" draw:id="id527" draw:layer="layout" svg:width="5.639cm" svg:height="0.807cm" svg:x="152.765cm" svg:y="461.883cm">
          <text:p text:style-name="P2"><text:span text:style-name="T1">Мужчина в гневе покинул зал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019cm" svg:y1="460.74cm" svg:x2="155.584cm" svg:y2="461.883cm" draw:start-shape="id526" draw:start-glue-point="2" draw:end-shape="id527" svg:d="M157019 460740v571h-1435v572" svg:viewBox="0 0 1436 1144">
          <text:p/>
        </draw:connector>
        <draw:custom-shape draw:style-name="gr170" draw:text-style-name="P3" xml:id="id529" draw:id="id529" draw:layer="layout" svg:width="6.771cm" svg:height="0.825cm" svg:x="153.106cm" svg:y="464.296cm">
          <text:p text:style-name="P2"><text:span text:style-name="T1">Не беспокойся Элис. Он успокоитс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28" draw:id="id528" draw:layer="layout" svg:width="4.445cm" svg:height="0.508cm" svg:x="153.106cm" svg:y="463.78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84cm" svg:y1="462.69cm" svg:x2="155.328cm" svg:y2="463.788cm" draw:start-shape="id527" draw:start-glue-point="2" draw:end-shape="id528" draw:end-glue-point="0" svg:d="M155584 462690v549h-256v549" svg:viewBox="0 0 257 1099">
          <text:p/>
        </draw:connector>
        <draw:custom-shape draw:style-name="gr171" draw:text-style-name="P3" draw:layer="layout" svg:width="7.777cm" svg:height="1.016cm" svg:x="153.751cm" svg:y="466.697cm">
          <text:p text:style-name="P2"><text:span text:style-name="T4">Я не беспокоюсь, я этого мужика в первый раз вижу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1" draw:id="id531" draw:layer="layout" svg:width="2.032cm" svg:height="0.508cm" svg:x="153.751cm" svg:y="467.713cm">
          <text:p text:style-name="P2"><text:span text:style-name="T2">IAmCal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0" draw:id="id530" draw:layer="layout" svg:width="1.397cm" svg:height="0.508cm" svg:x="153.752cm" svg:y="466.20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91cm" svg:y1="465.121cm" svg:x2="154.45cm" svg:y2="466.201cm" draw:start-shape="id529" draw:start-glue-point="2" draw:end-shape="id530" svg:d="M156491 465121v540h-2041v540" svg:viewBox="0 0 2042 1081">
          <text:p/>
        </draw:connector>
        <draw:custom-shape draw:style-name="gr167" draw:text-style-name="P9" xml:id="id532" draw:id="id532" draw:layer="layout" svg:width="5.639cm" svg:height="0.807cm" svg:x="153.476cm" svg:y="469.077cm">
          <text:p text:style-name="P2"><text:span text:style-name="T1">У девушки пошли слезы из глаз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67cm" svg:y1="468.221cm" svg:x2="156.295cm" svg:y2="469.077cm" draw:start-shape="id531" draw:start-glue-point="2" draw:end-shape="id532" draw:end-glue-point="0" svg:d="M154767 468221v428h1528v428" svg:viewBox="0 0 1529 857">
          <text:p/>
        </draw:connector>
        <draw:custom-shape draw:style-name="gr170" draw:text-style-name="P3" xml:id="id534" draw:id="id534" draw:layer="layout" svg:width="6.771cm" svg:height="0.825cm" svg:x="153.54cm" svg:y="471.546cm">
          <text:p text:style-name="P2"><text:span text:style-name="T1">Так ты правда нас не уз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3" draw:id="id533" draw:layer="layout" svg:width="4.445cm" svg:height="0.508cm" svg:x="153.54cm" svg:y="471.038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95cm" svg:y1="469.884cm" svg:x2="155.762cm" svg:y2="471.038cm" draw:start-shape="id532" draw:start-glue-point="2" draw:end-shape="id533" svg:d="M156295 469884v577h-533v577" svg:viewBox="0 0 534 1155">
          <text:p/>
        </draw:connector>
        <draw:custom-shape draw:style-name="gr172" draw:text-style-name="P3" draw:layer="layout" svg:width="6.803cm" svg:height="1.016cm" svg:x="153.328cm" svg:y="474.048cm">
          <text:p text:style-name="P2"><text:span text:style-name="T4">Правда. Я не помню никого из Вас, прости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36" draw:id="id536" draw:layer="layout" svg:width="2.032cm" svg:height="0.508cm" svg:x="153.328cm" svg:y="475.064cm">
          <text:p text:style-name="P2"><text:span text:style-name="T2">ItsTr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5" draw:id="id535" draw:layer="layout" svg:width="1.397cm" svg:height="0.508cm" svg:x="153.329cm" svg:y="473.55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925cm" svg:y1="472.371cm" svg:x2="154.027cm" svg:y2="473.552cm" draw:start-shape="id534" draw:start-glue-point="2" draw:end-shape="id535" draw:end-glue-point="0" svg:d="M156925 472371v590h-2898v591" svg:viewBox="0 0 2899 1182">
          <text:p/>
        </draw:connector>
        <draw:custom-shape draw:style-name="gr170" draw:text-style-name="P3" xml:id="id538" draw:id="id538" draw:layer="layout" svg:width="6.771cm" svg:height="0.825cm" svg:x="153.741cm" svg:y="477.314cm">
          <text:p text:style-name="P2"><text:span text:style-name="T1">Все хорошо. Здесь тебе помогу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37" draw:id="id537" draw:layer="layout" svg:width="4.445cm" svg:height="0.508cm" svg:x="153.741cm" svg:y="476.806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344cm" svg:y1="475.572cm" svg:x2="155.963cm" svg:y2="476.806cm" draw:start-shape="id536" draw:start-glue-point="2" draw:end-shape="id537" draw:end-glue-point="0" svg:d="M154344 475572v617h1619v617" svg:viewBox="0 0 1620 1235">
          <text:p/>
        </draw:connector>
        <draw:custom-shape draw:style-name="gr171" draw:text-style-name="P3" draw:layer="layout" svg:width="7.777cm" svg:height="1.016cm" svg:x="153.751cm" svg:y="479.657cm">
          <text:p text:style-name="P2"><text:span text:style-name="T4">Сомневаюсь. Я никогда не признаю, что я Элис. </text:span></text:p>
          <text:p text:style-name="P2"><text:span text:style-name="T4">Меня никогда отсюда не выпустя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0" draw:id="id540" draw:layer="layout" svg:width="2.032cm" svg:height="0.508cm" svg:x="153.751cm" svg:y="480.673cm">
          <text:p text:style-name="P2"><text:span text:style-name="T2">NotLet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39" draw:id="id539" draw:layer="layout" svg:width="1.397cm" svg:height="0.508cm" svg:x="153.752cm" svg:y="479.16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126cm" svg:y1="478.139cm" svg:x2="154.45cm" svg:y2="479.161cm" draw:start-shape="id538" draw:start-glue-point="2" draw:end-shape="id539" draw:end-glue-point="0" svg:d="M157126 478139v511h-2676v511" svg:viewBox="0 0 2677 1023">
          <text:p/>
        </draw:connector>
        <draw:custom-shape draw:style-name="gr173" draw:text-style-name="P3" xml:id="id542" draw:id="id542" draw:layer="layout" svg:width="5.258cm" svg:height="0.825cm" svg:x="153.857cm" svg:y="482.648cm">
          <text:p text:style-name="P2"><text:span text:style-name="T1">А кто ты, если не Элис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1" draw:id="id541" draw:layer="layout" svg:width="4.445cm" svg:height="0.508cm" svg:x="153.857cm" svg:y="482.1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767cm" svg:y1="481.181cm" svg:x2="156.079cm" svg:y2="482.14cm" draw:start-shape="id540" draw:start-glue-point="2" draw:end-shape="id541" draw:end-glue-point="0" svg:d="M154767 481181v480h1312v479" svg:viewBox="0 0 1313 960">
          <text:p/>
        </draw:connector>
        <draw:custom-shape draw:style-name="gr174" draw:text-style-name="P3" draw:layer="layout" svg:width="2.856cm" svg:height="1.016cm" svg:x="154.735cm" svg:y="484.985cm">
          <text:p text:style-name="P2"><text:span text:style-name="T4">София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4" draw:id="id544" draw:layer="layout" svg:width="2.032cm" svg:height="0.508cm" svg:x="154.735cm" svg:y="486.001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3" draw:id="id543" draw:layer="layout" svg:width="1.397cm" svg:height="0.508cm" svg:x="154.736cm" svg:y="484.48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486cm" svg:y1="483.473cm" svg:x2="155.434cm" svg:y2="484.489cm" draw:start-shape="id542" draw:start-glue-point="2" draw:end-shape="id543" draw:end-glue-point="0" svg:d="M156486 483473v508h-1052v508" svg:viewBox="0 0 1053 1017">
          <text:p/>
        </draw:connector>
        <draw:custom-shape draw:style-name="gr173" draw:text-style-name="P3" xml:id="id546" draw:id="id546" draw:layer="layout" svg:width="5.258cm" svg:height="0.825cm" svg:x="153.984cm" svg:y="487.855cm">
          <text:p text:style-name="P2"><text:span text:style-name="T1">А где ты жив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45" draw:id="id545" draw:layer="layout" svg:width="4.445cm" svg:height="0.508cm" svg:x="153.984cm" svg:y="487.34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51cm" svg:y1="486.509cm" svg:x2="156.206cm" svg:y2="487.347cm" draw:start-shape="id544" draw:start-glue-point="2" draw:end-shape="id545" draw:end-glue-point="0" svg:d="M155751 486509v419h455v419" svg:viewBox="0 0 456 839">
          <text:p/>
        </draw:connector>
        <draw:custom-shape draw:style-name="gr167" draw:text-style-name="P9" xml:id="id547" draw:id="id547" draw:layer="layout" svg:width="5.639cm" svg:height="0.807cm" svg:x="153.781cm" svg:y="489.569cm">
          <text:p text:style-name="P2"><text:span text:style-name="T1">Удивленно смотрите на неё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6.613cm" svg:y1="488.68cm" svg:x2="156.6cm" svg:y2="489.569cm" draw:start-shape="id546" draw:start-glue-point="2" draw:end-shape="id547" draw:end-glue-point="0" svg:d="M156613 488680v444h-13v445" svg:viewBox="0 0 14 890">
          <text:p/>
        </draw:connector>
        <draw:custom-shape draw:style-name="gr175" draw:text-style-name="P3" draw:layer="layout" svg:width="4.634cm" svg:height="1.016cm" svg:x="154.481cm" svg:y="491.982cm">
          <text:p text:style-name="P2"><text:span text:style-name="T4">Ты не прикалываешься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49" draw:id="id549" draw:layer="layout" svg:width="2.032cm" svg:height="0.508cm" svg:x="154.481cm" svg:y="492.998cm">
          <text:p text:style-name="P2"><text:span text:style-name="T2">IsItJok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48" draw:id="id548" draw:layer="layout" svg:width="1.397cm" svg:height="0.508cm" svg:x="154.482cm" svg:y="491.4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cm" svg:y1="490.376cm" svg:x2="155.18cm" svg:y2="491.486cm" draw:start-shape="id547" draw:start-glue-point="2" draw:end-shape="id548" draw:end-glue-point="0" svg:d="M156600 490376v555h-1420v555" svg:viewBox="0 0 1421 1111">
          <text:p/>
        </draw:connector>
        <draw:custom-shape draw:style-name="gr176" draw:text-style-name="P3" xml:id="id551" draw:id="id551" draw:layer="layout" svg:width="7.62cm" svg:height="0.825cm" svg:x="153.908cm" svg:y="495.411cm">
          <text:p text:style-name="P2"><text:span text:style-name="T1">Я знаю какого это, когда тебе не верят.</text:span></text:p>
          <text:p text:style-name="P2"><text:span text:style-name="T1">Я твоя сестра и хочу тебе помоч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0" draw:id="id550" draw:layer="layout" svg:width="4.445cm" svg:height="0.508cm" svg:x="153.908cm" svg:y="494.903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497cm" svg:y1="493.506cm" svg:x2="156.13cm" svg:y2="494.903cm" draw:start-shape="id549" draw:start-glue-point="2" draw:end-shape="id550" draw:end-glue-point="0" svg:d="M155497 493506v699h633v698" svg:viewBox="0 0 634 1398">
          <text:p/>
        </draw:connector>
        <draw:custom-shape draw:style-name="gr167" draw:text-style-name="P9" xml:id="id552" draw:id="id552" draw:layer="layout" svg:width="5.639cm" svg:height="0.807cm" svg:x="154.873cm" svg:y="497.271cm">
          <text:p text:style-name="P2"><text:span text:style-name="T1">Ваше удивление сменяется недоверием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7.718cm" svg:y1="496.236cm" svg:x2="157.692cm" svg:y2="497.271cm" draw:start-shape="id551" draw:start-glue-point="2" draw:end-shape="id552" draw:end-glue-point="0" svg:d="M157718 496236v517h-26v518" svg:viewBox="0 0 27 1036">
          <text:p/>
        </draw:connector>
        <draw:custom-shape draw:style-name="gr177" draw:text-style-name="P3" draw:layer="layout" svg:width="8.068cm" svg:height="1.917cm" svg:x="154.162cm" svg:y="499.844cm">
          <text:p text:style-name="P2"><text:span text:style-name="T4">Хорошо. Меня зовут Новикова София. Мне 27 лет.</text:span></text:p>
          <text:p text:style-name="P2"><text:span text:style-name="T4">Я родилась в России, Москва.</text:span></text:p>
          <text:p text:style-name="P2"><text:span text:style-name="T4">Из родных у меня остался только отец.</text:span></text:p>
          <text:p text:style-name="P2"><text:span text:style-name="T4">Мы живем с ним в маленькой квартире на окраине города.</text:span></text:p>
          <text:p text:style-name="P2"><text:span text:style-name="T4">Больше родных или друзей у меня нет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4" draw:id="id554" draw:layer="layout" svg:width="2.032cm" svg:height="0.508cm" svg:x="154.229cm" svg:y="501.761cm">
          <text:p text:style-name="P2"><text:span text:style-name="T2">TellS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3" draw:id="id553" draw:layer="layout" svg:width="1.397cm" svg:height="0.508cm" svg:x="154.163cm" svg:y="499.3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692cm" svg:y1="498.078cm" svg:x2="154.861cm" svg:y2="499.348cm" draw:start-shape="id552" draw:start-glue-point="2" draw:end-shape="id553" draw:end-glue-point="0" svg:d="M157692 498078v635h-2831v635" svg:viewBox="0 0 2832 1271">
          <text:p/>
        </draw:connector>
        <draw:custom-shape draw:style-name="gr178" draw:text-style-name="P9" xml:id="id555" draw:id="id555" draw:layer="layout" svg:width="7.239cm" svg:height="1.016cm" svg:x="154.543cm" svg:y="503.285cm">
          <text:p text:style-name="P2"><text:span text:style-name="T1">Вы слышите как открывается дверь в зал. </text:span></text:p>
          <text:p text:style-name="P2"><text:span text:style-name="T1">Понимаете что вернулась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5.245cm" svg:y1="502.269cm" svg:x2="158.162cm" svg:y2="503.285cm" draw:start-shape="id554" draw:start-glue-point="2" draw:end-shape="id555" draw:end-glue-point="0" svg:d="M155245 502269v508h2917v508" svg:viewBox="0 0 2918 1017">
          <text:p/>
        </draw:connector>
        <draw:custom-shape draw:style-name="gr179" draw:text-style-name="P3" xml:id="id556" draw:id="id556" draw:layer="layout" svg:width="9.374cm" svg:height="1.147cm" svg:x="154.44cm" svg:y="506.075cm">
          <text:p text:style-name="P2"><text:span text:style-name="T1">София, я попробую найти какую-нибудь информацию про тебя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58" draw:id="id558" draw:layer="layout" svg:width="4.445cm" svg:height="0.508cm" svg:x="154.44cm" svg:y="505.567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ustom-shape draw:style-name="gr180" draw:text-style-name="P3" draw:layer="layout" svg:width="10.418cm" svg:height="1.016cm" svg:x="154.543cm" svg:y="509cm">
          <text:p text:style-name="P2"><text:span text:style-name="T4">Спасибо. Ты не представляешь, как это важно для меня, когда мне верят.</text:span></text:p>
          <text:p text:style-name="P2"><text:span text:style-name="T4">Когда я снова могу тебя увидеть?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59" draw:id="id559" draw:layer="layout" svg:width="2.032cm" svg:height="0.508cm" svg:x="154.543cm" svg:y="510.016cm">
          <text:p text:style-name="P2"><text:span text:style-name="T2">GreatThan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57" draw:id="id557" draw:layer="layout" svg:width="1.397cm" svg:height="0.508cm" svg:x="154.544cm" svg:y="508.50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127cm" svg:y1="507.222cm" svg:x2="155.242cm" svg:y2="508.504cm" draw:start-shape="id556" draw:start-glue-point="2" draw:end-shape="id557" draw:end-glue-point="0" svg:d="M159127 507222v641h-3885v641" svg:viewBox="0 0 3886 1283">
          <text:p/>
        </draw:connector>
        <draw:connector draw:style-name="gr7" draw:text-style-name="P2" draw:layer="layout" svg:x1="158.162cm" svg:y1="504.301cm" svg:x2="156.662cm" svg:y2="505.567cm" draw:start-shape="id555" draw:start-glue-point="2" draw:end-shape="id558" draw:end-glue-point="0" svg:d="M158162 504301v633h-1500v633" svg:viewBox="0 0 1501 1267">
          <text:p/>
        </draw:connector>
        <draw:custom-shape draw:style-name="gr179" draw:text-style-name="P3" xml:id="id561" draw:id="id561" draw:layer="layout" svg:width="9.374cm" svg:height="1.147cm" svg:x="154.924cm" svg:y="512.302cm">
          <text:p text:style-name="P2"><text:span text:style-name="T1">София, я попробую найти какую-нибудь информацию о тебе.</text:span></text:p>
          <text:p text:style-name="P2"><text:span text:style-name="T1">Наверняка твой отец подал заявление о пропаже в полицию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0" draw:id="id560" draw:layer="layout" svg:width="4.445cm" svg:height="0.508cm" svg:x="154.924cm" svg:y="511.794cm">
          <text:p text:style-name="P2"><text:span text:style-name="T1">СЕСТРА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510.524cm" svg:x2="157.146cm" svg:y2="511.794cm" draw:start-shape="id559" draw:start-glue-point="2" draw:end-shape="id560" draw:end-glue-point="0" svg:d="M155559 510524v635h1587v635" svg:viewBox="0 0 1588 1271">
          <text:p/>
        </draw:connector>
        <draw:custom-shape draw:style-name="gr178" draw:text-style-name="P9" xml:id="id562" draw:id="id562" draw:layer="layout" svg:width="7.239cm" svg:height="1.016cm" svg:x="155.051cm" svg:y="514.461cm">
          <text:p text:style-name="P2"><text:span text:style-name="T1">За стол садится мать Элис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11cm" svg:y1="513.449cm" svg:x2="158.67cm" svg:y2="514.461cm" draw:start-shape="id561" draw:start-glue-point="2" draw:end-shape="id562" draw:end-glue-point="0" svg:d="M159611 513449v506h-941v506" svg:viewBox="0 0 942 1013">
          <text:p/>
        </draw:connector>
        <draw:custom-shape draw:style-name="gr181" draw:text-style-name="P3" xml:id="id564" draw:id="id564" draw:layer="layout" svg:width="8.128cm" svg:height="0.825cm" svg:x="155.432cm" svg:y="517.319cm">
          <text:p text:style-name="P2"><text:span text:style-name="T1">(Обращается к сестре Элис) Джесика, а где твой отец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3" draw:id="id563" draw:layer="layout" svg:width="4.445cm" svg:height="0.508cm" svg:x="155.432cm" svg:y="516.811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7cm" svg:y1="515.477cm" svg:x2="157.654cm" svg:y2="516.811cm" draw:start-shape="id562" draw:start-glue-point="2" draw:end-shape="id563" draw:end-glue-point="0" svg:d="M158670 515477v667h-1016v667" svg:viewBox="0 0 1017 1335">
          <text:p/>
        </draw:connector>
        <draw:custom-shape draw:style-name="gr182" draw:text-style-name="P3" xml:id="id566" draw:id="id566" draw:layer="layout" svg:width="8.834cm" svg:height="0.925cm" svg:x="155.361cm" svg:y="519.886cm">
          <text:p text:style-name="P2"><text:span text:style-name="T1">Он разозлился и ушел. Сказал, что будет ждать нас на улиц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5" draw:id="id565" draw:layer="layout" svg:width="4.445cm" svg:height="0.508cm" svg:x="155.361cm" svg:y="519.378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496cm" svg:y1="518.144cm" svg:x2="157.583cm" svg:y2="519.378cm" draw:start-shape="id564" draw:start-glue-point="2" draw:end-shape="id565" draw:end-glue-point="0" svg:d="M159496 518144v617h-1913v617" svg:viewBox="0 0 1914 1235">
          <text:p/>
        </draw:connector>
        <draw:custom-shape draw:style-name="gr183" draw:text-style-name="P3" xml:id="id568" draw:id="id568" draw:layer="layout" svg:width="9.017cm" svg:height="1.016cm" svg:x="155.432cm" svg:y="522.208cm">
          <text:p text:style-name="P2"><text:span text:style-name="T1">Ну и черт с ним. Бездушное чудовище.</text:span></text:p>
          <text:p text:style-name="P2"><text:span text:style-name="T1">Извини, Элис, тебе нужно спокойствие, а мы устроили тут цирк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67" draw:id="id567" draw:layer="layout" svg:width="4.445cm" svg:height="0.508cm" svg:x="155.432cm" svg:y="521.7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778cm" svg:y1="520.811cm" svg:x2="157.654cm" svg:y2="521.7cm" draw:start-shape="id566" draw:start-glue-point="2" draw:end-shape="id567" draw:end-glue-point="0" svg:d="M159778 520811v444h-2124v445" svg:viewBox="0 0 2125 890">
          <text:p/>
        </draw:connector>
        <draw:custom-shape draw:style-name="gr184" draw:text-style-name="P3" draw:layer="layout" svg:width="4.459cm" svg:height="1.016cm" svg:x="156.688cm" svg:y="524.863cm">
          <text:p text:style-name="P2"><text:span text:style-name="T4">Все нормально. 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0" draw:id="id570" draw:layer="layout" svg:width="2.032cm" svg:height="0.508cm" svg:x="156.688cm" svg:y="525.879cm">
          <text:p text:style-name="P2"><text:span text:style-name="T2">Neverm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69" draw:id="id569" draw:layer="layout" svg:width="1.397cm" svg:height="0.508cm" svg:x="156.689cm" svg:y="524.36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9.94cm" svg:y1="523.224cm" svg:x2="157.387cm" svg:y2="524.367cm" draw:start-shape="id568" draw:start-glue-point="2" draw:end-shape="id569" draw:end-glue-point="0" svg:d="M159940 523224v572h-2553v571" svg:viewBox="0 0 2554 1144">
          <text:p/>
        </draw:connector>
        <draw:custom-shape draw:style-name="gr185" draw:text-style-name="P3" xml:id="id572" draw:id="id572" draw:layer="layout" svg:width="7.813cm" svg:height="1.016cm" svg:x="156.575cm" svg:y="528.05cm">
          <text:p text:style-name="P2"><text:span text:style-name="T1">Расскажи как ты тут устроила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1" draw:id="id571" draw:layer="layout" svg:width="4.445cm" svg:height="0.508cm" svg:x="156.575cm" svg:y="527.542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04cm" svg:y1="526.387cm" svg:x2="158.797cm" svg:y2="527.542cm" draw:start-shape="id570" draw:start-glue-point="2" draw:end-shape="id571" draw:end-glue-point="0" svg:d="M157704 526387v578h1093v577" svg:viewBox="0 0 1094 1156">
          <text:p/>
        </draw:connector>
        <draw:custom-shape draw:style-name="gr186" draw:text-style-name="P3" draw:layer="layout" svg:width="7.31cm" svg:height="1.016cm" svg:x="157.139cm" svg:y="530.59cm">
          <text:p text:style-name="P2"><text:span text:style-name="T4">Тут все сумасшедшие.</text:span></text:p>
          <text:p text:style-name="P2"><text:span text:style-name="T4">Я не хочу здесь находится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4" draw:id="id574" draw:layer="layout" svg:width="2.032cm" svg:height="0.508cm" svg:x="157.139cm" svg:y="531.606cm">
          <text:p text:style-name="P2"><text:span text:style-name="T2">AllM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3" draw:id="id573" draw:layer="layout" svg:width="1.397cm" svg:height="0.508cm" svg:x="157.14cm" svg:y="530.0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481cm" svg:y1="529.066cm" svg:x2="157.838cm" svg:y2="530.094cm" draw:start-shape="id572" draw:start-glue-point="2" draw:end-shape="id573" draw:end-glue-point="0" svg:d="M160481 529066v514h-2643v514" svg:viewBox="0 0 2644 1029">
          <text:p/>
        </draw:connector>
        <draw:custom-shape draw:style-name="gr185" draw:text-style-name="P3" xml:id="id576" draw:id="id576" draw:layer="layout" svg:width="7.813cm" svg:height="1.016cm" svg:x="156.956cm" svg:y="533.892cm">
          <text:p text:style-name="P2"><text:span text:style-name="T1">Потерпи. Я поговорю с твоим лечащим врачом.</text:span></text:p>
          <text:p text:style-name="P2"><text:span text:style-name="T1">Я хочу уговорить ее отпустить тебя под мою опек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5" draw:id="id575" draw:layer="layout" svg:width="4.445cm" svg:height="0.508cm" svg:x="156.956cm" svg:y="533.384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55cm" svg:y1="532.114cm" svg:x2="159.178cm" svg:y2="533.384cm" draw:start-shape="id574" draw:start-glue-point="2" draw:end-shape="id575" draw:end-glue-point="0" svg:d="M158155 532114v635h1023v635" svg:viewBox="0 0 1024 1271">
          <text:p/>
        </draw:connector>
        <draw:custom-shape draw:style-name="gr186" draw:text-style-name="P3" draw:layer="layout" svg:width="7.31cm" svg:height="1.016cm" svg:x="157.349cm" svg:y="536.702cm">
          <text:p text:style-name="P2"><text:span text:style-name="T4">Думаю это вряд ли поможет, но попробуй.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578" draw:id="id578" draw:layer="layout" svg:width="2.032cm" svg:height="0.508cm" svg:x="157.349cm" svg:y="537.718cm">
          <text:p text:style-name="P2"><text:span text:style-name="T2">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77" draw:id="id577" draw:layer="layout" svg:width="1.397cm" svg:height="0.508cm" svg:x="157.35cm" svg:y="536.20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862cm" svg:y1="534.908cm" svg:x2="158.048cm" svg:y2="536.206cm" draw:start-shape="id576" draw:start-glue-point="2" draw:end-shape="id577" draw:end-glue-point="0" svg:d="M160862 534908v649h-2814v649" svg:viewBox="0 0 2815 1299">
          <text:p/>
        </draw:connector>
        <draw:custom-shape draw:style-name="gr187" draw:text-style-name="P3" xml:id="id580" draw:id="id580" draw:layer="layout" svg:width="9.29cm" svg:height="1.016cm" svg:x="156.556cm" svg:y="539.916cm">
          <text:p text:style-name="P2"><text:span text:style-name="T1">Я всю больницу переверну. Пойду встречусь с твоим врачом.</text:span></text:p>
          <text:p text:style-name="P2"><text:span text:style-name="T1">Я не оставлю тебя здесь.</text:span></text:p>
          <text:p text:style-name="P2"><text:span text:style-name="T1">(Обращается к Агате) Я хочу встретится с доктором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79" draw:id="id579" draw:layer="layout" svg:width="4.445cm" svg:height="0.508cm" svg:x="156.556cm" svg:y="539.408cm">
          <text:p text:style-name="P2"><text:span text:style-name="T1">МАТЬ ЭЛИС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365cm" svg:y1="538.226cm" svg:x2="158.778cm" svg:y2="539.408cm" draw:start-shape="id578" draw:start-glue-point="2" draw:end-shape="id579" draw:end-glue-point="0" svg:d="M158365 538226v591h413v591" svg:viewBox="0 0 414 1183">
          <text:p/>
        </draw:connector>
        <draw:custom-shape draw:style-name="gr182" draw:text-style-name="P3" xml:id="id584" draw:id="id584" draw:layer="layout" svg:width="8.834cm" svg:height="0.925cm" svg:x="158.607cm" svg:y="545.794cm">
          <text:p text:style-name="P2"><text:span text:style-name="T1">Пока, Элис.</text:span></text:p>
          <text:p text:style-name="P2"><text:span text:style-name="T1">(Обращается к матери) Я пойду на улицу, найду отц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3" draw:id="id583" draw:layer="layout" svg:width="4.445cm" svg:height="0.508cm" svg:x="158.607cm" svg:y="545.286cm">
          <text:p text:style-name="P2"><text:span text:style-name="T1">ДЖЕСИКА МОРГАН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586" draw:id="id586" draw:layer="layout" svg:width="6.496cm" svg:height="0.82cm" svg:x="159.35cm" svg:y="548.624cm">
          <text:p text:style-name="P2"><text:span text:style-name="T1">Элис, пойдем, встреча окончила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5" draw:id="id585" draw:layer="layout" svg:width="4.445cm" svg:height="0.508cm" svg:x="159.35cm" svg:y="548.116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ustom-shape draw:style-name="gr32" draw:text-style-name="P3" xml:id="id582" draw:id="id582" draw:layer="layout" svg:width="8.763cm" svg:height="1.016cm" svg:x="157.591cm" svg:y="542.655cm">
          <text:p text:style-name="P2"><text:span text:style-name="T1">Я отведу Вас к доктору. Только провожу Элис в палату.</text:span></text:p>
          <text:p text:style-name="P2"><text:span text:style-name="T1">Оставайтесь зд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1" draw:id="id581" draw:layer="layout" svg:width="4.445cm" svg:height="0.508cm" svg:x="157.591cm" svg:y="542.147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201cm" svg:y1="540.932cm" svg:x2="159.813cm" svg:y2="542.147cm" draw:start-shape="id580" draw:start-glue-point="2" draw:end-shape="id581" draw:end-glue-point="0" svg:d="M161201 540932v608h-1388v607" svg:viewBox="0 0 1389 1216">
          <text:p/>
        </draw:connector>
        <draw:connector draw:style-name="gr7" draw:text-style-name="P2" draw:layer="layout" svg:x1="161.972cm" svg:y1="543.671cm" svg:x2="160.829cm" svg:y2="545.286cm" draw:start-shape="id582" draw:start-glue-point="2" draw:end-shape="id583" svg:d="M161972 543671v808h-1143v807" svg:viewBox="0 0 1144 1616">
          <text:p/>
        </draw:connector>
        <draw:connector draw:style-name="gr7" draw:text-style-name="P2" draw:layer="layout" svg:x1="163.024cm" svg:y1="546.719cm" svg:x2="161.572cm" svg:y2="548.116cm" draw:start-shape="id584" draw:start-glue-point="2" draw:end-shape="id585" draw:end-glue-point="0" svg:d="M163024 546719v698h-1452v699" svg:viewBox="0 0 1453 1398">
          <text:p/>
        </draw:connector>
        <draw:custom-shape draw:style-name="gr188" draw:text-style-name="P9" xml:id="id587" draw:id="id587" draw:layer="layout" svg:width="8.782cm" svg:height="1.024cm" svg:x="158.715cm" svg:y="550.521cm">
          <text:p text:style-name="P2"><text:span text:style-name="T1">Девушка уходит. Мать Элис отсается стоять в зале.</text:span></text:p>
          <text:p text:style-name="P2"><text:span text:style-name="T1">Агата отводит Вас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598cm" svg:y1="549.444cm" svg:x2="163.106cm" svg:y2="550.521cm" draw:start-shape="id586" draw:start-glue-point="2" draw:end-shape="id587" svg:d="M162598 549444v539h508v538" svg:viewBox="0 0 509 1078">
          <text:p/>
        </draw:connector>
        <draw:custom-shape draw:style-name="gr123" draw:text-style-name="P3" xml:id="id589" draw:id="id589" draw:layer="layout" svg:width="6.496cm" svg:height="0.82cm" svg:x="159.573cm" svg:y="553.171cm">
          <text:p text:style-name="P2"><text:span text:style-name="T1">Элис, днем у нас тихий час. Отдохни.</text:span></text:p>
          <text:p text:style-name="P2"><text:span text:style-name="T1">Я закрою теб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88" draw:id="id588" draw:layer="layout" svg:width="4.445cm" svg:height="0.508cm" svg:x="159.573cm" svg:y="552.663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106cm" svg:y1="551.545cm" svg:x2="161.795cm" svg:y2="552.663cm" draw:start-shape="id587" draw:start-glue-point="2" draw:end-shape="id588" draw:end-glue-point="0" svg:d="M163106 551545v559h-1311v559" svg:viewBox="0 0 1312 1119">
          <text:p/>
        </draw:connector>
        <draw:custom-shape draw:style-name="gr42" draw:text-style-name="P3" draw:layer="layout" svg:width="6.096cm" svg:height="1.016cm" svg:x="159.369cm" svg:y="555.736cm">
          <text:p text:style-name="P2"><text:span text:style-name="T4">Хорошо. Но не забудьте открыть пот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1" draw:id="id591" draw:layer="layout" svg:width="3.81cm" svg:height="0.508cm" svg:x="159.369cm" svg:y="556.752cm">
          <text:p text:style-name="P2"><text:span text:style-name="T2">GoodAndDontFor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0" draw:id="id590" draw:layer="layout" svg:width="1.397cm" svg:height="0.508cm" svg:x="159.37cm" svg:y="555.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21cm" svg:y1="553.991cm" svg:x2="160.068cm" svg:y2="555.24cm" draw:start-shape="id589" draw:start-glue-point="2" draw:end-shape="id590" draw:end-glue-point="0" svg:d="M162821 553991v625h-2753v624" svg:viewBox="0 0 2754 1250">
          <text:p/>
        </draw:connector>
        <draw:custom-shape draw:style-name="gr190" draw:text-style-name="P9" xml:id="id592" draw:id="id592" draw:layer="layout" svg:width="9.906cm" svg:height="1.024cm" svg:x="157.972cm" svg:y="558.276cm">
          <text:p text:style-name="P2"><text:span text:style-name="T1">Агата улыбается. За это не переживай.</text:span></text:p>
          <text:p text:style-name="P2"><text:span text:style-name="T1">Она выходит из Вашей палаты, закрывает дверь и выключает свет.</text:span></text:p>
          <text:p text:style-name="P2"><text:span text:style-name="T1">Вы опять в одиночестве наедине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1.274cm" svg:y1="557.26cm" svg:x2="162.925cm" svg:y2="558.276cm" draw:start-shape="id591" draw:start-glue-point="2" draw:end-shape="id592" draw:end-glue-point="0" svg:d="M161274 557260v508h1651v508" svg:viewBox="0 0 1652 1017">
          <text:p/>
        </draw:connector>
        <draw:custom-shape draw:style-name="gr123" draw:text-style-name="P3" xml:id="id594" draw:id="id594" draw:layer="layout" svg:width="6.496cm" svg:height="0.82cm" svg:x="159.985cm" svg:y="561.197cm">
          <text:p text:style-name="P2"><text:span text:style-name="T1">Это явно не похищение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3" draw:id="id593" draw:layer="layout" svg:width="4.445cm" svg:height="0.508cm" svg:x="159.985cm" svg:y="560.689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925cm" svg:y1="559.3cm" svg:x2="162.207cm" svg:y2="560.689cm" draw:start-shape="id592" draw:start-glue-point="2" draw:end-shape="id593" svg:d="M162925 559300v695h-718v694" svg:viewBox="0 0 719 1390">
          <text:p/>
        </draw:connector>
        <draw:custom-shape draw:style-name="gr191" draw:text-style-name="P3" draw:layer="layout" svg:width="7.217cm" svg:height="1.016cm" svg:x="160.153cm" svg:y="563.742cm">
          <text:p text:style-name="P2"><text:span text:style-name="T4">Может доктор права и это раздвоение личност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596" draw:id="id596" draw:layer="layout" svg:width="3.81cm" svg:height="0.508cm" svg:x="160.153cm" svg:y="564.758cm">
          <text:p text:style-name="P2"><text:span text:style-name="T2">MaybeTheyRigh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5" draw:id="id595" draw:layer="layout" svg:width="1.397cm" svg:height="0.508cm" svg:x="160.154cm" svg:y="563.24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233cm" svg:y1="562.017cm" svg:x2="160.852cm" svg:y2="563.246cm" draw:start-shape="id594" draw:start-glue-point="2" draw:end-shape="id595" draw:end-glue-point="0" svg:d="M163233 562017v615h-2381v614" svg:viewBox="0 0 2382 1230">
          <text:p/>
        </draw:connector>
        <draw:custom-shape draw:style-name="gr123" draw:text-style-name="P3" xml:id="id598" draw:id="id598" draw:layer="layout" svg:width="6.496cm" svg:height="0.82cm" svg:x="160.366cm" svg:y="566.854cm">
          <text:p text:style-name="P2"><text:span text:style-name="T1">Ты так быстро хочешь сдатьс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97" draw:id="id597" draw:layer="layout" svg:width="4.445cm" svg:height="0.508cm" svg:x="160.366cm" svg:y="566.34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058cm" svg:y1="565.266cm" svg:x2="162.588cm" svg:y2="566.346cm" draw:start-shape="id596" draw:start-glue-point="2" draw:end-shape="id597" draw:end-glue-point="0" svg:d="M162058 565266v540h530v540" svg:viewBox="0 0 531 1081">
          <text:p/>
        </draw:connector>
        <draw:custom-shape draw:style-name="gr191" draw:text-style-name="P3" draw:layer="layout" svg:width="7.217cm" svg:height="1.016cm" svg:x="160.639cm" svg:y="569.44cm">
          <text:p text:style-name="P2"><text:span text:style-name="T4">Я уже не знаю во что вери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0" draw:id="id600" draw:layer="layout" svg:width="3.81cm" svg:height="0.508cm" svg:x="160.639cm" svg:y="570.456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99" draw:id="id599" draw:layer="layout" svg:width="1.397cm" svg:height="0.508cm" svg:x="160.64cm" svg:y="568.94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614cm" svg:y1="567.674cm" svg:x2="161.338cm" svg:y2="568.944cm" draw:start-shape="id598" draw:start-glue-point="2" draw:end-shape="id599" draw:end-glue-point="0" svg:d="M163614 567674v635h-2276v635" svg:viewBox="0 0 2277 1271">
          <text:p/>
        </draw:connector>
        <draw:custom-shape draw:style-name="gr123" draw:text-style-name="P3" xml:id="id602" draw:id="id602" draw:layer="layout" svg:width="6.496cm" svg:height="0.82cm" svg:x="160.842cm" svg:y="572.539cm">
          <text:p text:style-name="P2"><text:span text:style-name="T1">Понимаю, факты не на твоей сторон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1" draw:id="id601" draw:layer="layout" svg:width="4.445cm" svg:height="0.508cm" svg:x="160.842cm" svg:y="572.03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544cm" svg:y1="570.964cm" svg:x2="163.064cm" svg:y2="572.031cm" draw:start-shape="id600" draw:start-glue-point="2" draw:end-shape="id601" draw:end-glue-point="0" svg:d="M162544 570964v534h520v533" svg:viewBox="0 0 521 1068">
          <text:p/>
        </draw:connector>
        <draw:custom-shape draw:style-name="gr192" draw:text-style-name="P3" draw:layer="layout" svg:width="8.269cm" svg:height="1.164cm" svg:x="161.26cm" svg:y="575.273cm">
          <text:p text:style-name="P2"><text:span text:style-name="T4">Мое тело. Оно другое. Я в Англии.</text:span></text:p>
          <text:p text:style-name="P2"><text:span text:style-name="T4">Эти родители. Если это какой то заговор, то очень хитрый.</text:span></text:p>
          <text:p text:style-name="P2"><text:span text:style-name="T4">Да и в чем смысл. У меня ничего 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4" draw:id="id604" draw:layer="layout" svg:width="3.81cm" svg:height="0.508cm" svg:x="161.274cm" svg:y="576.437cm">
          <text:p text:style-name="P2"><text:span text:style-name="T2">IdontKn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3" draw:id="id603" draw:layer="layout" svg:width="1.397cm" svg:height="0.508cm" svg:x="161.261cm" svg:y="574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123" draw:text-style-name="P3" xml:id="id606" draw:id="id606" draw:layer="layout" svg:width="6.496cm" svg:height="0.82cm" svg:x="161.401cm" svg:y="578.723cm">
          <text:p text:style-name="P2"><text:span text:style-name="T1">Этому должно быть логическое объясн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5" draw:id="id605" draw:layer="layout" svg:width="4.445cm" svg:height="0.508cm" svg:x="161.401cm" svg:y="578.215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09cm" svg:y1="573.359cm" svg:x2="161.959cm" svg:y2="574.777cm" draw:start-shape="id602" draw:start-glue-point="2" draw:end-shape="id603" draw:end-glue-point="0" svg:d="M164090 573359v709h-2131v709" svg:viewBox="0 0 2132 1419">
          <text:p/>
        </draw:connector>
        <draw:connector draw:style-name="gr7" draw:text-style-name="P2" draw:layer="layout" svg:x1="163.179cm" svg:y1="576.945cm" svg:x2="163.623cm" svg:y2="578.215cm" draw:start-shape="id604" draw:start-glue-point="2" draw:end-shape="id605" draw:end-glue-point="0" svg:d="M163179 576945v635h444v635" svg:viewBox="0 0 445 1271">
          <text:p/>
        </draw:connector>
        <draw:custom-shape draw:style-name="gr191" draw:text-style-name="P3" draw:layer="layout" svg:width="7.217cm" svg:height="1.016cm" svg:x="161.423cm" svg:y="581.39cm">
          <text:p text:style-name="P2"><text:span text:style-name="T4">Должен быть способ доказать, что я говорю правду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08" draw:id="id608" draw:layer="layout" svg:width="3.81cm" svg:height="0.508cm" svg:x="161.423cm" svg:y="582.406cm">
          <text:p text:style-name="P2"><text:span text:style-name="T2">MustBeW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07" draw:id="id607" draw:layer="layout" svg:width="1.397cm" svg:height="0.508cm" svg:x="161.424cm" svg:y="580.89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649cm" svg:y1="579.543cm" svg:x2="162.122cm" svg:y2="580.894cm" draw:start-shape="id606" draw:start-glue-point="2" draw:end-shape="id607" draw:end-glue-point="0" svg:d="M164649 579543v676h-2527v675" svg:viewBox="0 0 2528 1352">
          <text:p/>
        </draw:connector>
        <draw:custom-shape draw:style-name="gr193" draw:text-style-name="P3" xml:id="id610" draw:id="id610" draw:layer="layout" svg:width="7.359cm" svg:height="0.82cm" svg:x="160.519cm" svg:y="584.761cm">
          <text:p text:style-name="P2"><text:span text:style-name="T1">Вот это настрой. Давай подумаем как это сдела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09" draw:id="id609" draw:layer="layout" svg:width="4.445cm" svg:height="0.508cm" svg:x="160.519cm" svg:y="584.253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8cm" svg:y1="582.914cm" svg:x2="162.741cm" svg:y2="584.253cm" draw:start-shape="id608" draw:start-glue-point="2" draw:end-shape="id609" draw:end-glue-point="0" svg:d="M163328 582914v670h-587v669" svg:viewBox="0 0 588 1340">
          <text:p/>
        </draw:connector>
        <draw:custom-shape draw:style-name="gr191" draw:text-style-name="P3" draw:layer="layout" svg:width="7.217cm" svg:height="1.016cm" svg:x="161.424cm" svg:y="587.21cm">
          <text:p text:style-name="P2"><text:span text:style-name="T4">Для начала нужно выбраться отсюда. </text:span></text:p>
          <text:p text:style-name="P2"><text:span text:style-name="T4">Мне как минимум нужен телефон и интерне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2" draw:id="id612" draw:layer="layout" svg:width="3.81cm" svg:height="0.508cm" svg:x="161.424cm" svg:y="588.226cm">
          <text:p text:style-name="P2"><text:span text:style-name="T2">NeedGet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1" draw:id="id611" draw:layer="layout" svg:width="1.397cm" svg:height="0.508cm" svg:x="161.425cm" svg:y="586.71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198cm" svg:y1="585.581cm" svg:x2="162.123cm" svg:y2="586.714cm" draw:start-shape="id610" draw:start-glue-point="2" draw:end-shape="id611" draw:end-glue-point="0" svg:d="M164198 585581v567h-2075v566" svg:viewBox="0 0 2076 1134">
          <text:p/>
        </draw:connector>
        <draw:custom-shape draw:style-name="gr193" draw:text-style-name="P3" xml:id="id614" draw:id="id614" draw:layer="layout" svg:width="7.359cm" svg:height="0.82cm" svg:x="160.646cm" svg:y="590.349cm">
          <text:p text:style-name="P2"><text:span text:style-name="T1">Может сестра Элис сможет принести тебе телефо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3" draw:id="id613" draw:layer="layout" svg:width="4.445cm" svg:height="0.508cm" svg:x="160.646cm" svg:y="589.8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329cm" svg:y1="588.734cm" svg:x2="162.868cm" svg:y2="589.841cm" draw:start-shape="id612" draw:start-glue-point="2" draw:end-shape="id613" draw:end-glue-point="0" svg:d="M163329 588734v554h-461v553" svg:viewBox="0 0 462 1108">
          <text:p/>
        </draw:connector>
        <draw:custom-shape draw:style-name="gr191" draw:text-style-name="P3" draw:layer="layout" svg:width="7.217cm" svg:height="1.016cm" svg:x="161.147cm" svg:y="592.82cm">
          <text:p text:style-name="P2"><text:span text:style-name="T4">Не думаю, что мне позволят иметь здесь телефон.</text:span></text:p>
          <text:p text:style-name="P2"><text:span text:style-name="T4">Нужно поговорить об этом с доктором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16" draw:id="id616" draw:layer="layout" svg:width="3.81cm" svg:height="0.508cm" svg:x="161.147cm" svg:y="593.836cm">
          <text:p text:style-name="P2"><text:span text:style-name="T2">NeedTalkAbout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5" draw:id="id615" draw:layer="layout" svg:width="1.397cm" svg:height="0.508cm" svg:x="161.148cm" svg:y="592.324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4.325cm" svg:y1="591.169cm" svg:x2="161.846cm" svg:y2="592.324cm" draw:start-shape="id614" draw:start-glue-point="2" draw:end-shape="id615" draw:end-glue-point="0" svg:d="M164325 591169v578h-2479v577" svg:viewBox="0 0 2480 1156">
          <text:p/>
        </draw:connector>
        <draw:custom-shape draw:style-name="gr193" draw:text-style-name="P3" xml:id="id618" draw:id="id618" draw:layer="layout" svg:width="7.359cm" svg:height="0.82cm" svg:x="160.265cm" svg:y="596.249cm">
          <text:p text:style-name="P2"><text:span text:style-name="T1">Может еще притворится, что ты Элис?</text:span></text:p>
          <text:p text:style-name="P2"><text:span text:style-name="T1">Возможно тебя выпустя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17" draw:id="id617" draw:layer="layout" svg:width="4.445cm" svg:height="0.508cm" svg:x="160.265cm" svg:y="595.741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052cm" svg:y1="594.344cm" svg:x2="162.487cm" svg:y2="595.741cm" draw:start-shape="id616" draw:start-glue-point="2" draw:end-shape="id617" draw:end-glue-point="0" svg:d="M163052 594344v699h-565v698" svg:viewBox="0 0 566 1398">
          <text:p/>
        </draw:connector>
        <draw:custom-shape draw:style-name="gr194" draw:text-style-name="P3" draw:layer="layout" svg:width="8.106cm" svg:height="1.016cm" svg:x="160.28cm" svg:y="599.043cm">
          <text:p text:style-name="P2"><text:span text:style-name="T4">Интересная мысль. А если спросят что-то из жизни Элис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0" draw:id="id620" draw:layer="layout" svg:width="3.81cm" svg:height="0.508cm" svg:x="160.28cm" svg:y="600.059cm">
          <text:p text:style-name="P2"><text:span text:style-name="T2">AskAboutAl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19" draw:id="id619" draw:layer="layout" svg:width="1.397cm" svg:height="0.508cm" svg:x="160.281cm" svg:y="598.54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944cm" svg:y1="597.069cm" svg:x2="160.979cm" svg:y2="598.547cm" draw:start-shape="id618" draw:start-glue-point="2" draw:end-shape="id619" draw:end-glue-point="0" svg:d="M163944 597069v739h-2965v739" svg:viewBox="0 0 2966 1479">
          <text:p/>
        </draw:connector>
        <draw:custom-shape draw:style-name="gr193" draw:text-style-name="P3" xml:id="id622" draw:id="id622" draw:layer="layout" svg:width="7.359cm" svg:height="0.82cm" svg:x="159.757cm" svg:y="602.414cm">
          <text:p text:style-name="P2"><text:span text:style-name="T1">Тогда нужно узнать все про Элис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1" draw:id="id621" draw:layer="layout" svg:width="4.445cm" svg:height="0.508cm" svg:x="159.757cm" svg:y="601.906cm">
          <text:p text:style-name="P2"><text:span text:style-name="T1">ВАШЕ СОБСТВЕННОЕ Я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185cm" svg:y1="600.567cm" svg:x2="161.979cm" svg:y2="601.906cm" draw:start-shape="id620" draw:start-glue-point="2" draw:end-shape="id621" draw:end-glue-point="0" svg:d="M162185 600567v670h-206v669" svg:viewBox="0 0 207 1340">
          <text:p/>
        </draw:connector>
        <draw:custom-shape draw:style-name="gr194" draw:text-style-name="P3" draw:layer="layout" svg:width="8.106cm" svg:height="1.016cm" svg:x="160.232cm" svg:y="605.149cm">
          <text:p text:style-name="P2"><text:span text:style-name="T4">Отличный план. На этом хватит. </text:span></text:p>
          <text:p text:style-name="P2"><text:span text:style-name="T4">Надоело думать об этом бреде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24" draw:id="id624" draw:layer="layout" svg:width="3.81cm" svg:height="0.508cm" svg:x="160.232cm" svg:y="606.165cm">
          <text:p text:style-name="P2"><text:span text:style-name="T2">EnoughTh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3" draw:id="id623" draw:layer="layout" svg:width="1.397cm" svg:height="0.508cm" svg:x="160.233cm" svg:y="604.65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3.436cm" svg:y1="603.234cm" svg:x2="160.931cm" svg:y2="604.653cm" draw:start-shape="id622" draw:start-glue-point="2" draw:end-shape="id623" draw:end-glue-point="0" svg:d="M163436 603234v710h-2505v709" svg:viewBox="0 0 2506 1420">
          <text:p/>
        </draw:connector>
        <draw:custom-shape draw:style-name="gr195" draw:text-style-name="P9" xml:id="id625" draw:id="id625" draw:layer="layout" svg:width="9.873cm" svg:height="1.143cm" svg:x="157.878cm" svg:y="608.06cm">
          <text:p text:style-name="P2"><text:span text:style-name="T1">Вы ложитесь в постель и пытаетесь уснуть, отгоняя от себя мысли.</text:span></text:p>
          <text:p text:style-name="P2"><text:span text:style-name="T1">Спустя время сознание проваливается в темноту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137cm" svg:y1="606.673cm" svg:x2="162.814cm" svg:y2="608.06cm" draw:start-shape="id624" draw:start-glue-point="2" draw:end-shape="id625" svg:d="M162137 606673v693h677v694" svg:viewBox="0 0 678 1388">
          <text:p/>
        </draw:connector>
        <draw:custom-shape draw:style-name="gr196" draw:text-style-name="P3" xml:id="id627" draw:id="id627" draw:layer="layout" svg:width="6.729cm" svg:height="0.82cm" svg:x="159.625cm" svg:y="610.718cm">
          <text:p text:style-name="P2"><text:span text:style-name="T1">Элис, просыпайся, а то ночью спать не будеш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26" draw:id="id626" draw:layer="layout" svg:width="4.445cm" svg:height="0.508cm" svg:x="159.625cm" svg:y="610.21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2.814cm" svg:y1="609.203cm" svg:x2="161.847cm" svg:y2="610.21cm" draw:start-shape="id625" draw:start-glue-point="2" draw:end-shape="id626" draw:end-glue-point="0" svg:d="M162814 609203v503h-967v504" svg:viewBox="0 0 968 1008">
          <text:p/>
        </draw:connector>
        <draw:custom-shape draw:style-name="gr197" draw:text-style-name="P9" xml:id="id628" draw:id="id628" draw:layer="layout" svg:width="4.85cm" svg:height="0.812cm" svg:x="159.091cm" svg:y="612.759cm">
          <text:p text:style-name="P2"><text:span text:style-name="T1">Чувствуете как Вас будя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2.989cm" svg:y1="611.538cm" svg:x2="161.516cm" svg:y2="612.759cm" draw:start-shape="id627" draw:start-glue-point="2" draw:end-shape="id628" draw:end-glue-point="0" svg:d="M162989 611538v611h-1473v610" svg:viewBox="0 0 1474 1222">
          <text:p/>
        </draw:connector>
        <draw:custom-shape draw:style-name="gr194" draw:text-style-name="P3" draw:layer="layout" svg:width="8.106cm" svg:height="1.016cm" svg:x="158.734cm" svg:y="615.172cm">
          <text:p text:style-name="P2"><text:span text:style-name="T4">Сколько сейчас времени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0" draw:id="id630" draw:layer="layout" svg:width="3.81cm" svg:height="0.508cm" svg:x="158.734cm" svg:y="616.188cm">
          <text:p text:style-name="P2"><text:span text:style-name="T2">HowMuch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29" draw:id="id629" draw:layer="layout" svg:width="1.397cm" svg:height="0.508cm" svg:x="158.735cm" svg:y="614.67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516cm" svg:y1="613.571cm" svg:x2="159.433cm" svg:y2="614.676cm" draw:start-shape="id628" draw:start-glue-point="2" draw:end-shape="id629" draw:end-glue-point="0" svg:d="M161516 613571v553h-2083v552" svg:viewBox="0 0 2084 1106">
          <text:p/>
        </draw:connector>
        <draw:custom-shape draw:style-name="gr196" draw:text-style-name="P3" xml:id="id632" draw:id="id632" draw:layer="layout" svg:width="6.729cm" svg:height="0.82cm" svg:x="158.101cm" svg:y="618.543cm">
          <text:p text:style-name="P2"><text:span text:style-name="T1">Около 18 часов. Пойдем на ужи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1" draw:id="id631" draw:layer="layout" svg:width="4.445cm" svg:height="0.508cm" svg:x="158.101cm" svg:y="618.03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639cm" svg:y1="616.696cm" svg:x2="160.323cm" svg:y2="618.035cm" draw:start-shape="id630" draw:start-glue-point="2" draw:end-shape="id631" draw:end-glue-point="0" svg:d="M160639 616696v670h-316v669" svg:viewBox="0 0 317 1340">
          <text:p/>
        </draw:connector>
        <draw:custom-shape draw:style-name="gr194" draw:text-style-name="P3" draw:layer="layout" svg:width="8.106cm" svg:height="1.016cm" svg:x="157.718cm" svg:y="621.268cm">
          <text:p text:style-name="P2"><text:span text:style-name="T4">Идти с Агатой в столовую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34" draw:id="id634" draw:layer="layout" svg:width="3.81cm" svg:height="0.508cm" svg:x="157.718cm" svg:y="622.284cm">
          <text:p text:style-name="P2"><text:span text:style-name="T2">GoDinner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3" draw:id="id633" draw:layer="layout" svg:width="1.397cm" svg:height="0.508cm" svg:x="157.719cm" svg:y="620.77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1.465cm" svg:y1="619.363cm" svg:x2="158.417cm" svg:y2="620.772cm" draw:start-shape="id632" draw:start-glue-point="2" draw:end-shape="id633" draw:end-glue-point="0" svg:d="M161465 619363v705h-3048v704" svg:viewBox="0 0 3049 1410">
          <text:p/>
        </draw:connector>
        <draw:custom-shape draw:style-name="gr195" draw:text-style-name="P9" xml:id="id635" draw:id="id635" draw:layer="layout" svg:width="9.873cm" svg:height="1.143cm" svg:x="155.813cm" svg:y="624.189cm">
          <text:p text:style-name="P2"><text:span text:style-name="T1">Вы приходите в уже знакомое помещение. Становитесь в очередь.</text:span></text:p>
          <text:p text:style-name="P2"><text:span text:style-name="T1">Перед Вами три пациентк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9.623cm" svg:y1="622.792cm" svg:x2="160.749cm" svg:y2="624.189cm" draw:start-shape="id634" draw:start-glue-point="2" draw:end-shape="id635" svg:d="M159623 622792v698h1126v699" svg:viewBox="0 0 1127 1398">
          <text:p/>
        </draw:connector>
        <draw:custom-shape draw:style-name="gr196" draw:text-style-name="P3" xml:id="id637" draw:id="id637" draw:layer="layout" svg:width="6.729cm" svg:height="0.82cm" svg:x="157.482cm" svg:y="627.095cm">
          <text:p text:style-name="P2"><text:span text:style-name="T1">Привет, буйн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36" draw:id="id636" draw:layer="layout" svg:width="4.445cm" svg:height="0.508cm" svg:x="157.482cm" svg:y="626.587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749cm" svg:y1="625.332cm" svg:x2="159.704cm" svg:y2="626.587cm" draw:start-shape="id635" draw:start-glue-point="2" draw:end-shape="id636" draw:end-glue-point="0" svg:d="M160749 625332v627h-1045v628" svg:viewBox="0 0 1046 1256">
          <text:p/>
        </draw:connector>
        <draw:custom-shape draw:style-name="gr198" draw:text-style-name="P9" xml:id="id638" draw:id="id638" draw:layer="layout" svg:width="10.16cm" svg:height="0.889cm" svg:x="155.178cm" svg:y="629.015cm">
          <text:p text:style-name="P2"><text:span text:style-name="T1">Лора наглым образом становится в начало очереди.</text:span></text:p>
          <text:p text:style-name="P2"><text:span text:style-name="T1">Девушки, стоявшие в очереди перед Вами, почему то не стали возражат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60.846cm" svg:y1="627.915cm" svg:x2="160.258cm" svg:y2="629.015cm" draw:start-shape="id637" draw:start-glue-point="2" draw:end-shape="id638" svg:d="M160846 627915v550h-588v550" svg:viewBox="0 0 589 1101">
          <text:p/>
        </draw:connector>
        <draw:custom-shape draw:style-name="gr34" draw:text-style-name="P3" draw:layer="layout" svg:width="5.588cm" svg:height="1.016cm" svg:x="156.702cm" svg:y="631.682cm">
          <text:p text:style-name="P2"><text:span text:style-name="T4">Лора, тут очеред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40" draw:id="id640" draw:layer="layout" svg:width="3.81cm" svg:height="0.508cm" svg:x="156.702cm" svg:y="632.698cm">
          <text:p text:style-name="P2"><text:span text:style-name="T2">LoraWt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39" draw:id="id639" draw:layer="layout" svg:width="1.397cm" svg:height="0.508cm" svg:x="156.703cm" svg:y="631.18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0.258cm" svg:y1="629.904cm" svg:x2="157.401cm" svg:y2="631.186cm" draw:start-shape="id638" draw:start-glue-point="2" draw:end-shape="id639" draw:end-glue-point="0" svg:d="M160258 629904v641h-2857v641" svg:viewBox="0 0 2858 1283">
          <text:p/>
        </draw:connector>
        <draw:custom-shape draw:style-name="gr196" draw:text-style-name="P3" xml:id="id642" draw:id="id642" draw:layer="layout" svg:width="6.729cm" svg:height="0.82cm" svg:x="155.432cm" svg:y="635.111cm">
          <text:p text:style-name="P2"><text:span text:style-name="T1">И что ты сделаешь, буйная? Ударишь меня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1" draw:id="id641" draw:layer="layout" svg:width="4.445cm" svg:height="0.508cm" svg:x="155.432cm" svg:y="634.603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607cm" svg:y1="633.206cm" svg:x2="157.654cm" svg:y2="634.603cm" draw:start-shape="id640" draw:start-glue-point="2" draw:end-shape="id641" draw:end-glue-point="0" svg:d="M158607 633206v699h-953v698" svg:viewBox="0 0 954 1398">
          <text:p/>
        </draw:connector>
        <draw:custom-shape draw:style-name="gr196" draw:text-style-name="P3" xml:id="id646" draw:id="id646" draw:layer="layout" svg:width="6.729cm" svg:height="0.82cm" svg:x="154.926cm" svg:y="637.847cm">
          <text:p text:style-name="P2"><text:span text:style-name="T1">Лора, встань, пожалуйста, в очеред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3" draw:id="id643" draw:layer="layout" svg:width="4.445cm" svg:height="0.508cm" svg:x="154.926cm" svg:y="637.339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796cm" svg:y1="635.931cm" svg:x2="157.148cm" svg:y2="637.339cm" draw:start-shape="id642" draw:start-glue-point="2" draw:end-shape="id643" draw:end-glue-point="0" svg:d="M158796 635931v704h-1648v704" svg:viewBox="0 0 1649 1409">
          <text:p/>
        </draw:connector>
        <draw:custom-shape draw:style-name="gr199" draw:text-style-name="P9" xml:id="id644" draw:id="id644" draw:layer="layout" svg:width="6.477cm" svg:height="0.889cm" svg:x="154.924cm" svg:y="639.683cm">
          <text:p text:style-name="P2"><text:span text:style-name="T1">К Лоре подходит Агат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47" draw:id="id647" draw:layer="layout" svg:width="6.729cm" svg:height="0.82cm" svg:x="154.693cm" svg:y="642.323cm">
          <text:p text:style-name="P2"><text:span text:style-name="T1">Лора, хочешь в попасть «комнату тишины»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45" draw:id="id645" draw:layer="layout" svg:width="4.445cm" svg:height="0.508cm" svg:x="154.693cm" svg:y="641.815cm">
          <text:p text:style-name="P2"><text:span text:style-name="T4">МЕДСЕСТРА АГАТА </text:span><text:span text:style-name="T1">СТОУН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8.162cm" svg:y1="640.572cm" svg:x2="156.915cm" svg:y2="641.815cm" draw:start-shape="id644" draw:start-glue-point="2" draw:end-shape="id645" draw:end-glue-point="0" svg:d="M158162 640572v621h-1247v622" svg:viewBox="0 0 1248 1244">
          <text:p/>
        </draw:connector>
        <draw:connector draw:style-name="gr7" draw:text-style-name="P2" draw:layer="layout" svg:x1="158.29cm" svg:y1="638.667cm" svg:x2="158.162cm" svg:y2="639.683cm" draw:start-shape="id646" draw:start-glue-point="2" draw:end-shape="id644" svg:d="M158290 638667v508h-128v508" svg:viewBox="0 0 129 1017">
          <text:p/>
        </draw:connector>
        <draw:custom-shape draw:style-name="gr200" draw:text-style-name="P9" xml:id="id648" draw:id="id648" draw:layer="layout" svg:width="7.747cm" svg:height="1.143cm" svg:x="153.908cm" svg:y="644.128cm">
          <text:p text:style-name="P2"><text:span text:style-name="T1">Лоре нехотя идет в конец очереди.</text:span></text:p>
          <text:p text:style-name="P2"><text:span text:style-name="T1">Проходя мимо Вас показывает Вам язык.</text:span></text:p>
          <text:p text:style-name="P2"><text:span text:style-name="T1">И неожидано пытается втиснутся в очередь перед Ва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8.057cm" svg:y1="643.143cm" svg:x2="157.781cm" svg:y2="644.128cm" draw:start-shape="id647" draw:start-glue-point="2" draw:end-shape="id648" draw:end-glue-point="0" svg:d="M158057 643143v492h-276v493" svg:viewBox="0 0 277 986">
          <text:p/>
        </draw:connector>
        <draw:custom-shape draw:style-name="gr34" draw:text-style-name="P3" draw:layer="layout" svg:width="5.588cm" svg:height="1.016cm" svg:x="154.73cm" svg:y="646.769cm">
          <text:p text:style-name="P2"><text:span text:style-name="T4">Лора, ты нормальная?</text:span></text:p>
          <text:p text:style-name="P2"><text:span text:style-name="T4">Тебе же сказали в конец очеред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0" draw:id="id650" draw:layer="layout" svg:width="3.81cm" svg:height="0.508cm" svg:x="154.73cm" svg:y="647.785cm">
          <text:p text:style-name="P2"><text:span text:style-name="T2">LoraWtfAg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49" draw:id="id649" draw:layer="layout" svg:width="1.397cm" svg:height="0.508cm" svg:x="154.731cm" svg:y="646.27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781cm" svg:y1="645.271cm" svg:x2="155.429cm" svg:y2="646.273cm" draw:start-shape="id648" draw:start-glue-point="2" draw:end-shape="id649" draw:end-glue-point="0" svg:d="M157781 645271v501h-2352v501" svg:viewBox="0 0 2353 1003">
          <text:p/>
        </draw:connector>
        <draw:custom-shape draw:style-name="gr201" draw:text-style-name="P9" xml:id="id653" draw:id="id653" draw:layer="layout" svg:width="7.747cm" svg:height="1.651cm" svg:x="153.4cm" svg:y="651.367cm">
          <text:p text:style-name="P2"><text:span text:style-name="T1">Вы не даете Лоре встать перед Вами. </text:span></text:p>
          <text:p text:style-name="P2"><text:span text:style-name="T1">Снова подходит Агата. </text:span></text:p>
          <text:p text:style-name="P2"><text:span text:style-name="T4">Берет </text:span><text:span text:style-name="T1">Лору за руку и ведет ее в конец очереди.</text:span></text:p>
          <text:p text:style-name="P2"><text:span text:style-name="T1">Скоро походит Ваша очередь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" xml:id="id652" draw:id="id652" draw:layer="layout" svg:width="6.729cm" svg:height="0.82cm" svg:x="153.908cm" svg:y="649.716cm">
          <text:p text:style-name="P2"><text:span text:style-name="T1">Пусти, дур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1" draw:id="id651" draw:layer="layout" svg:width="4.445cm" svg:height="0.508cm" svg:x="153.908cm" svg:y="649.208cm">
          <text:p text:style-name="P2"><text:span text:style-name="T1">ЛОР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635cm" svg:y1="648.293cm" svg:x2="156.13cm" svg:y2="649.208cm" draw:start-shape="id650" draw:start-glue-point="2" draw:end-shape="id651" draw:end-glue-point="0" svg:d="M156635 648293v458h-505v457" svg:viewBox="0 0 506 916">
          <text:p/>
        </draw:connector>
        <draw:connector draw:style-name="gr7" draw:text-style-name="P2" draw:layer="layout" svg:x1="157.272cm" svg:y1="650.536cm" svg:x2="157.273cm" svg:y2="651.367cm" draw:start-shape="id652" draw:start-glue-point="2" draw:end-shape="id653" draw:end-glue-point="0" svg:d="M157272 650536v415h1v416" svg:viewBox="0 0 2 832">
          <text:p/>
        </draw:connector>
        <draw:custom-shape draw:style-name="gr202" draw:text-style-name="P3" xml:id="id655" draw:id="id655" draw:layer="layout" svg:width="7.618cm" svg:height="0.82cm" svg:x="153.402cm" svg:y="654.865cm">
          <text:p text:style-name="P2"><text:span text:style-name="T1">Снова привет, Элис. </text:span></text:p>
          <text:p text:style-name="P2"><text:span text:style-name="T1">Будешь макароны с курицей или картошку с рыбой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4" draw:id="id654" draw:layer="layout" svg:width="4.445cm" svg:height="0.508cm" svg:x="153.402cm" svg:y="654.357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73cm" svg:y1="653.018cm" svg:x2="155.624cm" svg:y2="654.357cm" draw:start-shape="id653" draw:start-glue-point="2" draw:end-shape="id654" draw:end-glue-point="0" svg:d="M157273 653018v669h-1649v670" svg:viewBox="0 0 1650 1340">
          <text:p/>
        </draw:connector>
        <draw:custom-shape draw:style-name="gr34" draw:text-style-name="P3" draw:layer="layout" svg:width="5.588cm" svg:height="1.016cm" svg:x="153.654cm" svg:y="657.578cm">
          <text:p text:style-name="P2"><text:span text:style-name="T4">Картошку с рыбой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57" draw:id="id657" draw:layer="layout" svg:width="3.81cm" svg:height="0.508cm" svg:x="153.654cm" svg:y="658.594cm">
          <text:p text:style-name="P2"><text:span text:style-name="T2">PotatoAndFis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56" draw:id="id656" draw:layer="layout" svg:width="1.397cm" svg:height="0.508cm" svg:x="153.655cm" svg:y="657.08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211cm" svg:y1="655.685cm" svg:x2="154.353cm" svg:y2="657.082cm" draw:start-shape="id655" draw:start-glue-point="2" draw:end-shape="id656" draw:end-glue-point="0" svg:d="M157211 655685v699h-2858v698" svg:viewBox="0 0 2859 1398">
          <text:p/>
        </draw:connector>
        <draw:custom-shape draw:style-name="gr202" draw:text-style-name="P3" xml:id="id659" draw:id="id659" draw:layer="layout" svg:width="7.618cm" svg:height="0.82cm" svg:x="152.958cm" svg:y="660.776cm">
          <text:p text:style-name="P2"><text:span text:style-name="T1">Молодец. Рыба полезна для мозг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58" draw:id="id658" draw:layer="layout" svg:width="4.445cm" svg:height="0.508cm" svg:x="152.958cm" svg:y="660.268cm">
          <text:p text:style-name="P2"><text:span text:style-name="T1">БУФЕТЧИЦ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559cm" svg:y1="659.102cm" svg:x2="155.18cm" svg:y2="660.268cm" draw:start-shape="id657" draw:start-glue-point="2" draw:end-shape="id658" draw:end-glue-point="0" svg:d="M155559 659102v583h-379v583" svg:viewBox="0 0 380 1167">
          <text:p/>
        </draw:connector>
        <draw:custom-shape draw:style-name="gr203" draw:text-style-name="P9" xml:id="id660" draw:id="id660" draw:layer="layout" svg:width="6.623cm" svg:height="0.871cm" svg:x="153.019cm" svg:y="662.561cm">
          <text:p text:style-name="P2"><text:span text:style-name="T1">Вы забираете поднос с едой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" draw:layer="layout" svg:width="10.033cm" svg:height="1.016cm" svg:x="152.765cm" svg:y="665.452cm">
          <text:p text:style-name="P2"><text:span text:style-name="T4">Сесть за тот же столик, что и днем.</text:span></text:p>
          <text:p text:style-name="P2"><text:span text:style-name="T4">За ним сидят Лиза, Астрид, Эрика и присматривающая за ней медсестр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62" draw:id="id662" draw:layer="layout" svg:width="3.81cm" svg:height="0.508cm" svg:x="152.765cm" svg:y="666.468cm">
          <text:p text:style-name="P2"><text:span text:style-name="T2">GoToSame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61" draw:id="id661" draw:layer="layout" svg:width="1.397cm" svg:height="0.508cm" svg:x="152.766cm" svg:y="664.956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767cm" svg:y1="661.596cm" svg:x2="156.33cm" svg:y2="662.561cm" draw:start-shape="id659" draw:start-glue-point="2" draw:end-shape="id660" draw:end-glue-point="0" svg:d="M156767 661596v482h-437v483" svg:viewBox="0 0 438 966">
          <text:p/>
        </draw:connector>
        <draw:connector draw:style-name="gr7" draw:text-style-name="P2" draw:layer="layout" svg:x1="156.33cm" svg:y1="663.432cm" svg:x2="153.464cm" svg:y2="664.956cm" draw:start-shape="id660" draw:start-glue-point="2" draw:end-shape="id661" draw:end-glue-point="0" svg:d="M156330 663432v762h-2866v762" svg:viewBox="0 0 2867 1525">
          <text:p/>
        </draw:connector>
        <draw:custom-shape draw:style-name="gr203" draw:text-style-name="P9" xml:id="id663" draw:id="id663" draw:layer="layout" svg:width="6.623cm" svg:height="0.871cm" svg:x="152.693cm" svg:y="667.863cm">
          <text:p text:style-name="P2"><text:span text:style-name="T1">Вы садитесь за столик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67cm" svg:y1="666.976cm" svg:x2="156.004cm" svg:y2="667.863cm" draw:start-shape="id662" draw:start-glue-point="2" draw:end-shape="id663" draw:end-glue-point="0" svg:d="M154670 666976v443h1334v444" svg:viewBox="0 0 1335 888">
          <text:p/>
        </draw:connector>
        <draw:custom-shape draw:style-name="gr202" draw:text-style-name="P3" xml:id="id665" draw:id="id665" draw:layer="layout" svg:width="7.618cm" svg:height="0.82cm" svg:x="152.257cm" svg:y="670.486cm">
          <text:p text:style-name="P2"><text:span text:style-name="T1">Лиза, пожалуйста без глупостей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4" draw:id="id664" draw:layer="layout" svg:width="4.445cm" svg:height="0.508cm" svg:x="152.257cm" svg:y="669.978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04cm" svg:y1="668.734cm" svg:x2="154.479cm" svg:y2="669.978cm" draw:start-shape="id663" draw:start-glue-point="2" draw:end-shape="id664" draw:end-glue-point="0" svg:d="M156004 668734v622h-1525v622" svg:viewBox="0 0 1526 1245">
          <text:p/>
        </draw:connector>
        <draw:custom-shape draw:style-name="gr204" draw:text-style-name="P3" xml:id="id667" draw:id="id667" draw:layer="layout" svg:width="7.747cm" svg:height="0.82cm" svg:x="152.384cm" svg:y="672.957cm">
          <text:p text:style-name="P2"><text:span text:style-name="T1">Я молчу. Стараюсь быть терпеливой к грешникам.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6" draw:id="id666" draw:layer="layout" svg:width="4.445cm" svg:height="0.508cm" svg:x="152.384cm" svg:y="672.449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066cm" svg:y1="671.306cm" svg:x2="154.606cm" svg:y2="672.449cm" draw:start-shape="id665" draw:start-glue-point="2" draw:end-shape="id666" draw:end-glue-point="0" svg:d="M156066 671306v572h-1460v571" svg:viewBox="0 0 1461 1144">
          <text:p/>
        </draw:connector>
        <draw:custom-shape draw:style-name="gr205" draw:text-style-name="P3" xml:id="id669" draw:id="id669" draw:layer="layout" svg:width="10.666cm" svg:height="0.82cm" svg:x="151.751cm" svg:y="675.878cm">
          <text:p text:style-name="P2"><text:span text:style-name="T1">Лиза, опять? </text:span></text:p>
          <text:p text:style-name="P2"><text:span text:style-name="T1">Ты знаешь что с тобой будет, если узнают что ты не принимаешь лекарст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68" draw:id="id668" draw:layer="layout" svg:width="4.445cm" svg:height="0.508cm" svg:x="151.751cm" svg:y="675.3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6.257cm" svg:y1="673.777cm" svg:x2="153.973cm" svg:y2="675.37cm" draw:start-shape="id667" draw:start-glue-point="2" draw:end-shape="id668" draw:end-glue-point="0" svg:d="M156257 673777v797h-2284v796" svg:viewBox="0 0 2285 1594">
          <text:p/>
        </draw:connector>
        <draw:custom-shape draw:style-name="gr204" draw:text-style-name="P3" xml:id="id671" draw:id="id671" draw:layer="layout" svg:width="7.747cm" svg:height="0.82cm" svg:x="151.368cm" svg:y="678.36cm">
          <text:p text:style-name="P2"><text:span text:style-name="T1">Да я прикалываю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0" draw:id="id670" draw:layer="layout" svg:width="4.445cm" svg:height="0.508cm" svg:x="151.368cm" svg:y="677.852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7.084cm" svg:y1="676.698cm" svg:x2="153.59cm" svg:y2="677.852cm" draw:start-shape="id669" draw:start-glue-point="2" draw:end-shape="id670" draw:end-glue-point="0" svg:d="M157084 676698v577h-3494v577" svg:viewBox="0 0 3495 1155">
          <text:p/>
        </draw:connector>
        <draw:custom-shape draw:style-name="gr206" draw:text-style-name="P3" xml:id="id673" draw:id="id673" draw:layer="layout" svg:width="8.528cm" svg:height="0.82cm" svg:x="151.476cm" svg:y="680.912cm">
          <text:p text:style-name="P2"><text:span text:style-name="T1">На всякий случай я расскажу доктору Элизабет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2" draw:id="id672" draw:layer="layout" svg:width="4.445cm" svg:height="0.508cm" svg:x="151.476cm" svg:y="680.40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241cm" svg:y1="679.18cm" svg:x2="153.698cm" svg:y2="680.404cm" draw:start-shape="id671" draw:start-glue-point="2" draw:end-shape="id672" svg:d="M155241 679180v612h-1543v612" svg:viewBox="0 0 1544 1225">
          <text:p/>
        </draw:connector>
        <draw:custom-shape draw:style-name="gr38" draw:text-style-name="P3" draw:layer="layout" svg:width="10.033cm" svg:height="1.016cm" svg:x="151.368cm" svg:y="683.359cm">
          <text:p text:style-name="P2"><text:span text:style-name="T4">А что сделают с Лизой, если узнают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75" draw:id="id675" draw:layer="layout" svg:width="3.81cm" svg:height="0.508cm" svg:x="151.368cm" svg:y="684.375cm">
          <text:p text:style-name="P2"><text:span text:style-name="T2">WhatWillBeWithLi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74" draw:id="id674" draw:layer="layout" svg:width="1.397cm" svg:height="0.508cm" svg:x="151.369cm" svg:y="682.86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5.74cm" svg:y1="681.732cm" svg:x2="152.067cm" svg:y2="682.863cm" draw:start-shape="id673" draw:start-glue-point="2" draw:end-shape="id674" draw:end-glue-point="0" svg:d="M155740 681732v566h-3673v565" svg:viewBox="0 0 3674 1132">
          <text:p/>
        </draw:connector>
        <draw:custom-shape draw:style-name="gr207" draw:text-style-name="P3" xml:id="id677" draw:id="id677" draw:layer="layout" svg:width="8.411cm" svg:height="0.82cm" svg:x="150.704cm" svg:y="686.615cm">
          <text:p text:style-name="P2"><text:span text:style-name="T1">Они отправят меня в «тихую комнату» и переведут на уколы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6" draw:id="id676" draw:layer="layout" svg:width="4.445cm" svg:height="0.508cm" svg:x="150.704cm" svg:y="686.10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3cm" svg:y1="684.883cm" svg:x2="152.926cm" svg:y2="686.107cm" draw:start-shape="id675" draw:start-glue-point="2" draw:end-shape="id676" draw:end-glue-point="0" svg:d="M153273 684883v612h-347v612" svg:viewBox="0 0 348 1225">
          <text:p/>
        </draw:connector>
        <draw:custom-shape draw:style-name="gr207" draw:text-style-name="P3" xml:id="id679" draw:id="id679" draw:layer="layout" svg:width="8.411cm" svg:height="0.82cm" svg:x="150.479cm" svg:y="689.086cm">
          <text:p text:style-name="P2"><text:span text:style-name="T1">Лиза любит внима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78" draw:id="id678" draw:layer="layout" svg:width="4.445cm" svg:height="0.508cm" svg:x="150.479cm" svg:y="688.5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909cm" svg:y1="687.435cm" svg:x2="152.701cm" svg:y2="688.578cm" draw:start-shape="id677" draw:start-glue-point="2" draw:end-shape="id678" draw:end-glue-point="0" svg:d="M154909 687435v572h-2208v571" svg:viewBox="0 0 2209 1144">
          <text:p/>
        </draw:connector>
        <draw:custom-shape draw:style-name="gr207" draw:text-style-name="P3" xml:id="id681" draw:id="id681" draw:layer="layout" svg:width="8.411cm" svg:height="0.82cm" svg:x="150.497cm" svg:y="691.336cm">
          <text:p text:style-name="P2"><text:span text:style-name="T1">А кто не любит? Ну может быть только Эрик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0" draw:id="id680" draw:layer="layout" svg:width="4.445cm" svg:height="0.508cm" svg:x="150.497cm" svg:y="690.82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684cm" svg:y1="689.906cm" svg:x2="152.719cm" svg:y2="690.828cm" draw:start-shape="id679" draw:start-glue-point="2" draw:end-shape="id680" draw:end-glue-point="0" svg:d="M154684 689906v461h-1965v461" svg:viewBox="0 0 1966 923">
          <text:p/>
        </draw:connector>
        <draw:custom-shape draw:style-name="gr208" draw:text-style-name="P9" xml:id="id682" draw:id="id682" draw:layer="layout" svg:width="8.509cm" svg:height="0.871cm" svg:x="150.225cm" svg:y="693.422cm">
          <text:p text:style-name="P2"><text:span text:style-name="T1">Эрика молчит, кажется, Эрику не тревожит, что ее обсуждаю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4.702cm" svg:y1="692.156cm" svg:x2="154.479cm" svg:y2="693.422cm" draw:start-shape="id681" draw:start-glue-point="2" draw:end-shape="id682" draw:end-glue-point="0" svg:d="M154702 692156v633h-223v633" svg:viewBox="0 0 224 1267">
          <text:p/>
        </draw:connector>
        <draw:custom-shape draw:style-name="gr38" draw:text-style-name="P3" draw:layer="layout" svg:width="10.033cm" svg:height="1.016cm" svg:x="150.225cm" svg:y="695.805cm">
          <text:p text:style-name="P2"><text:span text:style-name="T4">А Эрика может разговарив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84" draw:id="id684" draw:layer="layout" svg:width="3.81cm" svg:height="0.508cm" svg:x="150.225cm" svg:y="696.821cm">
          <text:p text:style-name="P2"><text:span text:style-name="T2">CanErica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83" draw:id="id683" draw:layer="layout" svg:width="1.397cm" svg:height="0.508cm" svg:x="150.226cm" svg:y="695.30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479cm" svg:y1="694.293cm" svg:x2="150.924cm" svg:y2="695.309cm" draw:start-shape="id682" draw:start-glue-point="2" draw:end-shape="id683" draw:end-glue-point="0" svg:d="M154479 694293v508h-3555v508" svg:viewBox="0 0 3556 1017">
          <text:p/>
        </draw:connector>
        <draw:custom-shape draw:style-name="gr208" draw:text-style-name="P9" xml:id="id685" draw:id="id685" draw:layer="layout" svg:width="8.509cm" svg:height="0.871cm" svg:x="149.717cm" svg:y="698.502cm">
          <text:p text:style-name="P2"><text:span text:style-name="T1">Вам показалось, что Эрика на Вас мельком взглянула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13cm" svg:y1="697.329cm" svg:x2="153.971cm" svg:y2="698.502cm" draw:start-shape="id684" draw:start-glue-point="2" draw:end-shape="id685" svg:d="M152130 697329v586h1841v587" svg:viewBox="0 0 1842 1174">
          <text:p/>
        </draw:connector>
        <draw:custom-shape draw:style-name="gr206" draw:text-style-name="P3" xml:id="id687" draw:id="id687" draw:layer="layout" svg:width="8.528cm" svg:height="0.82cm" svg:x="149.717cm" svg:y="701.093cm">
          <text:p text:style-name="P2"><text:span text:style-name="T1">Со времени поступления Эрика не сказала ни слов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6" draw:id="id686" draw:layer="layout" svg:width="4.445cm" svg:height="0.508cm" svg:x="149.717cm" svg:y="700.585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71cm" svg:y1="699.373cm" svg:x2="151.939cm" svg:y2="700.585cm" draw:start-shape="id685" draw:start-glue-point="2" draw:end-shape="id686" draw:end-glue-point="0" svg:d="M153971 699373v606h-2032v606" svg:viewBox="0 0 2033 1213">
          <text:p/>
        </draw:connector>
        <draw:custom-shape draw:style-name="gr207" draw:text-style-name="P3" xml:id="id689" draw:id="id689" draw:layer="layout" svg:width="8.411cm" svg:height="0.82cm" svg:x="149.59cm" svg:y="703.76cm">
          <text:p text:style-name="P2"><text:span text:style-name="T1">Элис, а почему ты здес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88" draw:id="id688" draw:layer="layout" svg:width="4.445cm" svg:height="0.508cm" svg:x="149.59cm" svg:y="703.25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1cm" svg:y1="701.913cm" svg:x2="151.812cm" svg:y2="703.252cm" draw:start-shape="id687" draw:start-glue-point="2" draw:end-shape="id688" svg:d="M153981 701913v670h-2169v669" svg:viewBox="0 0 2170 1340">
          <text:p/>
        </draw:connector>
        <draw:custom-shape draw:style-name="gr38" draw:text-style-name="P3" draw:layer="layout" svg:width="10.033cm" svg:height="1.016cm" svg:x="149.359cm" svg:y="706.273cm">
          <text:p text:style-name="P2"><text:span text:style-name="T4">Я здесь по ошибке. Меня спутали с другим человеком.</text:span></text:p>
          <text:p text:style-name="P2"><text:span text:style-name="T4">На самом деле меня зовут Софи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691" draw:id="id691" draw:layer="layout" svg:width="3.81cm" svg:height="0.508cm" svg:x="149.359cm" svg:y="707.289cm">
          <text:p text:style-name="P2"><text:span text:style-name="T2">IamSofi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690" draw:id="id690" draw:layer="layout" svg:width="1.397cm" svg:height="0.508cm" svg:x="149.36cm" svg:y="705.777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795cm" svg:y1="704.58cm" svg:x2="150.058cm" svg:y2="705.777cm" draw:start-shape="id689" draw:start-glue-point="2" draw:end-shape="id690" draw:end-glue-point="0" svg:d="M153795 704580v599h-3737v598" svg:viewBox="0 0 3738 1198">
          <text:p/>
        </draw:connector>
        <draw:custom-shape draw:style-name="gr207" draw:text-style-name="P3" xml:id="id693" draw:id="id693" draw:layer="layout" svg:width="8.411cm" svg:height="0.82cm" svg:x="149.201cm" svg:y="709.301cm">
          <text:p text:style-name="P2"><text:span text:style-name="T1">Ясно. Да ты совсем чокнутая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2" draw:id="id692" draw:layer="layout" svg:width="4.445cm" svg:height="0.508cm" svg:x="149.201cm" svg:y="708.79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64cm" svg:y1="707.797cm" svg:x2="151.423cm" svg:y2="708.793cm" draw:start-shape="id691" draw:start-glue-point="2" draw:end-shape="id692" draw:end-glue-point="0" svg:d="M151264 707797v498h159v498" svg:viewBox="0 0 160 997">
          <text:p/>
        </draw:connector>
        <draw:custom-shape draw:style-name="gr207" draw:text-style-name="P3" xml:id="id695" draw:id="id695" draw:layer="layout" svg:width="8.411cm" svg:height="0.82cm" svg:x="149.18cm" svg:y="711.634cm">
          <text:p text:style-name="P2"><text:span text:style-name="T1">Лиза, до тебя нам всем еще далеко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4" draw:id="id694" draw:layer="layout" svg:width="4.445cm" svg:height="0.508cm" svg:x="149.18cm" svg:y="711.12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406cm" svg:y1="710.121cm" svg:x2="151.402cm" svg:y2="711.126cm" draw:start-shape="id693" draw:start-glue-point="2" draw:end-shape="id694" draw:end-glue-point="0" svg:d="M153406 710121v503h-2004v502" svg:viewBox="0 0 2005 1006">
          <text:p/>
        </draw:connector>
        <draw:custom-shape draw:style-name="gr209" draw:text-style-name="P3" xml:id="id697" draw:id="id697" draw:layer="layout" svg:width="8.237cm" svg:height="0.82cm" svg:x="149.227cm" svg:y="714.105cm">
          <text:p text:style-name="P2"><text:span text:style-name="T1">Да пошла ты, Астрид. Тебя тут вообще не должно быт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6" draw:id="id696" draw:layer="layout" svg:width="4.445cm" svg:height="0.508cm" svg:x="149.227cm" svg:y="713.597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85cm" svg:y1="712.454cm" svg:x2="151.449cm" svg:y2="713.597cm" draw:start-shape="id695" draw:start-glue-point="2" draw:end-shape="id696" draw:end-glue-point="0" svg:d="M153385 712454v572h-1936v571" svg:viewBox="0 0 1937 1144">
          <text:p/>
        </draw:connector>
        <draw:custom-shape draw:style-name="gr207" draw:text-style-name="P3" xml:id="id699" draw:id="id699" draw:layer="layout" svg:width="8.411cm" svg:height="0.82cm" svg:x="149.307cm" svg:y="716.391cm">
          <text:p text:style-name="P2"><text:span text:style-name="T1">Какая же ты сука,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98" draw:id="id698" draw:layer="layout" svg:width="4.445cm" svg:height="0.508cm" svg:x="149.307cm" svg:y="715.883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345cm" svg:y1="714.925cm" svg:x2="151.529cm" svg:y2="715.883cm" draw:start-shape="id697" draw:start-glue-point="2" draw:end-shape="id698" draw:end-glue-point="0" svg:d="M153345 714925v479h-1816v479" svg:viewBox="0 0 1817 959">
          <text:p/>
        </draw:connector>
        <draw:custom-shape draw:style-name="gr206" draw:text-style-name="P3" xml:id="id701" draw:id="id701" draw:layer="layout" svg:width="8.528cm" svg:height="0.82cm" svg:x="149.317cm" svg:y="718.804cm">
          <text:p text:style-name="P2"><text:span text:style-name="T1">Лиза, Астрид, угомоните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0" draw:id="id700" draw:layer="layout" svg:width="4.445cm" svg:height="0.508cm" svg:x="149.317cm" svg:y="718.296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12cm" svg:y1="717.211cm" svg:x2="151.539cm" svg:y2="718.296cm" draw:start-shape="id699" draw:start-glue-point="2" draw:end-shape="id700" svg:d="M153512 717211v543h-1973v542" svg:viewBox="0 0 1974 1086">
          <text:p/>
        </draw:connector>
        <draw:custom-shape draw:style-name="gr38" draw:text-style-name="P3" draw:layer="layout" svg:width="10.033cm" svg:height="1.016cm" svg:x="148.447cm" svg:y="729.841cm">
          <text:p text:style-name="P2"><text:span text:style-name="T4">Все ясно. А как тут обычно развлекаются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09" draw:id="id709" draw:layer="layout" svg:width="3.81cm" svg:height="0.508cm" svg:x="148.447cm" svg:y="730.857cm">
          <text:p text:style-name="P2"><text:span text:style-name="T2">WantHaveF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8" draw:id="id708" draw:layer="layout" svg:width="1.397cm" svg:height="0.508cm" svg:x="148.448cm" svg:y="729.34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0.033cm" svg:height="1.016cm" svg:x="148.701cm" svg:y="721.344cm">
          <text:p text:style-name="P2"><text:span text:style-name="T4">Вообще я сказала правду, но я привыкла что мне не верят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03" draw:id="id703" draw:layer="layout" svg:width="3.81cm" svg:height="0.508cm" svg:x="148.701cm" svg:y="722.36cm">
          <text:p text:style-name="P2"><text:span text:style-name="T2">ItoldTr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02" draw:id="id702" draw:layer="layout" svg:width="1.397cm" svg:height="0.508cm" svg:x="148.702cm" svg:y="720.84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81cm" svg:y1="719.624cm" svg:x2="149.4cm" svg:y2="720.848cm" draw:start-shape="id701" draw:start-glue-point="2" draw:end-shape="id702" draw:end-glue-point="0" svg:d="M153581 719624v612h-4181v612" svg:viewBox="0 0 4182 1225">
          <text:p/>
        </draw:connector>
        <draw:custom-shape draw:style-name="gr210" draw:text-style-name="P3" xml:id="id705" draw:id="id705" draw:layer="layout" svg:width="9.449cm" svg:height="0.989cm" svg:x="148.777cm" svg:y="724.673cm">
          <text:p text:style-name="P2"><text:span text:style-name="T1">Если хочешь отсюда выйти не говори такого доктору Элизабет.</text:span></text:p>
          <text:p text:style-name="P2"><text:span text:style-name="T1">А то застрянешь тут как Лиза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4" draw:id="id704" draw:layer="layout" svg:width="4.445cm" svg:height="0.508cm" svg:x="148.777cm" svg:y="724.165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ustom-shape draw:style-name="gr209" draw:text-style-name="P3" xml:id="id707" draw:id="id707" draw:layer="layout" svg:width="8.237cm" svg:height="0.82cm" svg:x="148.828cm" svg:y="727.186cm">
          <text:p text:style-name="P2"><text:span text:style-name="T1">Серьезно, Астрид? Опять начинаешь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06" draw:id="id706" draw:layer="layout" svg:width="4.445cm" svg:height="0.508cm" svg:x="148.828cm" svg:y="726.678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606cm" svg:y1="722.868cm" svg:x2="150.999cm" svg:y2="724.165cm" draw:start-shape="id703" draw:start-glue-point="2" draw:end-shape="id704" svg:d="M150606 722868v649h393v648" svg:viewBox="0 0 394 1298">
          <text:p/>
        </draw:connector>
        <draw:connector draw:style-name="gr7" draw:text-style-name="P2" draw:layer="layout" svg:x1="153.501cm" svg:y1="725.662cm" svg:x2="151.05cm" svg:y2="726.678cm" draw:start-shape="id705" draw:start-glue-point="2" draw:end-shape="id706" draw:end-glue-point="0" svg:d="M153501 725662v508h-2451v508" svg:viewBox="0 0 2452 1017">
          <text:p/>
        </draw:connector>
        <draw:connector draw:style-name="gr7" draw:text-style-name="P2" draw:layer="layout" svg:x1="152.946cm" svg:y1="728.006cm" svg:x2="149.146cm" svg:y2="729.345cm" draw:start-shape="id707" draw:start-glue-point="2" draw:end-shape="id708" draw:end-glue-point="0" svg:d="M152946 728006v670h-3800v669" svg:viewBox="0 0 3801 1340">
          <text:p/>
        </draw:connector>
        <draw:custom-shape draw:style-name="gr211" draw:text-style-name="P3" xml:id="id711" draw:id="id711" draw:layer="layout" svg:width="10.68cm" svg:height="0.82cm" svg:x="148.562cm" svg:y="732.933cm">
          <text:p text:style-name="P2"><text:span text:style-name="T1">Ходим в кинотеатр, бассейн. А по выходным мы все вместе идем в ресторан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0" draw:id="id710" draw:layer="layout" svg:width="4.445cm" svg:height="0.508cm" svg:x="148.562cm" svg:y="732.42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31.365cm" svg:x2="150.784cm" svg:y2="732.425cm" draw:start-shape="id709" draw:start-glue-point="2" draw:end-shape="id710" draw:end-glue-point="0" svg:d="M150352 731365v530h432v530" svg:viewBox="0 0 433 1061">
          <text:p/>
        </draw:connector>
        <draw:custom-shape draw:style-name="gr208" draw:text-style-name="P9" xml:id="id712" draw:id="id712" draw:layer="layout" svg:width="8.509cm" svg:height="0.871cm" svg:x="148.447cm" svg:y="734.806cm">
          <text:p text:style-name="P2"><text:span text:style-name="T1">Астрид тихо хихикает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3.902cm" svg:y1="733.753cm" svg:x2="152.701cm" svg:y2="734.806cm" draw:start-shape="id711" draw:start-glue-point="2" draw:end-shape="id712" draw:end-glue-point="0" svg:d="M153902 733753v526h-1201v527" svg:viewBox="0 0 1202 1054">
          <text:p/>
        </draw:connector>
        <draw:custom-shape draw:style-name="gr212" draw:text-style-name="P3" xml:id="id714" draw:id="id714" draw:layer="layout" svg:width="12.638cm" svg:height="1.417cm" svg:x="148.509cm" svg:y="737.072cm">
          <text:p text:style-name="P2"><text:span text:style-name="T1">Элис, тут отделение с интенсивным наблюдением за пациентами.</text:span></text:p>
          <text:p text:style-name="P2"><text:span text:style-name="T1">Сюда поступают те, кто представляет опасность.</text:span></text:p>
          <text:p text:style-name="P2"><text:span text:style-name="T1">Здесь нет никаких развлечений, здесь нет личных вещей, здесь есть только наблюдение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13" draw:id="id713" draw:layer="layout" svg:width="4.445cm" svg:height="0.488cm" svg:x="148.509cm" svg:y="736.584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701cm" svg:y1="735.677cm" svg:x2="150.731cm" svg:y2="736.584cm" draw:start-shape="id712" draw:start-glue-point="2" draw:end-shape="id713" draw:end-glue-point="0" svg:d="M152701 735677v453h-1970v454" svg:viewBox="0 0 1971 908">
          <text:p/>
        </draw:connector>
        <draw:custom-shape draw:style-name="gr210" draw:text-style-name="P3" xml:id="id716" draw:id="id716" draw:layer="layout" svg:width="9.449cm" svg:height="0.989cm" svg:x="148.509cm" svg:y="739.927cm">
          <text:p text:style-name="P2"><text:span text:style-name="T1">Хочешь развлечений — переходи в обычное отделение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15" draw:id="id715" draw:layer="layout" svg:width="4.445cm" svg:height="0.549cm" svg:x="148.509cm" svg:y="739.378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4.828cm" svg:y1="738.489cm" svg:x2="150.731cm" svg:y2="739.378cm" draw:start-shape="id714" draw:start-glue-point="2" draw:end-shape="id715" draw:end-glue-point="0" svg:d="M154828 738489v444h-4097v445" svg:viewBox="0 0 4098 890">
          <text:p/>
        </draw:connector>
        <draw:custom-shape draw:style-name="gr38" draw:text-style-name="P3" draw:layer="layout" svg:width="10.033cm" svg:height="1.016cm" svg:x="148.193cm" svg:y="742.426cm">
          <text:p text:style-name="P2"><text:span text:style-name="T4">Я бы с удовольствием, но как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18" draw:id="id718" draw:layer="layout" svg:width="3.81cm" svg:height="0.508cm" svg:x="148.193cm" svg:y="743.442cm">
          <text:p text:style-name="P2"><text:span text:style-name="T2">HowToG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17" draw:id="id717" draw:layer="layout" svg:width="1.397cm" svg:height="0.508cm" svg:x="148.194cm" svg:y="741.9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33cm" svg:y1="740.916cm" svg:x2="148.892cm" svg:y2="741.93cm" draw:start-shape="id716" draw:start-glue-point="2" draw:end-shape="id717" draw:end-glue-point="0" svg:d="M153233 740916v507h-4341v507" svg:viewBox="0 0 4342 1015">
          <text:p/>
        </draw:connector>
        <draw:custom-shape draw:style-name="gr215" draw:text-style-name="P3" xml:id="id720" draw:id="id720" draw:layer="layout" svg:width="11.271cm" svg:height="0.989cm" svg:x="148.352cm" svg:y="745.35cm">
          <text:p text:style-name="P2"><text:span text:style-name="T1">Во-первых, перестань нести бред, что ты София. Или хотя бы притворись.</text:span></text:p>
          <text:p text:style-name="P2"><text:span text:style-name="T1">И вообще не отсвечивай. Бери пример с Эрики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19" draw:id="id719" draw:layer="layout" svg:width="4.445cm" svg:height="0.508cm" svg:x="148.352cm" svg:y="744.842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098cm" svg:y1="743.95cm" svg:x2="150.574cm" svg:y2="744.842cm" draw:start-shape="id718" draw:start-glue-point="2" draw:end-shape="id719" draw:end-glue-point="0" svg:d="M150098 743950v446h476v446" svg:viewBox="0 0 477 893">
          <text:p/>
        </draw:connector>
        <draw:custom-shape draw:style-name="gr216" draw:text-style-name="P3" xml:id="id722" draw:id="id722" draw:layer="layout" svg:width="11.533cm" svg:height="2.276cm" svg:x="148.09cm" svg:y="747.897cm">
          <text:p text:style-name="P2"><text:span text:style-name="T1">Лучше не бери пример с Эрики. </text:span></text:p>
          <text:p text:style-name="P2"><text:span text:style-name="T1">Если будешь молчать, то продлишь себе срок пребывания в этом отделении.</text:span></text:p>
          <text:p text:style-name="P2"><text:span text:style-name="T1">И врать лучше не стоит. Доктор раскусит твою ложь. </text:span></text:p>
          <text:p text:style-name="P2"><text:span text:style-name="T1">Будет только хуже.</text:span></text:p>
          <text:p text:style-name="P2"><text:span text:style-name="T1">Веди себя спокойно. Не реагируй на провокации. Говори правду.</text:span></text:p>
          <text:p text:style-name="P2"><text:span text:style-name="T1">Тогда переведут в обычное отделение в течении недели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1" draw:id="id721" draw:layer="layout" svg:width="4.445cm" svg:height="0.488cm" svg:x="148.09cm" svg:y="747.409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987cm" svg:y1="746.339cm" svg:x2="150.312cm" svg:y2="747.409cm" draw:start-shape="id720" draw:start-glue-point="2" draw:end-shape="id721" draw:end-glue-point="0" svg:d="M153987 746339v535h-3675v535" svg:viewBox="0 0 3676 1071">
          <text:p/>
        </draw:connector>
        <draw:custom-shape draw:style-name="gr38" draw:text-style-name="P3" draw:layer="layout" svg:width="10.033cm" svg:height="1.016cm" svg:x="148.447cm" svg:y="751.939cm">
          <text:p text:style-name="P2"><text:span text:style-name="T4">Спасибо за совет. Попробую, если не сойду с ума со скуки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24" draw:id="id724" draw:layer="layout" svg:width="3.81cm" svg:height="0.508cm" svg:x="148.447cm" svg:y="752.955cm">
          <text:p text:style-name="P2"><text:span text:style-name="T2">Iwill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23" draw:id="id723" draw:layer="layout" svg:width="1.397cm" svg:height="0.508cm" svg:x="148.448cm" svg:y="751.44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856cm" svg:y1="750.173cm" svg:x2="149.146cm" svg:y2="751.443cm" draw:start-shape="id722" draw:start-glue-point="2" draw:end-shape="id723" draw:end-glue-point="0" svg:d="M153856 750173v635h-4710v635" svg:viewBox="0 0 4711 1271">
          <text:p/>
        </draw:connector>
        <draw:custom-shape draw:style-name="gr217" draw:text-style-name="P3" xml:id="id726" draw:id="id726" draw:layer="layout" svg:width="11.533cm" svg:height="1.407cm" svg:x="147.828cm" svg:y="754.735cm">
          <text:p text:style-name="P2"><text:span text:style-name="T1">Можешь общаться с другими пациентками. Например с Астрид.</text:span></text:p>
          <text:p text:style-name="P2"><text:span text:style-name="T1">И избегай встречи с Лорой. Не реагируй на ее провокации.</text:span></text:p>
          <text:p text:style-name="P2"><text:span text:style-name="T1">Если будут проблемы, сообщи Агате, она усмирит Лору.</text:span></text:p>
          <draw:enhanced-geometry svg:viewBox="0 0 21600 21600" draw:type="rectangle" draw:enhanced-path="M 0 0 L 21600 0 21600 21600 0 21600 0 0 Z N"/>
        </draw:custom-shape>
        <draw:custom-shape draw:style-name="gr213" draw:text-style-name="P4" xml:id="id725" draw:id="id725" draw:layer="layout" svg:width="4.445cm" svg:height="0.488cm" svg:x="147.828cm" svg:y="754.247cm">
          <text:p text:style-name="P2"><text:span text:style-name="T1">МЕДСЕСТРА ЭРИКИ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352cm" svg:y1="753.463cm" svg:x2="150.05cm" svg:y2="754.247cm" draw:start-shape="id724" draw:start-glue-point="2" draw:end-shape="id725" draw:end-glue-point="0" svg:d="M150352 753463v392h-302v392" svg:viewBox="0 0 303 785">
          <text:p/>
        </draw:connector>
        <draw:custom-shape draw:style-name="gr211" draw:text-style-name="P3" xml:id="id728" draw:id="id728" draw:layer="layout" svg:width="10.68cm" svg:height="0.82cm" svg:x="147.939cm" svg:y="757.481cm">
          <text:p text:style-name="P2"><text:span text:style-name="T1">Лучше не говори ничего Агате. Лора обязательно припомнит тебе это.</text:span></text:p>
          <text:p text:style-name="P2"><text:span text:style-name="T1">У нее «длинные руки», она дотянется до тебя даже из «тихой комнаты»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27" draw:id="id727" draw:layer="layout" svg:width="4.445cm" svg:height="0.508cm" svg:x="147.939cm" svg:y="756.973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594cm" svg:y1="756.142cm" svg:x2="150.161cm" svg:y2="756.973cm" draw:start-shape="id726" draw:start-glue-point="2" draw:end-shape="id727" draw:end-glue-point="0" svg:d="M153594 756142v415h-3433v416" svg:viewBox="0 0 3434 832">
          <text:p/>
        </draw:connector>
        <draw:custom-shape draw:style-name="gr38" draw:text-style-name="P3" draw:layer="layout" svg:width="10.033cm" svg:height="1.016cm" svg:x="147.812cm" svg:y="760.067cm">
          <text:p text:style-name="P2"><text:span text:style-name="T4">Все сложно. Ладно, я закончила и пойду в палату скучать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30" draw:id="id730" draw:layer="layout" svg:width="3.81cm" svg:height="0.508cm" svg:x="147.812cm" svg:y="761.083cm">
          <text:p text:style-name="P2"><text:span text:style-name="T2">By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29" draw:id="id729" draw:layer="layout" svg:width="1.397cm" svg:height="0.508cm" svg:x="147.813cm" svg:y="759.5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279cm" svg:y1="758.301cm" svg:x2="148.511cm" svg:y2="759.571cm" draw:start-shape="id728" draw:start-glue-point="2" draw:end-shape="id729" draw:end-glue-point="0" svg:d="M153279 758301v635h-4768v635" svg:viewBox="0 0 4769 1271">
          <text:p/>
        </draw:connector>
        <draw:custom-shape draw:style-name="gr211" draw:text-style-name="P3" xml:id="id732" draw:id="id732" draw:layer="layout" svg:width="10.68cm" svg:height="0.82cm" svg:x="147.75cm" svg:y="762.824cm">
          <text:p text:style-name="P2"><text:span text:style-name="T1">Я за тебя помолюсь перед сном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1" draw:id="id731" draw:layer="layout" svg:width="4.445cm" svg:height="0.508cm" svg:x="147.75cm" svg:y="762.316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17cm" svg:y1="761.591cm" svg:x2="149.972cm" svg:y2="762.316cm" draw:start-shape="id730" draw:start-glue-point="2" draw:end-shape="id731" draw:end-glue-point="0" svg:d="M149717 761591v363h255v362" svg:viewBox="0 0 256 726">
          <text:p/>
        </draw:connector>
        <draw:custom-shape draw:style-name="gr210" draw:text-style-name="P3" xml:id="id734" draw:id="id734" draw:layer="layout" svg:width="9.449cm" svg:height="0.989cm" svg:x="147.671cm" svg:y="765.066cm">
          <text:p text:style-name="P2"><text:span text:style-name="T1">Ну началось. Опять Лизу переклинил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33" draw:id="id733" draw:layer="layout" svg:width="4.445cm" svg:height="0.549cm" svg:x="147.671cm" svg:y="764.5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9cm" svg:y1="763.644cm" svg:x2="149.893cm" svg:y2="764.517cm" draw:start-shape="id732" draw:start-glue-point="2" draw:end-shape="id733" draw:end-glue-point="0" svg:d="M153090 763644v436h-3197v437" svg:viewBox="0 0 3198 874">
          <text:p/>
        </draw:connector>
        <draw:custom-shape draw:style-name="gr211" draw:text-style-name="P3" xml:id="id743" draw:id="id743" draw:layer="layout" svg:width="10.68cm" svg:height="0.82cm" svg:x="147.671cm" svg:y="767.303cm">
          <text:p text:style-name="P2"><text:span text:style-name="T1">И за тебя тоже, Астрид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5" draw:id="id735" draw:layer="layout" svg:width="4.445cm" svg:height="0.508cm" svg:x="147.671cm" svg:y="766.795cm">
          <text:p text:style-name="P2"><text:span text:style-name="T1">ЛИЗ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95cm" svg:y1="766.055cm" svg:x2="149.893cm" svg:y2="766.795cm" draw:start-shape="id734" draw:start-glue-point="2" draw:end-shape="id735" draw:end-glue-point="0" svg:d="M152395 766055v370h-2502v370" svg:viewBox="0 0 2503 741">
          <text:p/>
        </draw:connector>
        <draw:custom-shape draw:style-name="gr218" draw:text-style-name="P9" xml:id="id736" draw:id="id736" draw:layer="layout" svg:width="12.954cm" svg:height="1.506cm" svg:x="147.177cm" svg:y="772.742cm">
          <text:p text:style-name="P2"><text:span text:style-name="T1">Вы убираете за собой, выходите из столовой и идете к себе в палату.</text:span></text:p>
          <text:p text:style-name="P2"><text:span text:style-name="T1">По пути в палату Вы встречаете пациентку в два раза больше чем Вы.</text:span></text:p>
          <text:p text:style-name="P2"><text:span text:style-name="T1">Как будто не замечая, она толкает Вас плечом и Вы падаете, ударяясь головой об стену.</text:span></text:p>
          <text:p text:style-name="P2"><text:span text:style-name="T1">Некоторое время так и лежите, пытаясь придти в себя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2" draw:text-style-name="P3" xml:id="id738" draw:id="id738" draw:layer="layout" svg:width="7.618cm" svg:height="0.82cm" svg:x="148.703cm" svg:y="776.044cm">
          <text:p text:style-name="P2"><text:span text:style-name="T1">Лежи не вставай. Я позову медсестру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37" draw:id="id737" draw:layer="layout" svg:width="4.445cm" svg:height="0.508cm" svg:x="148.703cm" svg:y="775.53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654cm" svg:y1="774.248cm" svg:x2="150.925cm" svg:y2="775.536cm" draw:start-shape="id736" draw:start-glue-point="2" draw:end-shape="id737" draw:end-glue-point="0" svg:d="M153654 774248v644h-2729v644" svg:viewBox="0 0 2730 1289">
          <text:p/>
        </draw:connector>
        <draw:custom-shape draw:style-name="gr219" draw:text-style-name="P9" xml:id="id739" draw:id="id739" draw:layer="layout" svg:width="7.732cm" svg:height="1.028cm" svg:x="148.447cm" svg:y="777.937cm">
          <text:p text:style-name="P2"><text:span text:style-name="T1">Астрид убегает и Вы слышите ее крики о помощи.</text:span></text:p>
          <text:p text:style-name="P2"><text:span text:style-name="T1">Скоро к Вам подбегает Агата и Астрид. </text:span></text:p>
          <text:p text:style-name="P2"><text:span text:style-name="T1">Медсестра осматривает Вашу голов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2.512cm" svg:y1="776.864cm" svg:x2="152.313cm" svg:y2="777.937cm" draw:start-shape="id738" draw:start-glue-point="2" draw:end-shape="id739" draw:end-glue-point="0" svg:d="M152512 776864v537h-199v536" svg:viewBox="0 0 200 1074">
          <text:p/>
        </draw:connector>
        <draw:custom-shape draw:style-name="gr220" draw:text-style-name="P3" xml:id="id741" draw:id="id741" draw:layer="layout" svg:width="7.618cm" svg:height="0.991cm" svg:x="148.513cm" svg:y="780.514cm">
          <text:p text:style-name="P2"><text:span text:style-name="T1">Сильный ушиб, Что произошло?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40" draw:id="id740" draw:layer="layout" svg:width="4.445cm" svg:height="0.508cm" svg:x="148.513cm" svg:y="780.00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13cm" svg:y1="778.965cm" svg:x2="150.735cm" svg:y2="780.006cm" draw:start-shape="id739" draw:start-glue-point="2" draw:end-shape="id740" draw:end-glue-point="0" svg:d="M152313 778965v521h-1578v520" svg:viewBox="0 0 1579 1042">
          <text:p/>
        </draw:connector>
        <draw:custom-shape draw:style-name="gr221" draw:text-style-name="P3" xml:id="id746" draw:id="id746" draw:layer="layout" svg:width="7.304cm" svg:height="0.989cm" svg:x="148.382cm" svg:y="782.966cm">
          <text:p text:style-name="P2"><text:span text:style-name="T1">Я не видела. Нашла Элис таку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42" draw:id="id742" draw:layer="layout" svg:width="4.445cm" svg:height="0.549cm" svg:x="148.382cm" svg:y="782.417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322cm" svg:y1="781.505cm" svg:x2="150.604cm" svg:y2="782.417cm" draw:start-shape="id741" draw:start-glue-point="2" draw:end-shape="id742" draw:end-glue-point="0" svg:d="M152322 781505v455h-1718v457" svg:viewBox="0 0 1719 913">
          <text:p/>
        </draw:connector>
        <draw:custom-shape draw:style-name="gr38" draw:text-style-name="P3" draw:layer="layout" svg:width="10.033cm" svg:height="1.016cm" svg:x="147.724cm" svg:y="769.675cm">
          <text:p text:style-name="P2"><text:span text:style-name="T4">Убрать за собой и пойти в палату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45" draw:id="id745" draw:layer="layout" svg:width="3.81cm" svg:height="0.508cm" svg:x="147.724cm" svg:y="770.691cm">
          <text:p text:style-name="P2"><text:span text:style-name="T2">ToW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4" draw:id="id744" draw:layer="layout" svg:width="1.397cm" svg:height="0.508cm" svg:x="147.725cm" svg:y="769.179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3.011cm" svg:y1="768.123cm" svg:x2="148.423cm" svg:y2="769.179cm" draw:start-shape="id743" draw:start-glue-point="2" draw:end-shape="id744" draw:end-glue-point="0" svg:d="M153011 768123v528h-4588v528" svg:viewBox="0 0 4589 1057">
          <text:p/>
        </draw:connector>
        <draw:connector draw:style-name="gr7" draw:text-style-name="P2" draw:layer="layout" svg:x1="149.629cm" svg:y1="771.199cm" svg:x2="153.654cm" svg:y2="772.742cm" draw:start-shape="id745" draw:start-glue-point="2" draw:end-shape="id736" draw:end-glue-point="0" svg:d="M149629 771199v772h4025v771" svg:viewBox="0 0 4026 1544">
          <text:p/>
        </draw:connector>
        <draw:custom-shape draw:style-name="gr222" draw:text-style-name="P3" draw:layer="layout" svg:width="6.581cm" svg:height="1.016cm" svg:x="148.597cm" svg:y="785.467cm">
          <text:p text:style-name="P2"><text:span text:style-name="T4">[Соврать] Закружилась голова и я упала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48" draw:id="id748" draw:layer="layout" svg:width="3.81cm" svg:height="0.508cm" svg:x="148.597cm" svg:y="786.483cm">
          <text:p text:style-name="P2"><text:span text:style-name="T2">IFa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47" draw:id="id747" draw:layer="layout" svg:width="1.397cm" svg:height="0.508cm" svg:x="148.598cm" svg:y="784.97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2.034cm" svg:y1="783.955cm" svg:x2="149.296cm" svg:y2="784.971cm" draw:start-shape="id746" draw:start-glue-point="2" draw:end-shape="id747" draw:end-glue-point="0" svg:d="M152034 783955v508h-2738v508" svg:viewBox="0 0 2739 1017">
          <text:p/>
        </draw:connector>
        <draw:custom-shape draw:style-name="gr223" draw:text-style-name="P3" xml:id="id750" draw:id="id750" draw:layer="layout" svg:width="7.112cm" svg:height="1.07cm" svg:x="147.939cm" svg:y="788.6cm">
          <text:p text:style-name="P2"><text:span text:style-name="T1">Давай отведем тебя в палату. </text:span></text:p>
          <text:p text:style-name="P2"><text:span text:style-name="T1">Измерю тебе давление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49" draw:id="id749" draw:layer="layout" svg:width="4.445cm" svg:height="0.508cm" svg:x="147.939cm" svg:y="788.092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502cm" svg:y1="786.991cm" svg:x2="150.161cm" svg:y2="788.092cm" draw:start-shape="id748" draw:start-glue-point="2" draw:end-shape="id749" draw:end-glue-point="0" svg:d="M150502 786991v551h-341v550" svg:viewBox="0 0 342 1102">
          <text:p/>
        </draw:connector>
        <draw:custom-shape draw:style-name="gr219" draw:text-style-name="P9" xml:id="id751" draw:id="id751" draw:layer="layout" svg:width="7.732cm" svg:height="1.028cm" svg:x="147.319cm" svg:y="790.42cm">
          <text:p text:style-name="P2"><text:span text:style-name="T1">Агата и Астрид помогают Вам встать. Отводят в палату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3" xml:id="id753" draw:id="id753" draw:layer="layout" svg:width="7.112cm" svg:height="1.07cm" svg:x="148.142cm" svg:y="792.975cm">
          <text:p text:style-name="P2"><text:span text:style-name="T1">Полежи, я скоро вернусь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752" draw:id="id752" draw:layer="layout" svg:width="4.445cm" svg:height="0.508cm" svg:x="148.142cm" svg:y="792.467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95cm" svg:y1="789.67cm" svg:x2="151.185cm" svg:y2="790.42cm" draw:start-shape="id750" draw:start-glue-point="2" draw:end-shape="id751" draw:end-glue-point="0" svg:d="M151495 789670v375h-310v375" svg:viewBox="0 0 311 751">
          <text:p/>
        </draw:connector>
        <draw:connector draw:style-name="gr7" draw:text-style-name="P2" draw:layer="layout" svg:x1="151.185cm" svg:y1="791.448cm" svg:x2="150.364cm" svg:y2="792.467cm" draw:start-shape="id751" draw:start-glue-point="2" draw:end-shape="id752" draw:end-glue-point="0" svg:d="M151185 791448v510h-821v509" svg:viewBox="0 0 822 1020">
          <text:p/>
        </draw:connector>
        <draw:custom-shape draw:style-name="gr221" draw:text-style-name="P3" xml:id="id757" draw:id="id757" draw:layer="layout" svg:width="7.304cm" svg:height="0.989cm" svg:x="148.116cm" svg:y="795.558cm">
          <text:p text:style-name="P2"><text:span text:style-name="T1">Я побуду с н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4" draw:id="id754" draw:layer="layout" svg:width="4.445cm" svg:height="0.549cm" svg:x="148.116cm" svg:y="795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698cm" svg:y1="794.045cm" svg:x2="150.338cm" svg:y2="795.009cm" draw:start-shape="id753" draw:start-glue-point="2" draw:end-shape="id754" draw:end-glue-point="0" svg:d="M151698 794045v482h-1360v482" svg:viewBox="0 0 1361 965">
          <text:p/>
        </draw:connector>
        <draw:custom-shape draw:style-name="gr224" draw:text-style-name="P9" xml:id="id755" draw:id="id755" draw:layer="layout" svg:width="10.287cm" svg:height="1.028cm" svg:x="146.415cm" svg:y="797.544cm">
          <text:p text:style-name="P2"><text:span text:style-name="T1">Агата возвращается с тонометром, обезболивающим и стаканом воды.</text:span></text:p>
          <text:p text:style-name="P2"><text:span text:style-name="T1">Она измерят Вам давление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3" xml:id="id758" draw:id="id758" draw:layer="layout" svg:width="7.304cm" svg:height="0.989cm" svg:x="147.108cm" svg:y="800.15cm">
          <text:p text:style-name="P2"><text:span text:style-name="T1">Все в норме. Вот выпе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56" draw:id="id756" draw:layer="layout" svg:width="4.445cm" svg:height="0.549cm" svg:x="147.108cm" svg:y="799.601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8cm" svg:y1="798.572cm" svg:x2="149.33cm" svg:y2="799.601cm" draw:start-shape="id755" draw:start-glue-point="2" draw:end-shape="id756" draw:end-glue-point="0" svg:d="M151558 798572v514h-2228v515" svg:viewBox="0 0 2229 1030">
          <text:p/>
        </draw:connector>
        <draw:connector draw:style-name="gr7" draw:text-style-name="P2" draw:layer="layout" svg:x1="151.768cm" svg:y1="796.547cm" svg:x2="151.558cm" svg:y2="797.544cm" draw:start-shape="id757" draw:start-glue-point="2" draw:end-shape="id755" draw:end-glue-point="0" svg:d="M151768 796547v498h-210v499" svg:viewBox="0 0 211 998">
          <text:p/>
        </draw:connector>
        <draw:custom-shape draw:style-name="gr222" draw:text-style-name="P3" draw:layer="layout" svg:width="6.581cm" svg:height="1.016cm" svg:x="148.012cm" svg:y="802.499cm">
          <text:p text:style-name="P2"><text:span text:style-name="T4">Выпить обезболивающее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60" draw:id="id760" draw:layer="layout" svg:width="3.81cm" svg:height="0.508cm" svg:x="148.012cm" svg:y="803.515cm">
          <text:p text:style-name="P2"><text:span text:style-name="T2">DrinkPainki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59" draw:id="id759" draw:layer="layout" svg:width="1.397cm" svg:height="0.508cm" svg:x="148.013cm" svg:y="802.003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76cm" svg:y1="801.139cm" svg:x2="148.711cm" svg:y2="802.003cm" draw:start-shape="id758" draw:start-glue-point="2" draw:end-shape="id759" draw:end-glue-point="0" svg:d="M150760 801139v432h-2049v432" svg:viewBox="0 0 2050 865">
          <text:p/>
        </draw:connector>
        <draw:custom-shape draw:style-name="gr225" draw:text-style-name="P3" xml:id="id762" draw:id="id762" draw:layer="layout" svg:width="7.989cm" svg:height="0.989cm" svg:x="147.558cm" svg:y="805.713cm">
          <text:p text:style-name="P2"><text:span text:style-name="T1">Если будет тошнить или двоится в глазах сообщи мне.</text:span></text:p>
          <text:p text:style-name="P2"><text:span text:style-name="T1">Астрид, пошл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1" draw:id="id761" draw:layer="layout" svg:width="4.445cm" svg:height="0.549cm" svg:x="147.558cm" svg:y="805.164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17cm" svg:y1="804.023cm" svg:x2="149.78cm" svg:y2="805.164cm" draw:start-shape="id760" draw:start-glue-point="2" draw:end-shape="id761" draw:end-glue-point="0" svg:d="M149917 804023v570h-137v571" svg:viewBox="0 0 138 1142">
          <text:p/>
        </draw:connector>
        <draw:custom-shape draw:style-name="gr221" draw:text-style-name="P3" xml:id="id764" draw:id="id764" draw:layer="layout" svg:width="7.304cm" svg:height="0.989cm" svg:x="147.558cm" svg:y="808.253cm">
          <text:p text:style-name="P2"><text:span text:style-name="T1">Можно я побуду с Элис?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3" draw:id="id763" draw:layer="layout" svg:width="4.445cm" svg:height="0.549cm" svg:x="147.558cm" svg:y="807.70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52cm" svg:y1="806.702cm" svg:x2="149.78cm" svg:y2="807.704cm" draw:start-shape="id762" draw:start-glue-point="2" draw:end-shape="id763" draw:end-glue-point="0" svg:d="M151552 806702v500h-1772v502" svg:viewBox="0 0 1773 1003">
          <text:p/>
        </draw:connector>
        <draw:custom-shape draw:style-name="gr225" draw:text-style-name="P3" xml:id="id766" draw:id="id766" draw:layer="layout" svg:width="7.989cm" svg:height="0.989cm" svg:x="147.697cm" svg:y="810.652cm">
          <text:p text:style-name="P2"><text:span text:style-name="T1">Да, только не долго, пускай отдохнет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5" draw:id="id765" draw:layer="layout" svg:width="4.445cm" svg:height="0.549cm" svg:x="147.697cm" svg:y="810.103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21cm" svg:y1="809.242cm" svg:x2="149.919cm" svg:y2="810.103cm" draw:start-shape="id764" draw:start-glue-point="2" draw:end-shape="id765" draw:end-glue-point="0" svg:d="M151210 809242v430h-1291v431" svg:viewBox="0 0 1292 862">
          <text:p/>
        </draw:connector>
        <draw:custom-shape draw:style-name="gr226" draw:text-style-name="P9" xml:id="id767" draw:id="id767" draw:layer="layout" svg:width="6.439cm" svg:height="1.028cm" svg:x="147.723cm" svg:y="812.657cm">
          <text:p text:style-name="P2"><text:span text:style-name="T1">Агата выходит из палаты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691cm" svg:y1="811.641cm" svg:x2="150.942cm" svg:y2="812.657cm" draw:start-shape="id766" draw:start-glue-point="2" draw:end-shape="id767" draw:end-glue-point="0" svg:d="M151691 811641v508h-749v508" svg:viewBox="0 0 750 1017">
          <text:p/>
        </draw:connector>
        <draw:custom-shape draw:style-name="gr227" draw:text-style-name="P3" xml:id="id771" draw:id="id771" draw:layer="layout" svg:width="10.63cm" svg:height="1.212cm" svg:x="147.723cm" svg:y="815.128cm">
          <text:p text:style-name="P2"><text:span text:style-name="T1">Ты точно сама упала, или тебе помогли?</text:span></text:p>
          <text:p text:style-name="P2"><text:span text:style-name="T1">Я видела как эта великанша вошла в столовую, когда я <text:s/>из нее выходила. </text:span></text:p>
          <text:p text:style-name="P2"><text:span text:style-name="T1">А потом я нашла тебя, лежащую на полу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68" draw:id="id768" draw:layer="layout" svg:width="4.445cm" svg:height="0.549cm" svg:x="147.723cm" svg:y="814.57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942cm" svg:y1="813.685cm" svg:x2="149.945cm" svg:y2="814.579cm" draw:start-shape="id767" draw:start-glue-point="2" draw:end-shape="id768" draw:end-glue-point="0" svg:d="M150942 813685v447h-997v447" svg:viewBox="0 0 998 895">
          <text:p/>
        </draw:connector>
        <draw:custom-shape draw:style-name="gr222" draw:text-style-name="P3" draw:layer="layout" svg:width="6.581cm" svg:height="1.016cm" svg:x="147.854cm" svg:y="817.614cm">
          <text:p text:style-name="P2"><text:span text:style-name="T4">Ты никому не разболт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69" draw:id="id769" draw:layer="layout" svg:width="3.81cm" svg:height="0.508cm" svg:x="147.854cm" svg:y="818.63cm">
          <text:p text:style-name="P2"><text:span text:style-name="T2">YouDontT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2" draw:id="id772" draw:layer="layout" svg:width="1.397cm" svg:height="0.508cm" svg:x="147.855cm" svg:y="817.118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ustom-shape draw:style-name="gr221" draw:text-style-name="P3" xml:id="id773" draw:id="id773" draw:layer="layout" svg:width="7.304cm" svg:height="0.989cm" svg:x="147.685cm" svg:y="820.558cm">
          <text:p text:style-name="P2"><text:span text:style-name="T1">Обещаю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0" draw:id="id770" draw:layer="layout" svg:width="4.445cm" svg:height="0.549cm" svg:x="147.685cm" svg:y="820.009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59cm" svg:y1="819.138cm" svg:x2="149.907cm" svg:y2="820.009cm" draw:start-shape="id769" draw:start-glue-point="2" draw:end-shape="id770" draw:end-glue-point="0" svg:d="M149759 819138v435h148v436" svg:viewBox="0 0 149 872">
          <text:p/>
        </draw:connector>
        <draw:connector draw:style-name="gr7" draw:text-style-name="P2" draw:layer="layout" svg:x1="153.038cm" svg:y1="816.34cm" svg:x2="148.553cm" svg:y2="817.118cm" draw:start-shape="id771" draw:start-glue-point="2" draw:end-shape="id772" draw:end-glue-point="0" svg:d="M153038 816340v389h-4485v389" svg:viewBox="0 0 4486 779">
          <text:p/>
        </draw:connector>
        <draw:custom-shape draw:style-name="gr222" draw:text-style-name="P3" draw:layer="layout" svg:width="6.581cm" svg:height="1.016cm" svg:x="147.75cm" svg:y="822.958cm">
          <text:p text:style-name="P2"><text:span text:style-name="T4">Да. Та огромная баба толкнула меня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5" draw:id="id775" draw:layer="layout" svg:width="3.81cm" svg:height="0.508cm" svg:x="147.75cm" svg:y="823.974cm">
          <text:p text:style-name="P2"><text:span text:style-name="T2">GiantPush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4" draw:id="id774" draw:layer="layout" svg:width="1.397cm" svg:height="0.508cm" svg:x="147.751cm" svg:y="822.46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37cm" svg:y1="821.547cm" svg:x2="148.449cm" svg:y2="822.462cm" draw:start-shape="id773" draw:start-glue-point="2" draw:end-shape="id774" draw:end-glue-point="0" svg:d="M151337 821547v457h-2888v458" svg:viewBox="0 0 2889 916">
          <text:p/>
        </draw:connector>
        <draw:custom-shape draw:style-name="gr228" draw:text-style-name="P3" xml:id="id777" draw:id="id777" draw:layer="layout" svg:width="7.304cm" svg:height="1.159cm" svg:x="147.933cm" svg:y="826.103cm">
          <text:p text:style-name="P2"><text:span text:style-name="T1">Понятно. Она в компании Лоры. </text:span></text:p>
          <text:p text:style-name="P2"><text:span text:style-name="T1">Большая, безмозглая и легко-внушаемая.</text:span></text:p>
          <text:p text:style-name="P2"><text:span text:style-name="T1">Идеальный инструмент в руках психопатки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76" draw:id="id776" draw:layer="layout" svg:width="4.445cm" svg:height="0.549cm" svg:x="147.933cm" svg:y="825.55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655cm" svg:y1="824.482cm" svg:x2="150.155cm" svg:y2="825.554cm" draw:start-shape="id775" draw:start-glue-point="2" draw:end-shape="id776" draw:end-glue-point="0" svg:d="M149655 824482v536h500v536" svg:viewBox="0 0 501 1073">
          <text:p/>
        </draw:connector>
        <draw:custom-shape draw:style-name="gr222" draw:text-style-name="P3" draw:layer="layout" svg:width="6.581cm" svg:height="1.016cm" svg:x="148.066cm" svg:y="829.028cm">
          <text:p text:style-name="P2"><text:span text:style-name="T4">Что же мне делат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79" draw:id="id779" draw:layer="layout" svg:width="3.81cm" svg:height="0.508cm" svg:x="148.066cm" svg:y="830.044cm">
          <text:p text:style-name="P2"><text:span text:style-name="T2">WhatT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78" draw:id="id778" draw:layer="layout" svg:width="1.397cm" svg:height="0.508cm" svg:x="148.067cm" svg:y="828.532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585cm" svg:y1="827.262cm" svg:x2="148.765cm" svg:y2="828.532cm" draw:start-shape="id777" draw:start-glue-point="2" draw:end-shape="id778" draw:end-glue-point="0" svg:d="M151585 827262v635h-2820v635" svg:viewBox="0 0 2821 1271">
          <text:p/>
        </draw:connector>
        <draw:custom-shape draw:style-name="gr228" draw:text-style-name="P3" xml:id="id781" draw:id="id781" draw:layer="layout" svg:width="7.304cm" svg:height="1.159cm" svg:x="147.812cm" svg:y="832.383cm">
          <text:p text:style-name="P2"><text:span text:style-name="T1">Я попробую поговорить с Лорой. </text:span></text:p>
          <text:p text:style-name="P2"><text:span text:style-name="T1">Узнать, что ей от тебя нужно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0" draw:id="id780" draw:layer="layout" svg:width="4.445cm" svg:height="0.549cm" svg:x="147.812cm" svg:y="831.834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971cm" svg:y1="830.552cm" svg:x2="150.034cm" svg:y2="831.834cm" draw:start-shape="id779" draw:start-glue-point="2" draw:end-shape="id780" draw:end-glue-point="0" svg:d="M149971 830552v641h63v641" svg:viewBox="0 0 64 1283">
          <text:p/>
        </draw:connector>
        <draw:custom-shape draw:style-name="gr222" draw:text-style-name="P3" draw:layer="layout" svg:width="6.581cm" svg:height="1.016cm" svg:x="147.802cm" svg:y="835.087cm">
          <text:p text:style-name="P2"><text:span text:style-name="T4">Почему ты мне помогаешь?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83" draw:id="id783" draw:layer="layout" svg:width="3.81cm" svg:height="0.508cm" svg:x="147.802cm" svg:y="836.103cm">
          <text:p text:style-name="P2"><text:span text:style-name="T2">WhyYou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2" draw:id="id782" draw:layer="layout" svg:width="1.397cm" svg:height="0.508cm" svg:x="147.803cm" svg:y="834.591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464cm" svg:y1="833.542cm" svg:x2="148.501cm" svg:y2="834.591cm" draw:start-shape="id781" draw:start-glue-point="2" draw:end-shape="id782" draw:end-glue-point="0" svg:d="M151464 833542v524h-2963v525" svg:viewBox="0 0 2964 1050">
          <text:p/>
        </draw:connector>
        <draw:custom-shape draw:style-name="gr229" draw:text-style-name="P3" xml:id="id785" draw:id="id785" draw:layer="layout" svg:width="7.304cm" svg:height="0.923cm" svg:x="147.493cm" svg:y="838.225cm">
          <text:p text:style-name="P2"><text:span text:style-name="T1">Потом расскажу. Отдыхай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4" draw:id="id784" draw:layer="layout" svg:width="4.445cm" svg:height="0.549cm" svg:x="147.493cm" svg:y="837.676cm">
          <text:p text:style-name="P2"><text:span text:style-name="T1">АСТРИД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9.707cm" svg:y1="836.611cm" svg:x2="149.715cm" svg:y2="837.676cm" draw:start-shape="id783" draw:start-glue-point="2" draw:end-shape="id784" draw:end-glue-point="0" svg:d="M149707 836611v532h8v533" svg:viewBox="0 0 9 1066">
          <text:p/>
        </draw:connector>
        <draw:custom-shape draw:style-name="gr226" draw:text-style-name="P9" xml:id="id786" draw:id="id786" draw:layer="layout" svg:width="6.439cm" svg:height="1.028cm" svg:x="147.215cm" svg:y="840.458cm">
          <text:p text:style-name="P2"><text:span text:style-name="T1">В палату заходит Агата.</text:span></text:p>
          <text:p text:style-name="P2"><text:span text:style-name="T1">Достает шприц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51.145cm" svg:y1="839.148cm" svg:x2="150.434cm" svg:y2="840.458cm" draw:start-shape="id785" draw:start-glue-point="2" draw:end-shape="id786" svg:d="M151145 839148v655h-711v655" svg:viewBox="0 0 712 1311">
          <text:p/>
        </draw:connector>
        <draw:custom-shape draw:style-name="gr225" draw:text-style-name="P3" xml:id="id788" draw:id="id788" draw:layer="layout" svg:width="7.989cm" svg:height="0.989cm" svg:x="147.33cm" svg:y="843.105cm">
          <text:p text:style-name="P2"><text:span text:style-name="T1">Поможет тебе уснуть.</text:span></text:p>
          <draw:enhanced-geometry svg:viewBox="0 0 21600 21600" draw:type="rectangle" draw:enhanced-path="M 0 0 L 21600 0 21600 21600 0 21600 0 0 Z N"/>
        </draw:custom-shape>
        <draw:custom-shape draw:style-name="gr214" draw:text-style-name="P4" xml:id="id787" draw:id="id787" draw:layer="layout" svg:width="4.445cm" svg:height="0.549cm" svg:x="147.33cm" svg:y="842.556cm">
          <text:p text:style-name="P2"><text:span text:style-name="T1">МЕДСЕСТРА АГАТА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0.434cm" svg:y1="841.486cm" svg:x2="149.552cm" svg:y2="842.556cm" draw:start-shape="id786" draw:start-glue-point="2" draw:end-shape="id787" draw:end-glue-point="0" svg:d="M150434 841486v535h-882v535" svg:viewBox="0 0 883 1071">
          <text:p/>
        </draw:connector>
        <draw:custom-shape draw:style-name="gr222" draw:text-style-name="P3" draw:layer="layout" svg:width="6.581cm" svg:height="1.016cm" svg:x="147.488cm" svg:y="845.461cm">
          <text:p text:style-name="P2"><text:span text:style-name="T4">Хорошо.</text:span></text:p>
          <draw:enhanced-geometry svg:viewBox="0 0 21600 21600" draw:type="rectangle" draw:enhanced-path="M 0 0 L 21600 0 21600 21600 0 21600 0 0 Z N"/>
        </draw:custom-shape>
        <draw:custom-shape draw:style-name="gr189" draw:text-style-name="P6" xml:id="id790" draw:id="id790" draw:layer="layout" svg:width="3.81cm" svg:height="0.508cm" svg:x="147.488cm" svg:y="846.477cm">
          <text:p text:style-name="P2"><text:span text:style-name="T2">Its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789" draw:id="id789" draw:layer="layout" svg:width="1.397cm" svg:height="0.508cm" svg:x="147.489cm" svg:y="844.965cm">
          <text:p text:style-name="P2"><text:span text:style-name="T1">ВЫ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1.324cm" svg:y1="844.094cm" svg:x2="148.187cm" svg:y2="844.965cm" draw:start-shape="id788" draw:start-glue-point="2" draw:end-shape="id789" draw:end-glue-point="0" svg:d="M151324 844094v435h-3137v436" svg:viewBox="0 0 3138 872">
          <text:p/>
        </draw:connector>
        <draw:custom-shape draw:style-name="gr230" draw:text-style-name="P9" xml:id="id791" draw:id="id791" draw:layer="layout" svg:width="9.924cm" svg:height="1.028cm" svg:x="145.762cm" svg:y="848.332cm">
          <text:p text:style-name="P2"><text:span text:style-name="T1">Вас оставляют в палате наедине, со своими мыслями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2" draw:layer="layout" svg:x1="149.393cm" svg:y1="846.985cm" svg:x2="150.724cm" svg:y2="848.332cm" draw:start-shape="id790" draw:start-glue-point="2" draw:end-shape="id791" svg:d="M149393 846985v674h1331v673" svg:viewBox="0 0 1332 13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0cm" fo:page-height="15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24T11:02:46.434957808</meta:creation-date>
    <dc:date>2021-11-11T16:06:27.535670750</dc:date>
    <meta:editing-duration>P8DT19H23M25S</meta:editing-duration>
    <meta:editing-cycles>841</meta:editing-cycles>
    <meta:generator>LibreOffice/6.0.7.3$Linux_X86_64 LibreOffice_project/00m0$Build-3</meta:generator>
    <meta:document-statistic meta:object-count="1464"/>
  </office:meta>
</office:document-meta>
</file>